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25420*"/>
    </style:style>
    <style:style style:name="Table263.B" style:family="table-column">
      <style:table-column-properties style:column-width="4.334in" style:rel-column-width="40115*"/>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25420*"/>
    </style:style>
    <style:style style:name="Table264.B" style:family="table-column">
      <style:table-column-properties style:column-width="4.334in" style:rel-column-width="40115*"/>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25478*"/>
    </style:style>
    <style:style style:name="Table265.B" style:family="table-column">
      <style:table-column-properties style:column-width="4.3278in" style:rel-column-width="40057*"/>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25356*"/>
    </style:style>
    <style:style style:name="Table266.B" style:family="table-column">
      <style:table-column-properties style:column-width="4.341in" style:rel-column-width="40179*"/>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25240*"/>
    </style:style>
    <style:style style:name="Table267.B" style:family="table-column">
      <style:table-column-properties style:column-width="4.3535in" style:rel-column-width="40295*"/>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25240*"/>
    </style:style>
    <style:style style:name="Table268.B" style:family="table-column">
      <style:table-column-properties style:column-width="4.3535in" style:rel-column-width="40295*"/>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25183*"/>
    </style:style>
    <style:style style:name="Table279.B" style:family="table-column">
      <style:table-column-properties style:column-width="4.3597in" style:rel-column-width="40352*"/>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1.766in" style:rel-column-width="16345*"/>
    </style:style>
    <style:style style:name="Table286.B" style:family="table-column">
      <style:table-column-properties style:column-width="5.3146in" style:rel-column-width="49190*"/>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1.766in" style:rel-column-width="16345*"/>
    </style:style>
    <style:style style:name="Table287.B" style:family="table-column">
      <style:table-column-properties style:column-width="5.3146in" style:rel-column-width="49190*"/>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1.766in" style:rel-column-width="16345*"/>
    </style:style>
    <style:style style:name="Table288.B" style:family="table-column">
      <style:table-column-properties style:column-width="5.3146in" style:rel-column-width="49190*"/>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1563in" style:rel-column-width="4545*"/>
    </style:style>
    <style:style style:name="Table289.B" style:family="table-column">
      <style:table-column-properties style:column-width="3.9243in" style:rel-column-width="5651*"/>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justify" style:justify-single-word="false"/>
      <style:text-properties fo:font-weight="bold" style:font-weight-asian="bold" style:font-weight-complex="bold"/>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normal" style:font-weight-asian="normal" style:font-weight-complex="normal"/>
    </style:style>
    <style:style style:name="P19" style:family="paragraph" style:parent-style-name="Table_20_Contents">
      <style:paragraph-properties fo:text-align="justify" style:justify-single-word="false"/>
      <style:text-properties fo:font-weight="normal" style:font-weight-asian="normal" style:font-weight-complex="normal"/>
    </style:style>
    <style:style style:name="P20" style:family="paragraph" style:parent-style-name="Table_20_Contents">
      <style:paragraph-properties fo:text-align="center" style:justify-single-word="false"/>
      <style:text-properties style:font-name="Courier New" fo:font-weight="bold" style:font-weight-asian="bold" style:font-weight-complex="bold"/>
    </style:style>
    <style:style style:name="P21" style:family="paragraph" style:parent-style-name="Table_20_Contents">
      <style:paragraph-properties fo:text-align="center" style:justify-single-word="false"/>
      <style:text-properties style:font-name="Courier New" fo:font-size="12pt" style:font-size-asian="12pt" style:font-size-complex="12pt"/>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paragraph-properties fo:text-align="justify" style:justify-single-word="false"/>
      <style:text-properties style:font-name="Courier New" fo:font-size="10pt" style:font-size-asian="10pt" style:font-size-complex="10pt"/>
    </style:style>
    <style:style style:name="P24" style:family="paragraph" style:parent-style-name="Table_20_Contents">
      <style:paragraph-properties fo:text-align="center" style:justify-single-word="false"/>
      <style:text-properties style:font-name="Courier New"/>
    </style:style>
    <style:style style:name="P25" style:family="paragraph" style:parent-style-name="Table_20_Contents">
      <style:paragraph-properties fo:text-align="start" style:justify-single-word="false"/>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fo:font-style="italic" style:font-style-asian="italic" style:font-style-complex="italic"/>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5" style:family="paragraph" style:parent-style-name="Table_20_Contents">
      <style:text-properties fo:color="#808080" fo:font-size="10pt" style:font-size-asian="10pt" style:font-size-complex="10pt"/>
    </style:style>
    <style:style style:name="P36" style:family="paragraph" style:parent-style-name="Table_20_Contents">
      <style:text-properties fo:color="#808080" fo:font-size="6pt" style:font-size-asian="6pt" style:font-size-complex="6pt"/>
    </style:style>
    <style:style style:name="P37"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0"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paragraph-properties fo:text-align="center" style:justify-single-word="false"/>
      <style:text-properties style:font-name="Arial Black" fo:font-size="10pt" style:font-size-asian="10pt" style:font-size-complex="10pt"/>
    </style:style>
    <style:style style:name="P45" style:family="paragraph" style:parent-style-name="Table_20_Contents">
      <style:paragraph-properties fo:text-align="center" style:justify-single-word="false"/>
      <style:text-properties style:font-name="Arial Black" fo:font-size="6pt" style:font-size-asian="6pt" style:font-size-complex="6pt"/>
    </style:style>
    <style:style style:name="P46" style:family="paragraph" style:parent-style-name="Table_20_Contents">
      <style:text-properties fo:font-size="6pt" style:font-size-asian="6pt" style:font-size-complex="6pt"/>
    </style:style>
    <style:style style:name="P47" style:family="paragraph" style:parent-style-name="Title">
      <style:text-properties fo:font-size="60pt" style:font-size-asian="60pt" style:font-size-complex="60pt"/>
    </style:style>
    <style:style style:name="P48" style:family="paragraph" style:parent-style-name="Footnote">
      <style:paragraph-properties fo:text-align="start" style:justify-single-word="false"/>
    </style:style>
    <style:style style:name="P49" style:family="paragraph" style:parent-style-name="Footnote">
      <style:paragraph-properties fo:text-align="justify" style:justify-single-word="false"/>
    </style:style>
    <style:style style:name="P50" style:family="paragraph" style:parent-style-name="Standard">
      <style:paragraph-properties fo:text-align="justify" style:justify-single-word="false"/>
    </style:style>
    <style:style style:name="P51" style:family="paragraph" style:parent-style-name="Standard">
      <style:paragraph-properties fo:text-align="center" style:justify-single-word="false"/>
    </style:style>
    <style:style style:name="P52" style:family="paragraph" style:parent-style-name="Code">
      <style:text-properties fo:font-size="12pt" fo:font-weight="bold" style:font-size-asian="12pt" style:font-weight-asian="bold" style:font-size-complex="12pt" style:font-weight-complex="bold"/>
    </style:style>
    <style:style style:name="P53" style:family="paragraph" style:parent-style-name="Code">
      <style:paragraph-properties fo:text-align="justify" style:justify-single-word="false"/>
    </style:style>
    <style:style style:name="P54" style:family="paragraph" style:parent-style-name="Code">
      <style:text-properties style:text-underline-style="solid" style:text-underline-width="auto" style:text-underline-color="font-color" fo:font-weight="bold" style:font-weight-asian="bold" style:font-weight-complex="bold"/>
    </style:style>
    <style:style style:name="P55" style:family="paragraph" style:parent-style-name="Code">
      <style:text-properties style:font-name="Times New Roman" fo:font-size="14pt" style:font-name-asian="SimSun" style:font-size-asian="14pt" style:font-name-complex="Mangal" style:font-size-complex="14pt"/>
    </style:style>
    <style:style style:name="P56" style:family="paragraph" style:parent-style-name="Code">
      <style:text-properties style:text-underline-style="none" fo:font-weight="normal" style:font-weight-asian="normal" style:font-weight-complex="normal"/>
    </style:style>
    <style:style style:name="P57" style:family="paragraph" style:parent-style-name="Text_20_body">
      <style:paragraph-properties fo:break-before="page"/>
      <style:text-properties style:use-window-font-color="true"/>
    </style:style>
    <style:style style:name="P58" style:family="paragraph" style:parent-style-name="Snippet">
      <style:text-properties style:font-name="Courier New1"/>
    </style:style>
    <style:style style:name="P59" style:family="paragraph" style:parent-style-name="Snippet">
      <style:text-properties fo:font-weight="normal" style:font-weight-asian="normal" style:font-weight-complex="normal"/>
    </style:style>
    <style:style style:name="P60" style:family="paragraph" style:parent-style-name="Snippet">
      <style:paragraph-properties fo:text-align="justify" style:justify-single-word="false"/>
    </style:style>
    <style:style style:name="P61" style:family="paragraph" style:parent-style-name="Snippet">
      <style:text-properties fo:font-size="6pt" style:font-size-asian="6pt" style:font-size-complex="6pt"/>
    </style:style>
    <style:style style:name="P62" style:family="paragraph" style:parent-style-name="Heading_20_3">
      <style:text-properties fo:font-weight="bold" style:font-weight-asian="bold" style:font-weight-complex="bold"/>
    </style:style>
    <style:style style:name="P63" style:family="paragraph" style:parent-style-name="Heading_20_1">
      <style:paragraph-properties fo:text-align="justify" style:justify-single-word="false"/>
    </style:style>
    <style:style style:name="P64" style:family="paragraph" style:parent-style-name="Heading_20_1">
      <style:paragraph-properties fo:break-before="page"/>
    </style:style>
    <style:style style:name="P65" style:family="paragraph" style:parent-style-name="Contents_20_Heading">
      <style:paragraph-properties fo:break-before="page"/>
    </style:style>
    <style:style style:name="P66" style:family="paragraph" style:parent-style-name="Contents_20_1">
      <style:paragraph-properties>
        <style:tab-stops>
          <style:tab-stop style:position="7.0602in" style:type="right" style:leader-style="dotted" style:leader-text="."/>
        </style:tab-stops>
      </style:paragraph-properties>
    </style:style>
    <style:style style:name="P67" style:family="paragraph" style:parent-style-name="Contents_20_2">
      <style:paragraph-properties>
        <style:tab-stops>
          <style:tab-stop style:position="6.8839in" style:type="right"/>
        </style:tab-stops>
      </style:paragraph-properties>
    </style:style>
    <style:style style:name="P68" style:family="paragraph" style:parent-style-name="Table_20_Contents">
      <style:paragraph-properties fo:text-align="justify" style:justify-single-word="false"/>
    </style:style>
    <style:style style:name="P69" style:family="paragraph" style:parent-style-name="Table_20_Contents">
      <style:paragraph-properties fo:text-align="justify" style:justify-single-word="false"/>
      <style:text-properties fo:font-weight="bold" style:font-weight-asian="bold" style:font-weight-complex="bold"/>
    </style:style>
    <style:style style:name="P70" style:family="paragraph" style:parent-style-name="Index_20_1">
      <style:paragraph-properties>
        <style:tab-stops>
          <style:tab-stop style:position="7.0807in" style:type="right"/>
        </style:tab-stops>
      </style:paragraph-properties>
    </style:style>
    <style:style style:name="P71" style:family="paragraph" style:parent-style-name="Index_20_Separator">
      <style:paragraph-properties>
        <style:tab-stops/>
      </style:paragraph-properties>
    </style:style>
    <style:style style:name="P72" style:family="paragraph" style:parent-style-name="Text_20_body" style:master-page-name="Standard">
      <style:paragraph-properties style:page-number="auto"/>
    </style:style>
    <style:style style:name="P73" style:family="paragraph" style:parent-style-name="Text_20_body" style:list-style-name="L1"/>
    <style:style style:name="P74" style:family="paragraph" style:parent-style-name="Text_20_body" style:list-style-name="L2"/>
    <style:style style:name="P75" style:family="paragraph" style:parent-style-name="Text_20_body">
      <style:paragraph-properties fo:text-align="justify" style:justify-single-word="false"/>
    </style:style>
    <style:style style:name="P76" style:family="paragraph" style:parent-style-name="Text_20_body" style:list-style-name="L3">
      <style:paragraph-properties fo:text-align="justify" style:justify-single-word="false"/>
    </style:style>
    <style:style style:name="P77" style:family="paragraph" style:parent-style-name="Text_20_body" style:list-style-name="L5">
      <style:paragraph-properties fo:text-align="justify" style:justify-single-word="false"/>
    </style:style>
    <style:style style:name="P78" style:family="paragraph" style:parent-style-name="Text_20_body" style:list-style-name="L1">
      <style:paragraph-properties fo:text-align="justify" style:justify-single-word="false"/>
    </style:style>
    <style:style style:name="P79" style:family="paragraph" style:parent-style-name="Text_20_body" style:list-style-name="L8">
      <style:paragraph-properties fo:text-align="justify" style:justify-single-word="false"/>
    </style:style>
    <style:style style:name="P80" style:family="paragraph" style:parent-style-name="Text_20_body" style:list-style-name="L10">
      <style:paragraph-properties fo:text-align="justify" style:justify-single-word="false"/>
    </style:style>
    <style:style style:name="P81" style:family="paragraph" style:parent-style-name="Text_20_body" style:list-style-name="L11">
      <style:paragraph-properties fo:text-align="justify" style:justify-single-word="false"/>
    </style:style>
    <style:style style:name="P82" style:family="paragraph" style:parent-style-name="Text_20_body" style:list-style-name="L13">
      <style:paragraph-properties fo:text-align="justify" style:justify-single-word="false"/>
    </style:style>
    <style:style style:name="P83" style:family="paragraph" style:parent-style-name="Text_20_body" style:list-style-name="L14">
      <style:paragraph-properties fo:text-align="justify" style:justify-single-word="false"/>
    </style:style>
    <style:style style:name="P84" style:family="paragraph" style:parent-style-name="Text_20_body" style:list-style-name="L15">
      <style:paragraph-properties fo:text-align="justify" style:justify-single-word="false"/>
    </style:style>
    <style:style style:name="P85" style:family="paragraph" style:parent-style-name="Text_20_body" style:list-style-name="L16">
      <style:paragraph-properties fo:text-align="justify" style:justify-single-word="false"/>
    </style:style>
    <style:style style:name="P86" style:family="paragraph" style:parent-style-name="Text_20_body" style:list-style-name="L17">
      <style:paragraph-properties fo:text-align="justify" style:justify-single-word="false"/>
    </style:style>
    <style:style style:name="P87" style:family="paragraph" style:parent-style-name="Text_20_body" style:list-style-name="L18">
      <style:paragraph-properties fo:text-align="justify" style:justify-single-word="false"/>
    </style:style>
    <style:style style:name="P88" style:family="paragraph" style:parent-style-name="Text_20_body" style:list-style-name="L19">
      <style:paragraph-properties fo:text-align="justify" style:justify-single-word="false"/>
    </style:style>
    <style:style style:name="P89" style:family="paragraph" style:parent-style-name="Text_20_body" style:list-style-name="L20">
      <style:paragraph-properties fo:text-align="justify" style:justify-single-word="false"/>
    </style:style>
    <style:style style:name="P90" style:family="paragraph" style:parent-style-name="Text_20_body" style:list-style-name="L21">
      <style:paragraph-properties fo:text-align="justify" style:justify-single-word="false"/>
    </style:style>
    <style:style style:name="P91" style:family="paragraph" style:parent-style-name="Text_20_body" style:list-style-name="L22">
      <style:paragraph-properties fo:text-align="justify" style:justify-single-word="false"/>
    </style:style>
    <style:style style:name="P92" style:family="paragraph" style:parent-style-name="Text_20_body" style:list-style-name="L23">
      <style:paragraph-properties fo:text-align="justify" style:justify-single-word="false"/>
    </style:style>
    <style:style style:name="P93" style:family="paragraph" style:parent-style-name="Text_20_body" style:list-style-name="L4"/>
    <style:style style:name="P94" style:family="paragraph" style:parent-style-name="Text_20_body" style:list-style-name="L5"/>
    <style:style style:name="P95" style:family="paragraph" style:parent-style-name="Text_20_body" style:list-style-name="L6"/>
    <style:style style:name="P96" style:family="paragraph" style:parent-style-name="Text_20_body" style:list-style-name="L7"/>
    <style:style style:name="P97" style:family="paragraph" style:parent-style-name="Text_20_body" style:list-style-name="L9"/>
    <style:style style:name="P98"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51315088" text:id="ct251315088">
          <text:insertion>
            <office:change-info>
              <dc:creator>Peter Camilleri</dc:creator>
              <dc:date>2015-04-25T23:41:00</dc:date>
            </office:change-info>
          </text:insertion>
        </text:changed-region>
        <text:changed-region xml:id="ct251315192" text:id="ct251315192">
          <text:insertion>
            <office:change-info>
              <dc:creator>Peter Camilleri</dc:creator>
              <dc:date>2015-04-25T23:42:00</dc:date>
            </office:change-info>
          </text:insertion>
        </text:changed-region>
        <text:changed-region xml:id="ct251389496" text:id="ct251389496">
          <text:insertion>
            <office:change-info>
              <dc:creator>Peter Camilleri</dc:creator>
              <dc:date>2015-04-26T13:40:00</dc:date>
            </office:change-info>
          </text:insertion>
        </text:changed-region>
        <text:changed-region xml:id="ct251389600" text:id="ct251389600">
          <text:insertion>
            <office:change-info>
              <dc:creator>Peter Camilleri</dc:creator>
              <dc:date>2015-04-26T13:39:00</dc:date>
            </office:change-info>
          </text:insertion>
        </text:changed-region>
        <text:changed-region xml:id="ct251389704" text:id="ct251389704">
          <text:insertion>
            <office:change-info>
              <dc:creator>Peter Camilleri</dc:creator>
              <dc:date>2015-04-26T13:40:00</dc:date>
            </office:change-info>
          </text:insertion>
        </text:changed-region>
        <text:changed-region xml:id="ct251390744" text:id="ct251390744">
          <text:insertion>
            <office:change-info>
              <dc:creator>Peter Camilleri</dc:creator>
              <dc:date>2015-04-26T13:46:00</dc:date>
            </office:change-info>
          </text:insertion>
        </text:changed-region>
        <text:changed-region xml:id="ct251390848" text:id="ct251390848">
          <text:insertion>
            <office:change-info>
              <dc:creator>Peter Camilleri</dc:creator>
              <dc:date>2015-04-26T13:47:00</dc:date>
            </office:change-info>
          </text:insertion>
        </text:changed-region>
        <text:changed-region xml:id="ct249447968" text:id="ct249447968">
          <text:insertion>
            <office:change-info>
              <dc:creator>Peter Camilleri</dc:creator>
              <dc:date>2015-04-25T13:09:00</dc:date>
            </office:change-info>
          </text:insertion>
        </text:changed-region>
        <text:changed-region xml:id="ct249448072" text:id="ct249448072">
          <text:insertion>
            <office:change-info>
              <dc:creator>Peter Camilleri</dc:creator>
              <dc:date>2015-04-25T13:10:00</dc:date>
            </office:change-info>
          </text:insertion>
        </text:changed-region>
        <text:changed-region xml:id="ct249448280" text:id="ct249448280">
          <text:insertion>
            <office:change-info>
              <dc:creator>Peter Camilleri</dc:creator>
              <dc:date>2015-04-25T13:11:00</dc:date>
            </office:change-info>
          </text:insertion>
        </text:changed-region>
        <text:changed-region xml:id="ct249448384" text:id="ct249448384">
          <text:deletion>
            <office:change-info>
              <dc:creator>Peter Camilleri</dc:creator>
              <dc:date>2015-04-25T13:26:00</dc:date>
            </office:change-info>
            <text:p text:style-name="Text_20_body">.even?</text:p>
          </text:deletion>
        </text:changed-region>
        <text:changed-region xml:id="ct249448488" text:id="ct249448488">
          <text:insertion>
            <office:change-info>
              <dc:creator>Peter Camilleri</dc:creator>
              <dc:date>2015-04-25T13:25:00</dc:date>
            </office:change-info>
          </text:insertion>
        </text:changed-region>
        <text:changed-region xml:id="ct249448592" text:id="ct249448592">
          <text:insertion>
            <office:change-info>
              <dc:creator>Peter Camilleri</dc:creator>
              <dc:date>2015-04-25T13:25:00</dc:date>
            </office:change-info>
          </text:insertion>
        </text:changed-region>
        <text:changed-region xml:id="ct249448696" text:id="ct249448696">
          <text:insertion>
            <office:change-info>
              <dc:creator>Peter Camilleri</dc:creator>
              <dc:date>2015-04-25T13:25:00</dc:date>
            </office:change-info>
          </text:insertion>
        </text:changed-region>
        <text:changed-region xml:id="ct249448800" text:id="ct249448800">
          <text:insertion>
            <office:change-info>
              <dc:creator>Peter Camilleri</dc:creator>
              <dc:date>2015-04-25T13:25:00</dc:date>
            </office:change-info>
          </text:insertion>
        </text:changed-region>
        <text:changed-region xml:id="ct249448904" text:id="ct249448904">
          <text:insertion>
            <office:change-info>
              <dc:creator>Peter Camilleri</dc:creator>
              <dc:date>2015-04-25T13:25:00</dc:date>
            </office:change-info>
          </text:insertion>
        </text:changed-region>
        <text:changed-region xml:id="ct249449008" text:id="ct249449008">
          <text:insertion>
            <office:change-info>
              <dc:creator>Peter Camilleri</dc:creator>
              <dc:date>2015-04-25T13:27:00</dc:date>
            </office:change-info>
          </text:insertion>
        </text:changed-region>
        <text:changed-region xml:id="ct249449112" text:id="ct249449112">
          <text:insertion>
            <office:change-info>
              <dc:creator>Peter Camilleri</dc:creator>
              <dc:date>2015-04-25T13:27:00</dc:date>
            </office:change-info>
          </text:insertion>
        </text:changed-region>
        <text:changed-region xml:id="ct249449216" text:id="ct249449216">
          <text:deletion>
            <office:change-info>
              <dc:creator>Peter Camilleri</dc:creator>
              <dc:date>2015-04-25T13:29:00</dc:date>
            </office:change-info>
            <text:p text:style-name="Text_20_body">.gcd</text:p>
          </text:deletion>
        </text:changed-region>
        <text:changed-region xml:id="ct249449320" text:id="ct249449320">
          <text:insertion>
            <office:change-info>
              <dc:creator>Peter Camilleri</dc:creator>
              <dc:date>2015-04-25T13:25:00</dc:date>
            </office:change-info>
          </text:insertion>
        </text:changed-region>
        <text:changed-region xml:id="ct249449424" text:id="ct249449424">
          <text:deletion>
            <office:change-info>
              <dc:creator>Peter Camilleri</dc:creator>
              <dc:date>2015-04-25T13:31:00</dc:date>
            </office:change-info>
            <text:p text:style-name="Text_20_body">.lcm</text:p>
          </text:deletion>
        </text:changed-region>
        <text:changed-region xml:id="ct249449528" text:id="ct249449528">
          <text:insertion>
            <office:change-info>
              <dc:creator>Peter Camilleri</dc:creator>
              <dc:date>2015-04-25T13:25:00</dc:date>
            </office:change-info>
          </text:insertion>
        </text:changed-region>
        <text:changed-region xml:id="ct249449736" text:id="ct249449736">
          <text:deletion>
            <office:change-info>
              <dc:creator>Peter Camilleri</dc:creator>
              <dc:date>2015-04-25T13:37:00</dc:date>
            </office:change-info>
            <text:p text:style-name="Text_20_body">.odd?</text:p>
          </text:deletion>
        </text:changed-region>
        <text:changed-region xml:id="ct249449632" text:id="ct249449632">
          <text:deletion>
            <office:change-info>
              <dc:creator>Peter Camilleri</dc:creator>
              <dc:date>2015-04-25T13:39:00</dc:date>
            </office:change-info>
            <text:p text:style-name="Text_20_body"/>
            <text:p text:style-name="Text_20_body"/>
          </text:deletion>
        </text:changed-region>
        <text:changed-region xml:id="ct249449840" text:id="ct249449840">
          <text:insertion>
            <office:change-info>
              <dc:creator>Peter Camilleri</dc:creator>
              <dc:date>2015-04-25T13:25:00</dc:date>
            </office:change-info>
          </text:insertion>
        </text:changed-region>
        <text:changed-region xml:id="ct249449944" text:id="ct249449944">
          <text:deletion>
            <office:change-info>
              <dc:creator>Peter Camilleri</dc:creator>
              <dc:date>2015-04-25T13:41:00</dc:date>
            </office:change-info>
            <text:p text:style-name="Text_20_body">2*</text:p>
          </text:deletion>
        </text:changed-region>
        <text:changed-region xml:id="ct249450048" text:id="ct249450048">
          <text:insertion>
            <office:change-info>
              <dc:creator>Peter Camilleri</dc:creator>
              <dc:date>2015-04-25T13:24:00</dc:date>
            </office:change-info>
          </text:insertion>
        </text:changed-region>
        <text:changed-region xml:id="ct249450152" text:id="ct249450152">
          <text:insertion>
            <office:change-info>
              <dc:creator>Peter Camilleri</dc:creator>
              <dc:date>2015-04-25T13:25:00</dc:date>
            </office:change-info>
          </text:insertion>
        </text:changed-region>
        <text:changed-region xml:id="ct249450256" text:id="ct249450256">
          <text:insertion>
            <office:change-info>
              <dc:creator>Peter Camilleri</dc:creator>
              <dc:date>2015-04-25T13:42:00</dc:date>
            </office:change-info>
          </text:insertion>
        </text:changed-region>
        <text:changed-region xml:id="ct249450360" text:id="ct249450360">
          <text:insertion>
            <office:change-info>
              <dc:creator>Peter Camilleri</dc:creator>
              <dc:date>2015-04-25T13:25:00</dc:date>
            </office:change-info>
          </text:insertion>
        </text:changed-region>
        <text:changed-region xml:id="ct249450464" text:id="ct249450464">
          <text:insertion>
            <office:change-info>
              <dc:creator>Peter Camilleri</dc:creator>
              <dc:date>2015-04-25T13:25:00</dc:date>
            </office:change-info>
          </text:insertion>
        </text:changed-region>
        <text:changed-region xml:id="ct249450568" text:id="ct249450568">
          <text:insertion>
            <office:change-info>
              <dc:creator>Peter Camilleri</dc:creator>
              <dc:date>2015-04-25T13:42:00</dc:date>
            </office:change-info>
          </text:insertion>
        </text:changed-region>
        <text:changed-region xml:id="ct249450672" text:id="ct249450672">
          <text:insertion>
            <office:change-info>
              <dc:creator>Peter Camilleri</dc:creator>
              <dc:date>2015-04-25T13:42:00</dc:date>
            </office:change-info>
          </text:insertion>
        </text:changed-region>
        <text:changed-region xml:id="ct249450776" text:id="ct249450776">
          <text:deletion>
            <office:change-info>
              <dc:creator>Peter Camilleri</dc:creator>
              <dc:date>2015-04-25T13:42:00</dc:date>
            </office:change-info>
            <text:p text:style-name="Text_20_body">2/</text:p>
          </text:deletion>
        </text:changed-region>
        <text:changed-region xml:id="ct251311240" text:id="ct251311240">
          <text:insertion>
            <office:change-info>
              <dc:creator>Peter Camilleri</dc:creator>
              <dc:date>2015-04-25T13:25:00</dc:date>
            </office:change-info>
          </text:insertion>
        </text:changed-region>
        <text:changed-region xml:id="ct251311344" text:id="ct251311344">
          <text:deletion>
            <office:change-info>
              <dc:creator>Peter Camilleri</dc:creator>
              <dc:date>2015-04-25T13:46:00</dc:date>
            </office:change-info>
            <text:p text:style-name="Standard"/>
            <text:p text:style-name="Text_20_body">&lt;&lt;</text:p>
          </text:deletion>
        </text:changed-region>
        <text:changed-region xml:id="ct251311448" text:id="ct251311448">
          <text:insertion>
            <office:change-info>
              <dc:creator>Peter Camilleri</dc:creator>
              <dc:date>2015-04-25T13:25:00</dc:date>
            </office:change-info>
          </text:insertion>
        </text:changed-region>
        <text:changed-region xml:id="ct251311552" text:id="ct251311552">
          <text:deletion>
            <office:change-info>
              <dc:creator>Peter Camilleri</dc:creator>
              <dc:date>2015-04-25T13:55:00</dc:date>
            </office:change-info>
            <text:p text:style-name="Standard"/>
            <text:p text:style-name="Text_20_body">&gt;&gt;</text:p>
          </text:deletion>
        </text:changed-region>
        <text:changed-region xml:id="ct251311656" text:id="ct251311656">
          <text:insertion>
            <office:change-info>
              <dc:creator>Peter Camilleri</dc:creator>
              <dc:date>2015-04-25T13:25:00</dc:date>
            </office:change-info>
          </text:insertion>
        </text:changed-region>
        <text:changed-region xml:id="ct251311760" text:id="ct251311760">
          <text:deletion>
            <office:change-info>
              <dc:creator>Peter Camilleri</dc:creator>
              <dc:date>2015-04-25T14:29:00</dc:date>
            </office:change-info>
            <text:p text:style-name="Standard"/>
            <text:p text:style-name="Text_20_body">and</text:p>
          </text:deletion>
        </text:changed-region>
        <text:changed-region xml:id="ct251311864" text:id="ct251311864">
          <text:insertion>
            <office:change-info>
              <dc:creator>Peter Camilleri</dc:creator>
              <dc:date>2015-04-25T13:25:00</dc:date>
            </office:change-info>
          </text:insertion>
        </text:changed-region>
        <text:changed-region xml:id="ct251311968" text:id="ct251311968">
          <text:deletion>
            <office:change-info>
              <dc:creator>Peter Camilleri</dc:creator>
              <dc:date>2015-04-25T14:31:00</dc:date>
            </office:change-info>
            <text:p text:style-name="Text_20_body"/>
            <text:p text:style-name="Text_20_body">com</text:p>
          </text:deletion>
        </text:changed-region>
        <text:changed-region xml:id="ct251312072" text:id="ct251312072">
          <text:insertion>
            <office:change-info>
              <dc:creator>Peter Camilleri</dc:creator>
              <dc:date>2015-04-25T13:25:00</dc:date>
            </office:change-info>
          </text:insertion>
        </text:changed-region>
        <text:changed-region xml:id="ct251312176" text:id="ct251312176">
          <text:deletion>
            <office:change-info>
              <dc:creator>Peter Camilleri</dc:creator>
              <dc:date>2015-04-25T14:33:00</dc:date>
            </office:change-info>
            <text:p text:style-name="Text_20_body"/>
            <text:p text:style-name="Text_20_body">or</text:p>
          </text:deletion>
        </text:changed-region>
        <text:changed-region xml:id="ct251312280" text:id="ct251312280">
          <text:insertion>
            <office:change-info>
              <dc:creator>Peter Camilleri</dc:creator>
              <dc:date>2015-04-25T13:25:00</dc:date>
            </office:change-info>
          </text:insertion>
        </text:changed-region>
        <text:changed-region xml:id="ct251312384" text:id="ct251312384">
          <text:insertion>
            <office:change-info>
              <dc:creator>Peter Camilleri</dc:creator>
              <dc:date>2015-04-25T14:34:00</dc:date>
            </office:change-info>
          </text:insertion>
        </text:changed-region>
        <text:changed-region xml:id="ct251312488" text:id="ct251312488">
          <text:insertion>
            <office:change-info>
              <dc:creator>Peter Camilleri</dc:creator>
              <dc:date>2015-04-25T13:25:00</dc:date>
            </office:change-info>
          </text:insertion>
        </text:changed-region>
        <text:changed-region xml:id="ct251312592" text:id="ct251312592">
          <text:insertion>
            <office:change-info>
              <dc:creator>Peter Camilleri</dc:creator>
              <dc:date>2015-04-25T13:25:00</dc:date>
            </office:change-info>
          </text:insertion>
        </text:changed-region>
        <text:changed-region xml:id="ct251312696" text:id="ct251312696">
          <text:insertion>
            <office:change-info>
              <dc:creator>Peter Camilleri</dc:creator>
              <dc:date>2015-04-25T14:35:00</dc:date>
            </office:change-info>
          </text:insertion>
        </text:changed-region>
        <text:changed-region xml:id="ct251312800" text:id="ct251312800">
          <text:insertion>
            <office:change-info>
              <dc:creator>Peter Camilleri</dc:creator>
              <dc:date>2015-04-25T14:35:00</dc:date>
            </office:change-info>
          </text:insertion>
        </text:changed-region>
        <text:changed-region xml:id="ct251312904" text:id="ct251312904">
          <text:deletion>
            <office:change-info>
              <dc:creator>Peter Camilleri</dc:creator>
              <dc:date>2015-04-25T14:35:00</dc:date>
            </office:change-info>
            <text:p text:style-name="Standard"/>
            <text:p text:style-name="Text_20_body">xor</text:p>
          </text:deletion>
        </text:changed-region>
        <text:changed-region xml:id="ct251313008" text:id="ct251313008">
          <text:insertion>
            <office:change-info>
              <dc:creator>Peter Camilleri</dc:creator>
              <dc:date>2015-04-25T13:25:00</dc:date>
            </office:change-info>
          </text:insertion>
        </text:changed-region>
        <text:changed-region xml:id="ct251313112" text:id="ct251313112">
          <text:insertion>
            <office:change-info>
              <dc:creator>Peter Camilleri</dc:creator>
              <dc:date>2015-04-25T15:11:00</dc:date>
            </office:change-info>
          </text:insertion>
        </text:changed-region>
        <text:changed-region xml:id="ct251313216" text:id="ct251313216">
          <text:insertion>
            <office:change-info>
              <dc:creator>Peter Camilleri</dc:creator>
              <dc:date>2015-04-25T15:09:00</dc:date>
            </office:change-info>
          </text:insertion>
        </text:changed-region>
        <text:changed-region xml:id="ct251313320" text:id="ct251313320">
          <text:insertion>
            <office:change-info>
              <dc:creator>Peter Camilleri</dc:creator>
              <dc:date>2015-04-25T15:09:00</dc:date>
            </office:change-info>
          </text:insertion>
        </text:changed-region>
        <text:changed-region xml:id="ct251313424" text:id="ct251313424">
          <text:insertion>
            <office:change-info>
              <dc:creator>Peter Camilleri</dc:creator>
              <dc:date>2015-04-25T15:09:00</dc:date>
            </office:change-info>
          </text:insertion>
        </text:changed-region>
        <text:changed-region xml:id="ct251313528" text:id="ct251313528">
          <text:insertion>
            <office:change-info>
              <dc:creator>Peter Camilleri</dc:creator>
              <dc:date>2015-04-25T15:10:00</dc:date>
            </office:change-info>
          </text:insertion>
        </text:changed-region>
        <text:changed-region xml:id="ct251313632" text:id="ct251313632">
          <text:insertion>
            <office:change-info>
              <dc:creator>Peter Camilleri</dc:creator>
              <dc:date>2015-04-25T15:10:00</dc:date>
            </office:change-info>
          </text:insertion>
        </text:changed-region>
        <text:changed-region xml:id="ct251313736" text:id="ct251313736">
          <text:insertion>
            <office:change-info>
              <dc:creator>Peter Camilleri</dc:creator>
              <dc:date>2015-04-25T15:10:00</dc:date>
            </office:change-info>
          </text:insertion>
        </text:changed-region>
        <text:changed-region xml:id="ct251313840" text:id="ct251313840">
          <text:insertion>
            <office:change-info>
              <dc:creator>Peter Camilleri</dc:creator>
              <dc:date>2015-04-25T15:10:00</dc:date>
            </office:change-info>
          </text:insertion>
        </text:changed-region>
        <text:changed-region xml:id="ct251313944" text:id="ct251313944">
          <text:insertion>
            <office:change-info>
              <dc:creator>Peter Camilleri</dc:creator>
              <dc:date>2015-04-25T15:10:00</dc:date>
            </office:change-info>
          </text:insertion>
        </text:changed-region>
        <text:changed-region xml:id="ct251314048" text:id="ct251314048">
          <text:insertion>
            <office:change-info>
              <dc:creator>Peter Camilleri</dc:creator>
              <dc:date>2015-04-25T15:10:00</dc:date>
            </office:change-info>
          </text:insertion>
        </text:changed-region>
        <text:changed-region xml:id="ct251314152" text:id="ct251314152">
          <text:insertion>
            <office:change-info>
              <dc:creator>Peter Camilleri</dc:creator>
              <dc:date>2015-04-25T15:10:00</dc:date>
            </office:change-info>
          </text:insertion>
        </text:changed-region>
        <text:changed-region xml:id="ct251314256" text:id="ct251314256">
          <text:insertion>
            <office:change-info>
              <dc:creator>Peter Camilleri</dc:creator>
              <dc:date>2015-04-25T15:10:00</dc:date>
            </office:change-info>
          </text:insertion>
        </text:changed-region>
        <text:changed-region xml:id="ct251314360" text:id="ct251314360">
          <text:deletion>
            <office:change-info>
              <dc:creator>Peter Camilleri</dc:creator>
              <dc:date>2015-04-25T17:35:00</dc:date>
            </office:change-info>
            <text:p text:style-name="P1">Ipsum lorem</text:p>
          </text:deletion>
        </text:changed-region>
        <text:changed-region xml:id="ct251314464" text:id="ct251314464">
          <text:insertion>
            <office:change-info>
              <dc:creator>Peter Camilleri</dc:creator>
              <dc:date>2015-04-25T17:35:00</dc:date>
            </office:change-info>
          </text:insertion>
        </text:changed-region>
        <text:changed-region xml:id="ct251314568" text:id="ct251314568">
          <text:insertion>
            <office:change-info>
              <dc:creator>Peter Camilleri</dc:creator>
              <dc:date>2015-04-25T17:36:00</dc:date>
            </office:change-info>
          </text:insertion>
        </text:changed-region>
        <text:changed-region xml:id="ct251314672" text:id="ct251314672">
          <text:insertion>
            <office:change-info>
              <dc:creator>Peter Camilleri</dc:creator>
              <dc:date>2015-04-25T17:37:00</dc:date>
            </office:change-info>
          </text:insertion>
        </text:changed-region>
        <text:changed-region xml:id="ct251314776" text:id="ct251314776">
          <text:insertion>
            <office:change-info>
              <dc:creator>Peter Camilleri</dc:creator>
              <dc:date>2015-04-25T18:11:00</dc:date>
            </office:change-info>
          </text:insertion>
        </text:changed-region>
        <text:changed-region xml:id="ct251314880" text:id="ct251314880">
          <text:insertion>
            <office:change-info>
              <dc:creator>Peter Camilleri</dc:creator>
              <dc:date>2015-04-25T18:12:00</dc:date>
            </office:change-info>
          </text:insertion>
        </text:changed-region>
        <text:changed-region xml:id="ct251314984" text:id="ct251314984">
          <text:insertion>
            <office:change-info>
              <dc:creator>Peter Camilleri</dc:creator>
              <dc:date>2015-04-25T18:14:00</dc:date>
            </office:change-info>
          </text:insertion>
        </text:changed-region>
        <text:changed-region xml:id="ct251380872" text:id="ct251380872">
          <text:insertion>
            <office:change-info>
              <dc:creator>Peter Camilleri</dc:creator>
              <dc:date>2015-04-25T18:13:00</dc:date>
            </office:change-info>
          </text:insertion>
        </text:changed-region>
        <text:changed-region xml:id="ct251380976" text:id="ct251380976">
          <text:deletion>
            <office:change-info>
              <dc:creator>Peter Camilleri</dc:creator>
              <dc:date>2015-04-25T17:45:00</dc:date>
            </office:change-info>
            <text:p text:style-name="Text_20_body"/>
            <text:p text:style-name="Text_20_body">*</text:p>
          </text:deletion>
        </text:changed-region>
        <text:changed-region xml:id="ct251381080" text:id="ct251381080">
          <text:insertion>
            <office:change-info>
              <dc:creator>Peter Camilleri</dc:creator>
              <dc:date>2015-04-25T17:38:00</dc:date>
            </office:change-info>
          </text:insertion>
        </text:changed-region>
        <text:changed-region xml:id="ct251381184" text:id="ct251381184">
          <text:deletion>
            <office:change-info>
              <dc:creator>Peter Camilleri</dc:creator>
              <dc:date>2015-04-25T18:16:00</dc:date>
            </office:change-info>
            <text:p text:style-name="Standard"/>
            <text:p text:style-name="Text_20_body">**</text:p>
          </text:deletion>
        </text:changed-region>
        <text:changed-region xml:id="ct251381288" text:id="ct251381288">
          <text:insertion>
            <office:change-info>
              <dc:creator>Peter Camilleri</dc:creator>
              <dc:date>2015-04-25T17:38:00</dc:date>
            </office:change-info>
          </text:insertion>
        </text:changed-region>
        <text:changed-region xml:id="ct251381392" text:id="ct251381392">
          <text:insertion>
            <office:change-info>
              <dc:creator>Peter Camilleri</dc:creator>
              <dc:date>2015-04-25T22:45:00</dc:date>
            </office:change-info>
          </text:insertion>
        </text:changed-region>
        <text:changed-region xml:id="ct251381496" text:id="ct251381496">
          <text:insertion>
            <office:change-info>
              <dc:creator>Peter Camilleri</dc:creator>
              <dc:date>2015-04-25T22:46:00</dc:date>
            </office:change-info>
          </text:insertion>
        </text:changed-region>
        <text:changed-region xml:id="ct251381600" text:id="ct251381600">
          <text:insertion>
            <office:change-info>
              <dc:creator>Peter Camilleri</dc:creator>
              <dc:date>2015-04-25T17:38:00</dc:date>
            </office:change-info>
          </text:insertion>
        </text:changed-region>
        <text:changed-region xml:id="ct251381704" text:id="ct251381704">
          <text:insertion>
            <office:change-info>
              <dc:creator>Peter Camilleri</dc:creator>
              <dc:date>2015-04-25T17:38:00</dc:date>
            </office:change-info>
          </text:insertion>
        </text:changed-region>
        <text:changed-region xml:id="ct251381808" text:id="ct251381808">
          <text:insertion>
            <office:change-info>
              <dc:creator>Peter Camilleri</dc:creator>
              <dc:date>2015-04-25T17:38:00</dc:date>
            </office:change-info>
          </text:insertion>
        </text:changed-region>
        <text:changed-region xml:id="ct251381912" text:id="ct251381912">
          <text:insertion>
            <office:change-info>
              <dc:creator>Peter Camilleri</dc:creator>
              <dc:date>2015-04-25T17:38:00</dc:date>
            </office:change-info>
          </text:insertion>
        </text:changed-region>
        <text:changed-region xml:id="ct251382016" text:id="ct251382016">
          <text:insertion>
            <office:change-info>
              <dc:creator>Peter Camilleri</dc:creator>
              <dc:date>2015-04-25T17:38:00</dc:date>
            </office:change-info>
          </text:insertion>
        </text:changed-region>
        <text:changed-region xml:id="ct251382120" text:id="ct251382120">
          <text:insertion>
            <office:change-info>
              <dc:creator>Peter Camilleri</dc:creator>
              <dc:date>2015-04-25T17:38:00</dc:date>
            </office:change-info>
          </text:insertion>
        </text:changed-region>
        <text:changed-region xml:id="ct251382224" text:id="ct251382224">
          <text:insertion>
            <office:change-info>
              <dc:creator>Peter Camilleri</dc:creator>
              <dc:date>2015-04-25T17:38:00</dc:date>
            </office:change-info>
          </text:insertion>
        </text:changed-region>
        <text:changed-region xml:id="ct251382328" text:id="ct251382328">
          <text:insertion>
            <office:change-info>
              <dc:creator>Peter Camilleri</dc:creator>
              <dc:date>2015-04-25T22:38:00</dc:date>
            </office:change-info>
          </text:insertion>
        </text:changed-region>
        <text:changed-region xml:id="ct251382432" text:id="ct251382432">
          <text:insertion>
            <office:change-info>
              <dc:creator>Peter Camilleri</dc:creator>
              <dc:date>2015-04-25T22:38:00</dc:date>
            </office:change-info>
          </text:insertion>
        </text:changed-region>
        <text:changed-region xml:id="ct251382536" text:id="ct251382536">
          <text:deletion>
            <office:change-info>
              <dc:creator>Peter Camilleri</dc:creator>
              <dc:date>2015-04-25T22:48:00</dc:date>
            </office:change-info>
            <text:p text:style-name="Text_20_body">+</text:p>
          </text:deletion>
        </text:changed-region>
        <text:changed-region xml:id="ct251382640" text:id="ct251382640">
          <text:insertion>
            <office:change-info>
              <dc:creator>Peter Camilleri</dc:creator>
              <dc:date>2015-04-25T17:38:00</dc:date>
            </office:change-info>
          </text:insertion>
        </text:changed-region>
        <text:changed-region xml:id="ct251382744" text:id="ct251382744">
          <text:insertion>
            <office:change-info>
              <dc:creator>Peter Camilleri</dc:creator>
              <dc:date>2015-04-25T17:38:00</dc:date>
            </office:change-info>
          </text:insertion>
        </text:changed-region>
        <text:changed-region xml:id="ct251382848" text:id="ct251382848">
          <text:insertion>
            <office:change-info>
              <dc:creator>Peter Camilleri</dc:creator>
              <dc:date>2015-04-25T17:38:00</dc:date>
            </office:change-info>
          </text:insertion>
        </text:changed-region>
        <text:changed-region xml:id="ct251382952" text:id="ct251382952">
          <text:insertion>
            <office:change-info>
              <dc:creator>Peter Camilleri</dc:creator>
              <dc:date>2015-04-25T17:38:00</dc:date>
            </office:change-info>
          </text:insertion>
        </text:changed-region>
        <text:changed-region xml:id="ct251383056" text:id="ct251383056">
          <text:insertion>
            <office:change-info>
              <dc:creator>Peter Camilleri</dc:creator>
              <dc:date>2015-04-25T17:38:00</dc:date>
            </office:change-info>
          </text:insertion>
        </text:changed-region>
        <text:changed-region xml:id="ct251383160" text:id="ct251383160">
          <text:insertion>
            <office:change-info>
              <dc:creator>Peter Camilleri</dc:creator>
              <dc:date>2015-04-26T10:10:00</dc:date>
            </office:change-info>
          </text:insertion>
        </text:changed-region>
        <text:changed-region xml:id="ct251383264" text:id="ct251383264">
          <text:insertion>
            <office:change-info>
              <dc:creator>Peter Camilleri</dc:creator>
              <dc:date>2015-04-26T10:10:00</dc:date>
            </office:change-info>
          </text:insertion>
        </text:changed-region>
        <text:changed-region xml:id="ct251383368" text:id="ct251383368">
          <text:insertion>
            <office:change-info>
              <dc:creator>Peter Camilleri</dc:creator>
              <dc:date>2015-04-25T17:38:00</dc:date>
            </office:change-info>
          </text:insertion>
        </text:changed-region>
        <text:changed-region xml:id="ct251383472" text:id="ct251383472">
          <text:insertion>
            <office:change-info>
              <dc:creator>Peter Camilleri</dc:creator>
              <dc:date>2015-04-26T10:09:00</dc:date>
            </office:change-info>
          </text:insertion>
        </text:changed-region>
        <text:changed-region xml:id="ct251383576" text:id="ct251383576">
          <text:insertion>
            <office:change-info>
              <dc:creator>Peter Camilleri</dc:creator>
              <dc:date>2015-04-26T10:09:00</dc:date>
            </office:change-info>
          </text:insertion>
        </text:changed-region>
        <text:changed-region xml:id="ct251383680" text:id="ct251383680">
          <text:insertion>
            <office:change-info>
              <dc:creator>Peter Camilleri</dc:creator>
              <dc:date>2015-04-26T10:09:00</dc:date>
            </office:change-info>
          </text:insertion>
        </text:changed-region>
        <text:changed-region xml:id="ct251383784" text:id="ct251383784">
          <text:insertion>
            <office:change-info>
              <dc:creator>Peter Camilleri</dc:creator>
              <dc:date>2015-04-26T10:11:00</dc:date>
            </office:change-info>
          </text:insertion>
        </text:changed-region>
        <text:changed-region xml:id="ct251383888" text:id="ct251383888">
          <text:insertion>
            <office:change-info>
              <dc:creator>Peter Camilleri</dc:creator>
              <dc:date>2015-04-26T10:10:00</dc:date>
            </office:change-info>
          </text:insertion>
        </text:changed-region>
        <text:changed-region xml:id="ct251383992" text:id="ct251383992">
          <text:deletion>
            <office:change-info>
              <dc:creator>Peter Camilleri</dc:creator>
              <dc:date>2015-04-25T22:49:00</dc:date>
            </office:change-info>
            <text:p text:style-name="Text_20_body"/>
            <text:p text:style-name="Text_20_body">-</text:p>
          </text:deletion>
        </text:changed-region>
        <text:changed-region xml:id="ct251384096" text:id="ct251384096">
          <text:insertion>
            <office:change-info>
              <dc:creator>Peter Camilleri</dc:creator>
              <dc:date>2015-04-25T17:38:00</dc:date>
            </office:change-info>
          </text:insertion>
        </text:changed-region>
        <text:changed-region xml:id="ct251384304" text:id="ct251384304">
          <text:deletion>
            <office:change-info>
              <dc:creator>Peter Camilleri</dc:creator>
              <dc:date>2015-04-25T22:50:00</dc:date>
            </office:change-info>
            <text:p text:style-name="Text_20_body"/>
            <text:p text:style-name="Text_20_body"/>
          </text:deletion>
        </text:changed-region>
        <text:changed-region xml:id="ct251384200" text:id="ct251384200">
          <text:deletion>
            <office:change-info>
              <dc:creator>Peter Camilleri</dc:creator>
              <dc:date>2015-04-25T22:49:00</dc:date>
            </office:change-info>
            <text:p text:style-name="Text_20_body">.1/x</text:p>
          </text:deletion>
        </text:changed-region>
        <text:changed-region xml:id="ct251384408" text:id="ct251384408">
          <text:insertion>
            <office:change-info>
              <dc:creator>Peter Camilleri</dc:creator>
              <dc:date>2015-04-25T17:38:00</dc:date>
            </office:change-info>
          </text:insertion>
        </text:changed-region>
        <text:changed-region xml:id="ct251384512" text:id="ct251384512">
          <text:deletion>
            <office:change-info>
              <dc:creator>Peter Camilleri</dc:creator>
              <dc:date>2015-04-25T22:52:00</dc:date>
            </office:change-info>
            <text:p text:style-name="Text_20_body"/>
            <text:p text:style-name="Text_20_body">.10**</text:p>
          </text:deletion>
        </text:changed-region>
        <text:changed-region xml:id="ct251384616" text:id="ct251384616">
          <text:insertion>
            <office:change-info>
              <dc:creator>Peter Camilleri</dc:creator>
              <dc:date>2015-04-25T17:38:00</dc:date>
            </office:change-info>
          </text:insertion>
        </text:changed-region>
        <text:changed-region xml:id="ct251384720" text:id="ct251384720">
          <text:deletion>
            <office:change-info>
              <dc:creator>Peter Camilleri</dc:creator>
              <dc:date>2015-04-25T23:06:00</dc:date>
            </office:change-info>
            <text:p text:style-name="Text_20_body"/>
            <text:p text:style-name="Text_20_body">.2**</text:p>
          </text:deletion>
        </text:changed-region>
        <text:changed-region xml:id="ct251384824" text:id="ct251384824">
          <text:insertion>
            <office:change-info>
              <dc:creator>Peter Camilleri</dc:creator>
              <dc:date>2015-04-25T17:38:00</dc:date>
            </office:change-info>
          </text:insertion>
        </text:changed-region>
        <text:changed-region xml:id="ct251389080" text:id="ct251389080">
          <text:deletion>
            <office:change-info>
              <dc:creator>Peter Camilleri</dc:creator>
              <dc:date>2015-04-25T23:07:00</dc:date>
            </office:change-info>
            <text:p text:style-name="Text_20_body"/>
            <text:p text:style-name="Text_20_body"/>
          </text:deletion>
        </text:changed-region>
        <text:changed-region xml:id="ct251388976" text:id="ct251388976">
          <text:deletion>
            <office:change-info>
              <dc:creator>Peter Camilleri</dc:creator>
              <dc:date>2015-04-25T23:06:00</dc:date>
            </office:change-info>
            <text:p text:style-name="Text_20_body">.abs</text:p>
          </text:deletion>
        </text:changed-region>
        <text:changed-region xml:id="ct251389184" text:id="ct251389184">
          <text:insertion>
            <office:change-info>
              <dc:creator>Peter Camilleri</dc:creator>
              <dc:date>2015-04-25T17:38:00</dc:date>
            </office:change-info>
          </text:insertion>
        </text:changed-region>
        <text:changed-region xml:id="ct251389288" text:id="ct251389288">
          <text:deletion>
            <office:change-info>
              <dc:creator>Peter Camilleri</dc:creator>
              <dc:date>2015-04-25T23:07:00</dc:date>
            </office:change-info>
            <text:p text:style-name="Text_20_body"/>
            <text:p text:style-name="Text_20_body">.acos</text:p>
          </text:deletion>
        </text:changed-region>
        <text:changed-region xml:id="ct251389392" text:id="ct251389392">
          <text:insertion>
            <office:change-info>
              <dc:creator>Peter Camilleri</dc:creator>
              <dc:date>2015-04-25T17:38:00</dc:date>
            </office:change-info>
          </text:insertion>
        </text:changed-region>
        <text:changed-region xml:id="ct251389808" text:id="ct251389808">
          <text:insertion>
            <office:change-info>
              <dc:creator>Peter Camilleri</dc:creator>
              <dc:date>2015-04-26T13:39:00</dc:date>
            </office:change-info>
          </text:insertion>
        </text:changed-region>
        <text:changed-region xml:id="ct251389912" text:id="ct251389912">
          <text:insertion>
            <office:change-info>
              <dc:creator>Peter Camilleri</dc:creator>
              <dc:date>2015-04-26T13:38:00</dc:date>
            </office:change-info>
          </text:insertion>
        </text:changed-region>
        <text:changed-region xml:id="ct251390016" text:id="ct251390016">
          <text:insertion>
            <office:change-info>
              <dc:creator>Peter Camilleri</dc:creator>
              <dc:date>2015-04-25T17:38:00</dc:date>
            </office:change-info>
          </text:insertion>
        </text:changed-region>
        <text:changed-region xml:id="ct251390120" text:id="ct251390120">
          <text:insertion>
            <office:change-info>
              <dc:creator>Peter Camilleri</dc:creator>
              <dc:date>2015-04-25T17:38:00</dc:date>
            </office:change-info>
          </text:insertion>
        </text:changed-region>
        <text:changed-region xml:id="ct251390224" text:id="ct251390224">
          <text:insertion>
            <office:change-info>
              <dc:creator>Peter Camilleri</dc:creator>
              <dc:date>2015-04-26T13:45:00</dc:date>
            </office:change-info>
          </text:insertion>
        </text:changed-region>
        <text:changed-region xml:id="ct251390328" text:id="ct251390328">
          <text:insertion>
            <office:change-info>
              <dc:creator>Peter Camilleri</dc:creator>
              <dc:date>2015-04-26T13:45:00</dc:date>
            </office:change-info>
          </text:insertion>
        </text:changed-region>
        <text:changed-region xml:id="ct251390432" text:id="ct251390432">
          <text:insertion>
            <office:change-info>
              <dc:creator>Peter Camilleri</dc:creator>
              <dc:date>2015-04-26T13:45:00</dc:date>
            </office:change-info>
          </text:insertion>
        </text:changed-region>
        <text:changed-region xml:id="ct251390536" text:id="ct251390536">
          <text:insertion>
            <office:change-info>
              <dc:creator>Peter Camilleri</dc:creator>
              <dc:date>2015-04-26T13:45:00</dc:date>
            </office:change-info>
          </text:insertion>
        </text:changed-region>
        <text:changed-region xml:id="ct251390640" text:id="ct251390640">
          <text:deletion>
            <office:change-info>
              <dc:creator>Peter Camilleri</dc:creator>
              <dc:date>2015-04-25T23:09:00</dc:date>
            </office:change-info>
            <text:p text:style-name="Text_20_body"/>
            <text:p text:style-name="Text_20_body">.acosh</text:p>
          </text:deletion>
        </text:changed-region>
        <text:changed-region xml:id="ct251390952" text:id="ct251390952">
          <text:insertion>
            <office:change-info>
              <dc:creator>Peter Camilleri</dc:creator>
              <dc:date>2015-04-25T17:38:00</dc:date>
            </office:change-info>
          </text:insertion>
        </text:changed-region>
        <text:changed-region xml:id="ct251391056" text:id="ct251391056">
          <text:insertion>
            <office:change-info>
              <dc:creator>Peter Camilleri</dc:creator>
              <dc:date>2015-04-25T17:38:00</dc:date>
            </office:change-info>
          </text:insertion>
        </text:changed-region>
        <text:changed-region xml:id="ct251391160" text:id="ct251391160">
          <text:insertion>
            <office:change-info>
              <dc:creator>Peter Camilleri</dc:creator>
              <dc:date>2015-04-25T17:38:00</dc:date>
            </office:change-info>
          </text:insertion>
        </text:changed-region>
        <text:changed-region xml:id="ct251391264" text:id="ct251391264">
          <text:deletion>
            <office:change-info>
              <dc:creator>Peter Camilleri</dc:creator>
              <dc:date>2015-04-25T23:09:00</dc:date>
            </office:change-info>
            <text:p text:style-name="Text_20_body"/>
            <text:p text:style-name="Text_20_body">.angle</text:p>
          </text:deletion>
        </text:changed-region>
        <text:changed-region xml:id="ct251391368" text:id="ct251391368">
          <text:insertion>
            <office:change-info>
              <dc:creator>Peter Camilleri</dc:creator>
              <dc:date>2015-04-25T17:38:00</dc:date>
            </office:change-info>
          </text:insertion>
        </text:changed-region>
        <text:changed-region xml:id="ct251391472" text:id="ct251391472">
          <text:insertion>
            <office:change-info>
              <dc:creator>Peter Camilleri</dc:creator>
              <dc:date>2015-04-25T17:38:00</dc:date>
            </office:change-info>
          </text:insertion>
        </text:changed-region>
        <text:changed-region xml:id="ct251391576" text:id="ct251391576">
          <text:insertion>
            <office:change-info>
              <dc:creator>Peter Camilleri</dc:creator>
              <dc:date>2015-04-25T17:38:00</dc:date>
            </office:change-info>
          </text:insertion>
        </text:changed-region>
        <text:changed-region xml:id="ct251391680" text:id="ct251391680">
          <text:insertion>
            <office:change-info>
              <dc:creator>Peter Camilleri</dc:creator>
              <dc:date>2015-04-25T17:38:00</dc:date>
            </office:change-info>
          </text:insertion>
        </text:changed-region>
        <text:changed-region xml:id="ct251391784" text:id="ct251391784">
          <text:deletion>
            <office:change-info>
              <dc:creator>Peter Camilleri</dc:creator>
              <dc:date>2015-04-25T23:09:00</dc:date>
            </office:change-info>
            <text:p text:style-name="Text_20_body"/>
            <text:p text:style-name="Text_20_body">.asin</text:p>
          </text:deletion>
        </text:changed-region>
        <text:changed-region xml:id="ct251391888" text:id="ct251391888">
          <text:insertion>
            <office:change-info>
              <dc:creator>Peter Camilleri</dc:creator>
              <dc:date>2015-04-25T17:38:00</dc:date>
            </office:change-info>
          </text:insertion>
        </text:changed-region>
        <text:changed-region xml:id="ct251391992" text:id="ct251391992">
          <text:insertion>
            <office:change-info>
              <dc:creator>Peter Camilleri</dc:creator>
              <dc:date>2015-04-25T17:38:00</dc:date>
            </office:change-info>
          </text:insertion>
        </text:changed-region>
        <text:changed-region xml:id="ct251392096" text:id="ct251392096">
          <text:insertion>
            <office:change-info>
              <dc:creator>Peter Camilleri</dc:creator>
              <dc:date>2015-04-25T17:38:00</dc:date>
            </office:change-info>
          </text:insertion>
        </text:changed-region>
        <text:changed-region xml:id="ct251392200" text:id="ct251392200">
          <text:insertion>
            <office:change-info>
              <dc:creator>Peter Camilleri</dc:creator>
              <dc:date>2015-04-25T17:38:00</dc:date>
            </office:change-info>
          </text:insertion>
        </text:changed-region>
        <text:changed-region xml:id="ct251392304" text:id="ct251392304">
          <text:insertion>
            <office:change-info>
              <dc:creator>Peter Camilleri</dc:creator>
              <dc:date>2015-04-25T17:38:00</dc:date>
            </office:change-info>
          </text:insertion>
        </text:changed-region>
        <text:changed-region xml:id="ct251392408" text:id="ct251392408">
          <text:deletion>
            <office:change-info>
              <dc:creator>Peter Camilleri</dc:creator>
              <dc:date>2015-04-25T23:09:00</dc:date>
            </office:change-info>
            <text:p text:style-name="Text_20_body"/>
            <text:p text:style-name="Text_20_body">.asinh</text:p>
          </text:deletion>
        </text:changed-region>
        <text:changed-region xml:id="ct251392512" text:id="ct251392512">
          <text:insertion>
            <office:change-info>
              <dc:creator>Peter Camilleri</dc:creator>
              <dc:date>2015-04-25T17:38:00</dc:date>
            </office:change-info>
          </text:insertion>
        </text:changed-region>
        <text:changed-region xml:id="ct251392616" text:id="ct251392616">
          <text:insertion>
            <office:change-info>
              <dc:creator>Peter Camilleri</dc:creator>
              <dc:date>2015-04-25T17:38:00</dc:date>
            </office:change-info>
          </text:insertion>
        </text:changed-region>
        <text:changed-region xml:id="ct251392720" text:id="ct251392720">
          <text:insertion>
            <office:change-info>
              <dc:creator>Peter Camilleri</dc:creator>
              <dc:date>2015-04-25T17:38:00</dc:date>
            </office:change-info>
          </text:insertion>
        </text:changed-region>
        <text:changed-region xml:id="ct251392824" text:id="ct251392824">
          <text:insertion>
            <office:change-info>
              <dc:creator>Peter Camilleri</dc:creator>
              <dc:date>2015-04-25T17:38:00</dc:date>
            </office:change-info>
          </text:insertion>
        </text:changed-region>
        <text:changed-region xml:id="ct251392928" text:id="ct251392928">
          <text:insertion>
            <office:change-info>
              <dc:creator>Peter Camilleri</dc:creator>
              <dc:date>2015-04-25T17:38:00</dc:date>
            </office:change-info>
          </text:insertion>
        </text:changed-region>
        <text:changed-region xml:id="ct251393072" text:id="ct251393072">
          <text:deletion>
            <office:change-info>
              <dc:creator>Peter Camilleri</dc:creator>
              <dc:date>2015-04-25T23:10:00</dc:date>
            </office:change-info>
            <text:p text:style-name="Text_20_body"/>
            <text:p text:style-name="Text_20_body">.atan</text:p>
          </text:deletion>
        </text:changed-region>
        <text:changed-region xml:id="ct251393176" text:id="ct251393176">
          <text:insertion>
            <office:change-info>
              <dc:creator>Peter Camilleri</dc:creator>
              <dc:date>2015-04-25T17:38:00</dc:date>
            </office:change-info>
          </text:insertion>
        </text:changed-region>
        <text:changed-region xml:id="ct251393280" text:id="ct251393280">
          <text:insertion>
            <office:change-info>
              <dc:creator>Peter Camilleri</dc:creator>
              <dc:date>2015-04-25T17:38:00</dc:date>
            </office:change-info>
          </text:insertion>
        </text:changed-region>
        <text:changed-region xml:id="ct251393384" text:id="ct251393384">
          <text:insertion>
            <office:change-info>
              <dc:creator>Peter Camilleri</dc:creator>
              <dc:date>2015-04-25T17:38:00</dc:date>
            </office:change-info>
          </text:insertion>
        </text:changed-region>
        <text:changed-region xml:id="ct251393488" text:id="ct251393488">
          <text:insertion>
            <office:change-info>
              <dc:creator>Peter Camilleri</dc:creator>
              <dc:date>2015-04-25T17:38:00</dc:date>
            </office:change-info>
          </text:insertion>
        </text:changed-region>
        <text:changed-region xml:id="ct251393592" text:id="ct251393592">
          <text:insertion>
            <office:change-info>
              <dc:creator>Peter Camilleri</dc:creator>
              <dc:date>2015-04-25T17:38:00</dc:date>
            </office:change-info>
          </text:insertion>
        </text:changed-region>
        <text:changed-region xml:id="ct251393696" text:id="ct251393696">
          <text:deletion>
            <office:change-info>
              <dc:creator>Peter Camilleri</dc:creator>
              <dc:date>2015-04-25T23:10:00</dc:date>
            </office:change-info>
            <text:p text:style-name="Text_20_body"/>
            <text:p text:style-name="Text_20_body">.atan2</text:p>
          </text:deletion>
        </text:changed-region>
        <text:changed-region xml:id="ct251393800" text:id="ct251393800">
          <text:insertion>
            <office:change-info>
              <dc:creator>Peter Camilleri</dc:creator>
              <dc:date>2015-04-25T17:38:00</dc:date>
            </office:change-info>
          </text:insertion>
        </text:changed-region>
        <text:changed-region xml:id="ct251393904" text:id="ct251393904">
          <text:insertion>
            <office:change-info>
              <dc:creator>Peter Camilleri</dc:creator>
              <dc:date>2015-04-25T17:38:00</dc:date>
            </office:change-info>
          </text:insertion>
        </text:changed-region>
        <text:changed-region xml:id="ct251394008" text:id="ct251394008">
          <text:insertion>
            <office:change-info>
              <dc:creator>Peter Camilleri</dc:creator>
              <dc:date>2015-04-25T17:38:00</dc:date>
            </office:change-info>
          </text:insertion>
        </text:changed-region>
        <text:changed-region xml:id="ct251394112" text:id="ct251394112">
          <text:insertion>
            <office:change-info>
              <dc:creator>Peter Camilleri</dc:creator>
              <dc:date>2015-04-25T17:38:00</dc:date>
            </office:change-info>
          </text:insertion>
        </text:changed-region>
        <text:changed-region xml:id="ct251394216" text:id="ct251394216">
          <text:insertion>
            <office:change-info>
              <dc:creator>Peter Camilleri</dc:creator>
              <dc:date>2015-04-25T17:38:00</dc:date>
            </office:change-info>
          </text:insertion>
        </text:changed-region>
        <text:changed-region xml:id="ct251394424" text:id="ct251394424">
          <text:deletion>
            <office:change-info>
              <dc:creator>Peter Camilleri</dc:creator>
              <dc:date>2015-04-25T23:12:00</dc:date>
            </office:change-info>
            <text:p text:style-name="Text_20_body"/>
            <text:p text:style-name="Text_20_body"/>
          </text:deletion>
        </text:changed-region>
        <text:changed-region xml:id="ct251394320" text:id="ct251394320">
          <text:deletion>
            <office:change-info>
              <dc:creator>Peter Camilleri</dc:creator>
              <dc:date>2015-04-25T23:11:00</dc:date>
            </office:change-info>
            <text:p text:style-name="Text_20_body">.atanh</text:p>
          </text:deletion>
        </text:changed-region>
        <text:changed-region xml:id="ct251394528" text:id="ct251394528">
          <text:insertion>
            <office:change-info>
              <dc:creator>Peter Camilleri</dc:creator>
              <dc:date>2015-04-25T17:38:00</dc:date>
            </office:change-info>
          </text:insertion>
        </text:changed-region>
        <text:changed-region xml:id="ct251394632" text:id="ct251394632">
          <text:insertion>
            <office:change-info>
              <dc:creator>Peter Camilleri</dc:creator>
              <dc:date>2015-04-25T17:38:00</dc:date>
            </office:change-info>
          </text:insertion>
        </text:changed-region>
        <text:changed-region xml:id="ct251394736" text:id="ct251394736">
          <text:insertion>
            <office:change-info>
              <dc:creator>Peter Camilleri</dc:creator>
              <dc:date>2015-04-25T17:38:00</dc:date>
            </office:change-info>
          </text:insertion>
        </text:changed-region>
        <text:changed-region xml:id="ct251394840" text:id="ct251394840">
          <text:insertion>
            <office:change-info>
              <dc:creator>Peter Camilleri</dc:creator>
              <dc:date>2015-04-25T17:38:00</dc:date>
            </office:change-info>
          </text:insertion>
        </text:changed-region>
        <text:changed-region xml:id="ct251394944" text:id="ct251394944">
          <text:insertion>
            <office:change-info>
              <dc:creator>Peter Camilleri</dc:creator>
              <dc:date>2015-04-25T17:38:00</dc:date>
            </office:change-info>
          </text:insertion>
        </text:changed-region>
        <text:changed-region xml:id="ct251395048" text:id="ct251395048">
          <text:deletion>
            <office:change-info>
              <dc:creator>Peter Camilleri</dc:creator>
              <dc:date>2015-04-25T23:12:00</dc:date>
            </office:change-info>
            <text:p text:style-name="Text_20_body"/>
            <text:p text:style-name="Text_20_body">.c2p</text:p>
          </text:deletion>
        </text:changed-region>
        <text:changed-region xml:id="ct251395152" text:id="ct251395152">
          <text:insertion>
            <office:change-info>
              <dc:creator>Peter Camilleri</dc:creator>
              <dc:date>2015-04-25T17:38:00</dc:date>
            </office:change-info>
          </text:insertion>
        </text:changed-region>
        <text:changed-region xml:id="ct251395256" text:id="ct251395256">
          <text:insertion>
            <office:change-info>
              <dc:creator>Peter Camilleri</dc:creator>
              <dc:date>2015-04-25T17:38:00</dc:date>
            </office:change-info>
          </text:insertion>
        </text:changed-region>
        <text:changed-region xml:id="ct251395360" text:id="ct251395360">
          <text:insertion>
            <office:change-info>
              <dc:creator>Peter Camilleri</dc:creator>
              <dc:date>2015-04-25T17:38:00</dc:date>
            </office:change-info>
          </text:insertion>
        </text:changed-region>
        <text:changed-region xml:id="ct251395464" text:id="ct251395464">
          <text:insertion>
            <office:change-info>
              <dc:creator>Peter Camilleri</dc:creator>
              <dc:date>2015-04-25T17:38:00</dc:date>
            </office:change-info>
          </text:insertion>
        </text:changed-region>
        <text:changed-region xml:id="ct251395568" text:id="ct251395568">
          <text:insertion>
            <office:change-info>
              <dc:creator>Peter Camilleri</dc:creator>
              <dc:date>2015-04-25T17:38:00</dc:date>
            </office:change-info>
          </text:insertion>
        </text:changed-region>
        <text:changed-region xml:id="ct251395776" text:id="ct251395776">
          <text:deletion>
            <office:change-info>
              <dc:creator>Peter Camilleri</dc:creator>
              <dc:date>2015-04-25T23:13:00</dc:date>
            </office:change-info>
            <text:p text:style-name="Text_20_body"/>
            <text:p text:style-name="Text_20_body"/>
          </text:deletion>
        </text:changed-region>
        <text:changed-region xml:id="ct251395672" text:id="ct251395672">
          <text:deletion>
            <office:change-info>
              <dc:creator>Peter Camilleri</dc:creator>
              <dc:date>2015-04-25T23:12:00</dc:date>
            </office:change-info>
            <text:p text:style-name="Text_20_body">.cbrt</text:p>
          </text:deletion>
        </text:changed-region>
        <text:changed-region xml:id="ct251395880" text:id="ct251395880">
          <text:insertion>
            <office:change-info>
              <dc:creator>Peter Camilleri</dc:creator>
              <dc:date>2015-04-25T17:38:00</dc:date>
            </office:change-info>
          </text:insertion>
        </text:changed-region>
        <text:changed-region xml:id="ct251395984" text:id="ct251395984">
          <text:insertion>
            <office:change-info>
              <dc:creator>Peter Camilleri</dc:creator>
              <dc:date>2015-04-25T17:38:00</dc:date>
            </office:change-info>
          </text:insertion>
        </text:changed-region>
        <text:changed-region xml:id="ct251396088" text:id="ct251396088">
          <text:insertion>
            <office:change-info>
              <dc:creator>Peter Camilleri</dc:creator>
              <dc:date>2015-04-25T17:38:00</dc:date>
            </office:change-info>
          </text:insertion>
        </text:changed-region>
        <text:changed-region xml:id="ct251396192" text:id="ct251396192">
          <text:insertion>
            <office:change-info>
              <dc:creator>Peter Camilleri</dc:creator>
              <dc:date>2015-04-25T17:38:00</dc:date>
            </office:change-info>
          </text:insertion>
        </text:changed-region>
        <text:changed-region xml:id="ct251396296" text:id="ct251396296">
          <text:insertion>
            <office:change-info>
              <dc:creator>Peter Camilleri</dc:creator>
              <dc:date>2015-04-25T17:38:00</dc:date>
            </office:change-info>
          </text:insertion>
        </text:changed-region>
        <text:changed-region xml:id="ct251396400" text:id="ct251396400">
          <text:deletion>
            <office:change-info>
              <dc:creator>Peter Camilleri</dc:creator>
              <dc:date>2015-04-25T23:13:00</dc:date>
            </office:change-info>
            <text:p text:style-name="Text_20_body"/>
            <text:p text:style-name="Text_20_body">.ceil</text:p>
          </text:deletion>
        </text:changed-region>
        <text:changed-region xml:id="ct251396504" text:id="ct251396504">
          <text:insertion>
            <office:change-info>
              <dc:creator>Peter Camilleri</dc:creator>
              <dc:date>2015-04-25T17:38:00</dc:date>
            </office:change-info>
          </text:insertion>
        </text:changed-region>
        <text:changed-region xml:id="ct251396608" text:id="ct251396608">
          <text:insertion>
            <office:change-info>
              <dc:creator>Peter Camilleri</dc:creator>
              <dc:date>2015-04-25T17:38:00</dc:date>
            </office:change-info>
          </text:insertion>
        </text:changed-region>
        <text:changed-region xml:id="ct251396712" text:id="ct251396712">
          <text:insertion>
            <office:change-info>
              <dc:creator>Peter Camilleri</dc:creator>
              <dc:date>2015-04-25T17:38:00</dc:date>
            </office:change-info>
          </text:insertion>
        </text:changed-region>
        <text:changed-region xml:id="ct251396816" text:id="ct251396816">
          <text:insertion>
            <office:change-info>
              <dc:creator>Peter Camilleri</dc:creator>
              <dc:date>2015-04-25T17:38:00</dc:date>
            </office:change-info>
          </text:insertion>
        </text:changed-region>
        <text:changed-region xml:id="ct251396920" text:id="ct251396920">
          <text:insertion>
            <office:change-info>
              <dc:creator>Peter Camilleri</dc:creator>
              <dc:date>2015-04-25T17:38:00</dc:date>
            </office:change-info>
          </text:insertion>
        </text:changed-region>
        <text:changed-region xml:id="ct251397024" text:id="ct251397024">
          <text:insertion>
            <office:change-info>
              <dc:creator>Peter Camilleri</dc:creator>
              <dc:date>2015-04-25T17:38:00</dc:date>
            </office:change-info>
          </text:insertion>
        </text:changed-region>
        <text:changed-region xml:id="ct251397168" text:id="ct251397168">
          <text:deletion>
            <office:change-info>
              <dc:creator>Peter Camilleri</dc:creator>
              <dc:date>2015-04-25T23:13:00</dc:date>
            </office:change-info>
            <text:p text:style-name="Text_20_body"/>
            <text:p text:style-name="Text_20_body">.conjugate</text:p>
          </text:deletion>
        </text:changed-region>
        <text:changed-region xml:id="ct251397272" text:id="ct251397272">
          <text:insertion>
            <office:change-info>
              <dc:creator>Peter Camilleri</dc:creator>
              <dc:date>2015-04-25T17:38:00</dc:date>
            </office:change-info>
          </text:insertion>
        </text:changed-region>
        <text:changed-region xml:id="ct251397376" text:id="ct251397376">
          <text:insertion>
            <office:change-info>
              <dc:creator>Peter Camilleri</dc:creator>
              <dc:date>2015-04-25T17:38:00</dc:date>
            </office:change-info>
          </text:insertion>
        </text:changed-region>
        <text:changed-region xml:id="ct251397480" text:id="ct251397480">
          <text:insertion>
            <office:change-info>
              <dc:creator>Peter Camilleri</dc:creator>
              <dc:date>2015-04-25T17:38:00</dc:date>
            </office:change-info>
          </text:insertion>
        </text:changed-region>
        <text:changed-region xml:id="ct251397584" text:id="ct251397584">
          <text:insertion>
            <office:change-info>
              <dc:creator>Peter Camilleri</dc:creator>
              <dc:date>2015-04-25T17:38:00</dc:date>
            </office:change-info>
          </text:insertion>
        </text:changed-region>
        <text:changed-region xml:id="ct251397688" text:id="ct251397688">
          <text:deletion>
            <office:change-info>
              <dc:creator>Peter Camilleri</dc:creator>
              <dc:date>2015-04-25T23:13:00</dc:date>
            </office:change-info>
            <text:p text:style-name="Text_20_body"/>
            <text:p text:style-name="Text_20_body">.cos</text:p>
          </text:deletion>
        </text:changed-region>
        <text:changed-region xml:id="ct251397792" text:id="ct251397792">
          <text:insertion>
            <office:change-info>
              <dc:creator>Peter Camilleri</dc:creator>
              <dc:date>2015-04-25T17:38:00</dc:date>
            </office:change-info>
          </text:insertion>
        </text:changed-region>
        <text:changed-region xml:id="ct251397896" text:id="ct251397896">
          <text:insertion>
            <office:change-info>
              <dc:creator>Peter Camilleri</dc:creator>
              <dc:date>2015-04-25T17:38:00</dc:date>
            </office:change-info>
          </text:insertion>
        </text:changed-region>
        <text:changed-region xml:id="ct251398000" text:id="ct251398000">
          <text:insertion>
            <office:change-info>
              <dc:creator>Peter Camilleri</dc:creator>
              <dc:date>2015-04-25T17:38:00</dc:date>
            </office:change-info>
          </text:insertion>
        </text:changed-region>
        <text:changed-region xml:id="ct251398104" text:id="ct251398104">
          <text:insertion>
            <office:change-info>
              <dc:creator>Peter Camilleri</dc:creator>
              <dc:date>2015-04-25T17:38:00</dc:date>
            </office:change-info>
          </text:insertion>
        </text:changed-region>
        <text:changed-region xml:id="ct251398208" text:id="ct251398208">
          <text:insertion>
            <office:change-info>
              <dc:creator>Peter Camilleri</dc:creator>
              <dc:date>2015-04-25T17:38:00</dc:date>
            </office:change-info>
          </text:insertion>
        </text:changed-region>
        <text:changed-region xml:id="ct251398416" text:id="ct251398416">
          <text:deletion>
            <office:change-info>
              <dc:creator>Peter Camilleri</dc:creator>
              <dc:date>2015-04-25T23:14:00</dc:date>
            </office:change-info>
            <text:p text:style-name="Text_20_body"/>
            <text:p text:style-name="Text_20_body"/>
          </text:deletion>
        </text:changed-region>
        <text:changed-region xml:id="ct251398312" text:id="ct251398312">
          <text:deletion>
            <office:change-info>
              <dc:creator>Peter Camilleri</dc:creator>
              <dc:date>2015-04-25T23:13:00</dc:date>
            </office:change-info>
            <text:p text:style-name="Text_20_body">.cosh</text:p>
          </text:deletion>
        </text:changed-region>
        <text:changed-region xml:id="ct251398520" text:id="ct251398520">
          <text:insertion>
            <office:change-info>
              <dc:creator>Peter Camilleri</dc:creator>
              <dc:date>2015-04-25T17:38:00</dc:date>
            </office:change-info>
          </text:insertion>
        </text:changed-region>
        <text:changed-region xml:id="ct251398624" text:id="ct251398624">
          <text:insertion>
            <office:change-info>
              <dc:creator>Peter Camilleri</dc:creator>
              <dc:date>2015-04-25T17:38:00</dc:date>
            </office:change-info>
          </text:insertion>
        </text:changed-region>
        <text:changed-region xml:id="ct251398728" text:id="ct251398728">
          <text:insertion>
            <office:change-info>
              <dc:creator>Peter Camilleri</dc:creator>
              <dc:date>2015-04-25T17:38:00</dc:date>
            </office:change-info>
          </text:insertion>
        </text:changed-region>
        <text:changed-region xml:id="ct251398832" text:id="ct251398832">
          <text:insertion>
            <office:change-info>
              <dc:creator>Peter Camilleri</dc:creator>
              <dc:date>2015-04-25T17:38:00</dc:date>
            </office:change-info>
          </text:insertion>
        </text:changed-region>
        <text:changed-region xml:id="ct251398936" text:id="ct251398936">
          <text:insertion>
            <office:change-info>
              <dc:creator>Peter Camilleri</dc:creator>
              <dc:date>2015-04-25T17:38:00</dc:date>
            </office:change-info>
          </text:insertion>
        </text:changed-region>
        <text:changed-region xml:id="ct251399040" text:id="ct251399040">
          <text:deletion>
            <office:change-info>
              <dc:creator>Peter Camilleri</dc:creator>
              <dc:date>2015-04-25T23:14:00</dc:date>
            </office:change-info>
            <text:p text:style-name="Text_20_body"/>
            <text:p text:style-name="Text_20_body">.cube</text:p>
          </text:deletion>
        </text:changed-region>
        <text:changed-region xml:id="ct251399144" text:id="ct251399144">
          <text:insertion>
            <office:change-info>
              <dc:creator>Peter Camilleri</dc:creator>
              <dc:date>2015-04-25T17:38:00</dc:date>
            </office:change-info>
          </text:insertion>
        </text:changed-region>
        <text:changed-region xml:id="ct251399248" text:id="ct251399248">
          <text:insertion>
            <office:change-info>
              <dc:creator>Peter Camilleri</dc:creator>
              <dc:date>2015-04-25T17:38:00</dc:date>
            </office:change-info>
          </text:insertion>
        </text:changed-region>
        <text:changed-region xml:id="ct251399352" text:id="ct251399352">
          <text:insertion>
            <office:change-info>
              <dc:creator>Peter Camilleri</dc:creator>
              <dc:date>2015-04-25T17:38:00</dc:date>
            </office:change-info>
          </text:insertion>
        </text:changed-region>
        <text:changed-region xml:id="ct251399456" text:id="ct251399456">
          <text:insertion>
            <office:change-info>
              <dc:creator>Peter Camilleri</dc:creator>
              <dc:date>2015-04-25T17:38:00</dc:date>
            </office:change-info>
          </text:insertion>
        </text:changed-region>
        <text:changed-region xml:id="ct251399560" text:id="ct251399560">
          <text:deletion>
            <office:change-info>
              <dc:creator>Peter Camilleri</dc:creator>
              <dc:date>2015-04-25T23:15:00</dc:date>
            </office:change-info>
            <text:p text:style-name="Text_20_body"/>
            <text:p text:style-name="Text_20_body">.d2r</text:p>
          </text:deletion>
        </text:changed-region>
        <text:changed-region xml:id="ct251399664" text:id="ct251399664">
          <text:insertion>
            <office:change-info>
              <dc:creator>Peter Camilleri</dc:creator>
              <dc:date>2015-04-25T17:38:00</dc:date>
            </office:change-info>
          </text:insertion>
        </text:changed-region>
        <text:changed-region xml:id="ct251399768" text:id="ct251399768">
          <text:insertion>
            <office:change-info>
              <dc:creator>Peter Camilleri</dc:creator>
              <dc:date>2015-04-25T17:38:00</dc:date>
            </office:change-info>
          </text:insertion>
        </text:changed-region>
        <text:changed-region xml:id="ct251399872" text:id="ct251399872">
          <text:insertion>
            <office:change-info>
              <dc:creator>Peter Camilleri</dc:creator>
              <dc:date>2015-04-25T17:38:00</dc:date>
            </office:change-info>
          </text:insertion>
        </text:changed-region>
        <text:changed-region xml:id="ct251399976" text:id="ct251399976">
          <text:insertion>
            <office:change-info>
              <dc:creator>Peter Camilleri</dc:creator>
              <dc:date>2015-04-25T17:38:00</dc:date>
            </office:change-info>
          </text:insertion>
        </text:changed-region>
        <text:changed-region xml:id="ct251400080" text:id="ct251400080">
          <text:insertion>
            <office:change-info>
              <dc:creator>Peter Camilleri</dc:creator>
              <dc:date>2015-04-25T17:38:00</dc:date>
            </office:change-info>
          </text:insertion>
        </text:changed-region>
        <text:changed-region xml:id="ct251400184" text:id="ct251400184">
          <text:deletion>
            <office:change-info>
              <dc:creator>Peter Camilleri</dc:creator>
              <dc:date>2015-04-25T23:15:00</dc:date>
            </office:change-info>
            <text:p text:style-name="Text_20_body"/>
            <text:p text:style-name="Text_20_body">.denominator</text:p>
          </text:deletion>
        </text:changed-region>
        <text:changed-region xml:id="ct251400288" text:id="ct251400288">
          <text:insertion>
            <office:change-info>
              <dc:creator>Peter Camilleri</dc:creator>
              <dc:date>2015-04-25T17:38:00</dc:date>
            </office:change-info>
          </text:insertion>
        </text:changed-region>
        <text:changed-region xml:id="ct251400392" text:id="ct251400392">
          <text:insertion>
            <office:change-info>
              <dc:creator>Peter Camilleri</dc:creator>
              <dc:date>2015-04-25T17:38:00</dc:date>
            </office:change-info>
          </text:insertion>
        </text:changed-region>
        <text:changed-region xml:id="ct251400496" text:id="ct251400496">
          <text:insertion>
            <office:change-info>
              <dc:creator>Peter Camilleri</dc:creator>
              <dc:date>2015-04-25T17:38:00</dc:date>
            </office:change-info>
          </text:insertion>
        </text:changed-region>
        <text:changed-region xml:id="ct251400600" text:id="ct251400600">
          <text:insertion>
            <office:change-info>
              <dc:creator>Peter Camilleri</dc:creator>
              <dc:date>2015-04-25T17:38:00</dc:date>
            </office:change-info>
          </text:insertion>
        </text:changed-region>
        <text:changed-region xml:id="ct251400704" text:id="ct251400704">
          <text:insertion>
            <office:change-info>
              <dc:creator>Peter Camilleri</dc:creator>
              <dc:date>2015-04-25T17:38:00</dc:date>
            </office:change-info>
          </text:insertion>
        </text:changed-region>
        <text:changed-region xml:id="ct251400808" text:id="ct251400808">
          <text:insertion>
            <office:change-info>
              <dc:creator>Peter Camilleri</dc:creator>
              <dc:date>2015-04-25T17:38:00</dc:date>
            </office:change-info>
          </text:insertion>
        </text:changed-region>
        <text:changed-region xml:id="ct251400912" text:id="ct251400912">
          <text:deletion>
            <office:change-info>
              <dc:creator>Peter Camilleri</dc:creator>
              <dc:date>2015-04-25T23:15:00</dc:date>
            </office:change-info>
            <text:p text:style-name="Text_20_body"/>
            <text:p text:style-name="Text_20_body">.e**</text:p>
          </text:deletion>
        </text:changed-region>
        <text:changed-region xml:id="ct251401016" text:id="ct251401016">
          <text:insertion>
            <office:change-info>
              <dc:creator>Peter Camilleri</dc:creator>
              <dc:date>2015-04-25T17:38:00</dc:date>
            </office:change-info>
          </text:insertion>
        </text:changed-region>
        <text:changed-region xml:id="ct251401120" text:id="ct251401120">
          <text:insertion>
            <office:change-info>
              <dc:creator>Peter Camilleri</dc:creator>
              <dc:date>2015-04-25T17:38:00</dc:date>
            </office:change-info>
          </text:insertion>
        </text:changed-region>
        <text:changed-region xml:id="ct251417648" text:id="ct251417648">
          <text:insertion>
            <office:change-info>
              <dc:creator>Peter Camilleri</dc:creator>
              <dc:date>2015-04-25T17:38:00</dc:date>
            </office:change-info>
          </text:insertion>
        </text:changed-region>
        <text:changed-region xml:id="ct251417752" text:id="ct251417752">
          <text:insertion>
            <office:change-info>
              <dc:creator>Peter Camilleri</dc:creator>
              <dc:date>2015-04-25T17:38:00</dc:date>
            </office:change-info>
          </text:insertion>
        </text:changed-region>
        <text:changed-region xml:id="ct251417856" text:id="ct251417856">
          <text:insertion>
            <office:change-info>
              <dc:creator>Peter Camilleri</dc:creator>
              <dc:date>2015-04-25T17:38:00</dc:date>
            </office:change-info>
          </text:insertion>
        </text:changed-region>
        <text:changed-region xml:id="ct251417960" text:id="ct251417960">
          <text:deletion>
            <office:change-info>
              <dc:creator>Peter Camilleri</dc:creator>
              <dc:date>2015-04-25T23:15:00</dc:date>
            </office:change-info>
            <text:p text:style-name="Text_20_body"/>
            <text:p text:style-name="Text_20_body">.emit</text:p>
          </text:deletion>
        </text:changed-region>
        <text:changed-region xml:id="ct251418064" text:id="ct251418064">
          <text:insertion>
            <office:change-info>
              <dc:creator>Peter Camilleri</dc:creator>
              <dc:date>2015-04-25T17:38:00</dc:date>
            </office:change-info>
          </text:insertion>
        </text:changed-region>
        <text:changed-region xml:id="ct251418168" text:id="ct251418168">
          <text:insertion>
            <office:change-info>
              <dc:creator>Peter Camilleri</dc:creator>
              <dc:date>2015-04-25T17:38:00</dc:date>
            </office:change-info>
          </text:insertion>
        </text:changed-region>
        <text:changed-region xml:id="ct251418272" text:id="ct251418272">
          <text:insertion>
            <office:change-info>
              <dc:creator>Peter Camilleri</dc:creator>
              <dc:date>2015-04-25T17:38:00</dc:date>
            </office:change-info>
          </text:insertion>
        </text:changed-region>
        <text:changed-region xml:id="ct251418376" text:id="ct251418376">
          <text:insertion>
            <office:change-info>
              <dc:creator>Peter Camilleri</dc:creator>
              <dc:date>2015-04-25T17:38:00</dc:date>
            </office:change-info>
          </text:insertion>
        </text:changed-region>
        <text:changed-region xml:id="ct251418584" text:id="ct251418584">
          <text:deletion>
            <office:change-info>
              <dc:creator>Peter Camilleri</dc:creator>
              <dc:date>2015-04-25T23:16:00</dc:date>
            </office:change-info>
            <text:p text:style-name="Text_20_body"/>
            <text:p text:style-name="Text_20_body"/>
          </text:deletion>
        </text:changed-region>
        <text:changed-region xml:id="ct251418480" text:id="ct251418480">
          <text:deletion>
            <office:change-info>
              <dc:creator>Peter Camilleri</dc:creator>
              <dc:date>2015-04-25T23:15:00</dc:date>
            </office:change-info>
            <text:p text:style-name="Text_20_body">.floor</text:p>
          </text:deletion>
        </text:changed-region>
        <text:changed-region xml:id="ct251418688" text:id="ct251418688">
          <text:insertion>
            <office:change-info>
              <dc:creator>Peter Camilleri</dc:creator>
              <dc:date>2015-04-25T17:38:00</dc:date>
            </office:change-info>
          </text:insertion>
        </text:changed-region>
        <text:changed-region xml:id="ct251418792" text:id="ct251418792">
          <text:insertion>
            <office:change-info>
              <dc:creator>Peter Camilleri</dc:creator>
              <dc:date>2015-04-25T17:38:00</dc:date>
            </office:change-info>
          </text:insertion>
        </text:changed-region>
        <text:changed-region xml:id="ct251418896" text:id="ct251418896">
          <text:insertion>
            <office:change-info>
              <dc:creator>Peter Camilleri</dc:creator>
              <dc:date>2015-04-25T17:38:00</dc:date>
            </office:change-info>
          </text:insertion>
        </text:changed-region>
        <text:changed-region xml:id="ct251419000" text:id="ct251419000">
          <text:insertion>
            <office:change-info>
              <dc:creator>Peter Camilleri</dc:creator>
              <dc:date>2015-04-25T17:38:00</dc:date>
            </office:change-info>
          </text:insertion>
        </text:changed-region>
        <text:changed-region xml:id="ct251419104" text:id="ct251419104">
          <text:insertion>
            <office:change-info>
              <dc:creator>Peter Camilleri</dc:creator>
              <dc:date>2015-04-25T17:38:00</dc:date>
            </office:change-info>
          </text:insertion>
        </text:changed-region>
        <text:changed-region xml:id="ct251419208" text:id="ct251419208">
          <text:insertion>
            <office:change-info>
              <dc:creator>Peter Camilleri</dc:creator>
              <dc:date>2015-04-25T17:38:00</dc:date>
            </office:change-info>
          </text:insertion>
        </text:changed-region>
        <text:changed-region xml:id="ct251419312" text:id="ct251419312">
          <text:deletion>
            <office:change-info>
              <dc:creator>Peter Camilleri</dc:creator>
              <dc:date>2015-04-25T23:16:00</dc:date>
            </office:change-info>
            <text:p text:style-name="Text_20_body"/>
            <text:p text:style-name="Text_20_body">.hypot</text:p>
          </text:deletion>
        </text:changed-region>
        <text:changed-region xml:id="ct251419416" text:id="ct251419416">
          <text:insertion>
            <office:change-info>
              <dc:creator>Peter Camilleri</dc:creator>
              <dc:date>2015-04-25T17:38:00</dc:date>
            </office:change-info>
          </text:insertion>
        </text:changed-region>
        <text:changed-region xml:id="ct251419520" text:id="ct251419520">
          <text:insertion>
            <office:change-info>
              <dc:creator>Peter Camilleri</dc:creator>
              <dc:date>2015-04-25T17:38:00</dc:date>
            </office:change-info>
          </text:insertion>
        </text:changed-region>
        <text:changed-region xml:id="ct251419624" text:id="ct251419624">
          <text:insertion>
            <office:change-info>
              <dc:creator>Peter Camilleri</dc:creator>
              <dc:date>2015-04-25T17:38:00</dc:date>
            </office:change-info>
          </text:insertion>
        </text:changed-region>
        <text:changed-region xml:id="ct251419728" text:id="ct251419728">
          <text:insertion>
            <office:change-info>
              <dc:creator>Peter Camilleri</dc:creator>
              <dc:date>2015-04-25T17:38:00</dc:date>
            </office:change-info>
          </text:insertion>
        </text:changed-region>
        <text:changed-region xml:id="ct251419832" text:id="ct251419832">
          <text:insertion>
            <office:change-info>
              <dc:creator>Peter Camilleri</dc:creator>
              <dc:date>2015-04-25T17:38:00</dc:date>
            </office:change-info>
          </text:insertion>
        </text:changed-region>
        <text:changed-region xml:id="ct251419936" text:id="ct251419936">
          <text:deletion>
            <office:change-info>
              <dc:creator>Peter Camilleri</dc:creator>
              <dc:date>2015-04-25T23:16:00</dc:date>
            </office:change-info>
            <text:p text:style-name="Text_20_body"/>
            <text:p text:style-name="Text_20_body">.imaginary</text:p>
          </text:deletion>
        </text:changed-region>
        <text:changed-region xml:id="ct251420040" text:id="ct251420040">
          <text:insertion>
            <office:change-info>
              <dc:creator>Peter Camilleri</dc:creator>
              <dc:date>2015-04-25T17:38:00</dc:date>
            </office:change-info>
          </text:insertion>
        </text:changed-region>
        <text:changed-region xml:id="ct251420144" text:id="ct251420144">
          <text:insertion>
            <office:change-info>
              <dc:creator>Peter Camilleri</dc:creator>
              <dc:date>2015-04-25T17:38:00</dc:date>
            </office:change-info>
          </text:insertion>
        </text:changed-region>
        <text:changed-region xml:id="ct251420248" text:id="ct251420248">
          <text:insertion>
            <office:change-info>
              <dc:creator>Peter Camilleri</dc:creator>
              <dc:date>2015-04-25T17:38:00</dc:date>
            </office:change-info>
          </text:insertion>
        </text:changed-region>
        <text:changed-region xml:id="ct251420352" text:id="ct251420352">
          <text:insertion>
            <office:change-info>
              <dc:creator>Peter Camilleri</dc:creator>
              <dc:date>2015-04-25T17:38:00</dc:date>
            </office:change-info>
          </text:insertion>
        </text:changed-region>
        <text:changed-region xml:id="ct251420456" text:id="ct251420456">
          <text:deletion>
            <office:change-info>
              <dc:creator>Peter Camilleri</dc:creator>
              <dc:date>2015-04-25T23:16:00</dc:date>
            </office:change-info>
            <text:p text:style-name="Text_20_body"/>
            <text:p text:style-name="Text_20_body">.ln</text:p>
          </text:deletion>
        </text:changed-region>
        <text:changed-region xml:id="ct251420560" text:id="ct251420560">
          <text:insertion>
            <office:change-info>
              <dc:creator>Peter Camilleri</dc:creator>
              <dc:date>2015-04-25T17:38:00</dc:date>
            </office:change-info>
          </text:insertion>
        </text:changed-region>
        <text:changed-region xml:id="ct251420664" text:id="ct251420664">
          <text:insertion>
            <office:change-info>
              <dc:creator>Peter Camilleri</dc:creator>
              <dc:date>2015-04-25T17:38:00</dc:date>
            </office:change-info>
          </text:insertion>
        </text:changed-region>
        <text:changed-region xml:id="ct251420768" text:id="ct251420768">
          <text:insertion>
            <office:change-info>
              <dc:creator>Peter Camilleri</dc:creator>
              <dc:date>2015-04-25T17:38:00</dc:date>
            </office:change-info>
          </text:insertion>
        </text:changed-region>
        <text:changed-region xml:id="ct251420872" text:id="ct251420872">
          <text:insertion>
            <office:change-info>
              <dc:creator>Peter Camilleri</dc:creator>
              <dc:date>2015-04-25T17:38:00</dc:date>
            </office:change-info>
          </text:insertion>
        </text:changed-region>
        <text:changed-region xml:id="ct251420976" text:id="ct251420976">
          <text:insertion>
            <office:change-info>
              <dc:creator>Peter Camilleri</dc:creator>
              <dc:date>2015-04-25T17:38:00</dc:date>
            </office:change-info>
          </text:insertion>
        </text:changed-region>
        <text:changed-region xml:id="ct251421080" text:id="ct251421080">
          <text:deletion>
            <office:change-info>
              <dc:creator>Peter Camilleri</dc:creator>
              <dc:date>2015-04-25T23:16:00</dc:date>
            </office:change-info>
            <text:p text:style-name="Text_20_body"/>
            <text:p text:style-name="Text_20_body">.log10</text:p>
          </text:deletion>
        </text:changed-region>
        <text:changed-region xml:id="ct251421184" text:id="ct251421184">
          <text:insertion>
            <office:change-info>
              <dc:creator>Peter Camilleri</dc:creator>
              <dc:date>2015-04-25T17:38:00</dc:date>
            </office:change-info>
          </text:insertion>
        </text:changed-region>
        <text:changed-region xml:id="ct251421288" text:id="ct251421288">
          <text:insertion>
            <office:change-info>
              <dc:creator>Peter Camilleri</dc:creator>
              <dc:date>2015-04-25T17:38:00</dc:date>
            </office:change-info>
          </text:insertion>
        </text:changed-region>
        <text:changed-region xml:id="ct251421392" text:id="ct251421392">
          <text:insertion>
            <office:change-info>
              <dc:creator>Peter Camilleri</dc:creator>
              <dc:date>2015-04-25T17:38:00</dc:date>
            </office:change-info>
          </text:insertion>
        </text:changed-region>
        <text:changed-region xml:id="ct251421496" text:id="ct251421496">
          <text:insertion>
            <office:change-info>
              <dc:creator>Peter Camilleri</dc:creator>
              <dc:date>2015-04-25T17:38:00</dc:date>
            </office:change-info>
          </text:insertion>
        </text:changed-region>
        <text:changed-region xml:id="ct251421600" text:id="ct251421600">
          <text:insertion>
            <office:change-info>
              <dc:creator>Peter Camilleri</dc:creator>
              <dc:date>2015-04-25T17:38:00</dc:date>
            </office:change-info>
          </text:insertion>
        </text:changed-region>
        <text:changed-region xml:id="ct251421744" text:id="ct251421744">
          <text:deletion>
            <office:change-info>
              <dc:creator>Peter Camilleri</dc:creator>
              <dc:date>2015-04-25T23:17:00</dc:date>
            </office:change-info>
            <text:p text:style-name="Text_20_body"/>
            <text:p text:style-name="Text_20_body">.log2</text:p>
          </text:deletion>
        </text:changed-region>
        <text:changed-region xml:id="ct251421848" text:id="ct251421848">
          <text:insertion>
            <office:change-info>
              <dc:creator>Peter Camilleri</dc:creator>
              <dc:date>2015-04-25T17:38:00</dc:date>
            </office:change-info>
          </text:insertion>
        </text:changed-region>
        <text:changed-region xml:id="ct251421952" text:id="ct251421952">
          <text:insertion>
            <office:change-info>
              <dc:creator>Peter Camilleri</dc:creator>
              <dc:date>2015-04-25T17:38:00</dc:date>
            </office:change-info>
          </text:insertion>
        </text:changed-region>
        <text:changed-region xml:id="ct251422056" text:id="ct251422056">
          <text:insertion>
            <office:change-info>
              <dc:creator>Peter Camilleri</dc:creator>
              <dc:date>2015-04-25T17:38:00</dc:date>
            </office:change-info>
          </text:insertion>
        </text:changed-region>
        <text:changed-region xml:id="ct251422160" text:id="ct251422160">
          <text:insertion>
            <office:change-info>
              <dc:creator>Peter Camilleri</dc:creator>
              <dc:date>2015-04-25T17:38:00</dc:date>
            </office:change-info>
          </text:insertion>
        </text:changed-region>
        <text:changed-region xml:id="ct251422264" text:id="ct251422264">
          <text:insertion>
            <office:change-info>
              <dc:creator>Peter Camilleri</dc:creator>
              <dc:date>2015-04-25T17:38:00</dc:date>
            </office:change-info>
          </text:insertion>
        </text:changed-region>
        <text:changed-region xml:id="ct251422368" text:id="ct251422368">
          <text:deletion>
            <office:change-info>
              <dc:creator>Peter Camilleri</dc:creator>
              <dc:date>2015-04-25T23:17:00</dc:date>
            </office:change-info>
            <text:p text:style-name="Text_20_body"/>
            <text:p text:style-name="Text_20_body">.magnitude</text:p>
          </text:deletion>
        </text:changed-region>
        <text:changed-region xml:id="ct251422472" text:id="ct251422472">
          <text:insertion>
            <office:change-info>
              <dc:creator>Peter Camilleri</dc:creator>
              <dc:date>2015-04-25T17:38:00</dc:date>
            </office:change-info>
          </text:insertion>
        </text:changed-region>
        <text:changed-region xml:id="ct251422576" text:id="ct251422576">
          <text:insertion>
            <office:change-info>
              <dc:creator>Peter Camilleri</dc:creator>
              <dc:date>2015-04-25T17:38:00</dc:date>
            </office:change-info>
          </text:insertion>
        </text:changed-region>
        <text:changed-region xml:id="ct251422680" text:id="ct251422680">
          <text:insertion>
            <office:change-info>
              <dc:creator>Peter Camilleri</dc:creator>
              <dc:date>2015-04-25T17:38:00</dc:date>
            </office:change-info>
          </text:insertion>
        </text:changed-region>
        <text:changed-region xml:id="ct251422784" text:id="ct251422784">
          <text:insertion>
            <office:change-info>
              <dc:creator>Peter Camilleri</dc:creator>
              <dc:date>2015-04-25T17:38:00</dc:date>
            </office:change-info>
          </text:insertion>
        </text:changed-region>
        <text:changed-region xml:id="ct251422888" text:id="ct251422888">
          <text:deletion>
            <office:change-info>
              <dc:creator>Peter Camilleri</dc:creator>
              <dc:date>2015-04-25T23:17:00</dc:date>
            </office:change-info>
            <text:p text:style-name="Text_20_body"/>
            <text:p text:style-name="Text_20_body">.numerator</text:p>
          </text:deletion>
        </text:changed-region>
        <text:changed-region xml:id="ct251422992" text:id="ct251422992">
          <text:insertion>
            <office:change-info>
              <dc:creator>Peter Camilleri</dc:creator>
              <dc:date>2015-04-25T17:38:00</dc:date>
            </office:change-info>
          </text:insertion>
        </text:changed-region>
        <text:changed-region xml:id="ct251423096" text:id="ct251423096">
          <text:insertion>
            <office:change-info>
              <dc:creator>Peter Camilleri</dc:creator>
              <dc:date>2015-04-25T17:38:00</dc:date>
            </office:change-info>
          </text:insertion>
        </text:changed-region>
        <text:changed-region xml:id="ct251423200" text:id="ct251423200">
          <text:insertion>
            <office:change-info>
              <dc:creator>Peter Camilleri</dc:creator>
              <dc:date>2015-04-25T17:38:00</dc:date>
            </office:change-info>
          </text:insertion>
        </text:changed-region>
        <text:changed-region xml:id="ct251423304" text:id="ct251423304">
          <text:insertion>
            <office:change-info>
              <dc:creator>Peter Camilleri</dc:creator>
              <dc:date>2015-04-25T17:38:00</dc:date>
            </office:change-info>
          </text:insertion>
        </text:changed-region>
        <text:changed-region xml:id="ct251423512" text:id="ct251423512">
          <text:deletion>
            <office:change-info>
              <dc:creator>Peter Camilleri</dc:creator>
              <dc:date>2015-04-25T23:18:00</dc:date>
            </office:change-info>
            <text:p text:style-name="Text_20_body"/>
            <text:p text:style-name="Text_20_body"/>
          </text:deletion>
        </text:changed-region>
        <text:changed-region xml:id="ct251423408" text:id="ct251423408">
          <text:deletion>
            <office:change-info>
              <dc:creator>Peter Camilleri</dc:creator>
              <dc:date>2015-04-25T23:17:00</dc:date>
            </office:change-info>
            <text:p text:style-name="Text_20_body">.p2c</text:p>
          </text:deletion>
        </text:changed-region>
        <text:changed-region xml:id="ct251423616" text:id="ct251423616">
          <text:insertion>
            <office:change-info>
              <dc:creator>Peter Camilleri</dc:creator>
              <dc:date>2015-04-25T17:38:00</dc:date>
            </office:change-info>
          </text:insertion>
        </text:changed-region>
        <text:changed-region xml:id="ct251423720" text:id="ct251423720">
          <text:insertion>
            <office:change-info>
              <dc:creator>Peter Camilleri</dc:creator>
              <dc:date>2015-04-25T17:38:00</dc:date>
            </office:change-info>
          </text:insertion>
        </text:changed-region>
        <text:changed-region xml:id="ct251423824" text:id="ct251423824">
          <text:insertion>
            <office:change-info>
              <dc:creator>Peter Camilleri</dc:creator>
              <dc:date>2015-04-25T17:38:00</dc:date>
            </office:change-info>
          </text:insertion>
        </text:changed-region>
        <text:changed-region xml:id="ct251423928" text:id="ct251423928">
          <text:insertion>
            <office:change-info>
              <dc:creator>Peter Camilleri</dc:creator>
              <dc:date>2015-04-25T17:38:00</dc:date>
            </office:change-info>
          </text:insertion>
        </text:changed-region>
        <text:changed-region xml:id="ct251424032" text:id="ct251424032">
          <text:insertion>
            <office:change-info>
              <dc:creator>Peter Camilleri</dc:creator>
              <dc:date>2015-04-25T17:38:00</dc:date>
            </office:change-info>
          </text:insertion>
        </text:changed-region>
        <text:changed-region xml:id="ct251424136" text:id="ct251424136">
          <text:insertion>
            <office:change-info>
              <dc:creator>Peter Camilleri</dc:creator>
              <dc:date>2015-04-25T17:38:00</dc:date>
            </office:change-info>
          </text:insertion>
        </text:changed-region>
        <text:changed-region xml:id="ct251424240" text:id="ct251424240">
          <text:deletion>
            <office:change-info>
              <dc:creator>Peter Camilleri</dc:creator>
              <dc:date>2015-04-25T23:18:00</dc:date>
            </office:change-info>
            <text:p text:style-name="Text_20_body"/>
            <text:p text:style-name="Text_20_body">.polar</text:p>
          </text:deletion>
        </text:changed-region>
        <text:changed-region xml:id="ct251424344" text:id="ct251424344">
          <text:insertion>
            <office:change-info>
              <dc:creator>Peter Camilleri</dc:creator>
              <dc:date>2015-04-25T17:38:00</dc:date>
            </office:change-info>
          </text:insertion>
        </text:changed-region>
        <text:changed-region xml:id="ct251424448" text:id="ct251424448">
          <text:insertion>
            <office:change-info>
              <dc:creator>Peter Camilleri</dc:creator>
              <dc:date>2015-04-25T17:38:00</dc:date>
            </office:change-info>
          </text:insertion>
        </text:changed-region>
        <text:changed-region xml:id="ct251424552" text:id="ct251424552">
          <text:insertion>
            <office:change-info>
              <dc:creator>Peter Camilleri</dc:creator>
              <dc:date>2015-04-25T17:38:00</dc:date>
            </office:change-info>
          </text:insertion>
        </text:changed-region>
        <text:changed-region xml:id="ct251424656" text:id="ct251424656">
          <text:insertion>
            <office:change-info>
              <dc:creator>Peter Camilleri</dc:creator>
              <dc:date>2015-04-25T17:38:00</dc:date>
            </office:change-info>
          </text:insertion>
        </text:changed-region>
        <text:changed-region xml:id="ct251424760" text:id="ct251424760">
          <text:insertion>
            <office:change-info>
              <dc:creator>Peter Camilleri</dc:creator>
              <dc:date>2015-04-25T17:38:00</dc:date>
            </office:change-info>
          </text:insertion>
        </text:changed-region>
        <text:changed-region xml:id="ct251424864" text:id="ct251424864">
          <text:insertion>
            <office:change-info>
              <dc:creator>Peter Camilleri</dc:creator>
              <dc:date>2015-04-25T17:38:00</dc:date>
            </office:change-info>
          </text:insertion>
        </text:changed-region>
        <text:changed-region xml:id="ct251424968" text:id="ct251424968">
          <text:deletion>
            <office:change-info>
              <dc:creator>Peter Camilleri</dc:creator>
              <dc:date>2015-04-25T23:18:00</dc:date>
            </office:change-info>
            <text:p text:style-name="Text_20_body"/>
            <text:p text:style-name="Text_20_body">.r2d</text:p>
          </text:deletion>
        </text:changed-region>
        <text:changed-region xml:id="ct251425072" text:id="ct251425072">
          <text:insertion>
            <office:change-info>
              <dc:creator>Peter Camilleri</dc:creator>
              <dc:date>2015-04-25T17:38:00</dc:date>
            </office:change-info>
          </text:insertion>
        </text:changed-region>
        <text:changed-region xml:id="ct251425176" text:id="ct251425176">
          <text:insertion>
            <office:change-info>
              <dc:creator>Peter Camilleri</dc:creator>
              <dc:date>2015-04-25T17:38:00</dc:date>
            </office:change-info>
          </text:insertion>
        </text:changed-region>
        <text:changed-region xml:id="ct251425280" text:id="ct251425280">
          <text:insertion>
            <office:change-info>
              <dc:creator>Peter Camilleri</dc:creator>
              <dc:date>2015-04-25T17:38:00</dc:date>
            </office:change-info>
          </text:insertion>
        </text:changed-region>
        <text:changed-region xml:id="ct251425384" text:id="ct251425384">
          <text:insertion>
            <office:change-info>
              <dc:creator>Peter Camilleri</dc:creator>
              <dc:date>2015-04-25T17:38:00</dc:date>
            </office:change-info>
          </text:insertion>
        </text:changed-region>
        <text:changed-region xml:id="ct251425488" text:id="ct251425488">
          <text:insertion>
            <office:change-info>
              <dc:creator>Peter Camilleri</dc:creator>
              <dc:date>2015-04-25T17:38:00</dc:date>
            </office:change-info>
          </text:insertion>
        </text:changed-region>
        <text:changed-region xml:id="ct251425592" text:id="ct251425592">
          <text:deletion>
            <office:change-info>
              <dc:creator>Peter Camilleri</dc:creator>
              <dc:date>2015-04-25T23:18:00</dc:date>
            </office:change-info>
            <text:p text:style-name="Text_20_body"/>
            <text:p text:style-name="Text_20_body">.real</text:p>
          </text:deletion>
        </text:changed-region>
        <text:changed-region xml:id="ct251425696" text:id="ct251425696">
          <text:insertion>
            <office:change-info>
              <dc:creator>Peter Camilleri</dc:creator>
              <dc:date>2015-04-25T17:39:00</dc:date>
            </office:change-info>
          </text:insertion>
        </text:changed-region>
        <text:changed-region xml:id="ct251495384" text:id="ct251495384">
          <text:insertion>
            <office:change-info>
              <dc:creator>Peter Camilleri</dc:creator>
              <dc:date>2015-04-25T17:39:00</dc:date>
            </office:change-info>
          </text:insertion>
        </text:changed-region>
        <text:changed-region xml:id="ct251495488" text:id="ct251495488">
          <text:insertion>
            <office:change-info>
              <dc:creator>Peter Camilleri</dc:creator>
              <dc:date>2015-04-25T17:39:00</dc:date>
            </office:change-info>
          </text:insertion>
        </text:changed-region>
        <text:changed-region xml:id="ct251495592" text:id="ct251495592">
          <text:insertion>
            <office:change-info>
              <dc:creator>Peter Camilleri</dc:creator>
              <dc:date>2015-04-25T17:39:00</dc:date>
            </office:change-info>
          </text:insertion>
        </text:changed-region>
        <text:changed-region xml:id="ct251495696" text:id="ct251495696">
          <text:deletion>
            <office:change-info>
              <dc:creator>Peter Camilleri</dc:creator>
              <dc:date>2015-04-25T23:19:00</dc:date>
            </office:change-info>
            <text:p text:style-name="Text_20_body"/>
            <text:p text:style-name="Text_20_body">.round</text:p>
          </text:deletion>
        </text:changed-region>
        <text:changed-region xml:id="ct251495800" text:id="ct251495800">
          <text:insertion>
            <office:change-info>
              <dc:creator>Peter Camilleri</dc:creator>
              <dc:date>2015-04-25T17:39:00</dc:date>
            </office:change-info>
          </text:insertion>
        </text:changed-region>
        <text:changed-region xml:id="ct251495904" text:id="ct251495904">
          <text:insertion>
            <office:change-info>
              <dc:creator>Peter Camilleri</dc:creator>
              <dc:date>2015-04-25T17:39:00</dc:date>
            </office:change-info>
          </text:insertion>
        </text:changed-region>
        <text:changed-region xml:id="ct251496008" text:id="ct251496008">
          <text:insertion>
            <office:change-info>
              <dc:creator>Peter Camilleri</dc:creator>
              <dc:date>2015-04-25T17:39:00</dc:date>
            </office:change-info>
          </text:insertion>
        </text:changed-region>
        <text:changed-region xml:id="ct251496112" text:id="ct251496112">
          <text:insertion>
            <office:change-info>
              <dc:creator>Peter Camilleri</dc:creator>
              <dc:date>2015-04-25T17:39:00</dc:date>
            </office:change-info>
          </text:insertion>
        </text:changed-region>
        <text:changed-region xml:id="ct251496216" text:id="ct251496216">
          <text:insertion>
            <office:change-info>
              <dc:creator>Peter Camilleri</dc:creator>
              <dc:date>2015-04-25T17:39:00</dc:date>
            </office:change-info>
          </text:insertion>
        </text:changed-region>
        <text:changed-region xml:id="ct251496320" text:id="ct251496320">
          <text:insertion>
            <office:change-info>
              <dc:creator>Peter Camilleri</dc:creator>
              <dc:date>2015-04-25T17:39:00</dc:date>
            </office:change-info>
          </text:insertion>
        </text:changed-region>
        <text:changed-region xml:id="ct251496424" text:id="ct251496424">
          <text:deletion>
            <office:change-info>
              <dc:creator>Peter Camilleri</dc:creator>
              <dc:date>2015-04-25T23:19:00</dc:date>
            </office:change-info>
            <text:p text:style-name="Text_20_body"/>
            <text:p text:style-name="Text_20_body">.sin</text:p>
          </text:deletion>
        </text:changed-region>
        <text:changed-region xml:id="ct251496528" text:id="ct251496528">
          <text:insertion>
            <office:change-info>
              <dc:creator>Peter Camilleri</dc:creator>
              <dc:date>2015-04-25T17:39:00</dc:date>
            </office:change-info>
          </text:insertion>
        </text:changed-region>
        <text:changed-region xml:id="ct251496632" text:id="ct251496632">
          <text:insertion>
            <office:change-info>
              <dc:creator>Peter Camilleri</dc:creator>
              <dc:date>2015-04-25T17:39:00</dc:date>
            </office:change-info>
          </text:insertion>
        </text:changed-region>
        <text:changed-region xml:id="ct251496736" text:id="ct251496736">
          <text:insertion>
            <office:change-info>
              <dc:creator>Peter Camilleri</dc:creator>
              <dc:date>2015-04-25T17:39:00</dc:date>
            </office:change-info>
          </text:insertion>
        </text:changed-region>
        <text:changed-region xml:id="ct251496840" text:id="ct251496840">
          <text:insertion>
            <office:change-info>
              <dc:creator>Peter Camilleri</dc:creator>
              <dc:date>2015-04-25T17:39:00</dc:date>
            </office:change-info>
          </text:insertion>
        </text:changed-region>
        <text:changed-region xml:id="ct251496944" text:id="ct251496944">
          <text:insertion>
            <office:change-info>
              <dc:creator>Peter Camilleri</dc:creator>
              <dc:date>2015-04-25T17:39:00</dc:date>
            </office:change-info>
          </text:insertion>
        </text:changed-region>
        <text:changed-region xml:id="ct251497048" text:id="ct251497048">
          <text:deletion>
            <office:change-info>
              <dc:creator>Peter Camilleri</dc:creator>
              <dc:date>2015-04-25T23:19:00</dc:date>
            </office:change-info>
            <text:p text:style-name="Text_20_body"/>
            <text:p text:style-name="Text_20_body">.sinh</text:p>
          </text:deletion>
        </text:changed-region>
        <text:changed-region xml:id="ct251497152" text:id="ct251497152">
          <text:insertion>
            <office:change-info>
              <dc:creator>Peter Camilleri</dc:creator>
              <dc:date>2015-04-25T17:39:00</dc:date>
            </office:change-info>
          </text:insertion>
        </text:changed-region>
        <text:changed-region xml:id="ct251497256" text:id="ct251497256">
          <text:insertion>
            <office:change-info>
              <dc:creator>Peter Camilleri</dc:creator>
              <dc:date>2015-04-25T17:39:00</dc:date>
            </office:change-info>
          </text:insertion>
        </text:changed-region>
        <text:changed-region xml:id="ct251497360" text:id="ct251497360">
          <text:insertion>
            <office:change-info>
              <dc:creator>Peter Camilleri</dc:creator>
              <dc:date>2015-04-25T17:39:00</dc:date>
            </office:change-info>
          </text:insertion>
        </text:changed-region>
        <text:changed-region xml:id="ct251497464" text:id="ct251497464">
          <text:insertion>
            <office:change-info>
              <dc:creator>Peter Camilleri</dc:creator>
              <dc:date>2015-04-25T17:39:00</dc:date>
            </office:change-info>
          </text:insertion>
        </text:changed-region>
        <text:changed-region xml:id="ct251497568" text:id="ct251497568">
          <text:insertion>
            <office:change-info>
              <dc:creator>Peter Camilleri</dc:creator>
              <dc:date>2015-04-25T17:39:00</dc:date>
            </office:change-info>
          </text:insertion>
        </text:changed-region>
        <text:changed-region xml:id="ct251497672" text:id="ct251497672">
          <text:deletion>
            <office:change-info>
              <dc:creator>Peter Camilleri</dc:creator>
              <dc:date>2015-04-25T23:19:00</dc:date>
            </office:change-info>
            <text:p text:style-name="Text_20_body"/>
            <text:p text:style-name="Text_20_body">.sleep</text:p>
          </text:deletion>
        </text:changed-region>
        <text:changed-region xml:id="ct251497776" text:id="ct251497776">
          <text:insertion>
            <office:change-info>
              <dc:creator>Peter Camilleri</dc:creator>
              <dc:date>2015-04-25T17:39:00</dc:date>
            </office:change-info>
          </text:insertion>
        </text:changed-region>
        <text:changed-region xml:id="ct251497880" text:id="ct251497880">
          <text:insertion>
            <office:change-info>
              <dc:creator>Peter Camilleri</dc:creator>
              <dc:date>2015-04-25T17:39:00</dc:date>
            </office:change-info>
          </text:insertion>
        </text:changed-region>
        <text:changed-region xml:id="ct251497984" text:id="ct251497984">
          <text:insertion>
            <office:change-info>
              <dc:creator>Peter Camilleri</dc:creator>
              <dc:date>2015-04-25T17:39:00</dc:date>
            </office:change-info>
          </text:insertion>
        </text:changed-region>
        <text:changed-region xml:id="ct251498088" text:id="ct251498088">
          <text:insertion>
            <office:change-info>
              <dc:creator>Peter Camilleri</dc:creator>
              <dc:date>2015-04-25T17:39:00</dc:date>
            </office:change-info>
          </text:insertion>
        </text:changed-region>
        <text:changed-region xml:id="ct251498192" text:id="ct251498192">
          <text:deletion>
            <office:change-info>
              <dc:creator>Peter Camilleri</dc:creator>
              <dc:date>2015-04-25T23:20:00</dc:date>
            </office:change-info>
            <text:p text:style-name="Text_20_body"/>
            <text:p text:style-name="Text_20_body">.sqr</text:p>
          </text:deletion>
        </text:changed-region>
        <text:changed-region xml:id="ct251498296" text:id="ct251498296">
          <text:insertion>
            <office:change-info>
              <dc:creator>Peter Camilleri</dc:creator>
              <dc:date>2015-04-25T17:39:00</dc:date>
            </office:change-info>
          </text:insertion>
        </text:changed-region>
        <text:changed-region xml:id="ct251498400" text:id="ct251498400">
          <text:insertion>
            <office:change-info>
              <dc:creator>Peter Camilleri</dc:creator>
              <dc:date>2015-04-25T17:39:00</dc:date>
            </office:change-info>
          </text:insertion>
        </text:changed-region>
        <text:changed-region xml:id="ct251498504" text:id="ct251498504">
          <text:insertion>
            <office:change-info>
              <dc:creator>Peter Camilleri</dc:creator>
              <dc:date>2015-04-25T17:39:00</dc:date>
            </office:change-info>
          </text:insertion>
        </text:changed-region>
        <text:changed-region xml:id="ct251498608" text:id="ct251498608">
          <text:insertion>
            <office:change-info>
              <dc:creator>Peter Camilleri</dc:creator>
              <dc:date>2015-04-25T17:39:00</dc:date>
            </office:change-info>
          </text:insertion>
        </text:changed-region>
        <text:changed-region xml:id="ct251498712" text:id="ct251498712">
          <text:deletion>
            <office:change-info>
              <dc:creator>Peter Camilleri</dc:creator>
              <dc:date>2015-04-25T23:20:00</dc:date>
            </office:change-info>
            <text:p text:style-name="Text_20_body"/>
            <text:p text:style-name="Text_20_body">.sqrt</text:p>
          </text:deletion>
        </text:changed-region>
        <text:changed-region xml:id="ct251498816" text:id="ct251498816">
          <text:insertion>
            <office:change-info>
              <dc:creator>Peter Camilleri</dc:creator>
              <dc:date>2015-04-25T17:39:00</dc:date>
            </office:change-info>
          </text:insertion>
        </text:changed-region>
        <text:changed-region xml:id="ct251498920" text:id="ct251498920">
          <text:insertion>
            <office:change-info>
              <dc:creator>Peter Camilleri</dc:creator>
              <dc:date>2015-04-25T17:39:00</dc:date>
            </office:change-info>
          </text:insertion>
        </text:changed-region>
        <text:changed-region xml:id="ct251499024" text:id="ct251499024">
          <text:insertion>
            <office:change-info>
              <dc:creator>Peter Camilleri</dc:creator>
              <dc:date>2015-04-25T17:39:00</dc:date>
            </office:change-info>
          </text:insertion>
        </text:changed-region>
        <text:changed-region xml:id="ct251499128" text:id="ct251499128">
          <text:insertion>
            <office:change-info>
              <dc:creator>Peter Camilleri</dc:creator>
              <dc:date>2015-04-25T17:39:00</dc:date>
            </office:change-info>
          </text:insertion>
        </text:changed-region>
        <text:changed-region xml:id="ct251499232" text:id="ct251499232">
          <text:insertion>
            <office:change-info>
              <dc:creator>Peter Camilleri</dc:creator>
              <dc:date>2015-04-25T17:39:00</dc:date>
            </office:change-info>
          </text:insertion>
        </text:changed-region>
        <text:changed-region xml:id="ct251499336" text:id="ct251499336">
          <text:deletion>
            <office:change-info>
              <dc:creator>Peter Camilleri</dc:creator>
              <dc:date>2015-04-25T23:20:00</dc:date>
            </office:change-info>
            <text:p text:style-name="Text_20_body"/>
            <text:p text:style-name="Text_20_body">.tan</text:p>
          </text:deletion>
        </text:changed-region>
        <text:changed-region xml:id="ct251499480" text:id="ct251499480">
          <text:insertion>
            <office:change-info>
              <dc:creator>Peter Camilleri</dc:creator>
              <dc:date>2015-04-25T17:39:00</dc:date>
            </office:change-info>
          </text:insertion>
        </text:changed-region>
        <text:changed-region xml:id="ct251499584" text:id="ct251499584">
          <text:insertion>
            <office:change-info>
              <dc:creator>Peter Camilleri</dc:creator>
              <dc:date>2015-04-25T17:39:00</dc:date>
            </office:change-info>
          </text:insertion>
        </text:changed-region>
        <text:changed-region xml:id="ct251499688" text:id="ct251499688">
          <text:insertion>
            <office:change-info>
              <dc:creator>Peter Camilleri</dc:creator>
              <dc:date>2015-04-25T17:39:00</dc:date>
            </office:change-info>
          </text:insertion>
        </text:changed-region>
        <text:changed-region xml:id="ct251499792" text:id="ct251499792">
          <text:insertion>
            <office:change-info>
              <dc:creator>Peter Camilleri</dc:creator>
              <dc:date>2015-04-25T17:39:00</dc:date>
            </office:change-info>
          </text:insertion>
        </text:changed-region>
        <text:changed-region xml:id="ct251499896" text:id="ct251499896">
          <text:insertion>
            <office:change-info>
              <dc:creator>Peter Camilleri</dc:creator>
              <dc:date>2015-04-25T17:39:00</dc:date>
            </office:change-info>
          </text:insertion>
        </text:changed-region>
        <text:changed-region xml:id="ct251500000" text:id="ct251500000">
          <text:deletion>
            <office:change-info>
              <dc:creator>Peter Camilleri</dc:creator>
              <dc:date>2015-04-25T23:20:00</dc:date>
            </office:change-info>
            <text:p text:style-name="Text_20_body"/>
            <text:p text:style-name="Text_20_body">.tanh</text:p>
          </text:deletion>
        </text:changed-region>
        <text:changed-region xml:id="ct251500104" text:id="ct251500104">
          <text:insertion>
            <office:change-info>
              <dc:creator>Peter Camilleri</dc:creator>
              <dc:date>2015-04-25T17:39:00</dc:date>
            </office:change-info>
          </text:insertion>
        </text:changed-region>
        <text:changed-region xml:id="ct251500208" text:id="ct251500208">
          <text:insertion>
            <office:change-info>
              <dc:creator>Peter Camilleri</dc:creator>
              <dc:date>2015-04-25T17:39:00</dc:date>
            </office:change-info>
          </text:insertion>
        </text:changed-region>
        <text:changed-region xml:id="ct251500312" text:id="ct251500312">
          <text:insertion>
            <office:change-info>
              <dc:creator>Peter Camilleri</dc:creator>
              <dc:date>2015-04-25T17:39:00</dc:date>
            </office:change-info>
          </text:insertion>
        </text:changed-region>
        <text:changed-region xml:id="ct251500416" text:id="ct251500416">
          <text:insertion>
            <office:change-info>
              <dc:creator>Peter Camilleri</dc:creator>
              <dc:date>2015-04-25T17:39:00</dc:date>
            </office:change-info>
          </text:insertion>
        </text:changed-region>
        <text:changed-region xml:id="ct251500520" text:id="ct251500520">
          <text:insertion>
            <office:change-info>
              <dc:creator>Peter Camilleri</dc:creator>
              <dc:date>2015-04-25T17:39:00</dc:date>
            </office:change-info>
          </text:insertion>
        </text:changed-region>
        <text:changed-region xml:id="ct251500624" text:id="ct251500624">
          <text:deletion>
            <office:change-info>
              <dc:creator>Peter Camilleri</dc:creator>
              <dc:date>2015-04-25T23:20:00</dc:date>
            </office:change-info>
            <text:p text:style-name="Text_20_body"/>
            <text:p text:style-name="Text_20_body">/</text:p>
          </text:deletion>
        </text:changed-region>
        <text:changed-region xml:id="ct251500728" text:id="ct251500728">
          <text:insertion>
            <office:change-info>
              <dc:creator>Peter Camilleri</dc:creator>
              <dc:date>2015-04-25T17:39:00</dc:date>
            </office:change-info>
          </text:insertion>
        </text:changed-region>
        <text:changed-region xml:id="ct251500832" text:id="ct251500832">
          <text:insertion>
            <office:change-info>
              <dc:creator>Peter Camilleri</dc:creator>
              <dc:date>2015-04-25T17:39:00</dc:date>
            </office:change-info>
          </text:insertion>
        </text:changed-region>
        <text:changed-region xml:id="ct251500936" text:id="ct251500936">
          <text:insertion>
            <office:change-info>
              <dc:creator>Peter Camilleri</dc:creator>
              <dc:date>2015-04-25T17:39:00</dc:date>
            </office:change-info>
          </text:insertion>
        </text:changed-region>
        <text:changed-region xml:id="ct251501040" text:id="ct251501040">
          <text:insertion>
            <office:change-info>
              <dc:creator>Peter Camilleri</dc:creator>
              <dc:date>2015-04-25T17:39:00</dc:date>
            </office:change-info>
          </text:insertion>
        </text:changed-region>
        <text:changed-region xml:id="ct251501144" text:id="ct251501144">
          <text:deletion>
            <office:change-info>
              <dc:creator>Peter Camilleri</dc:creator>
              <dc:date>2015-04-25T23:21:00</dc:date>
            </office:change-info>
            <text:p text:style-name="Text_20_body"/>
            <text:p text:style-name="Text_20_body">0&lt;</text:p>
          </text:deletion>
        </text:changed-region>
        <text:changed-region xml:id="ct251501248" text:id="ct251501248">
          <text:insertion>
            <office:change-info>
              <dc:creator>Peter Camilleri</dc:creator>
              <dc:date>2015-04-25T17:39:00</dc:date>
            </office:change-info>
          </text:insertion>
        </text:changed-region>
        <text:changed-region xml:id="ct251501352" text:id="ct251501352">
          <text:insertion>
            <office:change-info>
              <dc:creator>Peter Camilleri</dc:creator>
              <dc:date>2015-04-25T17:39:00</dc:date>
            </office:change-info>
          </text:insertion>
        </text:changed-region>
        <text:changed-region xml:id="ct251501456" text:id="ct251501456">
          <text:insertion>
            <office:change-info>
              <dc:creator>Peter Camilleri</dc:creator>
              <dc:date>2015-04-25T17:39:00</dc:date>
            </office:change-info>
          </text:insertion>
        </text:changed-region>
        <text:changed-region xml:id="ct251501560" text:id="ct251501560">
          <text:insertion>
            <office:change-info>
              <dc:creator>Peter Camilleri</dc:creator>
              <dc:date>2015-04-25T17:39:00</dc:date>
            </office:change-info>
          </text:insertion>
        </text:changed-region>
        <text:changed-region xml:id="ct251501664" text:id="ct251501664">
          <text:deletion>
            <office:change-info>
              <dc:creator>Peter Camilleri</dc:creator>
              <dc:date>2015-04-25T23:21:00</dc:date>
            </office:change-info>
            <text:p text:style-name="Text_20_body"/>
            <text:p text:style-name="Text_20_body">0&lt;=</text:p>
          </text:deletion>
        </text:changed-region>
        <text:changed-region xml:id="ct251501768" text:id="ct251501768">
          <text:insertion>
            <office:change-info>
              <dc:creator>Peter Camilleri</dc:creator>
              <dc:date>2015-04-25T17:39:00</dc:date>
            </office:change-info>
          </text:insertion>
        </text:changed-region>
        <text:changed-region xml:id="ct251501872" text:id="ct251501872">
          <text:insertion>
            <office:change-info>
              <dc:creator>Peter Camilleri</dc:creator>
              <dc:date>2015-04-25T17:39:00</dc:date>
            </office:change-info>
          </text:insertion>
        </text:changed-region>
        <text:changed-region xml:id="ct251501976" text:id="ct251501976">
          <text:insertion>
            <office:change-info>
              <dc:creator>Peter Camilleri</dc:creator>
              <dc:date>2015-04-25T17:39:00</dc:date>
            </office:change-info>
          </text:insertion>
        </text:changed-region>
        <text:changed-region xml:id="ct251502080" text:id="ct251502080">
          <text:insertion>
            <office:change-info>
              <dc:creator>Peter Camilleri</dc:creator>
              <dc:date>2015-04-25T17:39:00</dc:date>
            </office:change-info>
          </text:insertion>
        </text:changed-region>
        <text:changed-region xml:id="ct251502184" text:id="ct251502184">
          <text:deletion>
            <office:change-info>
              <dc:creator>Peter Camilleri</dc:creator>
              <dc:date>2015-04-25T23:21:00</dc:date>
            </office:change-info>
            <text:p text:style-name="Text_20_body"/>
            <text:p text:style-name="Text_20_body">0&lt;=&gt;</text:p>
          </text:deletion>
        </text:changed-region>
        <text:changed-region xml:id="ct251502288" text:id="ct251502288">
          <text:insertion>
            <office:change-info>
              <dc:creator>Peter Camilleri</dc:creator>
              <dc:date>2015-04-25T17:39:00</dc:date>
            </office:change-info>
          </text:insertion>
        </text:changed-region>
        <text:changed-region xml:id="ct251502392" text:id="ct251502392">
          <text:insertion>
            <office:change-info>
              <dc:creator>Peter Camilleri</dc:creator>
              <dc:date>2015-04-25T17:39:00</dc:date>
            </office:change-info>
          </text:insertion>
        </text:changed-region>
        <text:changed-region xml:id="ct251502496" text:id="ct251502496">
          <text:insertion>
            <office:change-info>
              <dc:creator>Peter Camilleri</dc:creator>
              <dc:date>2015-04-25T17:39:00</dc:date>
            </office:change-info>
          </text:insertion>
        </text:changed-region>
        <text:changed-region xml:id="ct251502600" text:id="ct251502600">
          <text:insertion>
            <office:change-info>
              <dc:creator>Peter Camilleri</dc:creator>
              <dc:date>2015-04-25T17:39:00</dc:date>
            </office:change-info>
          </text:insertion>
        </text:changed-region>
        <text:changed-region xml:id="ct251502704" text:id="ct251502704">
          <text:insertion>
            <office:change-info>
              <dc:creator>Peter Camilleri</dc:creator>
              <dc:date>2015-04-25T17:39:00</dc:date>
            </office:change-info>
          </text:insertion>
        </text:changed-region>
        <text:changed-region xml:id="ct251502912" text:id="ct251502912">
          <text:deletion>
            <office:change-info>
              <dc:creator>Peter Camilleri</dc:creator>
              <dc:date>2015-04-25T23:22:00</dc:date>
            </office:change-info>
            <text:p text:style-name="Text_20_body"/>
            <text:p text:style-name="Text_20_body"/>
          </text:deletion>
        </text:changed-region>
        <text:changed-region xml:id="ct251502808" text:id="ct251502808">
          <text:deletion>
            <office:change-info>
              <dc:creator>Peter Camilleri</dc:creator>
              <dc:date>2015-04-25T23:21:00</dc:date>
            </office:change-info>
            <text:p text:style-name="Text_20_body">0&lt;&gt;</text:p>
          </text:deletion>
        </text:changed-region>
        <text:changed-region xml:id="ct251503016" text:id="ct251503016">
          <text:insertion>
            <office:change-info>
              <dc:creator>Peter Camilleri</dc:creator>
              <dc:date>2015-04-25T17:39:00</dc:date>
            </office:change-info>
          </text:insertion>
        </text:changed-region>
        <text:changed-region xml:id="ct251503120" text:id="ct251503120">
          <text:insertion>
            <office:change-info>
              <dc:creator>Peter Camilleri</dc:creator>
              <dc:date>2015-04-25T17:39:00</dc:date>
            </office:change-info>
          </text:insertion>
        </text:changed-region>
        <text:changed-region xml:id="ct251503224" text:id="ct251503224">
          <text:insertion>
            <office:change-info>
              <dc:creator>Peter Camilleri</dc:creator>
              <dc:date>2015-04-25T17:39:00</dc:date>
            </office:change-info>
          </text:insertion>
        </text:changed-region>
        <text:changed-region xml:id="ct251503328" text:id="ct251503328">
          <text:insertion>
            <office:change-info>
              <dc:creator>Peter Camilleri</dc:creator>
              <dc:date>2015-04-25T17:39:00</dc:date>
            </office:change-info>
          </text:insertion>
        </text:changed-region>
        <text:changed-region xml:id="ct251503432" text:id="ct251503432">
          <text:deletion>
            <office:change-info>
              <dc:creator>Peter Camilleri</dc:creator>
              <dc:date>2015-04-25T23:22:00</dc:date>
            </office:change-info>
            <text:p text:style-name="Text_20_body"/>
            <text:p text:style-name="Text_20_body">0=</text:p>
          </text:deletion>
        </text:changed-region>
        <text:changed-region xml:id="ct251503576" text:id="ct251503576">
          <text:insertion>
            <office:change-info>
              <dc:creator>Peter Camilleri</dc:creator>
              <dc:date>2015-04-25T17:39:00</dc:date>
            </office:change-info>
          </text:insertion>
        </text:changed-region>
        <text:changed-region xml:id="ct251503680" text:id="ct251503680">
          <text:insertion>
            <office:change-info>
              <dc:creator>Peter Camilleri</dc:creator>
              <dc:date>2015-04-25T17:39:00</dc:date>
            </office:change-info>
          </text:insertion>
        </text:changed-region>
        <text:changed-region xml:id="ct251503784" text:id="ct251503784">
          <text:insertion>
            <office:change-info>
              <dc:creator>Peter Camilleri</dc:creator>
              <dc:date>2015-04-25T17:39:00</dc:date>
            </office:change-info>
          </text:insertion>
        </text:changed-region>
        <text:changed-region xml:id="ct251503888" text:id="ct251503888">
          <text:insertion>
            <office:change-info>
              <dc:creator>Peter Camilleri</dc:creator>
              <dc:date>2015-04-25T17:39:00</dc:date>
            </office:change-info>
          </text:insertion>
        </text:changed-region>
        <text:changed-region xml:id="ct251503992" text:id="ct251503992">
          <text:deletion>
            <office:change-info>
              <dc:creator>Peter Camilleri</dc:creator>
              <dc:date>2015-04-25T23:22:00</dc:date>
            </office:change-info>
            <text:p text:style-name="Text_20_body"/>
            <text:p text:style-name="Text_20_body">0&gt;</text:p>
          </text:deletion>
        </text:changed-region>
        <text:changed-region xml:id="ct251504096" text:id="ct251504096">
          <text:insertion>
            <office:change-info>
              <dc:creator>Peter Camilleri</dc:creator>
              <dc:date>2015-04-25T17:39:00</dc:date>
            </office:change-info>
          </text:insertion>
        </text:changed-region>
        <text:changed-region xml:id="ct251504200" text:id="ct251504200">
          <text:insertion>
            <office:change-info>
              <dc:creator>Peter Camilleri</dc:creator>
              <dc:date>2015-04-25T17:39:00</dc:date>
            </office:change-info>
          </text:insertion>
        </text:changed-region>
        <text:changed-region xml:id="ct251504304" text:id="ct251504304">
          <text:insertion>
            <office:change-info>
              <dc:creator>Peter Camilleri</dc:creator>
              <dc:date>2015-04-25T17:39:00</dc:date>
            </office:change-info>
          </text:insertion>
        </text:changed-region>
        <text:changed-region xml:id="ct251504408" text:id="ct251504408">
          <text:insertion>
            <office:change-info>
              <dc:creator>Peter Camilleri</dc:creator>
              <dc:date>2015-04-25T17:39:00</dc:date>
            </office:change-info>
          </text:insertion>
        </text:changed-region>
        <text:changed-region xml:id="ct251504512" text:id="ct251504512">
          <text:deletion>
            <office:change-info>
              <dc:creator>Peter Camilleri</dc:creator>
              <dc:date>2015-04-25T23:22:00</dc:date>
            </office:change-info>
            <text:p text:style-name="Text_20_body"/>
            <text:p text:style-name="Text_20_body">0&gt;=</text:p>
          </text:deletion>
        </text:changed-region>
        <text:changed-region xml:id="ct251504616" text:id="ct251504616">
          <text:insertion>
            <office:change-info>
              <dc:creator>Peter Camilleri</dc:creator>
              <dc:date>2015-04-25T17:39:00</dc:date>
            </office:change-info>
          </text:insertion>
        </text:changed-region>
        <text:changed-region xml:id="ct251504720" text:id="ct251504720">
          <text:insertion>
            <office:change-info>
              <dc:creator>Peter Camilleri</dc:creator>
              <dc:date>2015-04-25T17:39:00</dc:date>
            </office:change-info>
          </text:insertion>
        </text:changed-region>
        <text:changed-region xml:id="ct251504824" text:id="ct251504824">
          <text:insertion>
            <office:change-info>
              <dc:creator>Peter Camilleri</dc:creator>
              <dc:date>2015-04-25T17:39:00</dc:date>
            </office:change-info>
          </text:insertion>
        </text:changed-region>
        <text:changed-region xml:id="ct251504928" text:id="ct251504928">
          <text:insertion>
            <office:change-info>
              <dc:creator>Peter Camilleri</dc:creator>
              <dc:date>2015-04-25T17:39:00</dc:date>
            </office:change-info>
          </text:insertion>
        </text:changed-region>
        <text:changed-region xml:id="ct251505032" text:id="ct251505032">
          <text:deletion>
            <office:change-info>
              <dc:creator>Peter Camilleri</dc:creator>
              <dc:date>2015-04-25T23:22:00</dc:date>
            </office:change-info>
            <text:p text:style-name="Text_20_body"/>
            <text:p text:style-name="Text_20_body">1+</text:p>
          </text:deletion>
        </text:changed-region>
        <text:changed-region xml:id="ct251505136" text:id="ct251505136">
          <text:insertion>
            <office:change-info>
              <dc:creator>Peter Camilleri</dc:creator>
              <dc:date>2015-04-25T17:39:00</dc:date>
            </office:change-info>
          </text:insertion>
        </text:changed-region>
        <text:changed-region xml:id="ct251505240" text:id="ct251505240">
          <text:insertion>
            <office:change-info>
              <dc:creator>Peter Camilleri</dc:creator>
              <dc:date>2015-04-25T17:39:00</dc:date>
            </office:change-info>
          </text:insertion>
        </text:changed-region>
        <text:changed-region xml:id="ct251505344" text:id="ct251505344">
          <text:insertion>
            <office:change-info>
              <dc:creator>Peter Camilleri</dc:creator>
              <dc:date>2015-04-25T17:39:00</dc:date>
            </office:change-info>
          </text:insertion>
        </text:changed-region>
        <text:changed-region xml:id="ct251505448" text:id="ct251505448">
          <text:insertion>
            <office:change-info>
              <dc:creator>Peter Camilleri</dc:creator>
              <dc:date>2015-04-25T17:39:00</dc:date>
            </office:change-info>
          </text:insertion>
        </text:changed-region>
        <text:changed-region xml:id="ct251505552" text:id="ct251505552">
          <text:deletion>
            <office:change-info>
              <dc:creator>Peter Camilleri</dc:creator>
              <dc:date>2015-04-25T23:22:00</dc:date>
            </office:change-info>
            <text:p text:style-name="Text_20_body"/>
            <text:p text:style-name="Text_20_body">1-</text:p>
          </text:deletion>
        </text:changed-region>
        <text:changed-region xml:id="ct251505656" text:id="ct251505656">
          <text:insertion>
            <office:change-info>
              <dc:creator>Peter Camilleri</dc:creator>
              <dc:date>2015-04-25T17:39:00</dc:date>
            </office:change-info>
          </text:insertion>
        </text:changed-region>
        <text:changed-region xml:id="ct251505760" text:id="ct251505760">
          <text:insertion>
            <office:change-info>
              <dc:creator>Peter Camilleri</dc:creator>
              <dc:date>2015-04-25T17:39:00</dc:date>
            </office:change-info>
          </text:insertion>
        </text:changed-region>
        <text:changed-region xml:id="ct251505864" text:id="ct251505864">
          <text:insertion>
            <office:change-info>
              <dc:creator>Peter Camilleri</dc:creator>
              <dc:date>2015-04-25T17:39:00</dc:date>
            </office:change-info>
          </text:insertion>
        </text:changed-region>
        <text:changed-region xml:id="ct251505968" text:id="ct251505968">
          <text:insertion>
            <office:change-info>
              <dc:creator>Peter Camilleri</dc:creator>
              <dc:date>2015-04-25T17:39:00</dc:date>
            </office:change-info>
          </text:insertion>
        </text:changed-region>
        <text:changed-region xml:id="ct251506072" text:id="ct251506072">
          <text:deletion>
            <office:change-info>
              <dc:creator>Peter Camilleri</dc:creator>
              <dc:date>2015-04-25T23:23:00</dc:date>
            </office:change-info>
            <text:p text:style-name="Text_20_body"/>
            <text:p text:style-name="Text_20_body">2*</text:p>
          </text:deletion>
        </text:changed-region>
        <text:changed-region xml:id="ct251506176" text:id="ct251506176">
          <text:insertion>
            <office:change-info>
              <dc:creator>Peter Camilleri</dc:creator>
              <dc:date>2015-04-25T17:39:00</dc:date>
            </office:change-info>
          </text:insertion>
        </text:changed-region>
        <text:changed-region xml:id="ct251506280" text:id="ct251506280">
          <text:insertion>
            <office:change-info>
              <dc:creator>Peter Camilleri</dc:creator>
              <dc:date>2015-04-25T17:39:00</dc:date>
            </office:change-info>
          </text:insertion>
        </text:changed-region>
        <text:changed-region xml:id="ct251506384" text:id="ct251506384">
          <text:insertion>
            <office:change-info>
              <dc:creator>Peter Camilleri</dc:creator>
              <dc:date>2015-04-25T17:39:00</dc:date>
            </office:change-info>
          </text:insertion>
        </text:changed-region>
        <text:changed-region xml:id="ct251506488" text:id="ct251506488">
          <text:insertion>
            <office:change-info>
              <dc:creator>Peter Camilleri</dc:creator>
              <dc:date>2015-04-25T17:39:00</dc:date>
            </office:change-info>
          </text:insertion>
        </text:changed-region>
        <text:changed-region xml:id="ct251506592" text:id="ct251506592">
          <text:deletion>
            <office:change-info>
              <dc:creator>Peter Camilleri</dc:creator>
              <dc:date>2015-04-25T23:23:00</dc:date>
            </office:change-info>
            <text:p text:style-name="Text_20_body"/>
            <text:p text:style-name="Text_20_body">2+</text:p>
          </text:deletion>
        </text:changed-region>
        <text:changed-region xml:id="ct251506696" text:id="ct251506696">
          <text:insertion>
            <office:change-info>
              <dc:creator>Peter Camilleri</dc:creator>
              <dc:date>2015-04-25T17:39:00</dc:date>
            </office:change-info>
          </text:insertion>
        </text:changed-region>
        <text:changed-region xml:id="ct251506800" text:id="ct251506800">
          <text:insertion>
            <office:change-info>
              <dc:creator>Peter Camilleri</dc:creator>
              <dc:date>2015-04-25T17:39:00</dc:date>
            </office:change-info>
          </text:insertion>
        </text:changed-region>
        <text:changed-region xml:id="ct251506904" text:id="ct251506904">
          <text:insertion>
            <office:change-info>
              <dc:creator>Peter Camilleri</dc:creator>
              <dc:date>2015-04-25T17:39:00</dc:date>
            </office:change-info>
          </text:insertion>
        </text:changed-region>
        <text:changed-region xml:id="ct251507008" text:id="ct251507008">
          <text:insertion>
            <office:change-info>
              <dc:creator>Peter Camilleri</dc:creator>
              <dc:date>2015-04-25T17:39:00</dc:date>
            </office:change-info>
          </text:insertion>
        </text:changed-region>
        <text:changed-region xml:id="ct251507112" text:id="ct251507112">
          <text:deletion>
            <office:change-info>
              <dc:creator>Peter Camilleri</dc:creator>
              <dc:date>2015-04-25T23:23:00</dc:date>
            </office:change-info>
            <text:p text:style-name="Text_20_body"/>
            <text:p text:style-name="Text_20_body">2-</text:p>
          </text:deletion>
        </text:changed-region>
        <text:changed-region xml:id="ct251507216" text:id="ct251507216">
          <text:insertion>
            <office:change-info>
              <dc:creator>Peter Camilleri</dc:creator>
              <dc:date>2015-04-25T17:39:00</dc:date>
            </office:change-info>
          </text:insertion>
        </text:changed-region>
        <text:changed-region xml:id="ct251507320" text:id="ct251507320">
          <text:insertion>
            <office:change-info>
              <dc:creator>Peter Camilleri</dc:creator>
              <dc:date>2015-04-25T17:39:00</dc:date>
            </office:change-info>
          </text:insertion>
        </text:changed-region>
        <text:changed-region xml:id="ct251507424" text:id="ct251507424">
          <text:insertion>
            <office:change-info>
              <dc:creator>Peter Camilleri</dc:creator>
              <dc:date>2015-04-25T17:39:00</dc:date>
            </office:change-info>
          </text:insertion>
        </text:changed-region>
        <text:changed-region xml:id="ct251507528" text:id="ct251507528">
          <text:insertion>
            <office:change-info>
              <dc:creator>Peter Camilleri</dc:creator>
              <dc:date>2015-04-25T17:39:00</dc:date>
            </office:change-info>
          </text:insertion>
        </text:changed-region>
        <text:changed-region xml:id="ct251507632" text:id="ct251507632">
          <text:deletion>
            <office:change-info>
              <dc:creator>Peter Camilleri</dc:creator>
              <dc:date>2015-04-25T23:24:00</dc:date>
            </office:change-info>
            <text:p text:style-name="Text_20_body"/>
            <text:p text:style-name="Text_20_body">2/</text:p>
          </text:deletion>
        </text:changed-region>
        <text:changed-region xml:id="ct251507736" text:id="ct251507736">
          <text:insertion>
            <office:change-info>
              <dc:creator>Peter Camilleri</dc:creator>
              <dc:date>2015-04-25T17:39:00</dc:date>
            </office:change-info>
          </text:insertion>
        </text:changed-region>
        <text:changed-region xml:id="ct251507840" text:id="ct251507840">
          <text:insertion>
            <office:change-info>
              <dc:creator>Peter Camilleri</dc:creator>
              <dc:date>2015-04-25T17:39:00</dc:date>
            </office:change-info>
          </text:insertion>
        </text:changed-region>
        <text:changed-region xml:id="ct251507944" text:id="ct251507944">
          <text:insertion>
            <office:change-info>
              <dc:creator>Peter Camilleri</dc:creator>
              <dc:date>2015-04-25T17:39:00</dc:date>
            </office:change-info>
          </text:insertion>
        </text:changed-region>
        <text:changed-region xml:id="ct251508048" text:id="ct251508048">
          <text:insertion>
            <office:change-info>
              <dc:creator>Peter Camilleri</dc:creator>
              <dc:date>2015-04-25T17:39:00</dc:date>
            </office:change-info>
          </text:insertion>
        </text:changed-region>
        <text:changed-region xml:id="ct251508152" text:id="ct251508152">
          <text:deletion>
            <office:change-info>
              <dc:creator>Peter Camilleri</dc:creator>
              <dc:date>2015-04-25T23:24:00</dc:date>
            </office:change-info>
            <text:p text:style-name="Text_20_body"/>
            <text:p text:style-name="Text_20_body">&lt;</text:p>
          </text:deletion>
        </text:changed-region>
        <text:changed-region xml:id="ct251508256" text:id="ct251508256">
          <text:insertion>
            <office:change-info>
              <dc:creator>Peter Camilleri</dc:creator>
              <dc:date>2015-04-25T17:39:00</dc:date>
            </office:change-info>
          </text:insertion>
        </text:changed-region>
        <text:changed-region xml:id="ct251508360" text:id="ct251508360">
          <text:insertion>
            <office:change-info>
              <dc:creator>Peter Camilleri</dc:creator>
              <dc:date>2015-04-25T17:39:00</dc:date>
            </office:change-info>
          </text:insertion>
        </text:changed-region>
        <text:changed-region xml:id="ct251508464" text:id="ct251508464">
          <text:insertion>
            <office:change-info>
              <dc:creator>Peter Camilleri</dc:creator>
              <dc:date>2015-04-25T17:39:00</dc:date>
            </office:change-info>
          </text:insertion>
        </text:changed-region>
        <text:changed-region xml:id="ct251508568" text:id="ct251508568">
          <text:insertion>
            <office:change-info>
              <dc:creator>Peter Camilleri</dc:creator>
              <dc:date>2015-04-25T17:39:00</dc:date>
            </office:change-info>
          </text:insertion>
        </text:changed-region>
        <text:changed-region xml:id="ct251508672" text:id="ct251508672">
          <text:insertion>
            <office:change-info>
              <dc:creator>Peter Camilleri</dc:creator>
              <dc:date>2015-04-25T17:39:00</dc:date>
            </office:change-info>
          </text:insertion>
        </text:changed-region>
        <text:changed-region xml:id="ct251508776" text:id="ct251508776">
          <text:deletion>
            <office:change-info>
              <dc:creator>Peter Camilleri</dc:creator>
              <dc:date>2015-04-25T23:24:00</dc:date>
            </office:change-info>
            <text:p text:style-name="Text_20_body"/>
            <text:p text:style-name="Text_20_body">&lt;=</text:p>
          </text:deletion>
        </text:changed-region>
        <text:changed-region xml:id="ct251508880" text:id="ct251508880">
          <text:insertion>
            <office:change-info>
              <dc:creator>Peter Camilleri</dc:creator>
              <dc:date>2015-04-25T17:39:00</dc:date>
            </office:change-info>
          </text:insertion>
        </text:changed-region>
        <text:changed-region xml:id="ct251508984" text:id="ct251508984">
          <text:insertion>
            <office:change-info>
              <dc:creator>Peter Camilleri</dc:creator>
              <dc:date>2015-04-25T17:39:00</dc:date>
            </office:change-info>
          </text:insertion>
        </text:changed-region>
        <text:changed-region xml:id="ct251509088" text:id="ct251509088">
          <text:insertion>
            <office:change-info>
              <dc:creator>Peter Camilleri</dc:creator>
              <dc:date>2015-04-25T17:39:00</dc:date>
            </office:change-info>
          </text:insertion>
        </text:changed-region>
        <text:changed-region xml:id="ct251509192" text:id="ct251509192">
          <text:insertion>
            <office:change-info>
              <dc:creator>Peter Camilleri</dc:creator>
              <dc:date>2015-04-25T17:39:00</dc:date>
            </office:change-info>
          </text:insertion>
        </text:changed-region>
        <text:changed-region xml:id="ct251509296" text:id="ct251509296">
          <text:insertion>
            <office:change-info>
              <dc:creator>Peter Camilleri</dc:creator>
              <dc:date>2015-04-25T17:39:00</dc:date>
            </office:change-info>
          </text:insertion>
        </text:changed-region>
        <text:changed-region xml:id="ct251509400" text:id="ct251509400">
          <text:deletion>
            <office:change-info>
              <dc:creator>Peter Camilleri</dc:creator>
              <dc:date>2015-04-25T23:24:00</dc:date>
            </office:change-info>
            <text:p text:style-name="Text_20_body"/>
            <text:p text:style-name="Text_20_body">&lt;=&gt;</text:p>
          </text:deletion>
        </text:changed-region>
        <text:changed-region xml:id="ct251509504" text:id="ct251509504">
          <text:insertion>
            <office:change-info>
              <dc:creator>Peter Camilleri</dc:creator>
              <dc:date>2015-04-25T17:39:00</dc:date>
            </office:change-info>
          </text:insertion>
        </text:changed-region>
        <text:changed-region xml:id="ct251509608" text:id="ct251509608">
          <text:insertion>
            <office:change-info>
              <dc:creator>Peter Camilleri</dc:creator>
              <dc:date>2015-04-25T17:39:00</dc:date>
            </office:change-info>
          </text:insertion>
        </text:changed-region>
        <text:changed-region xml:id="ct251509712" text:id="ct251509712">
          <text:insertion>
            <office:change-info>
              <dc:creator>Peter Camilleri</dc:creator>
              <dc:date>2015-04-25T17:39:00</dc:date>
            </office:change-info>
          </text:insertion>
        </text:changed-region>
        <text:changed-region xml:id="ct251509816" text:id="ct251509816">
          <text:insertion>
            <office:change-info>
              <dc:creator>Peter Camilleri</dc:creator>
              <dc:date>2015-04-25T17:39:00</dc:date>
            </office:change-info>
          </text:insertion>
        </text:changed-region>
        <text:changed-region xml:id="ct251509920" text:id="ct251509920">
          <text:insertion>
            <office:change-info>
              <dc:creator>Peter Camilleri</dc:creator>
              <dc:date>2015-04-25T17:39:00</dc:date>
            </office:change-info>
          </text:insertion>
        </text:changed-region>
        <text:changed-region xml:id="ct251510128" text:id="ct251510128">
          <text:deletion>
            <office:change-info>
              <dc:creator>Peter Camilleri</dc:creator>
              <dc:date>2015-04-25T23:25:00</dc:date>
            </office:change-info>
            <text:p text:style-name="Text_20_body"/>
            <text:p text:style-name="Text_20_body"/>
          </text:deletion>
        </text:changed-region>
        <text:changed-region xml:id="ct251510024" text:id="ct251510024">
          <text:deletion>
            <office:change-info>
              <dc:creator>Peter Camilleri</dc:creator>
              <dc:date>2015-04-25T23:24:00</dc:date>
            </office:change-info>
            <text:p text:style-name="Text_20_body">&gt;</text:p>
          </text:deletion>
        </text:changed-region>
        <text:changed-region xml:id="ct251510232" text:id="ct251510232">
          <text:insertion>
            <office:change-info>
              <dc:creator>Peter Camilleri</dc:creator>
              <dc:date>2015-04-25T17:39:00</dc:date>
            </office:change-info>
          </text:insertion>
        </text:changed-region>
        <text:changed-region xml:id="ct251510336" text:id="ct251510336">
          <text:insertion>
            <office:change-info>
              <dc:creator>Peter Camilleri</dc:creator>
              <dc:date>2015-04-25T17:39:00</dc:date>
            </office:change-info>
          </text:insertion>
        </text:changed-region>
        <text:changed-region xml:id="ct251510440" text:id="ct251510440">
          <text:insertion>
            <office:change-info>
              <dc:creator>Peter Camilleri</dc:creator>
              <dc:date>2015-04-25T17:39:00</dc:date>
            </office:change-info>
          </text:insertion>
        </text:changed-region>
        <text:changed-region xml:id="ct251510544" text:id="ct251510544">
          <text:insertion>
            <office:change-info>
              <dc:creator>Peter Camilleri</dc:creator>
              <dc:date>2015-04-25T17:39:00</dc:date>
            </office:change-info>
          </text:insertion>
        </text:changed-region>
        <text:changed-region xml:id="ct251510648" text:id="ct251510648">
          <text:insertion>
            <office:change-info>
              <dc:creator>Peter Camilleri</dc:creator>
              <dc:date>2015-04-25T17:39:00</dc:date>
            </office:change-info>
          </text:insertion>
        </text:changed-region>
        <text:changed-region xml:id="ct251510752" text:id="ct251510752">
          <text:deletion>
            <office:change-info>
              <dc:creator>Peter Camilleri</dc:creator>
              <dc:date>2015-04-25T23:25:00</dc:date>
            </office:change-info>
            <text:p text:style-name="Text_20_body"/>
            <text:p text:style-name="Text_20_body">&gt;=</text:p>
          </text:deletion>
        </text:changed-region>
        <text:changed-region xml:id="ct251510856" text:id="ct251510856">
          <text:insertion>
            <office:change-info>
              <dc:creator>Peter Camilleri</dc:creator>
              <dc:date>2015-04-25T17:39:00</dc:date>
            </office:change-info>
          </text:insertion>
        </text:changed-region>
        <text:changed-region xml:id="ct251510960" text:id="ct251510960">
          <text:insertion>
            <office:change-info>
              <dc:creator>Peter Camilleri</dc:creator>
              <dc:date>2015-04-25T17:39:00</dc:date>
            </office:change-info>
          </text:insertion>
        </text:changed-region>
        <text:changed-region xml:id="ct251511064" text:id="ct251511064">
          <text:insertion>
            <office:change-info>
              <dc:creator>Peter Camilleri</dc:creator>
              <dc:date>2015-04-25T17:39:00</dc:date>
            </office:change-info>
          </text:insertion>
        </text:changed-region>
        <text:changed-region xml:id="ct251511168" text:id="ct251511168">
          <text:insertion>
            <office:change-info>
              <dc:creator>Peter Camilleri</dc:creator>
              <dc:date>2015-04-25T17:39:00</dc:date>
            </office:change-info>
          </text:insertion>
        </text:changed-region>
        <text:changed-region xml:id="ct251511272" text:id="ct251511272">
          <text:insertion>
            <office:change-info>
              <dc:creator>Peter Camilleri</dc:creator>
              <dc:date>2015-04-25T17:39:00</dc:date>
            </office:change-info>
          </text:insertion>
        </text:changed-region>
        <text:changed-region xml:id="ct251511376" text:id="ct251511376">
          <text:deletion>
            <office:change-info>
              <dc:creator>Peter Camilleri</dc:creator>
              <dc:date>2015-04-25T23:25:00</dc:date>
            </office:change-info>
            <text:p text:style-name="Text_20_body"/>
            <text:p text:style-name="Text_20_body">mod</text:p>
          </text:deletion>
        </text:changed-region>
        <text:changed-region xml:id="ct251511480" text:id="ct251511480">
          <text:insertion>
            <office:change-info>
              <dc:creator>Peter Camilleri</dc:creator>
              <dc:date>2015-04-25T17:39:00</dc:date>
            </office:change-info>
          </text:insertion>
        </text:changed-region>
        <text:changed-region xml:id="ct251511584" text:id="ct251511584">
          <text:insertion>
            <office:change-info>
              <dc:creator>Peter Camilleri</dc:creator>
              <dc:date>2015-04-25T17:39:00</dc:date>
            </office:change-info>
          </text:insertion>
        </text:changed-region>
        <text:changed-region xml:id="ct251511768" text:id="ct251511768">
          <text:insertion>
            <office:change-info>
              <dc:creator>Peter Camilleri</dc:creator>
              <dc:date>2015-04-25T17:39:00</dc:date>
            </office:change-info>
          </text:insertion>
        </text:changed-region>
        <text:changed-region xml:id="ct251511872" text:id="ct251511872">
          <text:insertion>
            <office:change-info>
              <dc:creator>Peter Camilleri</dc:creator>
              <dc:date>2015-04-25T17:39:00</dc:date>
            </office:change-info>
          </text:insertion>
        </text:changed-region>
        <text:changed-region xml:id="ct251511976" text:id="ct251511976">
          <text:deletion>
            <office:change-info>
              <dc:creator>Peter Camilleri</dc:creator>
              <dc:date>2015-04-25T23:25:00</dc:date>
            </office:change-info>
            <text:p text:style-name="Text_20_body"/>
            <text:p text:style-name="Text_20_body">neg</text:p>
          </text:deletion>
        </text:changed-region>
        <text:changed-region xml:id="ct251512080" text:id="ct251512080">
          <text:insertion>
            <office:change-info>
              <dc:creator>Peter Camilleri</dc:creator>
              <dc:date>2015-04-25T17:39:00</dc:date>
            </office:change-info>
          </text:insertion>
        </text:changed-region>
        <text:changed-region xml:id="ct251512184" text:id="ct251512184">
          <text:insertion>
            <office:change-info>
              <dc:creator>Peter Camilleri</dc:creator>
              <dc:date>2015-04-25T17:39:00</dc:date>
            </office:change-info>
          </text:insertion>
        </text:changed-region>
        <text:changed-region xml:id="ct251512288" text:id="ct251512288">
          <text:insertion>
            <office:change-info>
              <dc:creator>Peter Camilleri</dc:creator>
              <dc:date>2015-04-25T17:39:00</dc:date>
            </office:change-info>
          </text:insertion>
        </text:changed-region>
        <text:changed-region xml:id="ct251512392" text:id="ct251512392">
          <text:insertion>
            <office:change-info>
              <dc:creator>Peter Camilleri</dc:creator>
              <dc:date>2015-04-25T17:39:00</dc:date>
            </office:change-info>
          </text:insertion>
        </text:changed-region>
        <text:changed-region xml:id="ct251512496" text:id="ct25151249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Text_20_body"/>
      <text:p text:style-name="Text_20_body"/>
      <text:p text:style-name="Text_20_body"/>
      <text:p text:style-name="P47">The fOOrth User's Guide</text:p>
      <text:p text:style-name="Subtitle">An RPN, object oriented language that is not FORTH.</text:p>
      <text:p text:style-name="Subtitle">by Peter Camilleri </text:p>
      <text:p text:style-name="Text_20_body"/>
      <text:p text:style-name="P5">Last Update: May 2, 2015</text:p>
      <text:p text:style-name="P5">Covering fOOrth version 0.0.3</text:p>
      <text:p text:style-name="P5">Status: Unpublished.</text:p>
      <text:p text:style-name="Text_20_body"/>
      <text:p text:style-name="Text_20_body"/>
      <text:p text:style-name="Text_20_body"/>
      <text:p text:style-name="P57"/>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5">Table of Contents</text:p>
          </text:index-title>
          <text:p text:style-name="P66">The MIT License (MIT).<text:tab/>5</text:p>
          <text:p text:style-name="P66">Introduction<text:tab/>6</text:p>
          <text:p text:style-name="P67">About the name fOOrth<text:tab/>6</text:p>
          <text:p text:style-name="P67">How fOOrth came to be<text:tab/>6</text:p>
          <text:p text:style-name="P67">Goals and Principles<text:tab/>7</text:p>
          <text:p text:style-name="P67">Report Card<text:tab/>8</text:p>
          <text:p text:style-name="P67">Special Note of Thanks<text:tab/>8</text:p>
          <text:p text:style-name="P66">Installation<text:tab/>10</text:p>
          <text:p text:style-name="P67">Ruby<text:tab/>10</text:p>
          <text:p text:style-name="P67">fOOrth<text:tab/>10</text:p>
          <text:p text:style-name="P67">Running fOOrth<text:tab/>11</text:p>
          <text:p text:style-name="P67">Testing<text:tab/>11</text:p>
          <text:p text:style-name="P67">Source Archive<text:tab/>12</text:p>
          <text:p text:style-name="P66">First Steps<text:tab/>13</text:p>
          <text:p text:style-name="P66">The Syntax and Style of fOOrth<text:tab/>15</text:p>
          <text:p text:style-name="P67">Syntax<text:tab/>15</text:p>
          <text:p text:style-name="P67">Spaces<text:tab/>15</text:p>
          <text:p text:style-name="P67">Comments<text:tab/>15</text:p>
          <text:p text:style-name="P67">String Literals<text:tab/>15</text:p>
          <text:p text:style-name="P67">Numeric Literals<text:tab/>16</text:p>
          <text:p text:style-name="P66">A fOOrth Calculator<text:tab/>17</text:p>
          <text:p text:style-name="P67">The Basics<text:tab/>17</text:p>
          <text:p text:style-name="P67">Stack Manipulation<text:tab/>18</text:p>
          <text:p text:style-name="P67">Programming<text:tab/>20</text:p>
          <text:p text:style-name="P67">Control Structures<text:tab/>21</text:p>
          <text:p text:style-name="P67">Data Memory<text:tab/>25</text:p>
          <text:p text:style-name="P66">Data Storage in fOOrth<text:tab/>26</text:p>
          <text:p text:style-name="P67">Typing<text:tab/>26</text:p>
          <text:p text:style-name="P67">Declarations<text:tab/>26</text:p>
          <text:p text:style-name="P67">Scoping<text:tab/>26</text:p>
          <text:p text:style-name="P67">Referencing<text:tab/>27</text:p>
          <text:p text:style-name="P67">Mutation<text:tab/>28</text:p>
          <text:p text:style-name="P66">Cloning Data<text:tab/>30</text:p>
          <text:p text:style-name="P67">Deep vs Shallow Copy<text:tab/>30</text:p>
          <text:p text:style-name="P67">Permissive Copying<text:tab/>32</text:p>
          <text:p text:style-name="P66">Handling Exceptions<text:tab/>34</text:p>
          <text:p text:style-name="P67">The Nature of Exceptions in fOOrth<text:tab/>34</text:p>
          <text:p text:style-name="P67">Handling Errors<text:tab/>34</text:p>
          <text:p text:style-name="P67">Generating Errors<text:tab/>39</text:p>
          <text:p text:style-name="P67">fOOrth Native Exception Codes:<text:tab/>40</text:p>
          <text:p text:style-name="P67">Application Error Codes:<text:tab/>41</text:p>
          <text:p text:style-name="P67">Ruby Mapped Exception Codes:<text:tab/>41</text:p>
          <text:p text:style-name="P66">The Class Tree<text:tab/>47</text:p>
          <text:p text:style-name="P67">A Brief Overview of Key OO Concepts<text:tab/>47</text:p>
          <text:p text:style-name="P67">Classes<text:tab/>47</text:p>
          <text:p text:style-name="P67">Inheritance<text:tab/>48</text:p>
          <text:p text:style-name="P67">Methods<text:tab/>48</text:p>
          <text:p text:style-name="P67">Late Binding and Polymorphism<text:tab/>48</text:p>
          <text:p text:style-name="P67">Prototypes<text:tab/>48</text:p>
          <text:p text:style-name="P66">Method Mapping<text:tab/>49</text:p>
          <text:p text:style-name="P67">Exploring the mapping system<text:tab/>49</text:p>
          <text:p text:style-name="P66">Context<text:tab/>51</text:p>
          <text:p text:style-name="P67">Exploring Context<text:tab/>51</text:p>
          <text:p text:style-name="P66">Routing<text:tab/>53</text:p>
          <text:p text:style-name="P67">Virtual Machine Methods<text:tab/>53</text:p>
          <text:p text:style-name="P67">Shared Methods<text:tab/>53</text:p>
          <text:p text:style-name="P67">Exclusive Methods<text:tab/>54</text:p>
          <text:p text:style-name="P67">Shared Stub Methods<text:tab/>54</text:p>
          <text:p text:style-name="P67">Exclusive Stub Methods<text:tab/>55</text:p>
          <text:p text:style-name="P67">Local Methods<text:tab/>55</text:p>
          <text:p text:style-name="P67">Routing Internals<text:tab/>55</text:p>
          <text:p text:style-name="P66">Self<text:tab/>58</text:p>
          <text:p text:style-name="P67">Applying Self<text:tab/>58</text:p>
          <text:p text:style-name="P67">Changing Self<text:tab/>59</text:p>
          <text:p text:style-name="P66">Boolean Data<text:tab/>60</text:p>
          <text:p text:style-name="P67">What values represent true and false<text:tab/>60</text:p>
          <text:p text:style-name="P67">Processing Boolean Data<text:tab/>60</text:p>
          <text:p text:style-name="P67">Boolean Constants<text:tab/>60</text:p>
          <text:p text:style-name="P66">Numeric Data<text:tab/>61</text:p>
          <text:p text:style-name="P66">Array<text:tab/>62</text:p>
          <text:p text:style-name="P67">Array Literals<text:tab/>62</text:p>
          <text:p text:style-name="P67">Class Methods<text:tab/>63</text:p>
          <text:p text:style-name="P67">Instance Methods<text:tab/>64</text:p>
          <text:p text:style-name="P67">See Also<text:tab/>72</text:p>
          <text:p text:style-name="P66">Class<text:tab/>73</text:p>
          <text:p text:style-name="P67">Instance Methods<text:tab/>73</text:p>
          <text:p text:style-name="P67">Commands<text:tab/>74</text:p>
          <text:p text:style-name="P67">See Also<text:tab/>75</text:p>
          <text:p text:style-name="P66">Complex<text:tab/>76</text:p>
          <text:p text:style-name="P67">Complex Literals<text:tab/>76</text:p>
          <text:p text:style-name="P67">Instance Methods<text:tab/>77</text:p>
          <text:p text:style-name="P67">Instance Stubs<text:tab/>77</text:p>
          <text:p text:style-name="P67">See Also<text:tab/>78</text:p>
          <text:p text:style-name="P66">FalseClass<text:tab/>79</text:p>
          <text:p text:style-name="P67"><text:soft-page-break/>FalseClass Literals<text:tab/>79</text:p>
          <text:p text:style-name="P67">Instance Methods<text:tab/>79</text:p>
          <text:p text:style-name="P67">See Also<text:tab/>80</text:p>
          <text:p text:style-name="P66">Float<text:tab/>81</text:p>
          <text:p text:style-name="P67">Float Literals<text:tab/>81</text:p>
          <text:p text:style-name="P67">See Also<text:tab/>81</text:p>
          <text:p text:style-name="P66">Hash<text:tab/>82</text:p>
          <text:p text:style-name="P67">Hash Literals<text:tab/>82</text:p>
          <text:p text:style-name="P67">Instance Methods<text:tab/>82</text:p>
          <text:p text:style-name="P67">See Also<text:tab/>84</text:p>
          <text:p text:style-name="P66">InStream<text:tab/>85</text:p>
          <text:p text:style-name="P67">Class Methods<text:tab/>85</text:p>
          <text:p text:style-name="P67">Instance Methods<text:tab/>86</text:p>
          <text:p text:style-name="P67">Class Stubs<text:tab/>87</text:p>
          <text:p text:style-name="P67">See Also<text:tab/>87</text:p>
          <text:p text:style-name="P66">Integer<text:tab/>88</text:p>
          <text:p text:style-name="P67">Integer Literals<text:tab/>88</text:p>
          <text:p text:style-name="P67">Instance Methods<text:tab/>88</text:p>
          <text:p text:style-name="P67">See Also<text:tab/>92</text:p>
          <text:p text:style-name="P66">NilClass<text:tab/>93</text:p>
          <text:p text:style-name="P67">NilClass Literals<text:tab/>93</text:p>
          <text:p text:style-name="P67">Instance Methods<text:tab/>93</text:p>
          <text:p text:style-name="P67">See Also<text:tab/>94</text:p>
          <text:p text:style-name="P66">Numeric<text:tab/>95</text:p>
          <text:p text:style-name="P67">Special Numeric Values<text:tab/>95</text:p>
          <text:p text:style-name="P67">Instance Methods<text:tab/>96</text:p>
          <text:p text:style-name="P67">See Also<text:tab/>116</text:p>
          <text:p text:style-name="P66">Object<text:tab/>117</text:p>
          <text:p text:style-name="P67">Instance Methods<text:tab/>117</text:p>
          <text:p text:style-name="P67">Commands<text:tab/>128</text:p>
          <text:p text:style-name="P67">See Also<text:tab/>128</text:p>
          <text:p text:style-name="P66">OutStream<text:tab/>129</text:p>
          <text:p text:style-name="P67">Class Methods<text:tab/>129</text:p>
          <text:p text:style-name="P67">Instance Methods<text:tab/>130</text:p>
          <text:p text:style-name="P67">Class Stubs<text:tab/>133</text:p>
          <text:p text:style-name="P67">See Also<text:tab/>133</text:p>
          <text:p text:style-name="P66">Procedure<text:tab/>134</text:p>
          <text:p text:style-name="P67">Procedure Literals<text:tab/>134</text:p>
          <text:p text:style-name="P67">Instance Methods<text:tab/>134</text:p>
          <text:p text:style-name="P67">See Also<text:tab/>135</text:p>
          <text:p text:style-name="P66">Queue<text:tab/>136</text:p>
          <text:p text:style-name="P67">Instance Methods<text:tab/>136</text:p>
          <text:p text:style-name="P67">See Also<text:tab/>137</text:p>
          <text:p text:style-name="P66">Rational<text:tab/>138</text:p>
          <text:p text:style-name="P67">Rational Literals<text:tab/>138</text:p>
          <text:p text:style-name="P67">Instance Methods<text:tab/>138</text:p>
          <text:p text:style-name="P67">See Also<text:tab/>139</text:p>
          <text:p text:style-name="P66">Stack<text:tab/>140</text:p>
          <text:p text:style-name="P67">Instance Methods<text:tab/>140</text:p>
          <text:p text:style-name="P67">See Also<text:tab/>141</text:p>
          <text:p text:style-name="P66">String<text:tab/>142</text:p>
          <text:p text:style-name="P67">String Literals<text:tab/>142</text:p>
          <text:p text:style-name="P67">Format Strings<text:tab/>143</text:p>
          <text:p text:style-name="P67">Instance Methods<text:tab/>146</text:p>
          <text:p text:style-name="P67">See Also<text:tab/>158</text:p>
          <text:p text:style-name="P66">Thread<text:tab/>159</text:p>
          <text:p text:style-name="P67">Class Methods<text:tab/>159</text:p>
          <text:p text:style-name="P67">Instance Methods<text:tab/>160</text:p>
          <text:p text:style-name="P67">See Also<text:tab/>160</text:p>
          <text:p text:style-name="P66">TrueClass<text:tab/>161</text:p>
          <text:p text:style-name="P67">TrueClass Literals<text:tab/>161</text:p>
          <text:p text:style-name="P67">See Also<text:tab/>161</text:p>
          <text:p text:style-name="P66">VirtualMachine<text:tab/>162</text:p>
          <text:p text:style-name="P67">Instance Methods<text:tab/>162</text:p>
          <text:p text:style-name="P67">Commands<text:tab/>167</text:p>
          <text:p text:style-name="P67">See Also<text:tab/>168</text:p>
          <text:p text:style-name="P66">Appendix A – Symbol Glossary<text:tab/>169</text:p>
          <text:p text:style-name="P66">Appendix B – Regular Expressions<text:tab/>171</text:p>
          <text:p text:style-name="P66">Edit History:<text:tab/>175</text:p>
        </text:index-body>
      </text:table-of-content>
      <text:p text:style-name="Text_20_body"/>
      <text:h text:style-name="P64"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3" text:outline-level="1">Introduction</text:h>
      <text:h text:style-name="Heading_20_2" text:outline-level="2">About the name fOOrth</text:h>
      <text:p text:style-name="Standard"/>
      <text:p text:style-name="P50">The name of programming language fOOrth is an example of a malamanteau<text:note text:id="ftn1" text:note-class="footnote"><text:note-citation>1</text:note-citation><text:note-body><text:p text:style-name="P4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0">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403256880915177879" text:style-name="L1">
        <text:list-item>
          <text:p text:style-name="P73">A Simple, Easy-to-Understand syntax that is none the less, Expressive and Compact:</text:p>
        </text:list-item>
      </text:list>
      <text:list xml:id="list3312825156098430353" text:style-name="L2">
        <text:list-item>
          <text:list>
            <text:list-item>
              <text:p text:style-name="P74">Source code in fOOrth is free-form with no line oriented limitations or rules.</text:p>
            </text:list-item>
            <text:list-item>
              <text:p text:style-name="P74">Support is given to the easy representation of common literal data such as strings, integers, floating point numbers, rational numbers, and complex numbers.</text:p>
            </text:list-item>
          </text:list>
        </text:list-item>
      </text:list>
      <text:list xml:id="list31513337" text:continue-list="list5403256880915177879" text:style-name="L1">
        <text:list-item>
          <text:p text:style-name="P73">Safe Data and Data Structures:</text:p>
        </text:list-item>
      </text:list>
      <text:list xml:id="list5804484575618735516" text:style-name="L3">
        <text:list-item>
          <text:list>
            <text:list-item>
              <text:p text:style-name="P76">Simple, reliable arithmetic. In fOOrth, integer operations never overflow. Rational values can be represented exactly, complex numbers are supported, and conversions between numeric types are simple.</text:p>
            </text:list-item>
            <text:list-item>
              <text:p text:style-name="P76"><text:soft-page-break/>Strings grow as needed without the need to allocate space or worry about overflow.</text:p>
            </text:list-item>
            <text:list-item>
              <text:p text:style-name="P76">Data containers such as arrays and hashes grow as needed. Out of range subscripts cannot access undefined memory regions. </text:p>
            </text:list-item>
          </text:list>
        </text:list-item>
      </text:list>
      <text:list xml:id="list31516436" text:continue-list="list31513337" text:style-name="L1">
        <text:list-item>
          <text:p text:style-name="P73">Message Passing:</text:p>
        </text:list-item>
      </text:list>
      <text:list xml:id="list6658409918947078235" text:style-name="L4">
        <text:list-item>
          <text:list>
            <text:list-item>
              <text:p text:style-name="P93">In fOOrth all actions take the form of messages sent to a receiver.</text:p>
            </text:list-item>
            <text:list-item>
              <text:p text:style-name="P93">The routing of messages is specified by the exact type of the message.</text:p>
            </text:list-item>
            <text:list-item>
              <text:p text:style-name="P93">Message receivers include data items on the stack as well as the virtual machine object associated with the current thread of execution.</text:p>
            </text:list-item>
            <text:list-item>
              <text:p text:style-name="P93">Messages for which no routing specification can be found, generate an error at compile time.</text:p>
            </text:list-item>
          </text:list>
        </text:list-item>
      </text:list>
      <text:list xml:id="list31512812" text:continue-list="list31516436" text:style-name="L1">
        <text:list-item>
          <text:p text:style-name="P73">Object Oriented Design:</text:p>
        </text:list-item>
      </text:list>
      <text:list xml:id="list7009317843218897141" text:style-name="L5">
        <text:list-item>
          <text:list>
            <text:list-item>
              <text:p text:style-name="P77">Support class based inheritance, with a non-cyclic (single inheritance) tree derived from a common base Object class.</text:p>
            </text:list-item>
            <text:list-item>
              <text:p text:style-name="P94">Support late binding and polymorphism through message interface compatibility or “duck” typing.</text:p>
            </text:list-item>
          </text:list>
        </text:list-item>
      </text:list>
      <text:list xml:id="list31495510" text:continue-list="list31512812" text:style-name="L1">
        <text:list-item>
          <text:p text:style-name="P73">Meta programming: </text:p>
        </text:list-item>
      </text:list>
      <text:list xml:id="list1222300159623763164" text:style-name="L6">
        <text:list-item>
          <text:list>
            <text:list-item>
              <text:p text:style-name="P95">Support extensible language constructs by making the compiler an accessible part of the system.</text:p>
            </text:list-item>
          </text:list>
        </text:list-item>
      </text:list>
      <text:list xml:id="list31517945" text:continue-list="list31495510" text:style-name="L1">
        <text:list-item>
          <text:p text:style-name="P73">Reliability:</text:p>
        </text:list-item>
      </text:list>
      <text:list xml:id="list6291873086768794475" text:style-name="L7">
        <text:list-item>
          <text:list>
            <text:list-item>
              <text:p text:style-name="P96">Errors should be detected as soon as possible. </text:p>
            </text:list-item>
            <text:list-item>
              <text:p text:style-name="P96">Language constructs should not be designed in a way that causes simple coding errors to spin off into infinite loops. </text:p>
            </text:list-item>
          </text:list>
        </text:list-item>
      </text:list>
      <text:list xml:id="list31504232" text:continue-list="list31517945" text:style-name="L1">
        <text:list-item>
          <text:p text:style-name="P78">Building on the host language:</text:p>
        </text:list-item>
      </text:list>
      <text:list xml:id="list7902541134303002220" text:style-name="L8">
        <text:list-item>
          <text:list>
            <text:list-item>
              <text:p text:style-name="P7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151459144"/>Thanks<text:alphabetical-index-mark-end text:id="IMark151459144"/></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2911272121449624410" text:style-name="L9">
        <text:list-item>
          <text:p text:style-name="P97">ruby 1.9.3p484 (2013-11-22) [i386-mingw32]</text:p>
        </text:list-item>
        <text:list-item>
          <text:p text:style-name="P97">ruby 2.1.5p273 (2014-11-13 revision 48405) [i386-mingw32]</text:p>
        </text:list-item>
        <text:list-item>
          <text:p text:style-name="P97">Rubinius – to be tested!</text:p>
        </text:list-item>
        <text:list-item>
          <text:p text:style-name="P97">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50">Once fOOrth is installed, there are several options for running the language environment. These are:</text:p>
      <text:p text:style-name="P50"/>
      <text:h text:style-name="Heading_20_3" text:outline-level="3"><text:alphabetical-index-mark-start text:id="IMark151459144"/>Rake<text:alphabetical-index-mark-end text:id="IMark151459144"/>:</text:h>
      <text:p text:style-name="P5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1459144"/>Demo.rb<text:alphabetical-index-mark-end text:id="IMark15145914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51459144"/>Testing<text:alphabetical-index-mark-end text:id="IMark15145914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51459144"/>Known Issues<text:alphabetical-index-mark-end text:id="IMark15145914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151459144"/>Archive<text:alphabetical-index-mark-end text:id="IMark15145914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5">4</text:p>
          </table:table-cell>
          <table:table-cell table:style-name="Table1.A1" office:value-type="string">
            <text:p text:style-name="P15">5</text:p>
          </table:table-cell>
          <table:table-cell table:style-name="Table1.A1" office:value-type="string">
            <text:p text:style-name="P15">+</text:p>
          </table:table-cell>
          <table:table-cell table:style-name="Table1.E1" office:value-type="string">
            <text:p text:style-name="P15">.</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5">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5">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5">+</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5">.</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49447968"/>F10:<text:change-end text:change-id="ct249447968"/><text:change-start text:change-id="ct249448072"/> <text:change-end text:change-id="ct24944807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71859604"/>drop<text:alphabetical-index-mark-end text:id="IMark171859604"/>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3">&gt;</text:p>
          </table:table-cell>
        </table:table-row>
        <table:table-row table:style-name="Table54.1">
          <table:table-cell table:style-name="Table54.A2" office:value-type="string">
            <text:p text:style-name="P2"><text:alphabetical-index-mark-start text:id="IMark171859604"/>dup<text:alphabetical-index-mark-end text:id="IMark171859604"/>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3">&gt;</text:p>
          </table:table-cell>
        </table:table-row>
        <table:table-row table:style-name="Table54.1">
          <table:table-cell table:style-name="Table54.A2" office:value-type="string">
            <text:p text:style-name="P2"><text:alphabetical-index-mark-start text:id="IMark171859604"/>nip<text:alphabetical-index-mark-end text:id="IMark171859604"/>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3">&gt;</text:p>
          </table:table-cell>
        </table:table-row>
        <table:table-row table:style-name="Table54.1">
          <table:table-cell table:style-name="Table54.A2" office:value-type="string">
            <text:p text:style-name="P2"><text:alphabetical-index-mark-start text:id="IMark171859604"/>over<text:alphabetical-index-mark-end text:id="IMark171859604"/>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71859604"/>pick<text:alphabetical-index-mark-end text:id="IMark171859604"/>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71859604"/>swap<text:alphabetical-index-mark-end text:id="IMark171859604"/>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3">&gt;</text:p>
          </table:table-cell>
        </table:table-row>
        <table:table-row table:style-name="Table54.1">
          <table:table-cell table:style-name="Table54.A2" office:value-type="string">
            <text:p text:style-name="P2"><text:alphabetical-index-mark-start text:id="IMark171859604"/>tuck<text:alphabetical-index-mark-end text:id="IMark171859604"/>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051636491964674895" text:style-name="L10">
        <text:list-item>
          <text:p text:style-name="P80">To store return addresses for word calls. In fOOrth this is handled by the Ruby virtual machine.</text:p>
        </text:list-item>
        <text:list-item>
          <text:p text:style-name="P80">To store context for control structures. In fOOrth the context mechanism provides for a far richer and more reliable set of control, compile, and data structures.</text:p>
        </text:list-item>
        <text:list-item>
          <text:p text:style-name="P8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71858740"/>if<text:alphabetical-index-mark-end text:id="IMark17185874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71858740"/>else<text:alphabetical-index-mark-end text:id="IMark171858740"/>” and “<text:alphabetical-index-mark-start text:id="IMark171859700"/>then<text:alphabetical-index-mark-end text:id="IMark17185970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71859700"/>switch<text:alphabetical-index-mark-end text:id="IMark171859700"/>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171859700"/>do<text:alphabetical-index-mark-end text:id="IMark171859700"/>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171859700"/>loop<text:alphabetical-index-mark-end text:id="IMark171859700"/>” commands mark the boundaries of the loop; The “<text:alphabetical-index-mark-start text:id="IMark171858740"/>i<text:alphabetical-index-mark-end text:id="IMark171858740"/>” command is used to retrieve the current loop counter value. For nested loops, the “<text:alphabetical-index-mark-start text:id="IMark171856772"/>j<text:alphabetical-index-mark-end text:id="IMark171856772"/>” command retrieves the value of the outer loops counter value. <text:s/>By default, the “loop” command adds one to the loop value. For more flexible looping, the “<text:alphabetical-index-mark-start text:id="IMark171857156"/>+loop<text:alphabetical-index-mark-end text:id="IMark17185715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71857156"/>-i<text:alphabetical-index-mark-end text:id="IMark171857156"/> and <text:alphabetical-index-mark-start text:id="IMark171856772"/>-j<text:alphabetical-index-mark-end text:id="IMark17185677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71856772"/>begin<text:alphabetical-index-mark-end text:id="IMark17185677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3906175762978305461" text:style-name="L11">
        <text:list-item>
          <text:p text:style-name="P81">begin … <text:alphabetical-index-mark-start text:id="IMark171858740"/>until<text:alphabetical-index-mark-end text:id="IMark171858740"/> – loops until the top of stack is true.</text:p>
        </text:list-item>
        <text:list-item>
          <text:p text:style-name="P81">begin … <text:alphabetical-index-mark-start text:id="IMark171856772"/>again<text:alphabetical-index-mark-end text:id="IMark171856772"/> – loops indefinitely </text:p>
        </text:list-item>
        <text:list-item>
          <text:p text:style-name="P81">begin … <text:alphabetical-index-mark-start text:id="IMark171858740"/>repeat<text:alphabetical-index-mark-end text:id="IMark17185874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4"/>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71858740"/>Typing<text:alphabetical-index-mark-end text:id="IMark17185874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71858740"/>Duck Typing<text:alphabetical-index-mark-end text:id="IMark171858740"/><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71858740"/>Declarations<text:alphabetical-index-mark-end text:id="IMark17185874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71858740"/>Scoping<text:alphabetical-index-mark-end text:id="IMark17185874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71858740"/><text:span text:style-name="T7">val:</text:span><text:alphabetical-index-mark-end text:id="IMark171858740"/> and <text:alphabetical-index-mark-start text:id="IMark171857156"/><text:span text:style-name="T7">var:</text:span><text:alphabetical-index-mark-end text:id="IMark171857156"/></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71857156"/><text:span text:style-name="T7">.init</text:span><text:alphabetical-index-mark-end text:id="IMark171857156"/> method being the most popular since it is called to initialize a new instance of the object.</text:p>
      <text:p text:style-name="P1">Methods: <text:alphabetical-index-mark-start text:id="IMark171857156"/><text:span text:style-name="T7">val@:</text:span><text:alphabetical-index-mark-end text:id="IMark171857156"/> and <text:alphabetical-index-mark-start text:id="IMark171858740"/><text:span text:style-name="T7">var@:</text:span><text:alphabetical-index-mark-end text:id="IMark171858740"/></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71858740"/><text:span text:style-name="T7">val#:</text:span><text:alphabetical-index-mark-end text:id="IMark171858740"/> and <text:alphabetical-index-mark-start text:id="IMark171857156"/><text:span text:style-name="T7">var#:</text:span><text:alphabetical-index-mark-end text:id="IMark171857156"/></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71857156"/><text:span text:style-name="T7">val$:</text:span><text:alphabetical-index-mark-end text:id="IMark171857156"/> and <text:alphabetical-index-mark-start text:id="IMark171858740"/><text:span text:style-name="T7">var$:</text:span><text:alphabetical-index-mark-end text:id="IMark171858740"/></text:p>
      <text:p text:style-name="P1">Regex for valid local variable names: <text:span text:style-name="T7">/^\$[a-z][a-z0-9_]*$/</text:span></text:p>
      <text:p text:style-name="Text_20_body">Notes:</text:p>
      <text:p text:style-name="Text_20_body"/>
      <text:h text:style-name="Heading_20_2" text:outline-level="2"><text:alphabetical-index-mark-start text:id="IMark171858740"/>Referencing<text:alphabetical-index-mark-end text:id="IMark17185874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5">Task</text:p>
          </table:table-cell>
          <table:table-cell table:style-name="Table56.A1" office:value-type="string">
            <text:p text:style-name="P28">var</text:p>
          </table:table-cell>
          <table:table-cell table:style-name="Table56.C1" office:value-type="string">
            <text:p text:style-name="P28">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7">A method (called score) that pushes a reference to the value onto the stack.</text:p>
          </table:table-cell>
          <table:table-cell table:style-name="Table56.C2" office:value-type="string">
            <text:p text:style-name="P27">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60746392"/>Mutation<text:alphabetical-index-mark-end text:id="IMark160746392"/></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5">Method</text:p>
          </table:table-cell>
          <table:table-cell table:style-name="Table57.B1" office:value-type="string">
            <text:p text:style-name="P15">Stack Before</text:p>
          </table:table-cell>
          <table:table-cell table:style-name="Table57.B1" office:value-type="string">
            <text:p text:style-name="P15">Stack After</text:p>
          </table:table-cell>
          <table:table-cell table:style-name="Table57.A1" office:value-type="string">
            <text:p text:style-name="P17">Description</text:p>
          </table:table-cell>
          <table:table-cell table:style-name="Table57.A1" office:value-type="string">
            <text:p text:style-name="P15">Time Used</text:p>
          </table:table-cell>
          <table:table-cell table:style-name="Table57.F1" office:value-type="string">
            <text:p text:style-name="P15">Copy Depth</text:p>
          </table:table-cell>
        </table:table-row>
        <table:table-row>
          <table:table-cell table:style-name="Table57.A2" office:value-type="string">
            <text:p text:style-name="P24"><text:alphabetical-index-mark-start text:id="IMark171920432"/>dup<text:alphabetical-index-mark-end text:id="IMark171920432"/></text:p>
          </table:table-cell>
          <table:table-cell table:style-name="Table57.A2" office:value-type="string">
            <text:p text:style-name="P24">x</text:p>
          </table:table-cell>
          <table:table-cell table:style-name="Table57.A2" office:value-type="string">
            <text:p text:style-name="P24">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4"><text:alphabetical-index-mark-start text:id="IMark171920432"/>copy<text:alphabetical-index-mark-end text:id="IMark171920432"/></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4"><text:alphabetical-index-mark-start text:id="IMark171920432"/>.copy<text:alphabetical-index-mark-end text:id="IMark171920432"/></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4"><text:alphabetical-index-mark-start text:id="IMark171920432"/>clone<text:alphabetical-index-mark-end text:id="IMark171920432"/></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4"><text:alphabetical-index-mark-start text:id="IMark171920432"/>.clone<text:alphabetical-index-mark-end text:id="IMark171920432"/></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596488967266538347" text:style-name="L12">
        <text:list-item>
          <text:p text:style-name="P98">No Copying</text:p>
        </text:list-item>
        <text:list-item>
          <text:p text:style-name="P98">Shallow Copying</text:p>
        </text:list-item>
        <text:list-item>
          <text:p text:style-name="P98">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Expo", 67]</text:p>
      <text:p text:style-name="Code">&gt;<text:span text:style-name="T12">99 1 $ecopy .[]!</text:span></text:p>
      <text:p text:style-name="Code"/>
      <text:p text:style-name="Code"><text:soft-page-break/>&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71904116"/>.clone_exclude<text:alphabetical-index-mark-end text:id="IMark17190411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71904116"/>try<text:alphabetical-index-mark-end text:id="IMark171904116"/> block</text:h>
      <text:p text:style-name="P1">The bare basics of an exception handled code block is:</text:p>
      <text:p text:style-name="Code"/>
      <text:p text:style-name="Code">try (dangerous code here) <text:alphabetical-index-mark-start text:id="IMark171904116"/>catch<text:alphabetical-index-mark-end text:id="IMark171904116"/>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71904116"/>?"<text:alphabetical-index-mark-end text:id="IMark17190411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71904116"/>bounce<text:alphabetical-index-mark-end text:id="IMark17190411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71904116"/>bounce<text:alphabetical-index-mark-end text:id="IMark171904116"/>”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71904116"/>finally<text:alphabetical-index-mark-end text:id="IMark171904116"/>”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71904116"/>try<text:alphabetical-index-mark-end text:id="IMark171904116"/></text:p>
      <text:p text:style-name="Code"><text:s text:c="2"/>(dangerous code)</text:p>
      <text:p text:style-name="Code">(optional) <text:alphabetical-index-mark-start text:id="IMark171904116"/>catch<text:alphabetical-index-mark-end text:id="IMark171904116"/></text:p>
      <text:p text:style-name="Code"><text:s text:c="2"/>(exception handler with optional <text:alphabetical-index-mark-start text:id="IMark171904116"/>?"<text:alphabetical-index-mark-end text:id="IMark171904116"/>Exx" and <text:alphabetical-index-mark-start text:id="IMark161019108"/>bounce<text:alphabetical-index-mark-end text:id="IMark161019108"/>)</text:p>
      <text:p text:style-name="Code">(optional) <text:alphabetical-index-mark-start text:id="IMark161019108"/>finally<text:alphabetical-index-mark-end text:id="IMark161019108"/></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61019108"/>throw"<text:alphabetical-index-mark-end text:id="IMark161019108"/>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61019108"/>.throw<text:alphabetical-index-mark-end text:id="IMark161019108"/></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0">Code</text:p>
            </table:table-cell>
            <table:covered-table-cell/>
            <table:covered-table-cell/>
            <table:table-cell table:style-name="Table21.D1" office:value-type="string">
              <text:p text:style-name="P29">Description</text:p>
            </table:table-cell>
          </table:table-row>
        </table:table-header-rows>
        <table:table-row table:style-name="Table21.1">
          <table:table-cell table:style-name="Table21.A2" office:value-type="string">
            <text:p text:style-name="P32">F</text:p>
          </table:table-cell>
          <table:table-cell table:style-name="Table21.A2" office:value-type="string">
            <text:p text:style-name="P32"/>
          </table:table-cell>
          <table:table-cell table:style-name="Table21.A2" office:value-type="string">
            <text:p text:style-name="P32"/>
          </table:table-cell>
          <table:table-cell table:style-name="Table21.D2" office:value-type="string">
            <text:p text:style-name="P35">Generic fOOrth Native Exception Code for All Errors.</text:p>
          </table:table-cell>
        </table:table-row>
        <table:table-row table:style-name="Table21.1">
          <table:table-cell table:style-name="Table21.A2" office:value-type="string">
            <text:p text:style-name="P34"/>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6"/>
          </table:table-cell>
        </table:table-row>
        <table:table-row table:style-name="Table21.1">
          <table:table-cell table:style-name="Table21.A2" office:value-type="string">
            <text:p text:style-name="P32">F</text:p>
          </table:table-cell>
          <table:table-cell table:style-name="Table21.A2" office:value-type="string">
            <text:p text:style-name="P32">1</text:p>
          </table:table-cell>
          <table:table-cell table:style-name="Table21.A2" office:value-type="string">
            <text:p text:style-name="P32"/>
          </table:table-cell>
          <table:table-cell table:style-name="Table21.D2" office:value-type="string">
            <text:p text:style-name="P35">Compile Time Errors.</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0</text:p>
          </table:table-cell>
          <table:table-cell table:style-name="Table21.D2" office:value-type="string">
            <text:p text:style-name="P26">Syntax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1</text:p>
          </table:table-cell>
          <table:table-cell table:style-name="Table21.D2" office:value-type="string">
            <text:p text:style-name="P26">Specification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2</text:p>
          </table:table-cell>
          <table:table-cell table:style-name="Table21.D2" office:value-type="string">
            <text:p text:style-name="P26">Control Structure Nesting Error</text:p>
          </table:table-cell>
        </table:table-row>
        <table:table-row table:style-name="Table21.1">
          <table:table-cell table:style-name="Table21.A2" office:value-type="string">
            <text:p text:style-name="P37">F</text:p>
          </table:table-cell>
          <table:table-cell table:style-name="Table21.A2" office:value-type="string">
            <text:p text:style-name="P37">1</text:p>
          </table:table-cell>
          <table:table-cell table:style-name="Table21.A1" office:value-type="string">
            <text:p text:style-name="P37">3</text:p>
          </table:table-cell>
          <table:table-cell table:style-name="Table21.D2" office:value-type="string">
            <text:p text:style-name="P41">Invalid Operation for Target.</text:p>
          </table:table-cell>
        </table:table-row>
        <table:table-row table:style-name="Table21.1">
          <table:table-cell table:style-name="Table21.A2" office:value-type="string">
            <text:p text:style-name="P39"/>
          </table:table-cell>
          <table:table-cell table:style-name="Table21.A2" office:value-type="string">
            <text:p text:style-name="P39"/>
          </table:table-cell>
          <table:table-cell table:style-name="Table21.A2" office:value-type="string">
            <text:p text:style-name="P39"/>
          </table:table-cell>
          <table:table-cell table:style-name="Table21.D2" office:value-type="string">
            <text:p text:style-name="P43"/>
          </table:table-cell>
        </table:table-row>
        <table:table-row table:style-name="Table21.1">
          <table:table-cell table:style-name="Table21.A2" office:value-type="string">
            <text:p text:style-name="P32">F</text:p>
          </table:table-cell>
          <table:table-cell table:style-name="Table21.A2" office:value-type="string">
            <text:p text:style-name="P32">2</text:p>
          </table:table-cell>
          <table:table-cell table:style-name="Table21.A2" office:value-type="string">
            <text:p text:style-name="P32"/>
          </table:table-cell>
          <table:table-cell table:style-name="Table21.D2" office:value-type="string">
            <text:p text:style-name="P35">Message Passing Errors</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0</text:p>
          </table:table-cell>
          <table:table-cell table:style-name="Table21.D2" office:value-type="string">
            <text:p text:style-name="P26">Message Not Understood by the Receiver.</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1</text:p>
          </table:table-cell>
          <table:table-cell table:style-name="Table21.D2" office:value-type="string">
            <text:p text:style-name="P26">Control Structure is Not Supported by the Receive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3</text:p>
          </table:table-cell>
          <table:table-cell table:style-name="Table21.A2" office:value-type="string">
            <text:p text:style-name="P32"/>
          </table:table-cell>
          <table:table-cell table:style-name="Table21.D2" office:value-type="string">
            <text:p text:style-name="P35">Data Underflow Errors</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0</text:p>
          </table:table-cell>
          <table:table-cell table:style-name="Table21.D2" office:value-type="string">
            <text:p text:style-name="P26">Virtual Machine Data Stack Underflow</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1</text:p>
          </table:table-cell>
          <table:table-cell table:style-name="Table21.D2" office:value-type="string">
            <text:p text:style-name="P26">Stack/Queue Underflow</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44">F</text:p>
          </table:table-cell>
          <table:table-cell table:style-name="Table21.A2" office:value-type="string">
            <text:p text:style-name="P44">4</text:p>
          </table:table-cell>
          <table:table-cell table:style-name="Table21.A2" office:value-type="string">
            <text:p text:style-name="P44">0</text:p>
          </table:table-cell>
          <table:table-cell table:style-name="Table21.D2" office:value-type="string">
            <text:p text:style-name="P26">Data Conversion Erro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5</text:p>
          </table:table-cell>
          <table:table-cell table:style-name="Table21.A2" office:value-type="string">
            <text:p text:style-name="P32"/>
          </table:table-cell>
          <table:table-cell table:style-name="Table21.D2" office:value-type="string">
            <text:p text:style-name="P35">I/O Errors</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0</text:p>
          </table:table-cell>
          <table:table-cell table:style-name="Table21.D2" office:value-type="string">
            <text:p text:style-name="P26">Error Opening a File for Reading</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1</text:p>
          </table:table-cell>
          <table:table-cell table:style-name="Table21.D2" office:value-type="string">
            <text:p text:style-name="P26">Error Opening a File for Writing</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6</text:p>
          </table:table-cell>
          <table:table-cell table:style-name="Table21.A2" office:value-type="string">
            <text:p text:style-name="P32"/>
          </table:table-cell>
          <table:table-cell table:style-name="Table21.D2" office:value-type="string">
            <text:p text:style-name="P35">Thread Errors</text:p>
          </table:table-cell>
        </table:table-row>
        <table:table-row table:style-name="Table21.1">
          <table:table-cell table:style-name="Table21.A2" office:value-type="string">
            <text:p text:style-name="P44">F</text:p>
          </table:table-cell>
          <table:table-cell table:style-name="Table21.A2" office:value-type="string">
            <text:p text:style-name="P44">6</text:p>
          </table:table-cell>
          <table:table-cell table:style-name="Table21.A2" office:value-type="string">
            <text:p text:style-name="P44">0</text:p>
          </table:table-cell>
          <table:table-cell table:style-name="Table21.D2" office:value-type="string">
            <text:p text:style-name="P26">Duplicate Virtual Machines</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7">F</text:p>
          </table:table-cell>
          <table:table-cell table:style-name="Table21.A2" office:value-type="string">
            <text:p text:style-name="P37">9</text:p>
          </table:table-cell>
          <table:table-cell table:style-name="Table21.A2" office:value-type="string">
            <text:p text:style-name="P37">0</text:p>
          </table:table-cell>
          <table:table-cell table:style-name="Table21.D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0">Code</text:p>
            </table:table-cell>
            <table:covered-table-cell/>
            <table:covered-table-cell/>
            <table:table-cell table:style-name="Table22.D1" office:value-type="string">
              <text:p text:style-name="P29">Description</text:p>
            </table:table-cell>
          </table:table-row>
        </table:table-header-rows>
        <table:table-row table:style-name="Table22.1">
          <table:table-cell table:style-name="Table22.A2" office:value-type="string">
            <text:p text:style-name="P37">A</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Generic Application Errors.</text:p>
          </table:table-cell>
        </table:table-row>
        <table:table-row table:style-name="Table22.1">
          <table:table-cell table:style-name="Table22.A2" office:value-type="string">
            <text:p text:style-name="P37">C</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Communication Errors.</text:p>
          </table:table-cell>
        </table:table-row>
        <table:table-row table:style-name="Table22.1">
          <table:table-cell table:style-name="Table22.A2" office:value-type="string">
            <text:p text:style-name="P37">D</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base Errors.</text:p>
          </table:table-cell>
        </table:table-row>
        <table:table-row table:style-name="Table22.1">
          <table:table-cell table:style-name="Table22.A2" office:value-type="string">
            <text:p text:style-name="P37">E</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 Entry Errors.</text:p>
          </table:table-cell>
        </table:table-row>
        <table:table-row table:style-name="Table22.1">
          <table:table-cell table:style-name="Table22.A2" office:value-type="string">
            <text:p text:style-name="P37">I</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Internal Errors.</text:p>
          </table:table-cell>
        </table:table-row>
        <table:table-row table:style-name="Table22.1">
          <table:table-cell table:style-name="Table22.A2" office:value-type="string">
            <text:p text:style-name="P37">N</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Network Errors.</text:p>
          </table:table-cell>
        </table:table-row>
        <table:table-row table:style-name="Table22.1">
          <table:table-cell table:style-name="Table22.A2" office:value-type="string">
            <text:p text:style-name="P37">U</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ser/Authentication Errors.</text:p>
          </table:table-cell>
        </table:table-row>
        <table:table-row table:style-name="Table22.1">
          <table:table-cell table:style-name="Table22.A2" office:value-type="string">
            <text:p text:style-name="P37">X</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0">Code</text:p>
            </table:table-cell>
            <table:covered-table-cell/>
            <table:covered-table-cell/>
            <table:table-cell table:style-name="Table55.A1" office:value-type="string">
              <text:p text:style-name="P30"/>
            </table:table-cell>
            <table:table-cell table:style-name="Table55.A1" office:value-type="string">
              <text:p text:style-name="P31">Subcode</text:p>
            </table:table-cell>
            <table:table-cell table:style-name="Table55.F1" office:value-type="string">
              <text:p text:style-name="P29">Description</text:p>
            </table:table-cell>
          </table:table-row>
        </table:table-header-rows>
        <table:table-row table:style-name="Table55.1">
          <table:table-cell table:style-name="Table55.A2" office:value-type="string">
            <text:p text:style-name="P32">S</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Signal Exceptions.</text:p>
          </table:table-cell>
        </table:table-row>
        <table:table-row table:style-name="Table55.1">
          <table:table-cell table:style-name="Table55.A2" office:value-type="string">
            <text:p text:style-name="P37">S</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terrupt (Typically Control-C)</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All Standard Errors.</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Argument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Gem::Requirement::Bad Requirement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Encoding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ncoding::Compatibilit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Encoding::Converter Not Found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3</text:p>
          </table:table-cell>
          <table:table-cell table:style-name="Table55.F2" office:value-type="string">
            <text:p text:style-name="P41">Encoding::Invalid Byte Sequence Error</text:p>
          </table:table-cell>
        </table:table-row>
        <text:soft-page-break/>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4</text:p>
          </table:table-cell>
          <table:table-cell table:style-name="Table55.F2" office:value-type="string">
            <text:p text:style-name="P41">Encoding::Undefined Convers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Fiber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O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OF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dex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Ke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Stop Iter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6</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Local Jump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7</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Math::Domai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Nam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No Method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ang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Float Domai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0</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egular Expressio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untim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Gem::Exception</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1</text:p>
          </table:table-cell>
          <table:table-cell table:style-name="Table55.F28" office:value-type="string">
            <text:p text:style-name="P41">Gem::Command Lin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2</text:p>
          </table:table-cell>
          <table:table-cell table:style-name="Table55.F28" office:value-type="string">
            <text:p text:style-name="P41">Gem::Dependency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3</text:p>
          </table:table-cell>
          <table:table-cell table:style-name="Table55.F28" office:value-type="string">
            <text:p text:style-name="P41">Gem::Dependency Remova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4</text:p>
          </table:table-cell>
          <table:table-cell table:style-name="Table55.F2" office:value-type="string">
            <text:p text:style-name="P42">Gem::Dependency Resolut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5</text:p>
          </table:table-cell>
          <table:table-cell table:style-name="Table55.F2" office:value-type="string">
            <text:p text:style-name="P42">Gem::Document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6</text:p>
          </table:table-cell>
          <table:table-cell table:style-name="Table55.F2" office:value-type="string">
            <text:p text:style-name="P41">Gem::End Of YAM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7</text:p>
          </table:table-cell>
          <table:table-cell table:style-name="Table55.F2" office:value-type="string">
            <text:p text:style-name="P41">Gem::File Permiss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8</text:p>
          </table:table-cell>
          <table:table-cell table:style-name="Table55.F2" office:value-type="string">
            <text:p text:style-name="P41">Gem::Format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text:p>
          </table:table-cell>
          <table:table-cell table:style-name="Table55.F2" office:value-type="string">
            <text:p text:style-name="P41">Gem::Gem Not Found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01</text:p>
          </table:table-cell>
          <table:table-cell table:style-name="Table55.F2" office:value-type="string">
            <text:p text:style-name="P41">Gem::Specific Gem Not Found Exception</text:p>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0</text:p>
          </table:table-cell>
          <table:table-cell table:style-name="Table55.F2" office:value-type="string">
            <text:p text:style-name="P41">Gem::Gem Not In Hom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1</text:p>
          </table:table-cell>
          <table:table-cell table:style-name="Table55.F2" office:value-type="string">
            <text:p text:style-name="P41">Gem::Impossible Dependencies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2</text:p>
          </table:table-cell>
          <table:table-cell table:style-name="Table55.F2" office:value-type="string">
            <text:p text:style-name="P41">Gem::Install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3</text:p>
          </table:table-cell>
          <table:table-cell table:style-name="Table55.F2" office:value-type="string">
            <text:p text:style-name="P41">Gem::Invalid Specification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4</text:p>
          </table:table-cell>
          <table:table-cell table:style-name="Table55.F2" office:value-type="string">
            <text:p text:style-name="P41">Gem::Operation Not Supported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5</text:p>
          </table:table-cell>
          <table:table-cell table:style-name="Table55.F2" office:value-type="string">
            <text:p text:style-name="P41">Gem::Remote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6</text:p>
          </table:table-cell>
          <table:table-cell table:style-name="Table55.F2" office:value-type="string">
            <text:p text:style-name="P41">Gem::Remote Installation Cancel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7</text:p>
          </table:table-cell>
          <table:table-cell table:style-name="Table55.F2" office:value-type="string">
            <text:p text:style-name="P41">Gem::Remote Installation Skipp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8</text:p>
          </table:table-cell>
          <table:table-cell table:style-name="Table55.F2" office:value-type="string">
            <text:p text:style-name="P41">Gem::Remote Sourc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9</text:p>
          </table:table-cell>
          <table:table-cell table:style-name="Table55.F2" office:value-type="string">
            <text:p text:style-name="P41">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0</text:p>
          </table:table-cell>
          <table:table-cell table:style-name="Table55.F2" office:value-type="string">
            <text:p text:style-name="P41">Gem::Unsatisfiable Dependency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1</text:p>
          </table:table-cell>
          <table:table-cell table:style-name="Table55.F2" office:value-type="string">
            <text:p text:style-name="P41">Gem::Verific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1</text:p>
          </table:table-cell>
          <table:table-cell table:style-name="Table55.A2" office:value-type="string">
            <text:p text:style-name="P32">2</text:p>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2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CCE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INUS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NOTAVAI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LREAD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ADF</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US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HIL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ABORTE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FUSE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ADLK</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STADDRR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O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QUO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EXIS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AUL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LS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T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VA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LOO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LIN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SGSIZ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AMETOOLON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BU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N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XE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L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MEM</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PROTOOP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P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Y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EMP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S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X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OPNOTSUP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ER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CLI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TY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ANG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EMOT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O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HU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OCKT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R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TA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IMEDOU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OOMANYRE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USER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X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NOERROR</text:p>
          </table:table-cell>
          <table:table-cell table:style-name="Table55.F2" office:value-type="string">
            <text:p text:style-name="P41">Nothing to see here. Move along, move along.</text:p>
          </table:table-cell>
        </table:table-row>
        <text:soft-page-break/>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hread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ype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2">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2">Object</text:p>
      <text:p text:style-name="P52"><text:tab/>Array</text:p>
      <text:p text:style-name="P52"><text:tab/>Class</text:p>
      <text:p text:style-name="P52"><text:tab/>FalseClass</text:p>
      <text:p text:style-name="P52"><text:tab/>Hash</text:p>
      <text:p text:style-name="P52"><text:tab/>InStream</text:p>
      <text:p text:style-name="P52"><text:tab/>NilClass</text:p>
      <text:p text:style-name="P52"><text:tab/>Numeric</text:p>
      <text:p text:style-name="P52"><text:tab/><text:tab/>Complex</text:p>
      <text:p text:style-name="P52"><text:tab/><text:tab/>Float</text:p>
      <text:p text:style-name="P52"><text:tab/><text:tab/>Integer</text:p>
      <text:p text:style-name="P52"><text:tab/><text:tab/><text:tab/>Bignum</text:p>
      <text:p text:style-name="P52"><text:tab/><text:tab/><text:tab/>Fixnum</text:p>
      <text:p text:style-name="P52"><text:tab/><text:tab/>Rational</text:p>
      <text:p text:style-name="P52"><text:tab/>OutStream</text:p>
      <text:p text:style-name="P52"><text:tab/>Procedure</text:p>
      <text:p text:style-name="P52"><text:tab/>Queue</text:p>
      <text:p text:style-name="P52"><text:tab/>String</text:p>
      <text:p text:style-name="P52"><text:tab/>Thread</text:p>
      <text:p text:style-name="P52"><text:tab/>TrueClass</text:p>
      <text:p text:style-name="P52"><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72078076"/>Classes<text:alphabetical-index-mark-end text:id="IMark172078076"/></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72078076"/>Inheritance<text:alphabetical-index-mark-end text:id="IMark172078076"/></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72078076"/>Methods<text:alphabetical-index-mark-end text:id="IMark172078076"/></text:h>
      <text:p text:style-name="P1">All code in fOOrth is contained in methods. A method is a fragment of code that an object uses to respond to a message that has been sent to that object. In fOOrth there are three sorts of methods:</text:p>
      <text:list xml:id="list3775893693407404790" text:style-name="L13">
        <text:list-item>
          <text:p text:style-name="P82">Shared: Methods that are common to all instances of the class that contains them.</text:p>
        </text:list-item>
        <text:list-item>
          <text:p text:style-name="P82">Exclusive: Methods that are defined for one and only one object (and all of its clones that are created <text:span text:style-name="T2">after</text:span> the exclusive method is defined.).</text:p>
        </text:list-item>
        <text:list-item>
          <text:p text:style-name="P82">Local: Methods that are created in a context and are accessible only in that context. When the context concludes, these methods are no longer accessible.</text:p>
        </text:list-item>
      </text:list>
      <text:h text:style-name="Heading_20_2" text:outline-level="2"><text:alphabetical-index-mark-start text:id="IMark171904116"/>Late Binding<text:alphabetical-index-mark-end text:id="IMark171904116"/> and <text:alphabetical-index-mark-start text:id="IMark161019108"/>Polymorphism<text:alphabetical-index-mark-end text:id="IMark161019108"/></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61019108"/>Prototypes<text:alphabetical-index-mark-end text:id="IMark161019108"/></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61019108"/>Method Mapping<text:alphabetical-index-mark-end text:id="IMark16101910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6663064024416750534" text:style-name="L14">
        <text:list-item>
          <text:p text:style-name="P83">The strings used by fOOrth needed to be converted to Ruby symbols to allow code to be executed in Ruby.</text:p>
        </text:list-item>
        <text:list-item>
          <text:p text:style-name="P83">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3">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71904116"/>SymbolMap<text:alphabetical-index-mark-end text:id="IMark171904116"/> class. This class creates mappings in one of two ways:</text:p>
      <text:list xml:id="list1926500517403410330" text:style-name="L15">
        <text:list-item>
          <text:p text:style-name="P8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56">Symbol Map Entries =</text:p>
      <text:p text:style-name="P56">&lt;<text:span text:style-name="T2">voluminous output deleted</text:span>&gt;</text:p>
      <text:p text:style-name="P5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6">Tag</text:p>
          </table:table-cell>
          <table:table-cell table:style-name="Table278.B1" office:value-type="string">
            <text:p text:style-name="P16">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context.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context! is more useful. This method had the immediate attribute, meaning that it executes, even when the mode is deferred or compiling. This allows us to take a peek at the context inside of the working compiler. Consider these examples:</text:p>
      <text:p text:style-name="Code"/>
      <text:p text:style-name="P56">&gt;<text:span text:style-name="T12">true if )context! else )context! then</text:span></text:p>
      <text:p text:style-name="P56"/>
      <text:p text:style-name="P56">Context level 2</text:p>
      <text:p text:style-name="P56"><text:soft-page-break/>ctrl =&gt; if</text:p>
      <text:p text:style-name="P56">mode =&gt; deferred</text:p>
      <text:p text:style-name="P56">"else" =&gt; #&lt;XfOOrth::LocalSpec:0x21eaf30&gt;</text:p>
      <text:p text:style-name="P56">"then" =&gt; #&lt;XfOOrth::LocalSpec:0x21eaea0&gt;</text:p>
      <text:p text:style-name="P56"/>
      <text:p text:style-name="P56">Context level 1</text:p>
      <text:p text:style-name="P56">virtual machine =&gt; VirtualMachine instance &lt;Main&gt;</text:p>
      <text:p text:style-name="P56">mode =&gt; execute</text:p>
      <text:p text:style-name="P56"/>
      <text:p text:style-name="P56">Context level 2</text:p>
      <text:p text:style-name="P56">ctrl =&gt; if</text:p>
      <text:p text:style-name="P56">mode =&gt; deferred</text:p>
      <text:p text:style-name="P56">"then" =&gt; #&lt;XfOOrth::LocalSpec:0x21eaea0&gt;</text:p>
      <text:p text:style-name="P56"/>
      <text:p text:style-name="P56">Context level 1</text:p>
      <text:p text:style-name="P56">virtual machine =&gt; VirtualMachine instance &lt;Main&gt;</text:p>
      <text:p text:style-name="P5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p text:style-name="P1"/>
      <text:h text:style-name="Heading_20_1" text:outline-level="1"><text:alphabetical-index-mark-start text:id="IMark171904116"/>Routing<text:alphabetical-index-mark-end text:id="IMark171904116"/></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3882747369338520072" text:style-name="L16">
        <text:list-item>
          <text:p text:style-name="P85">The defining word used to create the method.</text:p>
        </text:list-item>
        <text:list-item>
          <text:p text:style-name="P85">The receiver of the defining word used to create the method.</text:p>
        </text:list-item>
        <text:list-item>
          <text:p text:style-name="P85">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3"/>
      <text:p text:style-name="P1">The method name may not contain spaces. Further the method name is responsible for determining the routing used and any embedded string data. </text:p>
      <text:p text:style-name="P1"><text:soft-page-break/>The lead character determines the routing:</text:p>
      <text:list xml:id="list8905532984811801948" text:style-name="L17">
        <text:list-item>
          <text:p text:style-name="P86">“.” - indicates that the message is routed to the top-of-stack element (TOS)</text:p>
        </text:list-item>
        <text:list-item>
          <text:p text:style-name="P86">“~” - indicates that the message is routed to the “self” entity of the method (see the section Self below). Since these messages are only routed to the object itself, they are in effect private methods.</text:p>
        </text:list-item>
        <text:list-item>
          <text:p text:style-name="P86">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3"/>
      <text:p text:style-name="P1">The method name may not contain spaces. Further the method name is responsible for determining the routing used and any embedded string data. </text:p>
      <text:p text:style-name="P1">The lead character determines the routing:</text:p>
      <text:list xml:id="list31505533" text:continue-numbering="true" text:style-name="L17">
        <text:list-item>
          <text:p text:style-name="P86">“.” - indicates that the message is routed to the top-of-stack element (TOS)</text:p>
        </text:list-item>
        <text:list-item>
          <text:p text:style-name="P86">“~” - indicates that the message is routed to the “self” entity of the method (see the section Self below). Since these messages are only routed to the object itself, they are in effect private methods.</text:p>
        </text:list-item>
        <text:list-item>
          <text:p text:style-name="P86">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5">Defining Word</text:p>
          </table:table-cell>
          <table:table-cell table:style-name="Table9.A1" office:value-type="string">
            <text:p text:style-name="P15">DW Receiver</text:p>
          </table:table-cell>
          <table:table-cell table:style-name="Table9.A1" office:value-type="string">
            <text:p text:style-name="P15">Method Name</text:p>
          </table:table-cell>
          <table:table-cell table:style-name="Table9.A1" office:value-type="string">
            <text:p text:style-name="P15">Message Routing</text:p>
          </table:table-cell>
          <table:table-cell table:style-name="Table9.E1" office:value-type="string">
            <text:p text:style-name="P16">Notes</text:p>
          </table:table-cell>
        </table:table-row>
        <table:table-row table:style-name="Table9.1">
          <table:table-cell table:style-name="Table9.A2" office:value-type="string">
            <text:p text:style-name="P15"><text:alphabetical-index-mark-start text:id="IMark171884304"/>:<text:alphabetical-index-mark-end text:id="IMark171884304"/></text:p>
          </table:table-cell>
          <table:table-cell table:style-name="Table9.A2" office:value-type="string">
            <text:p text:style-name="P13">N/A</text:p>
          </table:table-cell>
          <table:table-cell table:style-name="Table9.A2" office:value-type="string">
            <text:p text:style-name="P21">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5"><text:alphabetical-index-mark-start text:id="IMark171884304"/>.:<text:alphabetical-index-mark-end text:id="IMark171884304"/></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1">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5"><text:alphabetical-index-mark-start text:id="IMark171884304"/>.::<text:alphabetical-index-mark-end text:id="IMark171884304"/></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1">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1">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1">other</text:p>
          </table:table-cell>
          <table:table-cell table:style-name="Table9.A2" office:value-type="string">
            <text:p text:style-name="P13">Context</text:p>
          </table:table-cell>
          <table:table-cell table:style-name="Table9.E2" office:value-type="string">
            <text:p text:style-name="P25">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60712804"/>do_map_name<text:alphabetical-index-mark-end text:id="IMark160712804"/><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9448280"/>F10: <text:change-end text:change-id="ct249448280"/>?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160712804"/>self<text:alphabetical-index-mark-end text:id="IMark160712804"/>”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7423277833603458625" text:style-name="L18">
        <text:list-item>
          <text:p text:style-name="P87">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7">For TOS routed methods, access to self is as simple as “self .method_name”. This was done in the MyClass example above. The self value is a free value that does not to be declared.</text:p>
        </text:list-item>
        <text:list-item>
          <text:p text:style-name="P87">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7">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60712804"/>.with{<text:alphabetical-index-mark-end text:id="IMark160712804"/>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328460316295433656" text:style-name="L19">
        <text:list-item>
          <text:p text:style-name="P88">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8">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8">A .with{ … } clause can be used to take a value and give easy access to that value within the executed block without having to create a local value.</text:p>
        </text:list-item>
        <text:list-item>
          <text:p text:style-name="P88">Access to the self value is generally faster than other forms of access. Thus this construct can yield performance enhancements.</text:p>
        </text:list-item>
      </text:list>
      <text:p text:style-name="P1"/>
      <text:h text:style-name="Heading_20_1" text:outline-level="1"><text:alphabetical-index-mark-start text:id="IMark160712804"/>Boolean<text:alphabetical-index-mark-end text:id="IMark16071280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171857300"/>FalseClass<text:alphabetical-index-mark-end text:id="IMark171857300"/></text:p>
            <text:p text:style-name="P13"><text:alphabetical-index-mark-start text:id="IMark171857300"/>NilClass<text:alphabetical-index-mark-end text:id="IMark171857300"/></text:p>
          </table:table-cell>
          <table:table-cell table:style-name="Table118.B2" office:value-type="string">
            <text:p text:style-name="P13"><text:alphabetical-index-mark-start text:id="IMark171857300"/>Object<text:alphabetical-index-mark-end text:id="IMark171857300"/></text:p>
          </table:table-cell>
        </table:table-row>
      </table:table>
      <text:p text:style-name="P10"/>
      <text:p text:style-name="P11">Note that while false processing occurs in FalseClass and NilClass, true processing occurs in Object and not <text:alphabetical-index-mark-start text:id="IMark160712804"/>TrueClass<text:alphabetical-index-mark-end text:id="IMark160712804"/>.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60712804"/>Numeric<text:alphabetical-index-mark-end text:id="IMark16071280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6">Class</text:p>
          </table:table-cell>
          <table:table-cell table:style-name="Table119.B1" office:value-type="string">
            <text:p text:style-name="P16">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6159696840373793370" text:style-name="L20">
        <text:list-item>
          <text:p text:style-name="P89">Integer defines a few “bit” oriented operations that are specific to whole numbers.</text:p>
        </text:list-item>
        <text:list-item>
          <text:p text:style-name="P89">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60712804"/>Array<text:alphabetical-index-mark-end text:id="IMark160712804"/></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4478662475092085619" text:style-name="L21">
        <text:list-item>
          <text:p text:style-name="P90">The first two examples both create “empty” arrays with zero data elements. </text:p>
        </text:list-item>
        <text:list-item>
          <text:p text:style-name="P90">Array data do NOT need to be the same “type” of data. Mixing is allowed. </text:p>
        </text:list-item>
        <text:list-item>
          <text:p text:style-name="P90">Any statements that generate data are permitted. Consider:</text:p>
        </text:list-item>
      </text:list>
      <text:p text:style-name="Code">&gt;<text:span text:style-name="T12">[ 1 11 do i loop ] .</text:span></text:p>
      <text:p text:style-name="Code">[1, 2, 3, 4, 5, 6, 7, 8, 9, 10]</text:p>
      <text:p text:style-name="Code">&gt;<text:span text:style-name="T12">[ 1 11 do i dup * loop ] .</text:span></text:p>
      <text:p text:style-name="Code"><text:soft-page-break/>[1, 4, 9, 16, 25, 36, 49, 64, 81, 100]</text:p>
      <text:list xml:id="list1130790455563754725" text:style-name="L22">
        <text:list-item>
          <text:p text:style-name="P91">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71857300"/>.new<text:alphabetical-index-mark-end text:id="IMark171857300"/>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6">Code</text:p>
          </table:table-cell>
          <table:table-cell table:style-name="Table59.B2" office:value-type="string">
            <text:p text:style-name="P16">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71857300"/>.new{<text:alphabetical-index-mark-end text:id="IMark171857300"/>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6">Code</text:p>
          </table:table-cell>
          <table:table-cell table:style-name="Table62.B2" office:value-type="string">
            <text:p text:style-name="P16">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71857300"/>x<text:alphabetical-index-mark-end text:id="IMark171857300"/>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71857300"/>}<text:alphabetical-index-mark-end text:id="IMark171857300"/> [ (see above) ]</text:h>
            <text:p text:style-name="Text_20_body">Routing:<text:span text:style-name="T13">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71857300"/>.new_size<text:alphabetical-index-mark-end text:id="IMark171857300"/>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6">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71857300"/>.new_value<text:alphabetical-index-mark-end text:id="IMark171857300"/>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6">Code</text:p>
          </table:table-cell>
          <table:table-cell table:style-name="Table64.B2" office:value-type="string">
            <text:p text:style-name="P16">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71857300"/>.new_values<text:alphabetical-index-mark-end text:id="IMark171857300"/>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6">Code</text:p>
          </table:table-cell>
          <table:table-cell table:style-name="Table65.B2" office:value-type="string">
            <text:p text:style-name="P16">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71857300"/>!<text:alphabetical-index-mark-end text:id="IMark17185730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6">Code</text:p>
          </table:table-cell>
          <table:table-cell table:style-name="Table66.B2" office:value-type="string">
            <text:p text:style-name="P16">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71857300"/>+<text:alphabetical-index-mark-end text:id="IMark17185730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6">Code</text:p>
          </table:table-cell>
          <table:table-cell table:style-name="Table67.B2" office:value-type="string">
            <text:p text:style-name="P16">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71857300"/>.+left<text:alphabetical-index-mark-end text:id="IMark17185730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6">Code</text:p>
          </table:table-cell>
          <table:table-cell table:style-name="Table68.B2" office:value-type="string">
            <text:p text:style-name="P16">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71857300"/>.+mid<text:alphabetical-index-mark-end text:id="IMark17185730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6">Code</text:p>
          </table:table-cell>
          <table:table-cell table:style-name="Table69.B2" office:value-type="string">
            <text:p text:style-name="P16">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71857300"/>.+midlr<text:alphabetical-index-mark-end text:id="IMark17185730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6">Code</text:p>
          </table:table-cell>
          <table:table-cell table:style-name="Table70.B2" office:value-type="string">
            <text:p text:style-name="P16">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71857300"/>.+right<text:alphabetical-index-mark-end text:id="IMark171857300"/>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6">Code</text:p>
          </table:table-cell>
          <table:table-cell table:style-name="Table71.B2" office:value-type="string">
            <text:p text:style-name="P16">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71857300"/>.-left<text:alphabetical-index-mark-end text:id="IMark171857300"/>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6">Code</text:p>
          </table:table-cell>
          <table:table-cell table:style-name="Table72.B2" office:value-type="string">
            <text:p text:style-name="P16">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71857300"/>.-mid<text:alphabetical-index-mark-end text:id="IMark171857300"/>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6">Code</text:p>
          </table:table-cell>
          <table:table-cell table:style-name="Table73.B2" office:value-type="string">
            <text:p text:style-name="P16">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71857300"/>.-midlr<text:alphabetical-index-mark-end text:id="IMark171857300"/>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6">Code</text:p>
          </table:table-cell>
          <table:table-cell table:style-name="Table74.B2" office:value-type="string">
            <text:p text:style-name="P16">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71857300"/>.-right<text:alphabetical-index-mark-end text:id="IMark171857300"/>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6">Code</text:p>
          </table:table-cell>
          <table:table-cell table:style-name="Table75.B2" office:value-type="string">
            <text:p text:style-name="P16">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71857300"/>.[]!<text:alphabetical-index-mark-end text:id="IMark171857300"/>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6">Code</text:p>
          </table:table-cell>
          <table:table-cell table:style-name="Table76.B2" office:value-type="string">
            <text:p text:style-name="P16">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71857300"/>.[]@<text:alphabetical-index-mark-end text:id="IMark171857300"/>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6">Code</text:p>
          </table:table-cell>
          <table:table-cell table:style-name="Table77.B2" office:value-type="string">
            <text:p text:style-name="P16">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71857300"/>.left<text:alphabetical-index-mark-end text:id="IMark171857300"/>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6">Code</text:p>
          </table:table-cell>
          <table:table-cell table:style-name="Table78.B2" office:value-type="string">
            <text:p text:style-name="P16">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71857300"/>.length<text:alphabetical-index-mark-end text:id="IMark17185730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6">Code</text:p>
          </table:table-cell>
          <table:table-cell table:style-name="Table79.B2" office:value-type="string">
            <text:p text:style-name="P16">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71857300"/>.max<text:alphabetical-index-mark-end text:id="IMark17185730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6">Code</text:p>
          </table:table-cell>
          <table:table-cell table:style-name="Table80.B2" office:value-type="string">
            <text:p text:style-name="P16">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71857300"/>.mid<text:alphabetical-index-mark-end text:id="IMark17185730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6">Code</text:p>
          </table:table-cell>
          <table:table-cell table:style-name="Table81.B2" office:value-type="string">
            <text:p text:style-name="P16">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71857300"/>.midlr<text:alphabetical-index-mark-end text:id="IMark17185730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6">Code</text:p>
          </table:table-cell>
          <table:table-cell table:style-name="Table82.B2" office:value-type="string">
            <text:p text:style-name="P16">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71857300"/>.min<text:alphabetical-index-mark-end text:id="IMark17185730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6">Code</text:p>
          </table:table-cell>
          <table:table-cell table:style-name="Table83.B2" office:value-type="string">
            <text:p text:style-name="P16">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71857300"/>.pp<text:alphabetical-index-mark-end text:id="IMark17185730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6">Code</text:p>
          </table:table-cell>
          <table:table-cell table:style-name="Table84.B2" office:value-type="string">
            <text:p text:style-name="P16">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71857300"/>.reverse<text:alphabetical-index-mark-end text:id="IMark17185730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6">Code</text:p>
          </table:table-cell>
          <table:table-cell table:style-name="Table85.B2" office:value-type="string">
            <text:p text:style-name="P16">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71857300"/>.right<text:alphabetical-index-mark-end text:id="IMark171857300"/>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6">Code</text:p>
          </table:table-cell>
          <table:table-cell table:style-name="Table86.B2" office:value-type="string">
            <text:p text:style-name="P16">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71857300"/>.shuffle<text:alphabetical-index-mark-end text:id="IMark17185730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6">Code</text:p>
          </table:table-cell>
          <table:table-cell table:style-name="Table87.B2" office:value-type="string">
            <text:p text:style-name="P16">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71857300"/>.sort<text:alphabetical-index-mark-end text:id="IMark17185730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6">Code</text:p>
          </table:table-cell>
          <table:table-cell table:style-name="Table88.B2" office:value-type="string">
            <text:p text:style-name="P16">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71857300"/>.strmax<text:alphabetical-index-mark-end text:id="IMark17185730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6">Code</text:p>
          </table:table-cell>
          <table:table-cell table:style-name="Table89.B2" office:value-type="string">
            <text:p text:style-name="P16">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71857300"/>&lt;&lt;<text:alphabetical-index-mark-end text:id="IMark17185730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6">Code</text:p>
          </table:table-cell>
          <table:table-cell table:style-name="Table90.B2" office:value-type="string">
            <text:p text:style-name="P16">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71857300"/>@<text:alphabetical-index-mark-end text:id="IMark17185730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6">Code</text:p>
          </table:table-cell>
          <table:table-cell table:style-name="Table91.B2" office:value-type="string">
            <text:p text:style-name="P16">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60712804"/>Class<text:alphabetical-index-mark-end text:id="IMark160712804"/></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71857300"/>.is_class?<text:alphabetical-index-mark-end text:id="IMark17185730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6">Code</text:p>
          </table:table-cell>
          <table:table-cell table:style-name="Table93.B2" office:value-type="string">
            <text:p text:style-name="P16">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71857300"/>.new<text:alphabetical-index-mark-end text:id="IMark17185730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6">Code</text:p>
          </table:table-cell>
          <table:table-cell table:style-name="Table94.B2" office:value-type="string">
            <text:p text:style-name="P16">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71857300"/>.parent_class<text:alphabetical-index-mark-end text:id="IMark17185730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6">Code</text:p>
          </table:table-cell>
          <table:table-cell table:style-name="Table95.B2" office:value-type="string">
            <text:p text:style-name="P16">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71857300"/>.subclass:<text:alphabetical-index-mark-end text:id="IMark171857300"/>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6">Code</text:p>
          </table:table-cell>
          <table:table-cell table:style-name="Table96.B2" office:value-type="string">
            <text:p text:style-name="P16">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71857300"/>.to_s<text:alphabetical-index-mark-end text:id="IMark17185730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6">Code</text:p>
          </table:table-cell>
          <table:table-cell table:style-name="Table97.B2" office:value-type="string">
            <text:p text:style-name="P16">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60712804"/>Commands<text:alphabetical-index-mark-end text:id="IMark160712804"/></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71857300"/>)methods<text:alphabetical-index-mark-end text:id="IMark171857300"/>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6">Code</text:p>
          </table:table-cell>
          <table:table-cell table:style-name="Table98.B2" office:value-type="string">
            <text:p text:style-name="P16">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71857300"/>)stubs<text:alphabetical-index-mark-end text:id="IMark171857300"/> []</text:h>
            <text:p text:style-name="Text_20_body">Routing: TOS</text:p>
            <text:p text:style-name="P1">List the stub methods defined for this class. Stubs are place holder methods that serve one of two purposes:</text:p>
            <text:list xml:id="list740023819558026681" text:style-name="L23">
              <text:list-item>
                <text:p text:style-name="P92">They are abstract methods in a base class that exist so that a sub-class may replace the stub with an actual method. The stub ensures that the compiler uses the correct routing when using the method.</text:p>
              </text:list-item>
              <text:list-item>
                <text:p text:style-name="P92">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6">Code</text:p>
          </table:table-cell>
          <table:table-cell table:style-name="Table100.B2" office:value-type="string">
            <text:p text:style-name="P16">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60712804"/>Complex<text:alphabetical-index-mark-end text:id="IMark160712804"/></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5">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5">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3.7i</text:p>
          </table:table-cell>
          <table:table-cell table:style-name="Table5.B2" office:value-type="string">
            <text:p text:style-name="P13">0+3.7i</text:p>
          </table:table-cell>
        </table:table-row>
        <table:table-row>
          <table:table-cell table:style-name="Table5.A2" office:value-type="string">
            <text:p text:style-name="P24">1/2i</text:p>
          </table:table-cell>
          <table:table-cell table:style-name="Table5.B2" office:value-type="string">
            <text:p text:style-name="P13">0+1/2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71859076"/>.cbrt<text:alphabetical-index-mark-end text:id="IMark171859076"/>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6">Code</text:p>
          </table:table-cell>
          <table:table-cell table:style-name="Table101.B2" office:value-type="string">
            <text:p text:style-name="P16">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60712708"/>.e**<text:alphabetical-index-mark-end text:id="IMark160712708"/>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6">Code</text:p>
          </table:table-cell>
          <table:table-cell table:style-name="Table103.B2" office:value-type="string">
            <text:p text:style-name="P16">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71859076"/>.split<text:alphabetical-index-mark-end text:id="IMark17185907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6">Code</text:p>
          </table:table-cell>
          <table:table-cell table:style-name="Table19.B2" office:value-type="string">
            <text:p text:style-name="P16">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60712708"/>.sqrt<text:alphabetical-index-mark-end text:id="IMark160712708"/>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6">Code</text:p>
          </table:table-cell>
          <table:table-cell table:style-name="Table20.B2" office:value-type="string">
            <text:p text:style-name="P16">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60714580"/>FalseClass<text:alphabetical-index-mark-end text:id="IMark160714580"/></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60712708"/>&amp;&amp;<text:alphabetical-index-mark-end text:id="IMark160712708"/>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6">Code</text:p>
          </table:table-cell>
          <table:table-cell table:style-name="Table92.B2" office:value-type="string">
            <text:p text:style-name="P16">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60712708"/>^^<text:alphabetical-index-mark-end text:id="IMark160712708"/>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6">Code</text:p>
          </table:table-cell>
          <table:table-cell table:style-name="Table24.B2" office:value-type="string">
            <text:p text:style-name="P16">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60712708"/>||<text:alphabetical-index-mark-end text:id="IMark160712708"/>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6">Code</text:p>
          </table:table-cell>
          <table:table-cell table:style-name="Table25.B2" office:value-type="string">
            <text:p text:style-name="P16">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60714580"/>Float<text:alphabetical-index-mark-end text:id="IMark160714580"/></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5">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5">Value</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60714436"/>Hash<text:alphabetical-index-mark-end text:id="IMark160714436"/></text:h>
      <text:p text:style-name="Text_20_body"/>
      <text:p text:style-name="Text_20_body">Inheritance: Hash <text:span text:style-name="T10">←</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60714436"/><text:span text:style-name="T7">{</text:span><text:alphabetical-index-mark-end text:id="IMark160714436"/>” and the locally defined methods “<text:alphabetical-index-mark-start text:id="IMark160713476"/><text:span text:style-name="T7">-&gt;</text:span><text:alphabetical-index-mark-end text:id="IMark160713476"/>” and “<text:alphabetical-index-mark-start text:id="IMark160713572"/><text:span text:style-name="T7">}</text:span><text:alphabetical-index-mark-end text:id="IMark16071357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1504644" text:continue-list="list4478662475092085619" text:style-name="L21">
        <text:list-item>
          <text:p text:style-name="P90">The first example creates an “empty” hash with zero data elements. </text:p>
        </text:list-item>
        <text:list-item>
          <text:p text:style-name="P90">Hash key and data do NOT need to be the same “type” of data. Mixing is allowed. </text:p>
        </text:list-item>
        <text:list-item>
          <text:p text:style-name="P90">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60714628"/>.[]!<text:alphabetical-index-mark-end text:id="IMark16071462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6">Code</text:p>
          </table:table-cell>
          <table:table-cell table:style-name="Table99.B2" office:value-type="string">
            <text:p text:style-name="P16">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60714628"/>.[]@<text:alphabetical-index-mark-end text:id="IMark16071462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6">Code</text:p>
          </table:table-cell>
          <table:table-cell table:style-name="Table104.B2" office:value-type="string">
            <text:p text:style-name="P16">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60714628"/>.keys<text:alphabetical-index-mark-end text:id="IMark160714628"/>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6">Code</text:p>
          </table:table-cell>
          <table:table-cell table:style-name="Table105.B2" office:value-type="string">
            <text:p text:style-name="P16">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60714628"/>.pp<text:alphabetical-index-mark-end text:id="IMark16071462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6">Code</text:p>
          </table:table-cell>
          <table:table-cell table:style-name="Table107.B2" office:value-type="string">
            <text:p text:style-name="P16">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60714628"/>.strmax2<text:alphabetical-index-mark-end text:id="IMark16071462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6">Code</text:p>
          </table:table-cell>
          <table:table-cell table:style-name="Table108.B2" office:value-type="string">
            <text:p text:style-name="P16">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60714628"/>.values<text:alphabetical-index-mark-end text:id="IMark160714628"/>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6">Code</text:p>
          </table:table-cell>
          <table:table-cell table:style-name="Table106.B2" office:value-type="string">
            <text:p text:style-name="P16">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60713476"/>InStream<text:alphabetical-index-mark-end text:id="IMark160713476"/></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60714628"/>.get_all<text:alphabetical-index-mark-end text:id="IMark16071462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6">Code</text:p>
          </table:table-cell>
          <table:table-cell table:style-name="Table109.B2" office:value-type="string">
            <text:p text:style-name="P16">Result</text:p>
          </table:table-cell>
        </table:table-row>
        <table:table-row table:style-name="Table109.1">
          <table:table-cell table:style-name="Table109.A2" office:value-type="string">
            <text:p text:style-name="P58">"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8">"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60714628"/>.open<text:alphabetical-index-mark-end text:id="IMark16071462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6">Code</text:p>
          </table:table-cell>
          <table:table-cell table:style-name="Table110.B2" office:value-type="string">
            <text:p text:style-name="P16">Result</text:p>
          </table:table-cell>
        </table:table-row>
        <table:table-row table:style-name="Table110.1">
          <table:table-cell table:style-name="Table110.A2" office:value-type="string">
            <text:p text:style-name="P58">"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8">"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60714628"/>.open{<text:alphabetical-index-mark-end text:id="IMark160714628"/>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6">Code</text:p>
          </table:table-cell>
          <table:table-cell table:style-name="Table111.B2" office:value-type="string">
            <text:p text:style-name="P16">Result</text:p>
          </table:table-cell>
        </table:table-row>
        <table:table-row table:style-name="Table111.1">
          <table:table-cell table:style-name="Table111.A2" office:value-type="string">
            <text:p text:style-name="P59"><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60714628"/>.close<text:alphabetical-index-mark-end text:id="IMark16071462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6">Code</text:p>
          </table:table-cell>
          <table:table-cell table:style-name="Table112.B2" office:value-type="string">
            <text:p text:style-name="P16">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60714628"/>.getc<text:alphabetical-index-mark-end text:id="IMark16071462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6">Code</text:p>
          </table:table-cell>
          <table:table-cell table:style-name="Table113.B2" office:value-type="string">
            <text:p text:style-name="P16">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60714628"/>.gets<text:alphabetical-index-mark-end text:id="IMark16071462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6">Code</text:p>
          </table:table-cell>
          <table:table-cell table:style-name="Table114.B2" office:value-type="string">
            <text:p text:style-name="P16">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60714628"/>~getc<text:alphabetical-index-mark-end text:id="IMark16071462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6">Code</text:p>
          </table:table-cell>
          <table:table-cell table:style-name="Table115.B2" office:value-type="string">
            <text:p text:style-name="P16">Result</text:p>
          </table:table-cell>
        </table:table-row>
        <table:table-row table:style-name="Table115.1">
          <table:table-cell table:style-name="Table115.A2" office:value-type="string">
            <text:p text:style-name="P59"><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60714628"/>~gets<text:alphabetical-index-mark-end text:id="IMark16071462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6">Code</text:p>
          </table:table-cell>
          <table:table-cell table:style-name="Table116.B2" office:value-type="string">
            <text:p text:style-name="P16">Result</text:p>
          </table:table-cell>
        </table:table-row>
        <table:table-row table:style-name="Table116.1">
          <table:table-cell table:style-name="Table116.A2" office:value-type="string">
            <text:p text:style-name="P59"><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60713476"/>Integer<text:alphabetical-index-mark-end text:id="IMark160713476"/></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5">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5">Value</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445556678789933</text:p>
          </table:table-cell>
          <table:table-cell table:style-name="Table7.B2" office:value-type="string">
            <text:p text:style-name="P13">445556678789933</text:p>
          </table:table-cell>
        </table:table-row>
        <table:table-row>
          <table:table-cell table:style-name="Table7.A2" office:value-type="string">
            <text:p text:style-name="P24">0xff</text:p>
          </table:table-cell>
          <table:table-cell table:style-name="Table7.B2" office:value-type="string">
            <text:p text:style-name="P13">255</text:p>
          </table:table-cell>
        </table:table-row>
        <table:table-row>
          <table:table-cell table:style-name="Table7.A2" office:value-type="string">
            <text:p text:style-name="P24">0xffffffffff</text:p>
          </table:table-cell>
          <table:table-cell table:style-name="Table7.B2" office:value-type="string">
            <text:p text:style-name="P13">1099511627775</text:p>
          </table:table-cell>
        </table:table-row>
        <table:table-row>
          <table:table-cell table:style-name="Table7.A2" office:value-type="string">
            <text:p text:style-name="P24">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249448384"/></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49448488"/>[an_integer] <text:alphabetical-index-mark-start text:id="IMark160713572"/>.even?<text:alphabetical-index-mark-end text:id="IMark160713572"/> [a_boolean]</text:h>
            <text:p text:style-name="Text_20_body">Routing: TOS</text:p>
            <text:p text:style-name="P1">This method returns true if the integer is even and false if it is odd.<text:change-end text:change-id="ct249448488"/></text:p>
          </table:table-cell>
          <table:covered-table-cell/>
        </table:table-row>
        <table:table-row table:style-name="Table120.1">
          <table:table-cell table:style-name="Table120.A2" office:value-type="string">
            <text:p text:style-name="P16"><text:change-start text:change-id="ct249448592"/>Code<text:change-end text:change-id="ct249448592"/></text:p>
          </table:table-cell>
          <table:table-cell table:style-name="Table120.B2" office:value-type="string">
            <text:p text:style-name="P16"><text:change-start text:change-id="ct249448696"/>Result<text:change-end text:change-id="ct249448696"/></text:p>
          </table:table-cell>
        </table:table-row>
        <table:table-row table:style-name="Table120.1">
          <table:table-cell table:style-name="Table120.A2" office:value-type="string">
            <text:p text:style-name="Snippet"><text:change-start text:change-id="ct249448800"/>2 .even?<text:change-end text:change-id="ct249448800"/></text:p>
          </table:table-cell>
          <table:table-cell table:style-name="Table120.B2" office:value-type="string">
            <text:p text:style-name="P2"><text:change-start text:change-id="ct249448904"/>true<text:change-end text:change-id="ct249448904"/></text:p>
          </table:table-cell>
        </table:table-row>
        <table:table-row table:style-name="Table120.1">
          <table:table-cell table:style-name="Table120.A2" office:value-type="string">
            <text:p text:style-name="Snippet"><text:change-start text:change-id="ct249449008"/>3 .even?<text:change-end text:change-id="ct249449008"/></text:p>
          </table:table-cell>
          <table:table-cell table:style-name="Table120.B2" office:value-type="string">
            <text:p text:style-name="P2"><text:change-start text:change-id="ct249449112"/>false<text:change-end text:change-id="ct249449112"/></text:p>
          </table:table-cell>
        </table:table-row>
      </table:table>
      <text:p text:style-name="Text_20_body"><text:change text:change-id="ct249449216"/><text:change-start text:change-id="ct24944932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60713572"/>.gcd<text:alphabetical-index-mark-end text:id="IMark16071357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6">Code</text:p>
          </table:table-cell>
          <table:table-cell table:style-name="Table121.B2" office:value-type="string">
            <text:p text:style-name="P16">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9449320"/><text:change text:change-id="ct249449424"/><text:change-start text:change-id="ct24944952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60713572"/>.lcm<text:alphabetical-index-mark-end text:id="IMark16071357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6">Code</text:p>
          </table:table-cell>
          <table:table-cell table:style-name="Table122.B2" office:value-type="string">
            <text:p text:style-name="P16">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9449528"/><text:change text:change-id="ct249449736"/><text:change text:change-id="ct249449632"/><text:change-start text:change-id="ct24944984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60713572"/>.odd?<text:alphabetical-index-mark-end text:id="IMark16071357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6">Code</text:p>
          </table:table-cell>
          <table:table-cell table:style-name="Table123.B2" office:value-type="string">
            <text:p text:style-name="P16">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9449840"/></text:p>
      <text:p text:style-name="Text_20_body"><text:change text:change-id="ct249449944"/><text:change-start text:change-id="ct249450048"/></text:p>
      <text:p text:style-name="Text_20_body"><text:change-end text:change-id="ct249450048"/><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9450152"/>[an_integer] <text:alphabetical-index-mark-start text:id="IMark160713572"/>2*<text:alphabetical-index-mark-end text:id="IMark160713572"/> [an_integer]</text:h>
            <text:p text:style-name="Text_20_body">Routing: TOS</text:p>
            <text:p text:style-name="P1"><text:change-end text:change-id="ct249450152"/><text:change-start text:change-id="ct249450256"/>Double the value of the integer.<text:change-end text:change-id="ct249450256"/></text:p>
          </table:table-cell>
          <table:covered-table-cell/>
        </table:table-row>
        <table:table-row table:style-name="Table124.1">
          <table:table-cell table:style-name="Table124.A2" office:value-type="string">
            <text:p text:style-name="P16"><text:change-start text:change-id="ct249450360"/>Code<text:change-end text:change-id="ct249450360"/></text:p>
          </table:table-cell>
          <table:table-cell table:style-name="Table124.B2" office:value-type="string">
            <text:p text:style-name="P16"><text:change-start text:change-id="ct249450464"/>Result<text:change-end text:change-id="ct249450464"/></text:p>
          </table:table-cell>
        </table:table-row>
        <table:table-row table:style-name="Table124.1">
          <table:table-cell table:style-name="Table124.A2" office:value-type="string">
            <text:p text:style-name="Snippet"><text:change-start text:change-id="ct249450568"/>13 2*<text:change-end text:change-id="ct249450568"/></text:p>
          </table:table-cell>
          <table:table-cell table:style-name="Table124.B2" office:value-type="string">
            <text:p text:style-name="P2"><text:change-start text:change-id="ct249450672"/>26<text:change-end text:change-id="ct249450672"/></text:p>
          </table:table-cell>
        </table:table-row>
      </table:table>
      <text:p text:style-name="Standard"/>
      <text:p text:style-name="Text_20_body"><text:change text:change-id="ct249450776"/><text:change-start text:change-id="ct25131124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60713572"/>2/<text:alphabetical-index-mark-end text:id="IMark16071357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6">Code</text:p>
          </table:table-cell>
          <table:table-cell table:style-name="Table125.B2" office:value-type="string">
            <text:p text:style-name="P16">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51311240"/><text:change text:change-id="ct251311344"/><text:change-start text:change-id="ct25131144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60713572"/>&lt;&lt;<text:alphabetical-index-mark-end text:id="IMark16071357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6">Code</text:p>
          </table:table-cell>
          <table:table-cell table:style-name="Table126.B2" office:value-type="string">
            <text:p text:style-name="P16">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51311448"/><text:change text:change-id="ct251311552"/><text:change-start text:change-id="ct25131165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60713572"/>&gt;&gt;<text:alphabetical-index-mark-end text:id="IMark16071357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6">Code</text:p>
          </table:table-cell>
          <table:table-cell table:style-name="Table127.B2" office:value-type="string">
            <text:p text:style-name="P16">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51311656"/><text:change text:change-id="ct251311760"/><text:change-start text:change-id="ct25131186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60713572"/>and<text:alphabetical-index-mark-end text:id="IMark16071357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6">Code</text:p>
          </table:table-cell>
          <table:table-cell table:style-name="Table128.B2" office:value-type="string">
            <text:p text:style-name="P16">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51311864"/><text:change text:change-id="ct251311968"/><text:change-start text:change-id="ct25131207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60713572"/>com<text:alphabetical-index-mark-end text:id="IMark16071357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6">Code</text:p>
          </table:table-cell>
          <table:table-cell table:style-name="Table129.B2" office:value-type="string">
            <text:p text:style-name="P16">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51312072"/><text:change text:change-id="ct251312176"/></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51312280"/>[an_integer an_integer] <text:alphabetical-index-mark-start text:id="IMark160713572"/>or<text:alphabetical-index-mark-end text:id="IMark160713572"/> [an_integer]</text:h>
            <text:p text:style-name="Text_20_body">Routing: NOS</text:p>
            <text:p text:style-name="P1"><text:change-end text:change-id="ct251312280"/><text:change-start text:change-id="ct251312384"/>Compute the bit-wise inclusive or function of the two integer values.<text:change-end text:change-id="ct251312384"/></text:p>
          </table:table-cell>
          <table:covered-table-cell/>
        </table:table-row>
        <table:table-row table:style-name="Table130.1">
          <table:table-cell table:style-name="Table130.A2" office:value-type="string">
            <text:p text:style-name="P16"><text:change-start text:change-id="ct251312488"/>Code<text:change-end text:change-id="ct251312488"/></text:p>
          </table:table-cell>
          <table:table-cell table:style-name="Table130.B2" office:value-type="string">
            <text:p text:style-name="P16"><text:change-start text:change-id="ct251312592"/>Result<text:change-end text:change-id="ct251312592"/></text:p>
          </table:table-cell>
        </table:table-row>
        <table:table-row table:style-name="Table130.1">
          <table:table-cell table:style-name="Table130.A2" office:value-type="string">
            <text:p text:style-name="Snippet"><text:change-start text:change-id="ct251312696"/>15 40 or<text:change-end text:change-id="ct251312696"/></text:p>
          </table:table-cell>
          <table:table-cell table:style-name="Table130.B2" office:value-type="string">
            <text:p text:style-name="P2"><text:change-start text:change-id="ct251312800"/>47<text:change-end text:change-id="ct251312800"/></text:p>
          </table:table-cell>
        </table:table-row>
      </table:table>
      <text:p text:style-name="Standard"><text:change text:change-id="ct251312904"/><text:change-start text:change-id="ct25131300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60713572"/>xor<text:alphabetical-index-mark-end text:id="IMark16071357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6">Code</text:p>
          </table:table-cell>
          <table:table-cell table:style-name="Table131.B2" office:value-type="string">
            <text:p text:style-name="P16">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51313008"/></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60714052"/><text:alphabetical-index-mark-start text:id="IMark160712996"/><text:alphabetical-index-mark-start text:id="IMark160712852"/>NilClass<text:alphabetical-index-mark-end text:id="IMark160712852"/><text:alphabetical-index-mark-end text:id="IMark160712996"/><text:alphabetical-index-mark-end text:id="IMark160714052"/></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51313112"/> </text:p>
      <text:p text:style-name="P1">Note that in Boolean expressions, nil is treated as an alias for false.<text:change-end text:change-id="ct25131311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60713572"/>&amp;&amp;<text:alphabetical-index-mark-end text:id="IMark16071357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6">Code</text:p>
          </table:table-cell>
          <table:table-cell table:style-name="Table26.B2" office:value-type="string">
            <text:p text:style-name="P16">Result</text:p>
          </table:table-cell>
        </table:table-row>
        <table:table-row table:style-name="Table26.2">
          <table:table-cell table:style-name="Table26.A2" office:value-type="string">
            <text:p text:style-name="Snippet"><text:change-start text:change-id="ct251313216"/>nil true &amp;&amp;<text:change-end text:change-id="ct251313216"/></text:p>
          </table:table-cell>
          <table:table-cell table:style-name="Table26.B2" office:value-type="string">
            <text:p text:style-name="P2"><text:change-start text:change-id="ct251313320"/>false<text:change-end text:change-id="ct25131332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60713572"/>^^<text:alphabetical-index-mark-end text:id="IMark16071357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6">Code</text:p>
          </table:table-cell>
          <table:table-cell table:style-name="Table27.B2" office:value-type="string">
            <text:p text:style-name="P16">Result</text:p>
          </table:table-cell>
        </table:table-row>
        <table:table-row table:style-name="Table27.2">
          <table:table-cell table:style-name="Table27.A2" office:value-type="string">
            <text:p text:style-name="Snippet"><text:change-start text:change-id="ct251313424"/>nil <text:change-end text:change-id="ct251313424"/><text:change-start text:change-id="ct251313528"/>false ^^<text:change-end text:change-id="ct251313528"/></text:p>
          </table:table-cell>
          <table:table-cell table:style-name="Table27.B2" office:value-type="string">
            <text:p text:style-name="P2"><text:change-start text:change-id="ct251313632"/>false<text:change-end text:change-id="ct251313632"/></text:p>
          </table:table-cell>
        </table:table-row>
        <table:table-row table:style-name="Table27.2">
          <table:table-cell table:style-name="Table27.A2" office:value-type="string">
            <text:p text:style-name="Snippet"><text:change-start text:change-id="ct251313736"/>nil true ^^<text:change-end text:change-id="ct251313736"/></text:p>
          </table:table-cell>
          <table:table-cell table:style-name="Table27.B2" office:value-type="string">
            <text:p text:style-name="P2"><text:change-start text:change-id="ct251313840"/>true<text:change-end text:change-id="ct25131384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60713572"/>||<text:alphabetical-index-mark-end text:id="IMark16071357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6">Code</text:p>
          </table:table-cell>
          <table:table-cell table:style-name="Table28.B2" office:value-type="string">
            <text:p text:style-name="P16">Result</text:p>
          </table:table-cell>
        </table:table-row>
        <table:table-row table:style-name="Table28.2">
          <table:table-cell table:style-name="Table28.A2" office:value-type="string">
            <text:p text:style-name="Snippet"><text:change-start text:change-id="ct251313944"/>nil false ||<text:change-end text:change-id="ct251313944"/></text:p>
          </table:table-cell>
          <table:table-cell table:style-name="Table28.B2" office:value-type="string">
            <text:p text:style-name="P2"><text:change-start text:change-id="ct251314048"/>false<text:change-end text:change-id="ct251314048"/></text:p>
          </table:table-cell>
        </table:table-row>
        <table:table-row table:style-name="Table28.2">
          <table:table-cell table:style-name="Table28.A2" office:value-type="string">
            <text:p text:style-name="Snippet"><text:change-start text:change-id="ct251314152"/>nil true ||<text:change-end text:change-id="ct251314152"/></text:p>
          </table:table-cell>
          <table:table-cell table:style-name="Table28.B2" office:value-type="string">
            <text:p text:style-name="P2"><text:change-start text:change-id="ct251314256"/>true<text:change-end text:change-id="ct251314256"/></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60714052"/>Numeric<text:alphabetical-index-mark-end text:id="IMark160714052"/></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51314360"/><text:change-start text:change-id="ct251314464"/>The Numeric class is the abstract base class for num<text:change-end text:change-id="ct251314464"/><text:change-start text:change-id="ct251314568"/>eric data. It is the location for the vast majority of methods that act on such data. In use, data will be instances of <text:change-end text:change-id="ct251314568"/><text:change-start text:change-id="ct251314672"/>Complex, Float, Integer (via Bignum and Fixnum), and Rational data.<text:change-end text:change-id="ct251314672"/><text:change-start text:change-id="ct251314776"/></text:p>
      <text:h text:style-name="Heading_20_2" text:outline-level="2">Specia<text:change-end text:change-id="ct251314776"/><text:change-start text:change-id="ct251314880"/>l Numeric Values</text:h>
      <text:p text:style-name="Text_20_body"><text:change-end text:change-id="ct251314880"/><text:change-start text:change-id="ct251314984"/></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60713572"/>dpr<text:alphabetical-index-mark-end text:id="IMark16071357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6">Code</text:p>
          </table:table-cell>
          <table:table-cell table:style-name="Table200.B2" office:value-type="string">
            <text:p text:style-name="P16">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51314984"/><text:change-start text:change-id="ct25138087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60713572"/>e<text:alphabetical-index-mark-end text:id="IMark16071357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6">Code</text:p>
          </table:table-cell>
          <table:table-cell table:style-name="Table201.B2" office:value-type="string">
            <text:p text:style-name="P16">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160713572"/>pi<text:alphabetical-index-mark-end text:id="IMark16071357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6">Code</text:p>
          </table:table-cell>
          <table:table-cell table:style-name="Table202.B2" office:value-type="string">
            <text:p text:style-name="P16">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Footnote"><text:change-start text:change-id="ct251315088"/>In 1897, an attempt was made <text:change-end text:change-id="ct251315088"/><text:change-start text:change-id="ct251315192"/>to legislate the value of pi. Fortunately, this effort was unsuccessful.<text:change-end text:change-id="ct251315192"/></text:p></text:note-body></text:note></text:p>
          </table:table-cell>
        </table:table-row>
      </table:table>
      <text:p text:style-name="Text_20_body"><text:change-end text:change-id="ct251380872"/></text:p>
      <text:h text:style-name="Heading_20_2" text:outline-level="2">Instance Methods</text:h>
      <text:p text:style-name="Text_20_body"><text:change text:change-id="ct251380976"/><text:change-start text:change-id="ct25138108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60713572"/>*<text:alphabetical-index-mark-end text:id="IMark16071357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6">Code</text:p>
          </table:table-cell>
          <table:table-cell table:style-name="Table132.B2" office:value-type="string">
            <text:p text:style-name="P16">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51381080"/><text:change text:change-id="ct25138118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51381288"/>[a_numeric a_numeric] <text:alphabetical-index-mark-start text:id="IMark160713572"/>**<text:alphabetical-index-mark-end text:id="IMark160713572"/> [a_numeric]</text:h>
            <text:p text:style-name="Text_20_body">Routing: NOS</text:p>
            <text:p text:style-name="P1"><text:change-end text:change-id="ct251381288"/><text:change-start text:change-id="ct251381392"/>The exponentiation operator is impleme<text:change-end text:change-id="ct251381392"/><text:change-start text:change-id="ct251381496"/>nted by this method. Note the the second operand, the power, is converted to a Float first.<text:change-end text:change-id="ct251381496"/></text:p>
          </table:table-cell>
          <table:covered-table-cell/>
        </table:table-row>
        <table:table-row table:style-name="Table133.1">
          <table:table-cell table:style-name="Table133.A2" office:value-type="string">
            <text:p text:style-name="P16"><text:change-start text:change-id="ct251381600"/>Code<text:change-end text:change-id="ct251381600"/></text:p>
          </table:table-cell>
          <table:table-cell table:style-name="Table133.B2" office:value-type="string">
            <text:p text:style-name="P16"><text:change-start text:change-id="ct251381704"/>Result<text:change-end text:change-id="ct251381704"/></text:p>
          </table:table-cell>
        </table:table-row>
        <table:table-row table:style-name="Table133.1">
          <table:table-cell table:style-name="Table133.A2" office:value-type="string">
            <text:p text:style-name="Snippet"><text:change-start text:change-id="ct251381808"/>2 10 **<text:change-end text:change-id="ct251381808"/></text:p>
          </table:table-cell>
          <table:table-cell table:style-name="Table133.B2" office:value-type="string">
            <text:p text:style-name="P2"><text:change-start text:change-id="ct251381912"/>1024<text:change-end text:change-id="ct251381912"/></text:p>
          </table:table-cell>
        </table:table-row>
        <table:table-row table:style-name="Table133.1">
          <table:table-cell table:style-name="Table133.A2" office:value-type="string">
            <text:p text:style-name="Snippet"><text:change-start text:change-id="ct251382016"/>3 4 **<text:change-end text:change-id="ct251382016"/></text:p>
          </table:table-cell>
          <table:table-cell table:style-name="Table133.B2" office:value-type="string">
            <text:p text:style-name="P2"><text:change-start text:change-id="ct251382120"/>81<text:change-end text:change-id="ct251382120"/></text:p>
          </table:table-cell>
        </table:table-row>
        <table:table-row table:style-name="Table133.1">
          <table:table-cell table:style-name="Table133.A2" office:value-type="string">
            <text:p text:style-name="Snippet"><text:change-start text:change-id="ct251382224"/>2 1/2 <text:change-end text:change-id="ct251382224"/><text:change-start text:change-id="ct251382328"/>**<text:change-end text:change-id="ct251382328"/></text:p>
          </table:table-cell>
          <table:table-cell table:style-name="Table133.B2" office:value-type="string">
            <text:p text:style-name="P2"><text:change-start text:change-id="ct251382432"/>1.4142135623730951<text:change-end text:change-id="ct251382432"/></text:p>
          </table:table-cell>
        </table:table-row>
      </table:table>
      <text:p text:style-name="Text_20_body"/>
      <text:p text:style-name="Text_20_body"><text:change text:change-id="ct251382536"/></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51382640"/>[a_numeric a_numeric] <text:alphabetical-index-mark-start text:id="IMark160713572"/>+<text:alphabetical-index-mark-end text:id="IMark160713572"/> [a_numeric]</text:h>
            <text:p text:style-name="Text_20_body">Routing: NOS</text:p>
            <text:p text:style-name="P1">The addition operator is implemented by this method.<text:change-end text:change-id="ct251382640"/></text:p>
          </table:table-cell>
          <table:covered-table-cell/>
        </table:table-row>
        <table:table-row table:style-name="Table134.1">
          <table:table-cell table:style-name="Table134.A2" office:value-type="string">
            <text:p text:style-name="P16"><text:change-start text:change-id="ct251382744"/>Code<text:change-end text:change-id="ct251382744"/></text:p>
          </table:table-cell>
          <table:table-cell table:style-name="Table134.B2" office:value-type="string">
            <text:p text:style-name="P16"><text:change-start text:change-id="ct251382848"/>Result<text:change-end text:change-id="ct251382848"/></text:p>
          </table:table-cell>
        </table:table-row>
        <table:table-row table:style-name="Table134.1">
          <table:table-cell table:style-name="Table134.A2" office:value-type="string">
            <text:p text:style-name="Snippet"><text:change-start text:change-id="ct251382952"/>1 1 +<text:change-end text:change-id="ct251382952"/></text:p>
          </table:table-cell>
          <table:table-cell table:style-name="Table134.B2" office:value-type="string">
            <text:p text:style-name="P2"><text:change-start text:change-id="ct251383056"/>2<text:change-end text:change-id="ct251383056"/></text:p>
          </table:table-cell>
        </table:table-row>
        <table:table-row table:style-name="Table134.1">
          <table:table-cell table:style-name="Table134.A2" office:value-type="string">
            <text:p text:style-name="Snippet"><text:change-start text:change-id="ct251383160"/>1.0 7.2 +<text:change-end text:change-id="ct251383160"/></text:p>
          </table:table-cell>
          <table:table-cell table:style-name="Table134.B2" office:value-type="string">
            <text:p text:style-name="P2"><text:change-start text:change-id="ct251383264"/>8.2<text:change-end text:change-id="ct251383264"/></text:p>
          </table:table-cell>
        </table:table-row>
        <table:table-row table:style-name="Table134.1">
          <table:table-cell table:style-name="Table134.A2" office:value-type="string">
            <text:p text:style-name="Snippet"><text:change-start text:change-id="ct251383368"/>1/2<text:change-end text:change-id="ct251383368"/><text:change-start text:change-id="ct251383472"/> 1/3 +<text:change-end text:change-id="ct251383472"/></text:p>
          </table:table-cell>
          <table:table-cell table:style-name="Table134.B2" office:value-type="string">
            <text:p text:style-name="P2"><text:change-start text:change-id="ct251383576"/>5/6<text:change-end text:change-id="ct251383576"/></text:p>
          </table:table-cell>
        </table:table-row>
        <table:table-row table:style-name="Table134.1">
          <table:table-cell table:style-name="Table134.A2" office:value-type="string">
            <text:p text:style-name="Snippet"><text:change-start text:change-id="ct251383680"/>1+2i 1+3i<text:change-end text:change-id="ct251383680"/><text:change-start text:change-id="ct251383784"/> +<text:change-end text:change-id="ct251383784"/></text:p>
          </table:table-cell>
          <table:table-cell table:style-name="Table134.B2" office:value-type="string">
            <text:p text:style-name="P2"><text:change-start text:change-id="ct251383888"/>2+5i<text:change-end text:change-id="ct251383888"/></text:p>
          </table:table-cell>
        </table:table-row>
      </table:table>
      <text:p text:style-name="Text_20_body"><text:change text:change-id="ct251383992"/><text:change-start text:change-id="ct25138409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160713572"/>-<text:alphabetical-index-mark-end text:id="IMark16071357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6">Code</text:p>
          </table:table-cell>
          <table:table-cell table:style-name="Table135.B2" office:value-type="string">
            <text:p text:style-name="P16">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51384096"/><text:change text:change-id="ct251384304"/><text:change text:change-id="ct251384200"/><text:change-start text:change-id="ct25138440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60713572"/>.1/x<text:alphabetical-index-mark-end text:id="IMark16071357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6">Code</text:p>
          </table:table-cell>
          <table:table-cell table:style-name="Table136.B2" office:value-type="string">
            <text:p text:style-name="P16">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51384408"/><text:change text:change-id="ct251384512"/><text:change-start text:change-id="ct251384616"/></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160713572"/>.10**<text:alphabetical-index-mark-end text:id="IMark160713572"/>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6">Code</text:p>
          </table:table-cell>
          <table:table-cell table:style-name="Table137.B2" office:value-type="string">
            <text:p text:style-name="P16">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51384616"/><text:change text:change-id="ct251384720"/><text:change-start text:change-id="ct251384824"/></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160713572"/>.2**<text:alphabetical-index-mark-end text:id="IMark160713572"/>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6">Code</text:p>
          </table:table-cell>
          <table:table-cell table:style-name="Table138.B2" office:value-type="string">
            <text:p text:style-name="P16">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51384824"/><text:change text:change-id="ct251389080"/><text:change text:change-id="ct251388976"/><text:change-start text:change-id="ct25138918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60713572"/>.abs<text:alphabetical-index-mark-end text:id="IMark16071357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6">Code</text:p>
          </table:table-cell>
          <table:table-cell table:style-name="Table139.B2" office:value-type="string">
            <text:p text:style-name="P16">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51389184"/><text:change text:change-id="ct251389288"/></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51389392"/>[a_numeric] <text:alphabetical-index-mark-start text:id="IMark160713572"/>.acos<text:alphabetical-index-mark-end text:id="IMark160713572"/> [a_float]</text:h>
            <text:p text:style-name="Text_20_body">Routing: TOS</text:p>
            <text:p text:style-name="P1">This method computes the arc-cosine (cos(x)<text:span text:style-name="T11">-1</text:span>) of the value. That is it computes the angle in radians <text:change-end text:change-id="ct251389392"/><text:change-start text:change-id="ct251389808"/>whose cosine is the argument<text:note text:id="ftn65" text:note-class="footnote"><text:note-citation>65</text:note-citation><text:note-body><text:p text:style-name="Footnote"><text:change-start text:change-id="ct251389496"/>Please s<text:change-end text:change-id="ct251389496"/><text:change-start text:change-id="ct251389600"/>ee <text:a xlink:type="simple" xlink:href="http://en.wikipedia.org/wiki/Inverse_trigonometric_functions" text:style-name="Internet_20_link" text:visited-style-name="Visited_20_Internet_20_Link">http://en.wikipedia.org/wiki/Inverse_trigonometric_functions</text:a> for m<text:change-end text:change-id="ct251389600"/><text:change-start text:change-id="ct251389704"/>ore details on inverse trigonometric functions.<text:change-end text:change-id="ct251389704"/></text:p></text:note-body></text:note>.<text:change-end text:change-id="ct251389808"/><text:change-start text:change-id="ct251389912"/> <text:span text:style-name="T11"><text:s text:c="11"/></text:span><text:change-end text:change-id="ct251389912"/></text:p>
          </table:table-cell>
          <table:covered-table-cell/>
        </table:table-row>
        <table:table-row table:style-name="Table140.1">
          <table:table-cell table:style-name="Table140.A2" office:value-type="string">
            <text:p text:style-name="P16"><text:change-start text:change-id="ct251390016"/>Code<text:change-end text:change-id="ct251390016"/></text:p>
          </table:table-cell>
          <table:table-cell table:style-name="Table140.B2" office:value-type="string">
            <text:p text:style-name="P16"><text:change-start text:change-id="ct251390120"/>Result<text:change-end text:change-id="ct251390120"/></text:p>
          </table:table-cell>
        </table:table-row>
        <table:table-row table:style-name="Table140.1">
          <table:table-cell table:style-name="Table140.A2" office:value-type="string">
            <text:p text:style-name="Snippet"><text:change-start text:change-id="ct251390224"/>1 .acos<text:change-end text:change-id="ct251390224"/></text:p>
          </table:table-cell>
          <table:table-cell table:style-name="Table140.B2" office:value-type="string">
            <text:p text:style-name="P2"><text:change-start text:change-id="ct251390328"/>0.0<text:change-end text:change-id="ct251390328"/></text:p>
          </table:table-cell>
        </table:table-row>
        <table:table-row table:style-name="Table140.1">
          <table:table-cell table:style-name="Table140.A2" office:value-type="string">
            <text:p text:style-name="Snippet"><text:change-start text:change-id="ct251390432"/>0 .acos<text:change-end text:change-id="ct251390432"/></text:p>
          </table:table-cell>
          <table:table-cell table:style-name="Table140.B2" office:value-type="string">
            <text:p text:style-name="P2"><text:change-start text:change-id="ct251390536"/>1.5707963267948966<text:change-end text:change-id="ct251390536"/></text:p>
          </table:table-cell>
        </table:table-row>
      </table:table>
      <text:p text:style-name="Text_20_body"><text:change text:change-id="ct25139064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51390952"/>[a_numeric] <text:alphabetical-index-mark-start text:id="IMark160713572"/>.acosh<text:alphabetical-index-mark-end text:id="IMark160713572"/> [a_float]</text:h>
            <text:p text:style-name="Text_20_body">Routing: TOS</text:p>
            <text:p text:style-name="P1">This method computes the arc-hyperbolic-cosine (cosh(x)<text:span text:style-name="T11">-1</text:span>) of the value. That is it computes the angle in radians whose hyperbolic-cosine is the argument<text:note text:id="ftn66" text:note-class="footnote"><text:note-citation>66</text:note-citation><text:note-body><text:p text:style-name="Footnote"><text:change-start text:change-id="ct25139074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51390744"/><text:change-start text:change-id="ct251390848"/>bolic trigonometric functions.<text:change-end text:change-id="ct251390848"/></text:p></text:note-body></text:note>.<text:change-end text:change-id="ct251390952"/></text:p>
          </table:table-cell>
          <table:covered-table-cell/>
        </table:table-row>
        <table:table-row table:style-name="Table141.1">
          <table:table-cell table:style-name="Table141.A2" office:value-type="string">
            <text:p text:style-name="P16"><text:change-start text:change-id="ct251391056"/>Code<text:change-end text:change-id="ct251391056"/></text:p>
          </table:table-cell>
          <table:table-cell table:style-name="Table141.B2" office:value-type="string">
            <text:p text:style-name="P16"><text:change-start text:change-id="ct251391160"/>Result<text:change-end text:change-id="ct25139116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5139126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51391368"/>[a_numeric] <text:alphabetical-index-mark-start text:id="IMark160713572"/>.angle<text:alphabetical-index-mark-end text:id="IMark160713572"/> [a_float]</text:h>
            <text:p text:style-name="Text_20_body">Routing:<text:change-end text:change-id="ct251391368"/> TOS<text:change-start text:change-id="ct251391472"/></text:p>
            <text:p text:style-name="P1"><text:change-end text:change-id="ct25139147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6"><text:change-start text:change-id="ct251391576"/>Code<text:change-end text:change-id="ct251391576"/></text:p>
          </table:table-cell>
          <table:table-cell table:style-name="Table142.B2" office:value-type="string">
            <text:p text:style-name="P16"><text:change-start text:change-id="ct251391680"/>Result<text:change-end text:change-id="ct25139168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51391784"/></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51391888"/>[a_numeric] <text:alphabetical-index-mark-start text:id="IMark160713572"/>.asin<text:alphabetical-index-mark-end text:id="IMark160713572"/> [a_<text:change-end text:change-id="ct251391888"/>float<text:change-start text:change-id="ct251391992"/>]</text:h>
            <text:p text:style-name="Text_20_body">Routing:<text:change-end text:change-id="ct251391992"/> TOS<text:change-start text:change-id="ct251392096"/></text:p>
            <text:p text:style-name="P1"><text:change-end text:change-id="ct251392096"/>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6"><text:change-start text:change-id="ct251392200"/>Code<text:change-end text:change-id="ct251392200"/></text:p>
          </table:table-cell>
          <table:table-cell table:style-name="Table143.B2" office:value-type="string">
            <text:p text:style-name="P16"><text:change-start text:change-id="ct251392304"/>Result<text:change-end text:change-id="ct25139230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5139240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51392512"/>[a_numeric] <text:alphabetical-index-mark-start text:id="IMark160713572"/>.asinh<text:alphabetical-index-mark-end text:id="IMark160713572"/> [a_<text:change-end text:change-id="ct251392512"/>float<text:change-start text:change-id="ct251392616"/>]</text:h>
            <text:p text:style-name="Text_20_body">Routing:<text:change-end text:change-id="ct251392616"/> TOS<text:change-start text:change-id="ct251392720"/></text:p>
            <text:p text:style-name="P1"><text:change-end text:change-id="ct251392720"/>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6"><text:change-start text:change-id="ct251392824"/>Code<text:change-end text:change-id="ct251392824"/></text:p>
          </table:table-cell>
          <table:table-cell table:style-name="Table144.B2" office:value-type="string">
            <text:p text:style-name="P16"><text:change-start text:change-id="ct251392928"/>Result<text:change-end text:change-id="ct25139292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5139307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51393176"/>[a_numeric] <text:alphabetical-index-mark-start text:id="IMark160713572"/>.atan<text:alphabetical-index-mark-end text:id="IMark160713572"/> [a_<text:change-end text:change-id="ct251393176"/>float<text:change-start text:change-id="ct251393280"/>]</text:h>
            <text:p text:style-name="Text_20_body">Routing:<text:change-end text:change-id="ct251393280"/> TOS<text:change-start text:change-id="ct251393384"/></text:p>
            <text:p text:style-name="P1"><text:change-end text:change-id="ct251393384"/>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6"><text:change-start text:change-id="ct251393488"/>Code<text:change-end text:change-id="ct251393488"/></text:p>
          </table:table-cell>
          <table:table-cell table:style-name="Table145.B2" office:value-type="string">
            <text:p text:style-name="P16"><text:change-start text:change-id="ct251393592"/>Result<text:change-end text:change-id="ct25139359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51393696"/></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51393800"/>[a_numeric a_numeric] <text:alphabetical-index-mark-start text:id="IMark160713572"/>.atan2<text:alphabetical-index-mark-end text:id="IMark160713572"/> [a_<text:change-end text:change-id="ct251393800"/>float<text:change-start text:change-id="ct251393904"/>]</text:h>
            <text:p text:style-name="Text_20_body">Routing:<text:change-end text:change-id="ct251393904"/> TOS<text:change-start text:change-id="ct251394008"/></text:p>
            <text:p text:style-name="P1"><text:change-end text:change-id="ct25139400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6"><text:change-start text:change-id="ct251394112"/>Code<text:change-end text:change-id="ct251394112"/></text:p>
          </table:table-cell>
          <table:table-cell table:style-name="Table146.B2" office:value-type="string">
            <text:p text:style-name="P16"><text:change-start text:change-id="ct251394216"/>Result<text:change-end text:change-id="ct25139421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51394424"/><text:change text:change-id="ct25139432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51394528"/>[a_numeric] <text:alphabetical-index-mark-start text:id="IMark160713572"/>.atanh<text:alphabetical-index-mark-end text:id="IMark160713572"/> [a_<text:change-end text:change-id="ct251394528"/>float<text:change-start text:change-id="ct251394632"/>]</text:h>
            <text:p text:style-name="Text_20_body">Routing:<text:change-end text:change-id="ct251394632"/> TOS<text:change-start text:change-id="ct251394736"/></text:p>
            <text:p text:style-name="P1"><text:change-end text:change-id="ct251394736"/>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6"><text:change-start text:change-id="ct251394840"/>Code<text:change-end text:change-id="ct251394840"/></text:p>
          </table:table-cell>
          <table:table-cell table:style-name="Table147.B2" office:value-type="string">
            <text:p text:style-name="P16"><text:change-start text:change-id="ct251394944"/>Result<text:change-end text:change-id="ct25139494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5139504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51395152"/>[a_numeric a_numeric] <text:alphabetical-index-mark-start text:id="IMark160713572"/>.c2p<text:alphabetical-index-mark-end text:id="IMark160713572"/> [a_<text:change-end text:change-id="ct251395152"/>float<text:change-start text:change-id="ct251395256"/> a_<text:change-end text:change-id="ct251395256"/>float<text:change-start text:change-id="ct251395360"/>]</text:h>
            <text:p text:style-name="Text_20_body">Routing: TOS</text:p>
            <text:p text:style-name="P1"><text:change-end text:change-id="ct25139536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6"><text:change-start text:change-id="ct251395464"/>Code<text:change-end text:change-id="ct251395464"/></text:p>
          </table:table-cell>
          <table:table-cell table:style-name="Table148.B2" office:value-type="string">
            <text:p text:style-name="P16"><text:change-start text:change-id="ct251395568"/>Result<text:change-end text:change-id="ct25139556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51395776"/><text:change text:change-id="ct251395672"/></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51395880"/>[a_numeric] <text:alphabetical-index-mark-start text:id="IMark160713572"/>.cbrt<text:alphabetical-index-mark-end text:id="IMark160713572"/> [a_<text:change-end text:change-id="ct251395880"/>float<text:change-start text:change-id="ct251395984"/>]</text:h>
            <text:p text:style-name="Text_20_body">Routing:<text:change-end text:change-id="ct251395984"/> TOS<text:change-start text:change-id="ct251396088"/></text:p>
            <text:p text:style-name="P1"><text:change-end text:change-id="ct251396088"/>This method computes the cube root (X<text:span text:style-name="T11">1/3</text:span>) of the value.</text:p>
          </table:table-cell>
          <table:covered-table-cell/>
        </table:table-row>
        <table:table-row table:style-name="Table149.1">
          <table:table-cell table:style-name="Table149.A2" office:value-type="string">
            <text:p text:style-name="P16"><text:change-start text:change-id="ct251396192"/>Code<text:change-end text:change-id="ct251396192"/></text:p>
          </table:table-cell>
          <table:table-cell table:style-name="Table149.B2" office:value-type="string">
            <text:p text:style-name="P16"><text:change-start text:change-id="ct251396296"/>Result<text:change-end text:change-id="ct25139629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5139640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51396504"/>[a_numeric] <text:alphabetical-index-mark-start text:id="IMark160713572"/>.ceil<text:alphabetical-index-mark-end text:id="IMark160713572"/> [a<text:change-end text:change-id="ct251396504"/>n<text:change-start text:change-id="ct251396608"/>_<text:change-end text:change-id="ct251396608"/>integer<text:change-start text:change-id="ct251396712"/>]</text:h>
            <text:p text:style-name="Text_20_body">Routing:<text:change-end text:change-id="ct251396712"/> TOS<text:change-start text:change-id="ct251396816"/></text:p>
            <text:p text:style-name="P1"><text:change-end text:change-id="ct251396816"/>This method computes the smallest integer that is greater than or equal to the argument.</text:p>
          </table:table-cell>
          <table:covered-table-cell/>
        </table:table-row>
        <table:table-row table:style-name="Table150.1">
          <table:table-cell table:style-name="Table150.A2" office:value-type="string">
            <text:p text:style-name="P16"><text:change-start text:change-id="ct251396920"/>Code<text:change-end text:change-id="ct251396920"/></text:p>
          </table:table-cell>
          <table:table-cell table:style-name="Table150.B2" office:value-type="string">
            <text:p text:style-name="P16"><text:change-start text:change-id="ct251397024"/>Result<text:change-end text:change-id="ct25139702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5139716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51397272"/>[a_numeric] <text:alphabetical-index-mark-start text:id="IMark160713572"/>.conjugate<text:alphabetical-index-mark-end text:id="IMark160713572"/> [a_numeric]</text:h>
            <text:p text:style-name="Text_20_body">Routing:<text:change-end text:change-id="ct251397272"/> TOS<text:change-start text:change-id="ct251397376"/></text:p>
            <text:p text:style-name="P1"><text:change-end text:change-id="ct251397376"/>This method computes the complex conjugate of the argument. For non-complex data, this has no effect.</text:p>
          </table:table-cell>
          <table:covered-table-cell/>
        </table:table-row>
        <table:table-row table:style-name="Table151.1">
          <table:table-cell table:style-name="Table151.A2" office:value-type="string">
            <text:p text:style-name="P16"><text:change-start text:change-id="ct251397480"/>Code<text:change-end text:change-id="ct251397480"/></text:p>
          </table:table-cell>
          <table:table-cell table:style-name="Table151.B2" office:value-type="string">
            <text:p text:style-name="P16"><text:change-start text:change-id="ct251397584"/>Result<text:change-end text:change-id="ct25139758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5139768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51397792"/>[a_numeric] <text:alphabetical-index-mark-start text:id="IMark160713572"/>.cos<text:alphabetical-index-mark-end text:id="IMark160713572"/> [a_<text:change-end text:change-id="ct251397792"/>float<text:change-start text:change-id="ct251397896"/>]</text:h>
            <text:p text:style-name="Text_20_body">Routing:<text:change-end text:change-id="ct251397896"/> TOS<text:change-start text:change-id="ct251398000"/></text:p>
            <text:p text:style-name="P1"><text:change-end text:change-id="ct251398000"/>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6"><text:change-start text:change-id="ct251398104"/>Code<text:change-end text:change-id="ct251398104"/></text:p>
          </table:table-cell>
          <table:table-cell table:style-name="Table152.B2" office:value-type="string">
            <text:p text:style-name="P16"><text:change-start text:change-id="ct251398208"/>Result<text:change-end text:change-id="ct25139820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51398416"/><text:change text:change-id="ct251398312"/></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51398520"/>[a_numeric] <text:alphabetical-index-mark-start text:id="IMark160713572"/>.cosh<text:alphabetical-index-mark-end text:id="IMark160713572"/> [a_<text:change-end text:change-id="ct251398520"/>float<text:change-start text:change-id="ct251398624"/>]</text:h>
            <text:p text:style-name="Text_20_body">Routing:<text:change-end text:change-id="ct251398624"/> TOS<text:change-start text:change-id="ct251398728"/></text:p>
            <text:p text:style-name="P1"><text:change-end text:change-id="ct251398728"/>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6"><text:change-start text:change-id="ct251398832"/>Code<text:change-end text:change-id="ct251398832"/></text:p>
          </table:table-cell>
          <table:table-cell table:style-name="Table153.B2" office:value-type="string">
            <text:p text:style-name="P16"><text:change-start text:change-id="ct251398936"/>Result<text:change-end text:change-id="ct25139893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5139904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51399144"/>[a_numeric] <text:alphabetical-index-mark-start text:id="IMark160713572"/>.cube<text:alphabetical-index-mark-end text:id="IMark160713572"/> [a_numeric]</text:h>
            <text:p text:style-name="Text_20_body">Routing:<text:change-end text:change-id="ct251399144"/> TOS<text:change-start text:change-id="ct251399248"/></text:p>
            <text:p text:style-name="P1"><text:change-end text:change-id="ct251399248"/>This method computes the cube (X<text:span text:style-name="T11">3</text:span>) of the number.</text:p>
          </table:table-cell>
          <table:covered-table-cell/>
        </table:table-row>
        <table:table-row table:style-name="Table154.1">
          <table:table-cell table:style-name="Table154.A2" office:value-type="string">
            <text:p text:style-name="P16"><text:change-start text:change-id="ct251399352"/>Code<text:change-end text:change-id="ct251399352"/></text:p>
          </table:table-cell>
          <table:table-cell table:style-name="Table154.B2" office:value-type="string">
            <text:p text:style-name="P16"><text:change-start text:change-id="ct251399456"/>Result<text:change-end text:change-id="ct25139945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5139956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51399664"/>[a_numeric] <text:alphabetical-index-mark-start text:id="IMark160713572"/>.d2r<text:alphabetical-index-mark-end text:id="IMark160713572"/> [a_<text:change-end text:change-id="ct251399664"/>float<text:change-start text:change-id="ct251399768"/>]</text:h>
            <text:p text:style-name="Text_20_body">Routing:<text:change-end text:change-id="ct251399768"/> TOS<text:change-start text:change-id="ct251399872"/></text:p>
            <text:p text:style-name="P1"><text:change-end text:change-id="ct251399872"/>This method converts the argument number from degrees to radians.</text:p>
          </table:table-cell>
          <table:covered-table-cell/>
        </table:table-row>
        <table:table-row table:style-name="Table155.1">
          <table:table-cell table:style-name="Table155.A2" office:value-type="string">
            <text:p text:style-name="P16"><text:change-start text:change-id="ct251399976"/>Code<text:change-end text:change-id="ct251399976"/></text:p>
          </table:table-cell>
          <table:table-cell table:style-name="Table155.B2" office:value-type="string">
            <text:p text:style-name="P16"><text:change-start text:change-id="ct251400080"/>Result<text:change-end text:change-id="ct25140008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51400184"/></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51400288"/>[a_numeric] <text:alphabetical-index-mark-start text:id="IMark160713572"/>.denominator<text:alphabetical-index-mark-end text:id="IMark160713572"/> [a<text:change-end text:change-id="ct251400288"/>n<text:change-start text:change-id="ct251400392"/>_<text:change-end text:change-id="ct251400392"/>integer<text:change-start text:change-id="ct251400496"/>]</text:h>
            <text:p text:style-name="Text_20_body">Routing:<text:change-end text:change-id="ct251400496"/> TOS<text:change-start text:change-id="ct251400600"/></text:p>
            <text:p text:style-name="P1"><text:change-end text:change-id="ct25140060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6"><text:change-start text:change-id="ct251400704"/>Code<text:change-end text:change-id="ct251400704"/></text:p>
          </table:table-cell>
          <table:table-cell table:style-name="Table156.B2" office:value-type="string">
            <text:p text:style-name="P16"><text:change-start text:change-id="ct251400808"/>Result<text:change-end text:change-id="ct25140080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51400912"/><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51401016"/>[a_numeric] <text:alphabetical-index-mark-start text:id="IMark160713572"/>.e**<text:alphabetical-index-mark-end text:id="IMark160713572"/> [a_<text:change-end text:change-id="ct251401016"/>float<text:change-start text:change-id="ct251401120"/>]</text:h>
            <text:p text:style-name="Text_20_body">Routing:<text:change-end text:change-id="ct251401120"/> TOS<text:change-start text:change-id="ct251417648"/></text:p>
            <text:p text:style-name="P1"><text:change-end text:change-id="ct251417648"/>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6"><text:change-start text:change-id="ct251417752"/>Code<text:change-end text:change-id="ct251417752"/></text:p>
          </table:table-cell>
          <table:table-cell table:style-name="Table157.B2" office:value-type="string">
            <text:p text:style-name="P16"><text:change-start text:change-id="ct251417856"/>Result<text:change-end text:change-id="ct25141785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5141796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51418064"/>[a_numeric] <text:alphabetical-index-mark-start text:id="IMark160713572"/>.emit<text:alphabetical-index-mark-end text:id="IMark160713572"/> []</text:h>
            <text:p text:style-name="Text_20_body">Routing:<text:change-end text:change-id="ct251418064"/> TOS<text:change-start text:change-id="ct251418168"/></text:p>
            <text:p text:style-name="P1"><text:change-end text:change-id="ct251418168"/>This method emits a character with the code of numeric argument.</text:p>
          </table:table-cell>
          <table:covered-table-cell/>
        </table:table-row>
        <table:table-row table:style-name="Table158.1">
          <table:table-cell table:style-name="Table158.A2" office:value-type="string">
            <text:p text:style-name="P16"><text:change-start text:change-id="ct251418272"/>Code<text:change-end text:change-id="ct251418272"/></text:p>
          </table:table-cell>
          <table:table-cell table:style-name="Table158.B2" office:value-type="string">
            <text:p text:style-name="P16"><text:change-start text:change-id="ct251418376"/>Result<text:change-end text:change-id="ct25141837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51418584"/><text:change text:change-id="ct251418480"/></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51418688"/>[a_numeric] <text:alphabetical-index-mark-start text:id="IMark160713572"/>.floor<text:alphabetical-index-mark-end text:id="IMark160713572"/> [a<text:change-end text:change-id="ct251418688"/>n<text:change-start text:change-id="ct251418792"/>_<text:change-end text:change-id="ct251418792"/>integer<text:change-start text:change-id="ct251418896"/>]</text:h>
            <text:p text:style-name="Text_20_body">Routing:<text:change-end text:change-id="ct251418896"/> TOS<text:change-start text:change-id="ct251419000"/></text:p>
            <text:p text:style-name="P1"><text:change-end text:change-id="ct251419000"/>This method computes the largest integer that is less than or equal to the argument.</text:p>
          </table:table-cell>
          <table:covered-table-cell/>
        </table:table-row>
        <table:table-row table:style-name="Table159.1">
          <table:table-cell table:style-name="Table159.A2" office:value-type="string">
            <text:p text:style-name="P16"><text:change-start text:change-id="ct251419104"/>Code<text:change-end text:change-id="ct251419104"/></text:p>
          </table:table-cell>
          <table:table-cell table:style-name="Table159.B2" office:value-type="string">
            <text:p text:style-name="P16"><text:change-start text:change-id="ct251419208"/>Result<text:change-end text:change-id="ct25141920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5141931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51419416"/>[a_numeric a_numeric] <text:alphabetical-index-mark-start text:id="IMark160713572"/>.hypot<text:alphabetical-index-mark-end text:id="IMark160713572"/> [a_<text:change-end text:change-id="ct251419416"/>float<text:change-start text:change-id="ct251419520"/>]</text:h>
            <text:p text:style-name="Text_20_body">Routing:<text:change-end text:change-id="ct251419520"/> TOS<text:change-start text:change-id="ct251419624"/></text:p>
            <text:p text:style-name="P1"><text:change-end text:change-id="ct251419624"/>Given two lengths, this method computes the length of the hypotenuse. </text:p>
          </table:table-cell>
          <table:covered-table-cell/>
        </table:table-row>
        <table:table-row table:style-name="Table160.1">
          <table:table-cell table:style-name="Table160.A2" office:value-type="string">
            <text:p text:style-name="P16"><text:change-start text:change-id="ct251419728"/>Code<text:change-end text:change-id="ct251419728"/></text:p>
          </table:table-cell>
          <table:table-cell table:style-name="Table160.B2" office:value-type="string">
            <text:p text:style-name="P16"><text:change-start text:change-id="ct251419832"/>Result<text:change-end text:change-id="ct25141983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51419936"/></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51420040"/>[a_numeric] <text:alphabetical-index-mark-start text:id="IMark160713572"/>.imaginary<text:alphabetical-index-mark-end text:id="IMark160713572"/> [a_numeric]</text:h>
            <text:p text:style-name="Text_20_body">Routing:<text:change-end text:change-id="ct251420040"/> TOS<text:change-start text:change-id="ct251420144"/></text:p>
            <text:p text:style-name="P1"><text:change-end text:change-id="ct25142014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6"><text:change-start text:change-id="ct251420248"/>Code<text:change-end text:change-id="ct251420248"/></text:p>
          </table:table-cell>
          <table:table-cell table:style-name="Table161.B2" office:value-type="string">
            <text:p text:style-name="P16"><text:change-start text:change-id="ct251420352"/>Result<text:change-end text:change-id="ct25142035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5142045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51420560"/>[a_numeric] <text:alphabetical-index-mark-start text:id="IMark160713572"/>.ln<text:alphabetical-index-mark-end text:id="IMark160713572"/> [a_<text:change-end text:change-id="ct251420560"/>float<text:change-start text:change-id="ct251420664"/>]</text:h>
            <text:p text:style-name="Text_20_body">Routing:<text:change-end text:change-id="ct251420664"/> TOS<text:change-start text:change-id="ct251420768"/></text:p>
            <text:p text:style-name="P1"><text:change-end text:change-id="ct251420768"/>This method computes the natural logarithm (log<text:span text:style-name="T6">e</text:span>) of the given value.</text:p>
          </table:table-cell>
          <table:covered-table-cell/>
        </table:table-row>
        <table:table-row table:style-name="Table162.1">
          <table:table-cell table:style-name="Table162.A2" office:value-type="string">
            <text:p text:style-name="P16"><text:change-start text:change-id="ct251420872"/>Code<text:change-end text:change-id="ct251420872"/></text:p>
          </table:table-cell>
          <table:table-cell table:style-name="Table162.B2" office:value-type="string">
            <text:p text:style-name="P16"><text:change-start text:change-id="ct251420976"/>Result<text:change-end text:change-id="ct25142097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5142108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51421184"/>[a_numeric] <text:alphabetical-index-mark-start text:id="IMark160713572"/>.log10<text:alphabetical-index-mark-end text:id="IMark160713572"/> [a_<text:change-end text:change-id="ct251421184"/>float<text:change-start text:change-id="ct251421288"/>]</text:h>
            <text:p text:style-name="Text_20_body">Routing:<text:change-end text:change-id="ct251421288"/> TOS<text:change-start text:change-id="ct251421392"/></text:p>
            <text:p text:style-name="P1"><text:change-end text:change-id="ct251421392"/>This method computes the base 10 logarithm (log<text:span text:style-name="T6">10</text:span>) of the given value.</text:p>
          </table:table-cell>
          <table:covered-table-cell/>
        </table:table-row>
        <table:table-row table:style-name="Table163.1">
          <table:table-cell table:style-name="Table163.A2" office:value-type="string">
            <text:p text:style-name="P16"><text:change-start text:change-id="ct251421496"/>Code<text:change-end text:change-id="ct251421496"/></text:p>
          </table:table-cell>
          <table:table-cell table:style-name="Table163.B2" office:value-type="string">
            <text:p text:style-name="P16"><text:change-start text:change-id="ct251421600"/>Result<text:change-end text:change-id="ct25142160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51421744"/></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51421848"/>[a_numeric] <text:alphabetical-index-mark-start text:id="IMark160713572"/>.log2<text:alphabetical-index-mark-end text:id="IMark160713572"/> [a_<text:change-end text:change-id="ct251421848"/>float<text:change-start text:change-id="ct251421952"/>]</text:h>
            <text:p text:style-name="Text_20_body">Routing:<text:change-end text:change-id="ct251421952"/> TOS<text:change-start text:change-id="ct251422056"/></text:p>
            <text:p text:style-name="P1"><text:change-end text:change-id="ct251422056"/>This method computes the base 2 logarithm (log<text:span text:style-name="T6">2</text:span>) of the given value.</text:p>
          </table:table-cell>
          <table:covered-table-cell/>
        </table:table-row>
        <table:table-row table:style-name="Table164.1">
          <table:table-cell table:style-name="Table164.A2" office:value-type="string">
            <text:p text:style-name="P16"><text:change-start text:change-id="ct251422160"/>Code<text:change-end text:change-id="ct251422160"/></text:p>
          </table:table-cell>
          <table:table-cell table:style-name="Table164.B2" office:value-type="string">
            <text:p text:style-name="P16"><text:change-start text:change-id="ct251422264"/>Result<text:change-end text:change-id="ct251422264"/></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5142236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51422472"/>[a_numeric] <text:alphabetical-index-mark-start text:id="IMark160713572"/>.magnitude<text:alphabetical-index-mark-end text:id="IMark160713572"/> [a_numeric]</text:h>
            <text:p text:style-name="Text_20_body">Routing:<text:change-end text:change-id="ct251422472"/> TOS<text:change-start text:change-id="ct251422576"/></text:p>
            <text:p text:style-name="P1"><text:change-end text:change-id="ct25142257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6"><text:change-start text:change-id="ct251422680"/>Code<text:change-end text:change-id="ct251422680"/></text:p>
          </table:table-cell>
          <table:table-cell table:style-name="Table165.B2" office:value-type="string">
            <text:p text:style-name="P16"><text:change-start text:change-id="ct251422784"/>Result<text:change-end text:change-id="ct25142278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51422888"/></text:p>
      <table:table table:name="Table166" table:style-name="Table166">
        <table:table-column table:style-name="Table166.A"/>
        <table:table-column table:style-name="Table166.B"/>
        <table:table-row table:style-name="Table166.1">
          <table:table-cell table:style-name="Table166.A1" table:number-columns-spanned="2" office:value-type="string">
            <text:h text:style-name="Heading_20_3" text:outline-level="3"><text:change-start text:change-id="ct251422992"/>[a_numeric] <text:alphabetical-index-mark-start text:id="IMark160713572"/>.numerator<text:alphabetical-index-mark-end text:id="IMark160713572"/> [a_numeric]</text:h>
            <text:p text:style-name="Text_20_body">Routing:<text:change-end text:change-id="ct251422992"/> TOS<text:change-start text:change-id="ct251423096"/></text:p>
            <text:p text:style-name="P1"><text:change-end text:change-id="ct25142309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6"><text:change-start text:change-id="ct251423200"/>Code<text:change-end text:change-id="ct251423200"/></text:p>
          </table:table-cell>
          <table:table-cell table:style-name="Table166.B2" office:value-type="string">
            <text:p text:style-name="P16"><text:change-start text:change-id="ct251423304"/>Result<text:change-end text:change-id="ct25142330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51423512"/><text:change text:change-id="ct251423408"/></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51423616"/>[a_numeric a_numeric] <text:alphabetical-index-mark-start text:id="IMark160713572"/>.p2c<text:alphabetical-index-mark-end text:id="IMark160713572"/> [a_<text:change-end text:change-id="ct251423616"/>float<text:change-start text:change-id="ct251423720"/> a_<text:change-end text:change-id="ct251423720"/>float<text:change-start text:change-id="ct251423824"/>]</text:h>
            <text:p text:style-name="Text_20_body">Routing:<text:change-end text:change-id="ct251423824"/> TOS<text:change-start text:change-id="ct251423928"/></text:p>
            <text:p text:style-name="P1"><text:change-end text:change-id="ct25142392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6"><text:change-start text:change-id="ct251424032"/>Code<text:change-end text:change-id="ct251424032"/></text:p>
          </table:table-cell>
          <table:table-cell table:style-name="Table167.B2" office:value-type="string">
            <text:p text:style-name="P16"><text:change-start text:change-id="ct251424136"/>Result<text:change-end text:change-id="ct25142413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5142424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51424344"/>[a_numeric] <text:alphabetical-index-mark-start text:id="IMark160713572"/>.polar<text:alphabetical-index-mark-end text:id="IMark160713572"/> [a_<text:change-end text:change-id="ct251424344"/>float<text:change-start text:change-id="ct251424448"/> a_<text:change-end text:change-id="ct251424448"/>float<text:change-start text:change-id="ct251424552"/>]</text:h>
            <text:p text:style-name="Text_20_body">Routing:<text:change-end text:change-id="ct251424552"/> TOS<text:change-start text:change-id="ct251424656"/></text:p>
            <text:p text:style-name="P1"><text:change-end text:change-id="ct25142465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6"><text:change-start text:change-id="ct251424760"/>Code<text:change-end text:change-id="ct251424760"/></text:p>
          </table:table-cell>
          <table:table-cell table:style-name="Table168.B2" office:value-type="string">
            <text:p text:style-name="P16"><text:change-start text:change-id="ct251424864"/>Result<text:change-end text:change-id="ct25142486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51424968"/></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51425072"/>[a_numeric] <text:alphabetical-index-mark-start text:id="IMark160713572"/>.r2d<text:alphabetical-index-mark-end text:id="IMark160713572"/> [a_<text:change-end text:change-id="ct251425072"/>float<text:change-start text:change-id="ct251425176"/>]</text:h>
            <text:p text:style-name="Text_20_body">Routing:<text:change-end text:change-id="ct251425176"/> TOS<text:change-start text:change-id="ct251425280"/></text:p>
            <text:p text:style-name="P1"><text:change-end text:change-id="ct251425280"/>Convert a angle value from radians to degrees.</text:p>
          </table:table-cell>
          <table:covered-table-cell/>
        </table:table-row>
        <table:table-row table:style-name="Table169.1">
          <table:table-cell table:style-name="Table169.A2" office:value-type="string">
            <text:p text:style-name="P16"><text:change-start text:change-id="ct251425384"/>Code<text:change-end text:change-id="ct251425384"/></text:p>
          </table:table-cell>
          <table:table-cell table:style-name="Table169.B2" office:value-type="string">
            <text:p text:style-name="P16"><text:change-start text:change-id="ct251425488"/>Result<text:change-end text:change-id="ct25142548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5142559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51425696"/>[a_numeric] <text:alphabetical-index-mark-start text:id="IMark160713572"/>.real<text:alphabetical-index-mark-end text:id="IMark160713572"/> [a_numeric]</text:h>
            <text:p text:style-name="Text_20_body">Routing:<text:change-end text:change-id="ct251425696"/> TOS<text:change-start text:change-id="ct251495384"/></text:p>
            <text:p text:style-name="P1"><text:change-end text:change-id="ct25149538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6"><text:change-start text:change-id="ct251495488"/>Code<text:change-end text:change-id="ct251495488"/></text:p>
          </table:table-cell>
          <table:table-cell table:style-name="Table170.B2" office:value-type="string">
            <text:p text:style-name="P16"><text:change-start text:change-id="ct251495592"/>Result<text:change-end text:change-id="ct25149559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51495696"/><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51495800"/>[a_numeric] <text:alphabetical-index-mark-start text:id="IMark160713572"/>.round<text:alphabetical-index-mark-end text:id="IMark160713572"/> [a<text:change-end text:change-id="ct251495800"/>n<text:change-start text:change-id="ct251495904"/>_<text:change-end text:change-id="ct251495904"/>integer<text:change-start text:change-id="ct251496008"/>]</text:h>
            <text:p text:style-name="Text_20_body">Routing:<text:change-end text:change-id="ct251496008"/> TOS<text:change-start text:change-id="ct251496112"/></text:p>
            <text:p text:style-name="P1"><text:change-end text:change-id="ct251496112"/>This method rounds the argument number to the nearest integer.</text:p>
          </table:table-cell>
          <table:covered-table-cell/>
        </table:table-row>
        <table:table-row table:style-name="Table171.1">
          <table:table-cell table:style-name="Table171.A2" office:value-type="string">
            <text:p text:style-name="P16"><text:change-start text:change-id="ct251496216"/>Code<text:change-end text:change-id="ct251496216"/></text:p>
          </table:table-cell>
          <table:table-cell table:style-name="Table171.B2" office:value-type="string">
            <text:p text:style-name="P16"><text:change-start text:change-id="ct251496320"/>Result<text:change-end text:change-id="ct25149632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5149642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51496528"/>[a_numeric] <text:alphabetical-index-mark-start text:id="IMark160713572"/>.sin<text:alphabetical-index-mark-end text:id="IMark160713572"/> [a_<text:change-end text:change-id="ct251496528"/>float<text:change-start text:change-id="ct251496632"/>]</text:h>
            <text:p text:style-name="Text_20_body">Routing:<text:change-end text:change-id="ct251496632"/> TOS<text:change-start text:change-id="ct251496736"/></text:p>
            <text:p text:style-name="P1"><text:change-end text:change-id="ct251496736"/>This method computes the sine of the argument angle in radians.</text:p>
          </table:table-cell>
          <table:covered-table-cell/>
        </table:table-row>
        <table:table-row table:style-name="Table172.1">
          <table:table-cell table:style-name="Table172.A2" office:value-type="string">
            <text:p text:style-name="P16"><text:change-start text:change-id="ct251496840"/>Code<text:change-end text:change-id="ct251496840"/></text:p>
          </table:table-cell>
          <table:table-cell table:style-name="Table172.B2" office:value-type="string">
            <text:p text:style-name="P16"><text:change-start text:change-id="ct251496944"/>Result<text:change-end text:change-id="ct25149694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5149704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51497152"/>[a_numeric] <text:alphabetical-index-mark-start text:id="IMark160713572"/>.sinh<text:alphabetical-index-mark-end text:id="IMark160713572"/> [a_<text:change-end text:change-id="ct251497152"/>float<text:change-start text:change-id="ct251497256"/>]</text:h>
            <text:p text:style-name="Text_20_body">Routing:<text:change-end text:change-id="ct251497256"/> TOS<text:change-start text:change-id="ct251497360"/></text:p>
            <text:p text:style-name="P1"><text:change-end text:change-id="ct251497360"/>This method computes the hyperbolic-sine of the argument angle in radians.</text:p>
          </table:table-cell>
          <table:covered-table-cell/>
        </table:table-row>
        <table:table-row table:style-name="Table173.1">
          <table:table-cell table:style-name="Table173.A2" office:value-type="string">
            <text:p text:style-name="P16"><text:change-start text:change-id="ct251497464"/>Code<text:change-end text:change-id="ct251497464"/></text:p>
          </table:table-cell>
          <table:table-cell table:style-name="Table173.B2" office:value-type="string">
            <text:p text:style-name="P16"><text:change-start text:change-id="ct251497568"/>Result<text:change-end text:change-id="ct25149756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51497672"/></text:p>
      <table:table table:name="Table174" table:style-name="Table174">
        <table:table-column table:style-name="Table174.A"/>
        <table:table-column table:style-name="Table174.B"/>
        <text:soft-page-break/>
        <table:table-row table:style-name="Table174.1">
          <table:table-cell table:style-name="Table174.A1" table:number-columns-spanned="2" office:value-type="string">
            <text:h text:style-name="Heading_20_3" text:outline-level="3"><text:change-start text:change-id="ct251497776"/>[a_numeric] <text:alphabetical-index-mark-start text:id="IMark160713572"/>.sleep<text:alphabetical-index-mark-end text:id="IMark160713572"/> []</text:h>
            <text:p text:style-name="Text_20_body">Routing:<text:change-end text:change-id="ct251497776"/> TOS<text:change-start text:change-id="ct251497880"/></text:p>
            <text:p text:style-name="P1"><text:change-end text:change-id="ct251497880"/>This method will pause the current thread for the specified number (or fraction of) seconds.</text:p>
          </table:table-cell>
          <table:covered-table-cell/>
        </table:table-row>
        <table:table-row table:style-name="Table174.1">
          <table:table-cell table:style-name="Table174.A2" office:value-type="string">
            <text:p text:style-name="P16"><text:change-start text:change-id="ct251497984"/>Code<text:change-end text:change-id="ct251497984"/></text:p>
          </table:table-cell>
          <table:table-cell table:style-name="Table174.B2" office:value-type="string">
            <text:p text:style-name="P16"><text:change-start text:change-id="ct251498088"/>Result<text:change-end text:change-id="ct251498088"/></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51498192"/></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51498296"/>[a_numeric] <text:alphabetical-index-mark-start text:id="IMark160713572"/>.sqr<text:alphabetical-index-mark-end text:id="IMark160713572"/> [a_numeric]</text:h>
            <text:p text:style-name="Text_20_body">Routing:<text:change-end text:change-id="ct251498296"/> TOS<text:change-start text:change-id="ct251498400"/></text:p>
            <text:p text:style-name="P1"><text:change-end text:change-id="ct251498400"/>This method computes the square of the argument value.</text:p>
          </table:table-cell>
          <table:covered-table-cell/>
        </table:table-row>
        <table:table-row table:style-name="Table175.1">
          <table:table-cell table:style-name="Table175.A2" office:value-type="string">
            <text:p text:style-name="P16"><text:change-start text:change-id="ct251498504"/>Code<text:change-end text:change-id="ct251498504"/></text:p>
          </table:table-cell>
          <table:table-cell table:style-name="Table175.B2" office:value-type="string">
            <text:p text:style-name="P16"><text:change-start text:change-id="ct251498608"/>Result<text:change-end text:change-id="ct25149860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5149871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51498816"/>[a_numeric] <text:alphabetical-index-mark-start text:id="IMark160713572"/>.sqrt<text:alphabetical-index-mark-end text:id="IMark160713572"/> [a_<text:change-end text:change-id="ct251498816"/>float<text:change-start text:change-id="ct251498920"/>]</text:h>
            <text:p text:style-name="Text_20_body">Routing:<text:change-end text:change-id="ct251498920"/> TOS<text:change-start text:change-id="ct251499024"/></text:p>
            <text:p text:style-name="P1"><text:change-end text:change-id="ct251499024"/>This method computes the square root of the argument value.</text:p>
          </table:table-cell>
          <table:covered-table-cell/>
        </table:table-row>
        <table:table-row table:style-name="Table176.1">
          <table:table-cell table:style-name="Table176.A2" office:value-type="string">
            <text:p text:style-name="P16"><text:change-start text:change-id="ct251499128"/>Code<text:change-end text:change-id="ct251499128"/></text:p>
          </table:table-cell>
          <table:table-cell table:style-name="Table176.B2" office:value-type="string">
            <text:p text:style-name="P16"><text:change-start text:change-id="ct251499232"/>Result<text:change-end text:change-id="ct25149923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5149933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51499480"/>[a_numeric] <text:alphabetical-index-mark-start text:id="IMark160713572"/>.tan<text:alphabetical-index-mark-end text:id="IMark160713572"/> [a_<text:change-end text:change-id="ct251499480"/>float<text:change-start text:change-id="ct251499584"/>]</text:h>
            <text:p text:style-name="Text_20_body">Routing:<text:change-end text:change-id="ct251499584"/> TOS<text:change-start text:change-id="ct251499688"/></text:p>
            <text:p text:style-name="P1"><text:change-end text:change-id="ct251499688"/>This method computes the tangent of the argument angle in radians.</text:p>
          </table:table-cell>
          <table:covered-table-cell/>
        </table:table-row>
        <table:table-row table:style-name="Table177.1">
          <table:table-cell table:style-name="Table177.A2" office:value-type="string">
            <text:p text:style-name="P16"><text:change-start text:change-id="ct251499792"/>Code<text:change-end text:change-id="ct251499792"/></text:p>
          </table:table-cell>
          <table:table-cell table:style-name="Table177.B2" office:value-type="string">
            <text:p text:style-name="P16"><text:change-start text:change-id="ct251499896"/>Result<text:change-end text:change-id="ct25149989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51500000"/></text:p>
      <table:table table:name="Table178" table:style-name="Table178">
        <table:table-column table:style-name="Table178.A"/>
        <table:table-column table:style-name="Table178.B"/>
        <text:soft-page-break/>
        <table:table-row table:style-name="Table178.1">
          <table:table-cell table:style-name="Table178.A1" table:number-columns-spanned="2" office:value-type="string">
            <text:h text:style-name="Heading_20_3" text:outline-level="3"><text:change-start text:change-id="ct251500104"/>[a_numeric] <text:alphabetical-index-mark-start text:id="IMark160713572"/>.tanh<text:alphabetical-index-mark-end text:id="IMark160713572"/> [a_<text:change-end text:change-id="ct251500104"/>float<text:change-start text:change-id="ct251500208"/>]</text:h>
            <text:p text:style-name="Text_20_body">Routing:<text:change-end text:change-id="ct251500208"/> TOS<text:change-start text:change-id="ct251500312"/></text:p>
            <text:p text:style-name="P1"><text:change-end text:change-id="ct251500312"/>This method computes the hyperbolic-tangent of the argument angle in radians.</text:p>
          </table:table-cell>
          <table:covered-table-cell/>
        </table:table-row>
        <table:table-row table:style-name="Table178.1">
          <table:table-cell table:style-name="Table178.A2" office:value-type="string">
            <text:p text:style-name="P16"><text:change-start text:change-id="ct251500416"/>Code<text:change-end text:change-id="ct251500416"/></text:p>
          </table:table-cell>
          <table:table-cell table:style-name="Table178.B2" office:value-type="string">
            <text:p text:style-name="P16"><text:change-start text:change-id="ct251500520"/>Result<text:change-end text:change-id="ct25150052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51500624"/></text:p>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51500728"/>[a_numeric a_numeric] <text:alphabetical-index-mark-start text:id="IMark160713572"/>/<text:alphabetical-index-mark-end text:id="IMark160713572"/> [a_numeric]</text:h>
            <text:p text:style-name="Text_20_body">Routing:<text:change-end text:change-id="ct251500728"/> NOS<text:change-start text:change-id="ct251500832"/></text:p>
            <text:p text:style-name="P1"><text:change-end text:change-id="ct251500832"/>This method implements the division operator.</text:p>
          </table:table-cell>
          <table:covered-table-cell/>
        </table:table-row>
        <table:table-row table:style-name="Table179.1">
          <table:table-cell table:style-name="Table179.A2" office:value-type="string">
            <text:p text:style-name="P16"><text:change-start text:change-id="ct251500936"/>Code<text:change-end text:change-id="ct251500936"/></text:p>
          </table:table-cell>
          <table:table-cell table:style-name="Table179.B2" office:value-type="string">
            <text:p text:style-name="P16"><text:change-start text:change-id="ct251501040"/>Result<text:change-end text:change-id="ct25150104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5150114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51501248"/>[a_numeric] <text:alphabetical-index-mark-start text:id="IMark160713572"/>0&lt;<text:alphabetical-index-mark-end text:id="IMark160713572"/> [a_boolean]</text:h>
            <text:p text:style-name="Text_20_body">Routing:<text:change-end text:change-id="ct251501248"/> TOS<text:change-start text:change-id="ct251501352"/></text:p>
            <text:p text:style-name="P1"><text:change-end text:change-id="ct251501352"/>Is this number less than zero?</text:p>
          </table:table-cell>
          <table:covered-table-cell/>
        </table:table-row>
        <table:table-row table:style-name="Table180.1">
          <table:table-cell table:style-name="Table180.A2" office:value-type="string">
            <text:p text:style-name="P16"><text:change-start text:change-id="ct251501456"/>Code<text:change-end text:change-id="ct251501456"/></text:p>
          </table:table-cell>
          <table:table-cell table:style-name="Table180.B2" office:value-type="string">
            <text:p text:style-name="P16"><text:change-start text:change-id="ct251501560"/>Result<text:change-end text:change-id="ct25150156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51501664"/></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51501768"/>[a_numeric] <text:alphabetical-index-mark-start text:id="IMark160713572"/>0&lt;=<text:alphabetical-index-mark-end text:id="IMark160713572"/> [a_boolean]</text:h>
            <text:p text:style-name="Text_20_body">Routing:<text:change-end text:change-id="ct251501768"/> TOS<text:change-start text:change-id="ct251501872"/></text:p>
            <text:p text:style-name="P1"><text:change-end text:change-id="ct251501872"/>Is this number less than or equal to zero?</text:p>
          </table:table-cell>
          <table:covered-table-cell/>
        </table:table-row>
        <table:table-row table:style-name="Table181.1">
          <table:table-cell table:style-name="Table181.A2" office:value-type="string">
            <text:p text:style-name="P16"><text:change-start text:change-id="ct251501976"/>Code<text:change-end text:change-id="ct251501976"/></text:p>
          </table:table-cell>
          <table:table-cell table:style-name="Table181.B2" office:value-type="string">
            <text:p text:style-name="P16"><text:change-start text:change-id="ct251502080"/>Result<text:change-end text:change-id="ct25150208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51502184"/></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51502288"/>[a_numeric] <text:alphabetical-index-mark-start text:id="IMark160713572"/>0&lt;=&gt;<text:alphabetical-index-mark-end text:id="IMark160713572"/> [<text:change-end text:change-id="ct251502288"/>1, 0, or -1<text:change-start text:change-id="ct251502392"/>]</text:h>
            <text:p text:style-name="Text_20_body">Routing:<text:change-end text:change-id="ct251502392"/> TOS<text:change-start text:change-id="ct251502496"/></text:p>
            <text:p text:style-name="P1"><text:change-end text:change-id="ct251502496"/>Perform a “three outcome” comparison of the value with zero.</text:p>
          </table:table-cell>
          <table:covered-table-cell/>
        </table:table-row>
        <table:table-row table:style-name="Table182.1">
          <table:table-cell table:style-name="Table182.A2" office:value-type="string">
            <text:p text:style-name="P16"><text:change-start text:change-id="ct251502600"/>Code<text:change-end text:change-id="ct251502600"/></text:p>
          </table:table-cell>
          <table:table-cell table:style-name="Table182.B2" office:value-type="string">
            <text:p text:style-name="P16"><text:change-start text:change-id="ct251502704"/>Result<text:change-end text:change-id="ct25150270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51502912"/><text:change text:change-id="ct25150280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51503016"/>[a_numeric] <text:alphabetical-index-mark-start text:id="IMark160713572"/>0&lt;&gt; <text:alphabetical-index-mark-end text:id="IMark160713572"/>[a_boolean]</text:h>
            <text:p text:style-name="Text_20_body">Routing:<text:change-end text:change-id="ct251503016"/> TOS<text:change-start text:change-id="ct251503120"/></text:p>
            <text:p text:style-name="P1"><text:change-end text:change-id="ct251503120"/>Is the number not equal to zero?</text:p>
          </table:table-cell>
          <table:covered-table-cell/>
        </table:table-row>
        <table:table-row table:style-name="Table183.1">
          <table:table-cell table:style-name="Table183.A2" office:value-type="string">
            <text:p text:style-name="P16"><text:change-start text:change-id="ct251503224"/>Code<text:change-end text:change-id="ct251503224"/></text:p>
          </table:table-cell>
          <table:table-cell table:style-name="Table183.B2" office:value-type="string">
            <text:p text:style-name="P16"><text:change-start text:change-id="ct251503328"/>Result<text:change-end text:change-id="ct25150332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51503432"/></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51503576"/>[a_numeric] <text:alphabetical-index-mark-start text:id="IMark160713572"/>0=<text:alphabetical-index-mark-end text:id="IMark160713572"/> [a_boolean]</text:h>
            <text:p text:style-name="Text_20_body">Routing:<text:change-end text:change-id="ct251503576"/> TOS<text:change-start text:change-id="ct251503680"/></text:p>
            <text:p text:style-name="P1"><text:change-end text:change-id="ct251503680"/>Is the number equal to zero?</text:p>
          </table:table-cell>
          <table:covered-table-cell/>
        </table:table-row>
        <table:table-row table:style-name="Table184.1">
          <table:table-cell table:style-name="Table184.A2" office:value-type="string">
            <text:p text:style-name="P16"><text:change-start text:change-id="ct251503784"/>Code<text:change-end text:change-id="ct251503784"/></text:p>
          </table:table-cell>
          <table:table-cell table:style-name="Table184.B2" office:value-type="string">
            <text:p text:style-name="P16"><text:change-start text:change-id="ct251503888"/>Result<text:change-end text:change-id="ct25150388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5150399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51504096"/>[a_numeric] <text:alphabetical-index-mark-start text:id="IMark160713572"/>0&gt;<text:alphabetical-index-mark-end text:id="IMark160713572"/> [a_boolean]</text:h>
            <text:p text:style-name="Text_20_body">Routing:<text:change-end text:change-id="ct251504096"/> TOS<text:change-start text:change-id="ct251504200"/></text:p>
            <text:p text:style-name="P1"><text:change-end text:change-id="ct251504200"/>Is the number greater than zero?</text:p>
          </table:table-cell>
          <table:covered-table-cell/>
        </table:table-row>
        <table:table-row table:style-name="Table185.1">
          <table:table-cell table:style-name="Table185.A2" office:value-type="string">
            <text:p text:style-name="P16"><text:change-start text:change-id="ct251504304"/>Code<text:change-end text:change-id="ct251504304"/></text:p>
          </table:table-cell>
          <table:table-cell table:style-name="Table185.B2" office:value-type="string">
            <text:p text:style-name="P16"><text:change-start text:change-id="ct251504408"/>Result<text:change-end text:change-id="ct25150440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5150451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51504616"/>[a_numeric] <text:alphabetical-index-mark-start text:id="IMark160713572"/>0&gt;=<text:alphabetical-index-mark-end text:id="IMark160713572"/> [a_boolean]</text:h>
            <text:p text:style-name="Text_20_body">Routing:<text:change-end text:change-id="ct251504616"/> TOS<text:change-start text:change-id="ct251504720"/></text:p>
            <text:p text:style-name="P1"><text:change-end text:change-id="ct251504720"/>Is the number greater than or equal to zero?</text:p>
          </table:table-cell>
          <table:covered-table-cell/>
        </table:table-row>
        <table:table-row table:style-name="Table186.1">
          <table:table-cell table:style-name="Table186.A2" office:value-type="string">
            <text:p text:style-name="P16"><text:change-start text:change-id="ct251504824"/>Code<text:change-end text:change-id="ct251504824"/></text:p>
          </table:table-cell>
          <table:table-cell table:style-name="Table186.B2" office:value-type="string">
            <text:p text:style-name="P16"><text:change-start text:change-id="ct251504928"/>Result<text:change-end text:change-id="ct25150492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51505032"/></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51505136"/>[a_numeric] <text:alphabetical-index-mark-start text:id="IMark160713572"/>1+<text:alphabetical-index-mark-end text:id="IMark160713572"/> [a_numeric]</text:h>
            <text:p text:style-name="Text_20_body">Routing:<text:change-end text:change-id="ct251505136"/> TOS<text:change-start text:change-id="ct251505240"/></text:p>
            <text:p text:style-name="P1"><text:change-end text:change-id="ct251505240"/>Add one to the number</text:p>
          </table:table-cell>
          <table:covered-table-cell/>
        </table:table-row>
        <table:table-row table:style-name="Table187.1">
          <table:table-cell table:style-name="Table187.A2" office:value-type="string">
            <text:p text:style-name="P16"><text:change-start text:change-id="ct251505344"/>Code<text:change-end text:change-id="ct251505344"/></text:p>
          </table:table-cell>
          <table:table-cell table:style-name="Table187.B2" office:value-type="string">
            <text:p text:style-name="P16"><text:change-start text:change-id="ct251505448"/>Result<text:change-end text:change-id="ct25150544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5150555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51505656"/>[a_numeric] <text:alphabetical-index-mark-start text:id="IMark160713572"/>1-<text:alphabetical-index-mark-end text:id="IMark160713572"/> [a_numeric]</text:h>
            <text:p text:style-name="Text_20_body">Routing:<text:change-end text:change-id="ct251505656"/> TOS<text:change-start text:change-id="ct251505760"/></text:p>
            <text:p text:style-name="P1"><text:change-end text:change-id="ct251505760"/>Subtract ond from the number</text:p>
          </table:table-cell>
          <table:covered-table-cell/>
        </table:table-row>
        <table:table-row table:style-name="Table188.1">
          <table:table-cell table:style-name="Table188.A2" office:value-type="string">
            <text:p text:style-name="P16"><text:change-start text:change-id="ct251505864"/>Code<text:change-end text:change-id="ct251505864"/></text:p>
          </table:table-cell>
          <table:table-cell table:style-name="Table188.B2" office:value-type="string">
            <text:p text:style-name="P16"><text:change-start text:change-id="ct251505968"/>Result<text:change-end text:change-id="ct25150596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5150607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51506176"/>[a_numeric] <text:alphabetical-index-mark-start text:id="IMark160713572"/>2*<text:alphabetical-index-mark-end text:id="IMark160713572"/> [a_numeric]</text:h>
            <text:p text:style-name="Text_20_body">Routing:<text:change-end text:change-id="ct251506176"/> TOS<text:change-start text:change-id="ct251506280"/></text:p>
            <text:p text:style-name="P1"><text:change-end text:change-id="ct251506280"/>Multiply the number by two.</text:p>
          </table:table-cell>
          <table:covered-table-cell/>
        </table:table-row>
        <table:table-row table:style-name="Table189.1">
          <table:table-cell table:style-name="Table189.A2" office:value-type="string">
            <text:p text:style-name="P16"><text:change-start text:change-id="ct251506384"/>Code<text:change-end text:change-id="ct251506384"/></text:p>
          </table:table-cell>
          <table:table-cell table:style-name="Table189.B2" office:value-type="string">
            <text:p text:style-name="P16"><text:change-start text:change-id="ct251506488"/>Result<text:change-end text:change-id="ct25150648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5150659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51506696"/>[a_numeric] <text:alphabetical-index-mark-start text:id="IMark160713572"/>2+<text:alphabetical-index-mark-end text:id="IMark160713572"/> [a_numeric]</text:h>
            <text:p text:style-name="Text_20_body">Routing:<text:change-end text:change-id="ct251506696"/> TOS<text:change-start text:change-id="ct251506800"/></text:p>
            <text:p text:style-name="P1"><text:change-end text:change-id="ct251506800"/>Add two to the number</text:p>
          </table:table-cell>
          <table:covered-table-cell/>
        </table:table-row>
        <table:table-row table:style-name="Table190.1">
          <table:table-cell table:style-name="Table190.A2" office:value-type="string">
            <text:p text:style-name="P16"><text:change-start text:change-id="ct251506904"/>Code<text:change-end text:change-id="ct251506904"/></text:p>
          </table:table-cell>
          <table:table-cell table:style-name="Table190.B2" office:value-type="string">
            <text:p text:style-name="P16"><text:change-start text:change-id="ct251507008"/>Result<text:change-end text:change-id="ct25150700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51507112"/></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51507216"/>[a_numeric] <text:alphabetical-index-mark-start text:id="IMark160713572"/>2-<text:alphabetical-index-mark-end text:id="IMark160713572"/> [a_numeric]</text:h>
            <text:p text:style-name="Text_20_body">Routing:<text:change-end text:change-id="ct251507216"/> TOS<text:change-start text:change-id="ct251507320"/></text:p>
            <text:p text:style-name="P1"><text:change-end text:change-id="ct251507320"/>Subtract two from the number</text:p>
          </table:table-cell>
          <table:covered-table-cell/>
        </table:table-row>
        <table:table-row table:style-name="Table191.1">
          <table:table-cell table:style-name="Table191.A2" office:value-type="string">
            <text:p text:style-name="P16"><text:change-start text:change-id="ct251507424"/>Code<text:change-end text:change-id="ct251507424"/></text:p>
          </table:table-cell>
          <table:table-cell table:style-name="Table191.B2" office:value-type="string">
            <text:p text:style-name="P16"><text:change-start text:change-id="ct251507528"/>Result<text:change-end text:change-id="ct25150752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5150763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51507736"/>[a_numeric] <text:alphabetical-index-mark-start text:id="IMark160713572"/>2/<text:alphabetical-index-mark-end text:id="IMark160713572"/> [a_numeric]</text:h>
            <text:p text:style-name="Text_20_body">Routing:<text:change-end text:change-id="ct251507736"/> TOS<text:change-start text:change-id="ct251507840"/></text:p>
            <text:p text:style-name="P1"><text:change-end text:change-id="ct251507840"/>Divide the number by two. Note that for integers, rounding down toward negative infinity is emplyed.</text:p>
          </table:table-cell>
          <table:covered-table-cell/>
        </table:table-row>
        <table:table-row table:style-name="Table192.1">
          <table:table-cell table:style-name="Table192.A2" office:value-type="string">
            <text:p text:style-name="P16"><text:change-start text:change-id="ct251507944"/>Code<text:change-end text:change-id="ct251507944"/></text:p>
          </table:table-cell>
          <table:table-cell table:style-name="Table192.B2" office:value-type="string">
            <text:p text:style-name="P16"><text:change-start text:change-id="ct251508048"/>Result<text:change-end text:change-id="ct25150804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5150815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51508256"/>[a_numeric<text:change-end text:change-id="ct251508256"/> a_numeric<text:change-start text:change-id="ct251508360"/>] <text:alphabetical-index-mark-start text:id="IMark160713572"/>&lt;<text:alphabetical-index-mark-end text:id="IMark160713572"/> [a_boolean]</text:h>
            <text:p text:style-name="Text_20_body">Routing:<text:change-end text:change-id="ct251508360"/> NOS<text:change-start text:change-id="ct251508464"/></text:p>
            <text:p text:style-name="P1"><text:change-end text:change-id="ct251508464"/>Is the first number less than the second?</text:p>
          </table:table-cell>
          <table:covered-table-cell/>
        </table:table-row>
        <table:table-row table:style-name="Table193.1">
          <table:table-cell table:style-name="Table193.A2" office:value-type="string">
            <text:p text:style-name="P16"><text:change-start text:change-id="ct251508568"/>Code<text:change-end text:change-id="ct251508568"/></text:p>
          </table:table-cell>
          <table:table-cell table:style-name="Table193.B2" office:value-type="string">
            <text:p text:style-name="P16"><text:change-start text:change-id="ct251508672"/>Result<text:change-end text:change-id="ct25150867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51508776"/></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51508880"/>[a_numeric<text:change-end text:change-id="ct251508880"/> a_numeric<text:change-start text:change-id="ct251508984"/>] <text:alphabetical-index-mark-start text:id="IMark160713572"/>&lt;=<text:alphabetical-index-mark-end text:id="IMark160713572"/> [a_boolean]</text:h>
            <text:p text:style-name="Text_20_body">Routing:<text:change-end text:change-id="ct251508984"/> NOS<text:change-start text:change-id="ct251509088"/></text:p>
            <text:p text:style-name="P1"><text:change-end text:change-id="ct251509088"/>Is the first number less than or equal to the second?</text:p>
          </table:table-cell>
          <table:covered-table-cell/>
        </table:table-row>
        <table:table-row table:style-name="Table194.1">
          <table:table-cell table:style-name="Table194.A2" office:value-type="string">
            <text:p text:style-name="P16"><text:change-start text:change-id="ct251509192"/>Code<text:change-end text:change-id="ct251509192"/></text:p>
          </table:table-cell>
          <table:table-cell table:style-name="Table194.B2" office:value-type="string">
            <text:p text:style-name="P16"><text:change-start text:change-id="ct251509296"/>Result<text:change-end text:change-id="ct25150929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5150940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62" text:outline-level="3"><text:change-start text:change-id="ct251509504"/>[a_numeric<text:change-end text:change-id="ct251509504"/> a_numeric<text:change-start text:change-id="ct251509608"/>] <text:alphabetical-index-mark-start text:id="IMark160713572"/>&lt;=&gt;<text:alphabetical-index-mark-end text:id="IMark160713572"/> [-1, 0, or 1]</text:h>
            <text:p text:style-name="Text_20_body">Routing:<text:change-end text:change-id="ct251509608"/> NOS<text:change-start text:change-id="ct251509712"/></text:p>
            <text:p text:style-name="P1"><text:change-end text:change-id="ct251509712"/>Perform a “three outcome” comparison of the first value with the second value.</text:p>
          </table:table-cell>
          <table:covered-table-cell/>
        </table:table-row>
        <table:table-row table:style-name="Table195.1">
          <table:table-cell table:style-name="Table195.A2" office:value-type="string">
            <text:p text:style-name="P16"><text:change-start text:change-id="ct251509816"/>Code<text:change-end text:change-id="ct251509816"/></text:p>
          </table:table-cell>
          <table:table-cell table:style-name="Table195.B2" office:value-type="string">
            <text:p text:style-name="P16"><text:change-start text:change-id="ct251509920"/>Result<text:change-end text:change-id="ct2515099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51510128"/><text:change text:change-id="ct25151002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51510232"/>[a_numeric<text:change-end text:change-id="ct251510232"/> a_numeric<text:change-start text:change-id="ct251510336"/>] <text:alphabetical-index-mark-start text:id="IMark160713572"/>&gt;<text:alphabetical-index-mark-end text:id="IMark160713572"/> [a_boolean]</text:h>
            <text:p text:style-name="Text_20_body">Routing:<text:change-end text:change-id="ct251510336"/> NOS<text:change-start text:change-id="ct251510440"/></text:p>
            <text:p text:style-name="P1"><text:change-end text:change-id="ct251510440"/>Is the first number greater than the second number.</text:p>
          </table:table-cell>
          <table:covered-table-cell/>
        </table:table-row>
        <table:table-row table:style-name="Table196.1">
          <table:table-cell table:style-name="Table196.A2" office:value-type="string">
            <text:p text:style-name="P16"><text:change-start text:change-id="ct251510544"/>Code<text:change-end text:change-id="ct251510544"/></text:p>
          </table:table-cell>
          <table:table-cell table:style-name="Table196.B2" office:value-type="string">
            <text:p text:style-name="P16"><text:change-start text:change-id="ct251510648"/>Result<text:change-end text:change-id="ct25151064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5151075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51510856"/>[a_numeric<text:change-end text:change-id="ct251510856"/> a_numeric<text:change-start text:change-id="ct251510960"/>] <text:alphabetical-index-mark-start text:id="IMark160713572"/>&gt;=<text:alphabetical-index-mark-end text:id="IMark160713572"/> [a_boolean]</text:h>
            <text:p text:style-name="Text_20_body">Routing:<text:change-end text:change-id="ct251510960"/> NOS<text:change-start text:change-id="ct251511064"/></text:p>
            <text:p text:style-name="P1"><text:change-end text:change-id="ct251511064"/>Is the first number greater than or equal to the second number.</text:p>
          </table:table-cell>
          <table:covered-table-cell/>
        </table:table-row>
        <table:table-row table:style-name="Table197.1">
          <table:table-cell table:style-name="Table197.A2" office:value-type="string">
            <text:p text:style-name="P16"><text:change-start text:change-id="ct251511168"/>Code<text:change-end text:change-id="ct251511168"/></text:p>
          </table:table-cell>
          <table:table-cell table:style-name="Table197.B2" office:value-type="string">
            <text:p text:style-name="P16"><text:change-start text:change-id="ct251511272"/>Result<text:change-end text:change-id="ct25151127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5151137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51511480"/>[a_numeric a_numeric] <text:alphabetical-index-mark-start text:id="IMark160713572"/>mod<text:alphabetical-index-mark-end text:id="IMark160713572"/> [a_numeric]</text:h>
            <text:p text:style-name="Text_20_body">Routing:<text:change-end text:change-id="ct251511480"/> NOS<text:change-start text:change-id="ct251511584"/></text:p>
            <text:p text:style-name="P1"><text:change-end text:change-id="ct251511584"/>Compute the modulus (or remainder) of dividing the first number by the second.</text:p>
          </table:table-cell>
          <table:covered-table-cell/>
        </table:table-row>
        <table:table-row table:style-name="Table198.1">
          <table:table-cell table:style-name="Table198.A2" office:value-type="string">
            <text:p text:style-name="P16"><text:change-start text:change-id="ct251511768"/>Code<text:change-end text:change-id="ct251511768"/></text:p>
          </table:table-cell>
          <table:table-cell table:style-name="Table198.B2" office:value-type="string">
            <text:p text:style-name="P16"><text:change-start text:change-id="ct251511872"/>Result<text:change-end text:change-id="ct25151187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5151197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51512080"/>[a_numeric] <text:alphabetical-index-mark-start text:id="IMark160713572"/>neg<text:alphabetical-index-mark-end text:id="IMark160713572"/> [a_numeric]</text:h>
            <text:p text:style-name="Text_20_body">Routing:<text:change-end text:change-id="ct251512080"/> TOS<text:change-start text:change-id="ct251512184"/></text:p>
            <text:p text:style-name="P1"><text:change-end text:change-id="ct251512184"/>Compute zero minus the number.</text:p>
          </table:table-cell>
          <table:covered-table-cell/>
        </table:table-row>
        <table:table-row table:style-name="Table199.1">
          <table:table-cell table:style-name="Table199.A2" office:value-type="string">
            <text:p text:style-name="P16"><text:change-start text:change-id="ct251512288"/>Code<text:change-end text:change-id="ct251512288"/></text:p>
          </table:table-cell>
          <table:table-cell table:style-name="Table199.B2" office:value-type="string">
            <text:p text:style-name="P16"><text:change-start text:change-id="ct251512392"/>Result<text:change-end text:change-id="ct25151239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60714052"/>Object<text:alphabetical-index-mark-end text:id="IMark160714052"/></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04861864"/>&amp;&amp;<text:alphabetical-index-mark-end text:id="IMark104861864"/>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6">Code</text:p>
          </table:table-cell>
          <table:table-cell table:style-name="Table29.B2" office:value-type="string">
            <text:p text:style-name="P16">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04861864"/>.<text:alphabetical-index-mark-end text:id="IMark10486186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6">Code</text:p>
          </table:table-cell>
          <table:table-cell table:style-name="Table11.B2" office:value-type="string">
            <text:p text:style-name="P16">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104861864"/>.class<text:alphabetical-index-mark-end text:id="IMark10486186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6">Code</text:p>
          </table:table-cell>
          <table:table-cell table:style-name="Table12.B2" office:value-type="string">
            <text:p text:style-name="P16">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58">"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04861864"/>.clone<text:alphabetical-index-mark-end text:id="IMark10486186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6">Code</text:p>
          </table:table-cell>
          <table:table-cell table:style-name="Table14.B2" office:value-type="string">
            <text:p text:style-name="P16">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04861864"/>.clone_exclude<text:alphabetical-index-mark-end text:id="IMark104861864"/>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6">Code Definition Example</text:p>
          </table:table-cell>
          <table:table-cell table:style-name="Table203.B2" office:value-type="string">
            <text:p text:style-name="P16">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 text:outline-level="3">[an_object] <text:alphabetical-index-mark-start text:id="IMark104861864"/>.copy<text:alphabetical-index-mark-end text:id="IMark10486186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6">Code</text:p>
          </table:table-cell>
          <table:table-cell table:style-name="Table15.B2" office:value-type="string">
            <text:p text:style-name="P16">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3" text:outline-level="3">[unspecified an_object] <text:alphabetical-index-mark-start text:id="IMark104861864"/>.init<text:alphabetical-index-mark-end text:id="IMark104861864"/>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6">Code Definition Example</text:p>
          </table:table-cell>
          <table:table-cell table:style-name="Table16.B2" office:value-type="string">
            <text:p text:style-name="P16">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6">Usage Example</text:p>
          </table:table-cell>
          <table:table-cell table:style-name="Table16.B2" office:value-type="string">
            <text:p text:style-name="P2"/>
          </table:table-cell>
        </table:table-row>
        <table:table-row table:style-name="Table16.2">
          <table:table-cell table:style-name="Table16.A2" office:value-type="string">
            <text:p text:style-name="P58">"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04861864"/>.is_class?<text:alphabetical-index-mark-end text:id="IMark10486186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6">Code</text:p>
          </table:table-cell>
          <table:table-cell table:style-name="Table17.B2" office:value-type="string">
            <text:p text:style-name="P16">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04861864"/>.name<text:alphabetical-index-mark-end text:id="IMark10486186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6">Code</text:p>
          </table:table-cell>
          <table:table-cell table:style-name="Table30.B2" office:value-type="string">
            <text:p text:style-name="P16">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04861864"/>.strlen<text:alphabetical-index-mark-end text:id="IMark10486186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6">Code</text:p>
          </table:table-cell>
          <table:table-cell table:style-name="Table31.B2" office:value-type="string">
            <text:p text:style-name="P16">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04861864"/>.to_f<text:alphabetical-index-mark-end text:id="IMark104861864"/>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6">Code</text:p>
          </table:table-cell>
          <table:table-cell table:style-name="Table32.B2" office:value-type="string">
            <text:p text:style-name="P16">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3" text:outline-level="3">[an_object] <text:alphabetical-index-mark-start text:id="IMark104861864"/>.to_f!<text:alphabetical-index-mark-end text:id="IMark104861864"/>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6">Code</text:p>
          </table:table-cell>
          <table:table-cell table:style-name="Table33.B2" office:value-type="string">
            <text:p text:style-name="P16">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2">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04861864"/>.to_i<text:alphabetical-index-mark-end text:id="IMark104861864"/>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6">Code</text:p>
          </table:table-cell>
          <table:table-cell table:style-name="Table34.B2" office:value-type="string">
            <text:p text:style-name="P16">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04861864"/>.to_i!<text:alphabetical-index-mark-end text:id="IMark104861864"/>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6">Code</text:p>
          </table:table-cell>
          <table:table-cell table:style-name="Table35.B2" office:value-type="string">
            <text:p text:style-name="P16">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2">Cannot coerce a String instance to an Integer instance</text:p>
          </table:table-cell>
        </table:table-row>
      </table:table>
      <text:p text:style-name="Text_20_body"/>
      <table:table table:name="Table36" table:style-name="Table36">
        <table:table-column table:style-name="Table36.A"/>
        <table:table-column table:style-name="Table36.B"/>
        <text:soft-page-break/>
        <table:table-row table:style-name="Table36.1">
          <table:table-cell table:style-name="Table36.A1" table:number-columns-spanned="2" office:value-type="string">
            <text:h text:style-name="Heading_20_3" text:outline-level="3">[an_object] <text:alphabetical-index-mark-start text:id="IMark104861864"/>.to_n<text:alphabetical-index-mark-end text:id="IMark104861864"/>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6">Code</text:p>
          </table:table-cell>
          <table:table-cell table:style-name="Table36.B2" office:value-type="string">
            <text:p text:style-name="P16">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04861864"/>.to_n!<text:alphabetical-index-mark-end text:id="IMark104861864"/>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6">Code</text:p>
          </table:table-cell>
          <table:table-cell table:style-name="Table37.B2" office:value-type="string">
            <text:p text:style-name="P16">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2">Cannot convert a String instance to a Numeric instance</text:p>
          </table:table-cell>
        </table:table-row>
      </table:table>
      <text:p text:style-name="Text_20_body"/>
      <table:table table:name="Table38" table:style-name="Table38">
        <table:table-column table:style-name="Table38.A"/>
        <table:table-column table:style-name="Table38.B"/>
        <text:soft-page-break/>
        <table:table-row table:style-name="Table38.1">
          <table:table-cell table:style-name="Table38.A1" table:number-columns-spanned="2" office:value-type="string">
            <text:h text:style-name="Heading_20_3" text:outline-level="3">[an_object] <text:alphabetical-index-mark-start text:id="IMark104861864"/>.to_r<text:alphabetical-index-mark-end text:id="IMark104861864"/>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6">Code</text:p>
          </table:table-cell>
          <table:table-cell table:style-name="Table38.B2" office:value-type="string">
            <text:p text:style-name="P16">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04861864"/>.to_r!<text:alphabetical-index-mark-end text:id="IMark104861864"/>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6">Code</text:p>
          </table:table-cell>
          <table:table-cell table:style-name="Table39.B2" office:value-type="string">
            <text:p text:style-name="P16">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2">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04861864"/>.to_s<text:alphabetical-index-mark-end text:id="IMark104861864"/>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6">Code</text:p>
          </table:table-cell>
          <table:table-cell table:style-name="Table40.B2" office:value-type="string">
            <text:p text:style-name="P16">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style-name="Table41.1">
          <table:table-cell table:style-name="Table41.A1" table:number-columns-spanned="2" office:value-type="string">
            <text:h text:style-name="Heading_20_3" text:outline-level="3">[an_object] <text:alphabetical-index-mark-start text:id="IMark104861864"/>.to_x<text:alphabetical-index-mark-end text:id="IMark104861864"/>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6">Code</text:p>
          </table:table-cell>
          <table:table-cell table:style-name="Table41.B2" office:value-type="string">
            <text:p text:style-name="P16">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04861864"/>.to_x!<text:alphabetical-index-mark-end text:id="IMark104861864"/>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6">Code</text:p>
          </table:table-cell>
          <table:table-cell table:style-name="Table42.B2" office:value-type="string">
            <text:p text:style-name="P16">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3">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04861864"/>&lt;&gt;<text:alphabetical-index-mark-end text:id="IMark10486186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6">Code</text:p>
          </table:table-cell>
          <table:table-cell table:style-name="Table23.B2" office:value-type="string">
            <text:p text:style-name="P16">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04861864"/>=<text:alphabetical-index-mark-end text:id="IMark10486186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6">Code</text:p>
          </table:table-cell>
          <table:table-cell table:style-name="Table43.B2" office:value-type="string">
            <text:p text:style-name="P16">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04861864"/>^^<text:alphabetical-index-mark-end text:id="IMark104861864"/>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6">Code</text:p>
          </table:table-cell>
          <table:table-cell table:style-name="Table44.B2" office:value-type="string">
            <text:p text:style-name="P16">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04861864"/>distinct?<text:alphabetical-index-mark-end text:id="IMark10486186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6">Code</text:p>
          </table:table-cell>
          <table:table-cell table:style-name="Table46.B2" office:value-type="string">
            <text:p text:style-name="P16">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04861864"/>identical?<text:alphabetical-index-mark-end text:id="IMark10486186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6">Code</text:p>
          </table:table-cell>
          <table:table-cell table:style-name="Table47.B2" office:value-type="string">
            <text:p text:style-name="P16">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04861864"/>max<text:alphabetical-index-mark-end text:id="IMark10486186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6">Code</text:p>
          </table:table-cell>
          <table:table-cell table:style-name="Table48.B2" office:value-type="string">
            <text:p text:style-name="P16">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3">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04861864"/>min<text:alphabetical-index-mark-end text:id="IMark10486186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6">Code</text:p>
          </table:table-cell>
          <table:table-cell table:style-name="Table49.B2" office:value-type="string">
            <text:p text:style-name="P16">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3">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04861864"/>nil&lt;&gt;<text:alphabetical-index-mark-end text:id="IMark10486186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6">Code</text:p>
          </table:table-cell>
          <table:table-cell table:style-name="Table45.B2" office:value-type="string">
            <text:p text:style-name="P16">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04861864"/>nil=<text:alphabetical-index-mark-end text:id="IMark10486186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6">Code</text:p>
          </table:table-cell>
          <table:table-cell table:style-name="Table50.B2" office:value-type="string">
            <text:p text:style-name="P16">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04861864"/>not<text:alphabetical-index-mark-end text:id="IMark10486186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6">Code</text:p>
          </table:table-cell>
          <table:table-cell table:style-name="Table51.B2" office:value-type="string">
            <text:p text:style-name="P16">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04861864"/>||<text:alphabetical-index-mark-end text:id="IMark104861864"/>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6">Code</text:p>
          </table:table-cell>
          <table:table-cell table:style-name="Table52.B2" office:value-type="string">
            <text:p text:style-name="P16">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04861864"/>)methods<text:alphabetical-index-mark-end text:id="IMark10486186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6">Command</text:p>
          </table:table-cell>
          <table:table-cell table:style-name="Table10.B2" office:value-type="string">
            <text:p text:style-name="P16">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60714052"/>OutStream<text:alphabetical-index-mark-end text:id="IMark160714052"/></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104861864"/>.append<text:alphabetical-index-mark-end text:id="IMark104861864"/>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6">Code</text:p>
          </table:table-cell>
          <table:table-cell table:style-name="Table204.B2" office:value-type="string">
            <text:p text:style-name="P16">Result</text:p>
          </table:table-cell>
        </table:table-row>
        <table:table-row table:style-name="Table204.1">
          <table:table-cell table:style-name="Table204.A2" office:value-type="string">
            <text:p text:style-name="P58">"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able:table-row table:style-name="Table218.1">
          <table:table-cell table:style-name="Table218.A1" table:number-columns-spanned="2" office:value-type="string">
            <text:h text:style-name="Heading_20_3" text:outline-level="3">[file_name OutStream] <text:alphabetical-index-mark-start text:id="IMark104861864"/>.append{<text:alphabetical-index-mark-end text:id="IMark104861864"/>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6">Code</text:p>
          </table:table-cell>
          <table:table-cell table:style-name="Table218.B2" office:value-type="string">
            <text:p text:style-name="P16">Result</text:p>
          </table:table-cell>
        </table:table-row>
        <table:table-row table:style-name="Table218.1">
          <table:table-cell table:style-name="Table218.A2" office:value-type="string">
            <text:p text:style-name="P58">"test.txt" <text:s/>OutStream .append{ ~"Hello" ~cr }</text:p>
          </table:table-cell>
          <table:table-cell table:style-name="Table218.B2" office:value-type="string">
            <text:p text:style-name="P2">(Appends Hello to the file.)</text:p>
          </table:table-cell>
        </table:table-row>
      </table:table>
      <text:p text:style-name="Text_20_body"><text:soft-page-break/></text:p>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104861864"/>.create<text:alphabetical-index-mark-end text:id="IMark104861864"/>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6">Code</text:p>
          </table:table-cell>
          <table:table-cell table:style-name="Table205.B2" office:value-type="string">
            <text:p text:style-name="P16">Result</text:p>
          </table:table-cell>
        </table:table-row>
        <table:table-row table:style-name="Table205.1">
          <table:table-cell table:style-name="Table205.A2" office:value-type="string">
            <text:p text:style-name="P58">"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p text:style-name="P2">[file_name OutStream] .create{ … } [unspecified]</text:p>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6">Code</text:p>
          </table:table-cell>
          <table:table-cell table:style-name="Table219.B2" office:value-type="string">
            <text:p text:style-name="P16">Result</text:p>
          </table:table-cell>
        </table:table-row>
        <table:table-row table:style-name="Table219.1">
          <table:table-cell table:style-name="Table219.A2" office:value-type="string">
            <text:p text:style-name="P58">"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04861864"/><text:alphabetical-index-mark-start text:id="IMark160713572"/>.<text:alphabetical-index-mark-end text:id="IMark160713572"/><text:alphabetical-index-mark-end text:id="IMark10486186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6">Code</text:p>
          </table:table-cell>
          <table:table-cell table:style-name="Table206.B2" office:value-type="string">
            <text:p text:style-name="P16">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ext:soft-page-break/>
        <table:table-row table:style-name="Table207.1">
          <table:table-cell table:style-name="Table207.A1" table:number-columns-spanned="2" office:value-type="string">
            <text:h text:style-name="Heading_20_3" text:outline-level="3">[an_outstream] <text:alphabetical-index-mark-start text:id="IMark104861864"/>.close<text:alphabetical-index-mark-end text:id="IMark10486186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6">Code</text:p>
          </table:table-cell>
          <table:table-cell table:style-name="Table207.B2" office:value-type="string">
            <text:p text:style-name="P16">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04861864"/>.cr<text:alphabetical-index-mark-end text:id="IMark10486186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6">Code</text:p>
          </table:table-cell>
          <table:table-cell table:style-name="Table208.B2" office:value-type="string">
            <text:p text:style-name="P16">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04861864"/>.emit<text:alphabetical-index-mark-end text:id="IMark10486186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6">Code</text:p>
          </table:table-cell>
          <table:table-cell table:style-name="Table209.B2" office:value-type="string">
            <text:p text:style-name="P16">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 text:outline-level="3">[an_outstream] <text:alphabetical-index-mark-start text:id="IMark104861864"/>.space<text:alphabetical-index-mark-end text:id="IMark10486186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6">Code</text:p>
          </table:table-cell>
          <table:table-cell table:style-name="Table210.B2" office:value-type="string">
            <text:p text:style-name="P16">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ext:soft-page-break/>
        <table:table-row table:style-name="Table211.1">
          <table:table-cell table:style-name="Table211.A1" table:number-columns-spanned="2" office:value-type="string">
            <text:h text:style-name="Heading_20_3" text:outline-level="3">[count an_outstream] <text:alphabetical-index-mark-start text:id="IMark104861864"/>.spaces<text:alphabetical-index-mark-end text:id="IMark10486186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6">Code</text:p>
          </table:table-cell>
          <table:table-cell table:style-name="Table211.B2" office:value-type="string">
            <text:p text:style-name="P16">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04861864"/>~<text:alphabetical-index-mark-end text:id="IMark10486186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6">Code</text:p>
          </table:table-cell>
          <table:table-cell table:style-name="Table212.B2" office:value-type="string">
            <text:p text:style-name="P16">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04861864"/>~"<text:alphabetical-index-mark-end text:id="IMark10486186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6">Code</text:p>
          </table:table-cell>
          <table:table-cell table:style-name="Table213.B2" office:value-type="string">
            <text:p text:style-name="P16">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 text:outline-level="3">[] <text:alphabetical-index-mark-start text:id="IMark104861864"/>~cr<text:alphabetical-index-mark-end text:id="IMark10486186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6">Code</text:p>
          </table:table-cell>
          <table:table-cell table:style-name="Table214.B2" office:value-type="string">
            <text:p text:style-name="P16">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 text:outline-level="3">[a_number] <text:alphabetical-index-mark-start text:id="IMark104861864"/>~emit<text:alphabetical-index-mark-end text:id="IMark10486186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6">Code</text:p>
          </table:table-cell>
          <table:table-cell table:style-name="Table215.B2" office:value-type="string">
            <text:p text:style-name="P16">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04861864"/>~space<text:alphabetical-index-mark-end text:id="IMark10486186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6">Code</text:p>
          </table:table-cell>
          <table:table-cell table:style-name="Table216.B2" office:value-type="string">
            <text:p text:style-name="P16">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04861864"/>~spaces<text:alphabetical-index-mark-end text:id="IMark10486186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6">Code</text:p>
          </table:table-cell>
          <table:table-cell table:style-name="Table217.B2" office:value-type="string">
            <text:p text:style-name="P16">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h text:style-name="Heading_20_2" text:outline-level="2">See Also</text:h>
      <text:p text:style-name="Text_20_body"/>
      <text:h text:style-name="Heading_20_1" text:outline-level="1"><text:alphabetical-index-mark-start text:id="IMark160714052"/>Procedure<text:alphabetical-index-mark-end text:id="IMark160714052"/></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or variables:</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104861864"/>.call<text:alphabetical-index-mark-end text:id="IMark10486186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6">Code</text:p>
          </table:table-cell>
          <table:table-cell table:style-name="Table220.B2" office:value-type="string">
            <text:p text:style-name="P16">Result</text:p>
          </table:table-cell>
        </table:table-row>
        <table:table-row table:style-name="Table220.1">
          <table:table-cell table:style-name="Table220.A2" office:value-type="string">
            <text:p text:style-name="Snippet">3 $proc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04861864"/>.start<text:alphabetical-index-mark-end text:id="IMark104861864"/>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6">Code</text:p>
          </table:table-cell>
          <table:table-cell table:style-name="Table221.B2" office:value-type="string">
            <text:p text:style-name="P16">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60714052"/>Queue<text:alphabetical-index-mark-end text:id="IMark160714052"/></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04861864"/>.clear<text:alphabetical-index-mark-end text:id="IMark10486186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6">Code</text:p>
          </table:table-cell>
          <table:table-cell table:style-name="Table222.B2" office:value-type="string">
            <text:p text:style-name="P16">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04861864"/>.empty?<text:alphabetical-index-mark-end text:id="IMark104861864"/>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6">Code</text:p>
          </table:table-cell>
          <table:table-cell table:style-name="Table223.B2" office:value-type="string">
            <text:p text:style-name="P16">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04861864"/>.length<text:alphabetical-index-mark-end text:id="IMark10486186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6">Code</text:p>
          </table:table-cell>
          <table:table-cell table:style-name="Table224.B2" office:value-type="string">
            <text:p text:style-name="P16">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04861864"/>.pend<text:alphabetical-index-mark-end text:id="IMark104861864"/>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6">Code</text:p>
          </table:table-cell>
          <table:table-cell table:style-name="Table225.B2" office:value-type="string">
            <text:p text:style-name="P16">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04861864"/>.pop<text:alphabetical-index-mark-end text:id="IMark104861864"/>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6">Code</text:p>
          </table:table-cell>
          <table:table-cell table:style-name="Table226.B2" office:value-type="string">
            <text:p text:style-name="P16">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04861864"/>.push<text:alphabetical-index-mark-end text:id="IMark10486186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6">Code</text:p>
          </table:table-cell>
          <table:table-cell table:style-name="Table227.B2" office:value-type="string">
            <text:p text:style-name="P16">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2" text:outline-level="2">See Also</text:h>
      <text:p text:style-name="Text_20_body">In Object see:</text:p>
      <text:p text:style-name="Code">.new</text:p>
      <text:p text:style-name="Text_20_body"/>
      <text:h text:style-name="Heading_20_1" text:outline-level="1"><text:alphabetical-index-mark-start text:id="IMark160714052"/>Rational<text:alphabetical-index-mark-end text:id="IMark160714052"/></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5">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5">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4">1/2</text:p>
          </table:table-cell>
          <table:table-cell table:style-name="Table6.B2" office:value-type="string">
            <text:p text:style-name="P13">1/2</text:p>
          </table:table-cell>
        </table:table-row>
        <table:table-row>
          <table:table-cell table:style-name="Table6.A2" office:value-type="string">
            <text:p text:style-name="P24">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60712900"/>.split<text:alphabetical-index-mark-end text:id="IMark16071290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6">Code</text:p>
          </table:table-cell>
          <table:table-cell table:style-name="Table18.B2" office:value-type="string">
            <text:p text:style-name="P16">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60714100"/>Stack<text:alphabetical-index-mark-end text:id="IMark160714100"/></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60712900"/>.clear<text:alphabetical-index-mark-end text:id="IMark16071290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6">Code</text:p>
          </table:table-cell>
          <table:table-cell table:style-name="Table229.B2" office:value-type="string">
            <text:p text:style-name="P16">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60712900"/>.empty?<text:alphabetical-index-mark-end text:id="IMark160712900"/> [a_boolean]</text:h>
            <text:p text:style-name="Text_20_body">Routing: TOS</text:p>
            <text:p text:style-name="P1">description</text:p>
          </table:table-cell>
          <table:covered-table-cell/>
        </table:table-row>
        <table:table-row table:style-name="Table228.1">
          <table:table-cell table:style-name="Table228.A2" office:value-type="string">
            <text:p text:style-name="P16">Code</text:p>
          </table:table-cell>
          <table:table-cell table:style-name="Table228.B2" office:value-type="string">
            <text:p text:style-name="P16">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60712900"/>.length<text:alphabetical-index-mark-end text:id="IMark16071290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6">Code</text:p>
          </table:table-cell>
          <table:table-cell table:style-name="Table230.B2" office:value-type="string">
            <text:p text:style-name="P16">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60712900"/>.peek<text:alphabetical-index-mark-end text:id="IMark16071290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6">Code</text:p>
          </table:table-cell>
          <table:table-cell table:style-name="Table231.B2" office:value-type="string">
            <text:p text:style-name="P16">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60712900"/>.pop<text:alphabetical-index-mark-end text:id="IMark16071290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6">Code</text:p>
          </table:table-cell>
          <table:table-cell table:style-name="Table232.B2" office:value-type="string">
            <text:p text:style-name="P16">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60712900"/>.push<text:alphabetical-index-mark-end text:id="IMark16071290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6">Code</text:p>
          </table:table-cell>
          <table:table-cell table:style-name="Table233.B2" office:value-type="string">
            <text:p text:style-name="P16">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60714100"/>String<text:alphabetical-index-mark-end text:id="IMark160714100"/></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5">Escape Sequence</text:p>
          </table:table-cell>
          <table:table-cell table:style-name="Table277.B1" office:value-type="string">
            <text:p text:style-name="P15">Interpretation</text:p>
          </table:table-cell>
        </table:table-row>
        <table:table-row>
          <table:table-cell table:style-name="Table277.A2" office:value-type="string">
            <text:p text:style-name="P24">\"</text:p>
          </table:table-cell>
          <table:table-cell table:style-name="Table277.B2" office:value-type="string">
            <text:p text:style-name="P13">A single " character</text:p>
          </table:table-cell>
        </table:table-row>
        <table:table-row>
          <table:table-cell table:style-name="Table277.A2" office:value-type="string">
            <text:p text:style-name="P24">\\</text:p>
          </table:table-cell>
          <table:table-cell table:style-name="Table277.B2" office:value-type="string">
            <text:p text:style-name="P13">A single \ character</text:p>
          </table:table-cell>
        </table:table-row>
        <table:table-row>
          <table:table-cell table:style-name="Table277.A4" office:value-type="string">
            <text:p text:style-name="P24">\<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3">The string is continued on next line.</text:p>
          </table:table-cell>
        </table:table-row>
        <table:table-row>
          <table:table-cell table:style-name="Table277.A2" office:value-type="string">
            <text:p text:style-name="P24">\n</text:p>
          </table:table-cell>
          <table:table-cell table:style-name="Table277.B2" office:value-type="string">
            <text:p text:style-name="P13">A newline character.</text:p>
          </table:table-cell>
        </table:table-row>
        <table:table-row>
          <table:table-cell table:style-name="Table277.A2" office:value-type="string">
            <text:p text:style-name="P24">\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3">An 8 bit character value.</text:p>
          </table:table-cell>
        </table:table-row>
        <table:table-row>
          <table:table-cell table:style-name="Table277.A2" office:value-type="string">
            <text:p text:style-name="P24">\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3">A 16 bit character value.</text:p>
          </table:table-cell>
        </table:table-row>
      </table:table>
      <text:p text:style-name="P1"/>
      <text:p text:style-name="P1">It is important to understand that in methods with embedded strings, that string is pushed onto the stack <text:span text:style-name="T2">before</text:span> the method is invoked. Thus the top-of-stack will always be that string literal.</text:p>
      <text:h text:style-name="Heading_20_2" text:outline-level="2"><text:soft-page-break/>Format Strings</text:h>
      <text:p text:style-name="P1">The string formatting facility is a direct transplant of the Ruby mechanisms for the same<text:note text:id="ftn76"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7" text:note-class="footnote"><text:note-citation>7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5">Type</text:p>
            </table:table-cell>
            <table:table-cell table:style-name="Table281.B1" office:value-type="string">
              <text:p text:style-name="P14">Format Description</text:p>
            </table:table-cell>
          </table:table-row>
        </table:table-header-rows>
        <table:table-row table:style-name="Table281.1">
          <table:table-cell table:style-name="Table281.A2" office:value-type="string">
            <text:p text:style-name="P13">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3">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3">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3">i</text:p>
          </table:table-cell>
          <table:table-cell table:style-name="Table281.B2" office:value-type="string">
            <text:p text:style-name="P2">Identical to 'd'.</text:p>
          </table:table-cell>
        </table:table-row>
        <table:table-row table:style-name="Table281.1">
          <table:table-cell table:style-name="Table281.A2" office:value-type="string">
            <text:p text:style-name="P13">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3">u</text:p>
          </table:table-cell>
          <table:table-cell table:style-name="Table281.B2" office:value-type="string">
            <text:p text:style-name="P2">Identical to 'd'.</text:p>
          </table:table-cell>
        </table:table-row>
        <table:table-row table:style-name="Table281.1">
          <table:table-cell table:style-name="Table281.A2" office:value-type="string">
            <text:p text:style-name="P13">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3">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5">Type</text:p>
            </table:table-cell>
            <table:table-cell table:style-name="Table282.B1" office:value-type="string">
              <text:p text:style-name="P14">Format Description</text:p>
            </table:table-cell>
          </table:table-row>
        </table:table-header-rows>
        <table:table-row table:style-name="Table282.1">
          <table:table-cell table:style-name="Table282.A2" office:value-type="string">
            <text:p text:style-name="P13">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3">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3">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3">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3">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3">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3">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5">Type</text:p>
            </table:table-cell>
            <table:table-cell table:style-name="Table283.B1" office:value-type="string">
              <text:p text:style-name="P14">Format Description</text:p>
            </table:table-cell>
          </table:table-row>
        </table:table-header-rows>
        <table:table-row table:style-name="Table283.1">
          <table:table-cell table:style-name="Table283.A2" office:value-type="string">
            <text:p text:style-name="P13">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3">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3">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3">%</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5">Flag</text:p>
            </table:table-cell>
            <table:table-cell table:style-name="Table284.A1" office:value-type="string">
              <text:p text:style-name="P15">Applies to:</text:p>
            </table:table-cell>
            <table:table-cell table:style-name="Table284.C1" office:value-type="string">
              <text:p text:style-name="P16">Description</text:p>
            </table:table-cell>
          </table:table-row>
        </table:table-header-rows>
        <table:table-row table:style-name="Table284.1">
          <table:table-cell table:style-name="Table284.A2" office:value-type="string">
            <text:p text:style-name="P13">space</text:p>
          </table:table-cell>
          <table:table-cell table:style-name="Table284.A2" office:value-type="string">
            <text:p text:style-name="P13">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3">(digit)$</text:p>
          </table:table-cell>
          <table:table-cell table:style-name="Table284.A2" office:value-type="string">
            <text:p text:style-name="P13">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3">#</text:p>
          </table:table-cell>
          <table:table-cell table:style-name="Table284.A2" office:value-type="string">
            <text:p text:style-name="P13">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3">+</text:p>
          </table:table-cell>
          <table:table-cell table:style-name="Table284.A2" office:value-type="string">
            <text:p text:style-name="P13">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3">-</text:p>
          </table:table-cell>
          <table:table-cell table:style-name="Table284.A2" office:value-type="string">
            <text:p text:style-name="P13">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3">0</text:p>
          </table:table-cell>
          <table:table-cell table:style-name="Table284.A2" office:value-type="string">
            <text:p text:style-name="P13">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3">*</text:p>
          </table:table-cell>
          <table:table-cell table:style-name="Table284.A2" office:value-type="string">
            <text:p text:style-name="P13">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6">Code</text:p>
            </table:table-cell>
            <table:table-cell table:style-name="Table285.B1" office:value-type="string">
              <text:p text:style-name="P16">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61"/>
          </table:table-cell>
          <table:table-cell table:style-name="Table285.B2" office:value-type="string">
            <text:p text:style-name="P61"/>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61"/>
          </table:table-cell>
          <table:table-cell table:style-name="Table285.B2" office:value-type="string">
            <text:p text:style-name="P61"/>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61"/>
          </table:table-cell>
          <table:table-cell table:style-name="Table285.B2" office:value-type="string">
            <text:p text:style-name="P61"/>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61"/>
          </table:table-cell>
          <table:table-cell table:style-name="Table285.B2" office:value-type="string">
            <text:p text:style-name="P61"/>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61"/>
          </table:table-cell>
          <table:table-cell table:style-name="Table285.B2" office:value-type="string">
            <text:p text:style-name="P61"/>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58">"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58">"-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60712900"/>*<text:alphabetical-index-mark-end text:id="IMark16071290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6">Code</text:p>
          </table:table-cell>
          <table:table-cell table:style-name="Table234.B2" office:value-type="string">
            <text:p text:style-name="P16">Result</text:p>
          </table:table-cell>
        </table:table-row>
        <table:table-row table:style-name="Table234.1">
          <table:table-cell table:style-name="Table234.A2" office:value-type="string">
            <text:p text:style-name="Snippet">"*" 10 *</text:p>
          </table:table-cell>
          <table:table-cell table:style-name="Table234.B2" office:value-type="string">
            <text:p text:style-name="P60">"**********"</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0">"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60712900"/>+<text:alphabetical-index-mark-end text:id="IMark16071290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6">Code</text:p>
          </table:table-cell>
          <table:table-cell table:style-name="Table235.B2" office:value-type="string">
            <text:p text:style-name="P16">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0">"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0">"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60712900"/>."<text:alphabetical-index-mark-end text:id="IMark16071290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6">Code</text:p>
          </table:table-cell>
          <table:table-cell table:style-name="Table236.B2" office:value-type="string">
            <text:p text:style-name="P16">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60712900"/>.+left<text:alphabetical-index-mark-end text:id="IMark16071290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6">Code</text:p>
          </table:table-cell>
          <table:table-cell table:style-name="Table237.B2" office:value-type="string">
            <text:p text:style-name="P16">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60712900"/>.+mid<text:alphabetical-index-mark-end text:id="IMark16071290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6">Code</text:p>
          </table:table-cell>
          <table:table-cell table:style-name="Table238.B2" office:value-type="string">
            <text:p text:style-name="P16">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60712900"/>.+midlr<text:alphabetical-index-mark-end text:id="IMark16071290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6">Code</text:p>
          </table:table-cell>
          <table:table-cell table:style-name="Table239.B2" office:value-type="string">
            <text:p text:style-name="P16">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60712900"/>.+right<text:alphabetical-index-mark-end text:id="IMark16071290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6">Code</text:p>
          </table:table-cell>
          <table:table-cell table:style-name="Table240.B2" office:value-type="string">
            <text:p text:style-name="P16">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60712900"/>.-left<text:alphabetical-index-mark-end text:id="IMark16071290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6">Code</text:p>
          </table:table-cell>
          <table:table-cell table:style-name="Table241.B2" office:value-type="string">
            <text:p text:style-name="P16">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60712900"/>.-mid<text:alphabetical-index-mark-end text:id="IMark16071290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6">Code</text:p>
          </table:table-cell>
          <table:table-cell table:style-name="Table242.B2" office:value-type="string">
            <text:p text:style-name="P16">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60712900"/>.-midlr<text:alphabetical-index-mark-end text:id="IMark16071290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6">Code</text:p>
          </table:table-cell>
          <table:table-cell table:style-name="Table243.B2" office:value-type="string">
            <text:p text:style-name="P16">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60712900"/>.-right<text:alphabetical-index-mark-end text:id="IMark16071290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6">Code</text:p>
          </table:table-cell>
          <table:table-cell table:style-name="Table244.B2" office:value-type="string">
            <text:p text:style-name="P16">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60712900"/>.call<text:alphabetical-index-mark-end text:id="IMark160712900"/>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6">Code</text:p>
          </table:table-cell>
          <table:table-cell table:style-name="Table245.B2" office:value-type="string">
            <text:p text:style-name="P16">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60712900"/>.cjust<text:alphabetical-index-mark-end text:id="IMark16071290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6">Code</text:p>
          </table:table-cell>
          <table:table-cell table:style-name="Table246.B2" office:value-type="string">
            <text:p text:style-name="P16">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60712900"/>.contains?<text:alphabetical-index-mark-end text:id="IMark16071290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6">Code</text:p>
          </table:table-cell>
          <table:table-cell table:style-name="Table280.B2" office:value-type="string">
            <text:p text:style-name="P16">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160712900"/>.emit<text:alphabetical-index-mark-end text:id="IMark16071290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6">Code</text:p>
          </table:table-cell>
          <table:table-cell table:style-name="Table247.B2" office:value-type="string">
            <text:p text:style-name="P16">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160712900"/>.eval<text:alphabetical-index-mark-end text:id="IMark160712900"/>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6">Code</text:p>
          </table:table-cell>
          <table:table-cell table:style-name="Table248.B2" office:value-type="string">
            <text:p text:style-name="P16">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60712900"/>.fmt<text:alphabetical-index-mark-end text:id="IMark160712900"/>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6">Code</text:p>
          </table:table-cell>
          <table:table-cell table:style-name="Table249.B2" office:value-type="string">
            <text:p text:style-name="P16">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60712900"/>.fmt"<text:alphabetical-index-mark-end text:id="IMark160712900"/>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6">Code</text:p>
          </table:table-cell>
          <table:table-cell table:style-name="Table250.B2" office:value-type="string">
            <text:p text:style-name="P16">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60712900"/>.left<text:alphabetical-index-mark-end text:id="IMark16071290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6">Code</text:p>
          </table:table-cell>
          <table:table-cell table:style-name="Table251.B2" office:value-type="string">
            <text:p text:style-name="P16">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60712900"/>.left?<text:alphabetical-index-mark-end text:id="IMark16071290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6">Code</text:p>
          </table:table-cell>
          <table:table-cell table:style-name="Table252.B2" office:value-type="string">
            <text:p text:style-name="P16">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60712900"/>.length<text:alphabetical-index-mark-end text:id="IMark16071290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6">Code</text:p>
          </table:table-cell>
          <table:table-cell table:style-name="Table253.B2" office:value-type="string">
            <text:p text:style-name="P16">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60712900"/>.lines<text:alphabetical-index-mark-end text:id="IMark16071290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6">Code</text:p>
          </table:table-cell>
          <table:table-cell table:style-name="Table254.B2" office:value-type="string">
            <text:p text:style-name="P16">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60712900"/>.ljust<text:alphabetical-index-mark-end text:id="IMark16071290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6">Code</text:p>
          </table:table-cell>
          <table:table-cell table:style-name="Table255.B2" office:value-type="string">
            <text:p text:style-name="P16">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60712900"/>.load<text:alphabetical-index-mark-end text:id="IMark16071290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6">Code</text:p>
          </table:table-cell>
          <table:table-cell table:style-name="Table256.B2" office:value-type="string">
            <text:p text:style-name="P16">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60712900"/>.lstrip<text:alphabetical-index-mark-end text:id="IMark16071290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6">Code</text:p>
          </table:table-cell>
          <table:table-cell table:style-name="Table257.B2" office:value-type="string">
            <text:p text:style-name="P16">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60712900"/>.mid<text:alphabetical-index-mark-end text:id="IMark16071290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6">Code</text:p>
          </table:table-cell>
          <table:table-cell table:style-name="Table258.B2" office:value-type="string">
            <text:p text:style-name="P16">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60712900"/>.mid?<text:alphabetical-index-mark-end text:id="IMark16071290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6">Code</text:p>
          </table:table-cell>
          <table:table-cell table:style-name="Table259.B2" office:value-type="string">
            <text:p text:style-name="P16">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60712900"/>.midlr<text:alphabetical-index-mark-end text:id="IMark16071290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6">Code</text:p>
          </table:table-cell>
          <table:table-cell table:style-name="Table260.B2" office:value-type="string">
            <text:p text:style-name="P16">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60712900"/>.posn<text:alphabetical-index-mark-end text:id="IMark16071290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6">Code</text:p>
          </table:table-cell>
          <table:table-cell table:style-name="Table261.B2" office:value-type="string">
            <text:p text:style-name="P16">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60712900"/>.reverse<text:alphabetical-index-mark-end text:id="IMark16071290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6">Code</text:p>
          </table:table-cell>
          <table:table-cell table:style-name="Table262.B2" office:value-type="string">
            <text:p text:style-name="P16">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60712900"/>.right<text:alphabetical-index-mark-end text:id="IMark16071290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6">Code</text:p>
          </table:table-cell>
          <table:table-cell table:style-name="Table263.B2" office:value-type="string">
            <text:p text:style-name="P16">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60712900"/>.right?<text:alphabetical-index-mark-end text:id="IMark16071290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6">Code</text:p>
          </table:table-cell>
          <table:table-cell table:style-name="Table264.B2" office:value-type="string">
            <text:p text:style-name="P16">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60712900"/>.rjust<text:alphabetical-index-mark-end text:id="IMark16071290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6">Code</text:p>
          </table:table-cell>
          <table:table-cell table:style-name="Table265.B2" office:value-type="string">
            <text:p text:style-name="P16">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60712900"/>.rstrip<text:alphabetical-index-mark-end text:id="IMark16071290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6">Code</text:p>
          </table:table-cell>
          <table:table-cell table:style-name="Table266.B2" office:value-type="string">
            <text:p text:style-name="P16">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60712900"/>.split<text:alphabetical-index-mark-end text:id="IMark16071290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6">Code</text:p>
          </table:table-cell>
          <table:table-cell table:style-name="Table267.B2" office:value-type="string">
            <text:p text:style-name="P16">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60712900"/>.strip<text:alphabetical-index-mark-end text:id="IMark16071290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6">Code</text:p>
          </table:table-cell>
          <table:table-cell table:style-name="Table268.B2" office:value-type="string">
            <text:p text:style-name="P16">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60712900"/>.throw<text:alphabetical-index-mark-end text:id="IMark160712900"/>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6">Code</text:p>
          </table:table-cell>
          <table:table-cell table:style-name="Table279.B2" office:value-type="string">
            <text:p text:style-name="P16">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60712900"/>.to_lower<text:alphabetical-index-mark-end text:id="IMark16071290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6">Code</text:p>
          </table:table-cell>
          <table:table-cell table:style-name="Table269.B2" office:value-type="string">
            <text:p text:style-name="P16">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60712900"/>.to_upper<text:alphabetical-index-mark-end text:id="IMark16071290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6">Code</text:p>
          </table:table-cell>
          <table:table-cell table:style-name="Table270.B2" office:value-type="string">
            <text:p text:style-name="P16">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60712900"/>&lt;<text:alphabetical-index-mark-end text:id="IMark16071290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6">Code</text:p>
          </table:table-cell>
          <table:table-cell table:style-name="Table271.B2" office:value-type="string">
            <text:p text:style-name="P16">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160712900"/>&lt;&lt;<text:alphabetical-index-mark-end text:id="IMark16071290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6">Code</text:p>
          </table:table-cell>
          <table:table-cell table:style-name="Table272.B2" office:value-type="string">
            <text:p text:style-name="P16">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60712900"/>&lt;=<text:alphabetical-index-mark-end text:id="IMark16071290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6">Code</text:p>
          </table:table-cell>
          <table:table-cell table:style-name="Table273.B2" office:value-type="string">
            <text:p text:style-name="P16">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text:alphabetical-index-mark-start text:id="IMark160712900"/> &lt;=&gt;<text:alphabetical-index-mark-end text:id="IMark16071290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6">Code</text:p>
          </table:table-cell>
          <table:table-cell table:style-name="Table274.B2" office:value-type="string">
            <text:p text:style-name="P16">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160712900"/>&gt;<text:alphabetical-index-mark-end text:id="IMark16071290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6">Code</text:p>
          </table:table-cell>
          <table:table-cell table:style-name="Table275.B2" office:value-type="string">
            <text:p text:style-name="P16">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60712900"/>&gt;=<text:alphabetical-index-mark-end text:id="IMark16071290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6">Code</text:p>
          </table:table-cell>
          <table:table-cell table:style-name="Table276.B2" office:value-type="string">
            <text:p text:style-name="P16">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60714100"/>Thread<text:alphabetical-index-mark-end text:id="IMark160714100"/></text:h>
      <text:p text:style-name="Text_20_body"/>
      <text:p text:style-name="Text_20_body">Inheritance: Thread <text:span text:style-name="T10">←</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60712900"/>.current<text:alphabetical-index-mark-end text:id="IMark160712900"/> [a_thread]</text:h>
            <text:p text:style-name="Text_20_body">Routing: TOS</text:p>
            <text:p text:style-name="P1">description</text:p>
          </table:table-cell>
          <table:covered-table-cell/>
        </table:table-row>
        <table:table-row table:style-name="Table286.1">
          <table:table-cell table:style-name="Table286.A2" office:value-type="string">
            <text:p text:style-name="P16">Code</text:p>
          </table:table-cell>
          <table:table-cell table:style-name="Table286.B2" office:value-type="string">
            <text:p text:style-name="P16">Result</text:p>
          </table:table-cell>
        </table:table-row>
        <table:table-row table:style-name="Table286.1">
          <table:table-cell table:style-name="Table286.A2" office:value-type="string">
            <text:p text:style-name="Snippet"/>
          </table:table-cell>
          <table:table-cell table:style-name="Table286.B2" office:value-type="string">
            <text:p text:style-name="P2"/>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60712900"/>.list<text:alphabetical-index-mark-end text:id="IMark160712900"/> [an_array]</text:h>
            <text:p text:style-name="Text_20_body">Routing: TOS</text:p>
            <text:p text:style-name="P1">description</text:p>
          </table:table-cell>
          <table:covered-table-cell/>
        </table:table-row>
        <table:table-row table:style-name="Table287.1">
          <table:table-cell table:style-name="Table287.A2" office:value-type="string">
            <text:p text:style-name="P16">Code</text:p>
          </table:table-cell>
          <table:table-cell table:style-name="Table287.B2" office:value-type="string">
            <text:p text:style-name="P16">Result</text:p>
          </table:table-cell>
        </table:table-row>
        <table:table-row table:style-name="Table287.1">
          <table:table-cell table:style-name="Table287.A2" office:value-type="string">
            <text:p text:style-name="Snippet"/>
          </table:table-cell>
          <table:table-cell table:style-name="Table287.B2" office:value-type="string">
            <text:p text:style-name="P2"/>
          </table:table-cell>
        </table:table-row>
      </table:table>
      <text:p text:style-name="Text_20_body"/>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 text:outline-level="3">[Thread] <text:alphabetical-index-mark-start text:id="IMark160712900"/>.main<text:alphabetical-index-mark-end text:id="IMark160712900"/> [a_thread]</text:h>
            <text:p text:style-name="Text_20_body">Routing: TOS</text:p>
            <text:p text:style-name="P1">description</text:p>
          </table:table-cell>
          <table:covered-table-cell/>
        </table:table-row>
        <table:table-row table:style-name="Table288.1">
          <table:table-cell table:style-name="Table288.A2" office:value-type="string">
            <text:p text:style-name="P16">Code</text:p>
          </table:table-cell>
          <table:table-cell table:style-name="Table288.B2" office:value-type="string">
            <text:p text:style-name="P16">Result</text:p>
          </table:table-cell>
        </table:table-row>
        <table:table-row table:style-name="Table288.1">
          <table:table-cell table:style-name="Table288.A2" office:value-type="string">
            <text:p text:style-name="Snippet"/>
          </table:table-cell>
          <table:table-cell table:style-name="Table288.B2" office:value-type="string">
            <text:p text:style-name="P2"/>
          </table:table-cell>
        </table:table-row>
      </table:table>
      <text:p text:style-name="Text_20_body"><text:soft-page-break/></text:p>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60712900"/>.vm<text:alphabetical-index-mark-end text:id="IMark16071290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6">Code</text:p>
          </table:table-cell>
          <table:table-cell table:style-name="Table289.B2" office:value-type="string">
            <text:p text:style-name="P16">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60714100"/><text:alphabetical-index-mark-start text:id="IMark160714340"/><text:alphabetical-index-mark-start text:id="IMark160713044"/>TrueClass<text:alphabetical-index-mark-end text:id="IMark160713044"/><text:alphabetical-index-mark-end text:id="IMark160714340"/><text:alphabetical-index-mark-end text:id="IMark160714100"/></text:h>
      <text:p text:style-name="P1"/>
      <text:p text:style-name="P1">Inheritance: TrueClass <text:span text:style-name="T10">←</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3"/>
      <text:h text:style-name="Heading_20_1" text:outline-level="1"><text:alphabetical-index-mark-start text:id="IMark160714100"/>VirtualMachine<text:alphabetical-index-mark-end text:id="IMark160714100"/></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60712900"/>.:<text:alphabetical-index-mark-end text:id="IMark160712900"/>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6">Code</text:p>
          </table:table-cell>
          <table:covered-table-cell/>
          <table:table-cell table:style-name="Table53.C2" office:value-type="string">
            <text:p text:style-name="P16">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9">F10: Invalid name for a method: BAD</text:p>
          </table:table-cell>
        </table:table-row>
        <table:table-row table:style-name="Table53.1">
          <table:table-cell table:style-name="Table53.A2" table:number-columns-spanned="2" office:value-type="string">
            <text:p text:style-name="Snippet">String .: twaddle<text:span text:style-name="T14">" (stuff) ;</text:span></text:p>
          </table:table-cell>
          <table:covered-table-cell/>
          <table:table-cell table:style-name="Table53.C2" office:value-type="string">
            <text:p text:style-name="P19">(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9">F13: The target of .: must be a class</text:p>
          </table:table-cell>
        </table:table-row>
        <table:table-row table:style-name="Table53.1">
          <table:table-cell table:style-name="Table53.A2" table:number-columns-spanned="2" office:value-type="string">
            <text:p text:style-name="Snippet">Object .: twiddle<text:span text:style-name="T14">" (stuff) ;</text:span></text:p>
          </table:table-cell>
          <table:covered-table-cell/>
          <table:table-cell table:style-name="Table53.C2" office:value-type="string">
            <text:p text:style-name="P19">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60712900"/>super<text:alphabetical-index-mark-end text:id="IMark160712900"/>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6">Code</text:p>
          </table:table-cell>
          <table:covered-table-cell/>
          <table:table-cell table:style-name="Table53.C2" office:value-type="string">
            <text:p text:style-name="P16">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5">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60712900"/>val:<text:alphabetical-index-mark-end text:id="IMark160712900"/>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6">Code</text:p>
          </table:table-cell>
          <table:covered-table-cell/>
          <table:table-cell table:style-name="Table53.C2" office:value-type="string">
            <text:p text:style-name="P16">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60712900"/>var:<text:alphabetical-index-mark-end text:id="IMark160712900"/>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6">Code</text:p>
          </table:table-cell>
          <table:covered-table-cell/>
          <table:table-cell table:style-name="Table53.C2" office:value-type="string">
            <text:p text:style-name="P16">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60712900"/>val@:<text:alphabetical-index-mark-end text:id="IMark16071290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6">Code</text:p>
          </table:table-cell>
          <table:table-cell table:style-name="Table53.C2" table:number-columns-spanned="2" office:value-type="string">
            <text:p text:style-name="P16">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60712900"/>var@:<text:alphabetical-index-mark-end text:id="IMark16071290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6">Code</text:p>
          </table:table-cell>
          <table:table-cell table:style-name="Table53.C2" table:number-columns-spanned="2" office:value-type="string">
            <text:p text:style-name="P16">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60712900"/>;<text:alphabetical-index-mark-end text:id="IMark160712900"/> []</text:h>
            <text:p text:style-name="Text_20_body">Routing:<text:span text:style-name="T13">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60712900"/>.::<text:alphabetical-index-mark-end text:id="IMark160712900"/>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5"/>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60712900"/>inst:<text:alphabetical-index-mark-end text:id="IMark160712900"/>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60712900"/>local:<text:alphabetical-index-mark-end text:id="IMark160712900"/>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160712900"/>super<text:alphabetical-index-mark-end text:id="IMark160712900"/>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60712900"/>;<text:alphabetical-index-mark-end text:id="IMark16071290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60714100"/>Commands<text:alphabetical-index-mark-end text:id="IMark160714100"/></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60714100"/>)entries<text:alphabetical-index-mark-end text:id="IMark160714100"/>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clone <text:s text:c="9"/>false <text:s text:c="9"/>nil&lt;&gt; <text:s text:c="9"/>spaces <text:s text:c="8"/>{</text:p>
      <text:p text:style-name="Code"><text:soft-page-break/>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8" text:note-class="footnote"><text:note-citation>7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5">Expression Character</text:p>
          </table:table-cell>
          <table:table-cell table:style-name="Table4.B1" office:value-type="string">
            <text:p text:style-name="P16">Description</text:p>
          </table:table-cell>
        </table:table-row>
        <table:table-row>
          <table:table-cell table:style-name="Table4.A2" office:value-type="string">
            <text:p text:style-name="P20">.</text:p>
          </table:table-cell>
          <table:table-cell table:style-name="Table4.B2" office:value-type="string">
            <text:p text:style-name="P2">Any character except newline</text:p>
          </table:table-cell>
        </table:table-row>
        <table:table-row>
          <table:table-cell table:style-name="Table4.A2" office:value-type="string">
            <text:p text:style-name="P20">[A-Z]</text:p>
          </table:table-cell>
          <table:table-cell table:style-name="Table4.B2" office:value-type="string">
            <text:p text:style-name="P2">Any uppercase alphabetical character.</text:p>
          </table:table-cell>
        </table:table-row>
        <table:table-row>
          <table:table-cell table:style-name="Table4.A2" office:value-type="string">
            <text:p text:style-name="P20">[A-Za-z0-9_]</text:p>
          </table:table-cell>
          <table:table-cell table:style-name="Table4.B2" office:value-type="string">
            <text:p text:style-name="P2">Any alphanumeric or underscore character.</text:p>
          </table:table-cell>
        </table:table-row>
        <table:table-row>
          <table:table-cell table:style-name="Table4.A2" office:value-type="string">
            <text:p text:style-name="P20">\.</text:p>
          </table:table-cell>
          <table:table-cell table:style-name="Table4.B2" office:value-type="string">
            <text:p text:style-name="P2">A single '.' character.</text:p>
          </table:table-cell>
        </table:table-row>
        <table:table-row>
          <table:table-cell table:style-name="Table4.A2" office:value-type="string">
            <text:p text:style-name="P20">\/</text:p>
          </table:table-cell>
          <table:table-cell table:style-name="Table4.B2" office:value-type="string">
            <text:p text:style-name="P2">A single '/' character</text:p>
          </table:table-cell>
        </table:table-row>
        <table:table-row>
          <table:table-cell table:style-name="Table4.A2" office:value-type="string">
            <text:p text:style-name="P20">\$</text:p>
          </table:table-cell>
          <table:table-cell table:style-name="Table4.B2" office:value-type="string">
            <text:p text:style-name="P2">A single '$' character.</text:p>
          </table:table-cell>
        </table:table-row>
        <table:table-row>
          <table:table-cell table:style-name="Table4.A2" office:value-type="string">
            <text:p text:style-name="P20">\d</text:p>
          </table:table-cell>
          <table:table-cell table:style-name="Table4.B2" office:value-type="string">
            <text:p text:style-name="P2">A digit (0..9)</text:p>
          </table:table-cell>
        </table:table-row>
        <table:table-row>
          <table:table-cell table:style-name="Table4.A2" office:value-type="string">
            <text:p text:style-name="P20">X*</text:p>
          </table:table-cell>
          <table:table-cell table:style-name="Table4.B2" office:value-type="string">
            <text:p text:style-name="P2">0 or more repetitions of the X expression.</text:p>
          </table:table-cell>
        </table:table-row>
        <table:table-row>
          <table:table-cell table:style-name="Table4.A2" office:value-type="string">
            <text:p text:style-name="P20">X+</text:p>
          </table:table-cell>
          <table:table-cell table:style-name="Table4.B2" office:value-type="string">
            <text:p text:style-name="P2">1 or more repetitions of the X expression.</text:p>
          </table:table-cell>
        </table:table-row>
        <table:table-row>
          <table:table-cell table:style-name="Table4.A2" office:value-type="string">
            <text:p text:style-name="P20">^</text:p>
          </table:table-cell>
          <table:table-cell table:style-name="Table4.B2" office:value-type="string">
            <text:p text:style-name="P2">The beginning of the line or string.</text:p>
          </table:table-cell>
        </table:table-row>
        <table:table-row>
          <table:table-cell table:style-name="Table4.A2" office:value-type="string">
            <text:p text:style-name="P20">$</text:p>
          </table:table-cell>
          <table:table-cell table:style-name="Table4.B2" office:value-type="string">
            <text:p text:style-name="P2">The end of the line or string</text:p>
          </table:table-cell>
        </table:table-row>
        <table:table-row>
          <table:table-cell table:style-name="Table4.A2" office:value-type="string">
            <text:p text:style-name="P18">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71">0</text:p>
          <text:p text:style-name="P70">0&lt;<text:tab/>110</text:p>
          <text:p text:style-name="P70">0&lt;=<text:tab/>111</text:p>
          <text:p text:style-name="P70">0&lt;=&gt;<text:tab/>111</text:p>
          <text:p text:style-name="P70">0&lt;&gt; <text:tab/>111</text:p>
          <text:p text:style-name="P70">0=<text:tab/>112</text:p>
          <text:p text:style-name="P70">0&gt;<text:tab/>112</text:p>
          <text:p text:style-name="P70">0&gt;=<text:tab/>112</text:p>
          <text:p text:style-name="P71">1</text:p>
          <text:p text:style-name="P70">1-<text:tab/>113</text:p>
          <text:p text:style-name="P70">1+<text:tab/>113</text:p>
          <text:p text:style-name="P71">2</text:p>
          <text:p text:style-name="P70">2-<text:tab/>114</text:p>
          <text:p text:style-name="P70">2*<text:tab/>90, 113</text:p>
          <text:p text:style-name="P70">2/<text:tab/>90, 114</text:p>
          <text:p text:style-name="P70">2+<text:tab/>113</text:p>
          <text:p text:style-name="P71">A</text:p>
          <text:p text:style-name="P70">again<text:tab/>25</text:p>
          <text:p text:style-name="P70">and<text:tab/>91</text:p>
          <text:p text:style-name="P70">Archive<text:tab/>12</text:p>
          <text:p text:style-name="P70">Array<text:tab/>62</text:p>
          <text:p text:style-name="P71">B</text:p>
          <text:p text:style-name="P70">begin<text:tab/>25</text:p>
          <text:p text:style-name="P70">Boolean<text:tab/>60</text:p>
          <text:p text:style-name="P70">bounce<text:tab/>36, 38</text:p>
          <text:p text:style-name="P71">C</text:p>
          <text:p text:style-name="P70">catch<text:tab/>35, 38</text:p>
          <text:p text:style-name="P70">Class<text:tab/>73</text:p>
          <text:p text:style-name="P70">Classes<text:tab/>47</text:p>
          <text:p text:style-name="P70">clone<text:tab/>30</text:p>
          <text:p text:style-name="P70">com<text:tab/>91</text:p>
          <text:p text:style-name="P70">Commands<text:tab/>74, 167</text:p>
          <text:p text:style-name="P70">Complex<text:tab/>76</text:p>
          <text:p text:style-name="P70">copy<text:tab/>30</text:p>
          <text:p text:style-name="P71">D</text:p>
          <text:p text:style-name="P70">Declarations<text:tab/>26</text:p>
          <text:p text:style-name="P70">Demo.rb<text:tab/>11</text:p>
          <text:p text:style-name="P70">distinct?<text:tab/>125</text:p>
          <text:p text:style-name="P70">do<text:tab/>23</text:p>
          <text:p text:style-name="P70">do_map_name<text:tab/>56</text:p>
          <text:p text:style-name="P70">dpr<text:tab/>95</text:p>
          <text:p text:style-name="P70">drop<text:tab/>19</text:p>
          <text:p text:style-name="P70">Duck Typing<text:tab/>26</text:p>
          <text:p text:style-name="P70">dup<text:tab/>19, 30</text:p>
          <text:p text:style-name="P71">E</text:p>
          <text:p text:style-name="P70">e<text:tab/>95</text:p>
          <text:p text:style-name="P70">else<text:tab/>21</text:p>
          <text:p text:style-name="P71">F</text:p>
          <text:p text:style-name="P70">FalseClass<text:tab/>60, 79</text:p>
          <text:p text:style-name="P70">finally<text:tab/>37p.</text:p>
          <text:p text:style-name="P70">Float<text:tab/>81</text:p>
          <text:p text:style-name="P71">H</text:p>
          <text:p text:style-name="P70">Hash<text:tab/>82</text:p>
          <text:p text:style-name="P71">I</text:p>
          <text:p text:style-name="P70">i<text:tab/>23</text:p>
          <text:p text:style-name="P70">identical?<text:tab/>126</text:p>
          <text:p text:style-name="P70">if<text:tab/>21</text:p>
          <text:p text:style-name="P70">Inheritance<text:tab/>48</text:p>
          <text:p text:style-name="P70">inst:<text:tab/>165</text:p>
          <text:p text:style-name="P70">InStream<text:tab/>85</text:p>
          <text:p text:style-name="P70">Integer<text:tab/>88</text:p>
          <text:p text:style-name="P71">J</text:p>
          <text:p text:style-name="P70">j<text:tab/>23</text:p>
          <text:p text:style-name="P71">K</text:p>
          <text:p text:style-name="P70">Known Issues<text:tab/>11</text:p>
          <text:p text:style-name="P71">L</text:p>
          <text:p text:style-name="P70">Late Binding<text:tab/>48</text:p>
          <text:p text:style-name="P70">local:<text:tab/>165</text:p>
          <text:p text:style-name="P70">loop<text:tab/>23</text:p>
          <text:p text:style-name="P71">M</text:p>
          <text:p text:style-name="P70">max<text:tab/>126</text:p>
          <text:p text:style-name="P70">Method Mapping<text:tab/>49</text:p>
          <text:p text:style-name="P70">Methods<text:tab/>48</text:p>
          <text:p text:style-name="P70">min<text:tab/>126</text:p>
          <text:p text:style-name="P70">mod<text:tab/>116</text:p>
          <text:p text:style-name="P70">Mutation<text:tab/>28</text:p>
          <text:p text:style-name="P71">N</text:p>
          <text:p text:style-name="P70">neg<text:tab/>116</text:p>
          <text:p text:style-name="P70">nil&lt;&gt;<text:tab/>127</text:p>
          <text:p text:style-name="P70">nil=<text:tab/>127</text:p>
          <text:p text:style-name="P70">NilClass<text:tab/>60, 93</text:p>
          <text:p text:style-name="P70">nip<text:tab/>19</text:p>
          <text:p text:style-name="P70">not<text:tab/>127</text:p>
          <text:p text:style-name="P70">Numeric<text:tab/>61, 95</text:p>
          <text:p text:style-name="P71">O</text:p>
          <text:p text:style-name="P70">Object<text:tab/>60, 117</text:p>
          <text:p text:style-name="P70">or<text:tab/>92</text:p>
          <text:p text:style-name="P70">OutStream<text:tab/>129</text:p>
          <text:p text:style-name="P70">over<text:tab/>19</text:p>
          <text:p text:style-name="P71">P</text:p>
          <text:p text:style-name="P70">pi<text:tab/>96</text:p>
          <text:p text:style-name="P70">pick<text:tab/>19</text:p>
          <text:p text:style-name="P70">Polymorphism<text:tab/>48</text:p>
          <text:p text:style-name="P70">Procedure<text:tab/>134</text:p>
          <text:p text:style-name="P70">Prototypes<text:tab/>48</text:p>
          <text:p text:style-name="P71">Q</text:p>
          <text:p text:style-name="P70">Queue<text:tab/>136</text:p>
          <text:p text:style-name="P71">R</text:p>
          <text:p text:style-name="P70">Rake<text:tab/>11</text:p>
          <text:p text:style-name="P70">Rational<text:tab/>138</text:p>
          <text:p text:style-name="P70">Referencing<text:tab/>27</text:p>
          <text:p text:style-name="P70">repeat<text:tab/>25</text:p>
          <text:p text:style-name="P70">Routing<text:tab/>53</text:p>
          <text:p text:style-name="P71">S</text:p>
          <text:p text:style-name="P70">Scoping<text:tab/>26</text:p>
          <text:p text:style-name="P70">self<text:tab/>58</text:p>
          <text:p text:style-name="P70">Stack<text:tab/>140</text:p>
          <text:p text:style-name="P70">String<text:tab/>142</text:p>
          <text:p text:style-name="P70">super<text:tab/>163, 165</text:p>
          <text:p text:style-name="P70">swap<text:tab/>20</text:p>
          <text:p text:style-name="P70">switch<text:tab/>21</text:p>
          <text:p text:style-name="P70">SymbolMap<text:tab/>49</text:p>
          <text:p text:style-name="P71">T</text:p>
          <text:p text:style-name="P70">Testing<text:tab/>11</text:p>
          <text:p text:style-name="P70">Thanks<text:tab/>8</text:p>
          <text:p text:style-name="P70">then<text:tab/>21</text:p>
          <text:p text:style-name="P70">Thread<text:tab/>159</text:p>
          <text:p text:style-name="P70">throw"<text:tab/>39</text:p>
          <text:p text:style-name="P70">TrueClass<text:tab/>60, 161</text:p>
          <text:p text:style-name="P70">try<text:tab/>35, 38</text:p>
          <text:p text:style-name="P70">tuck<text:tab/>20</text:p>
          <text:p text:style-name="P70">Typing<text:tab/>26</text:p>
          <text:p text:style-name="P71">U</text:p>
          <text:p text:style-name="P70">until<text:tab/>25</text:p>
          <text:p text:style-name="P71">V</text:p>
          <text:p text:style-name="P70">val:<text:tab/>26, 163</text:p>
          <text:p text:style-name="P70">val@:<text:tab/>27, 164</text:p>
          <text:p text:style-name="P70">val#:<text:tab/>27</text:p>
          <text:p text:style-name="P70">val$:<text:tab/>27</text:p>
          <text:p text:style-name="P70">var:<text:tab/>26, 164</text:p>
          <text:p text:style-name="P70">var@:<text:tab/>27, 164</text:p>
          <text:p text:style-name="P70">var#:<text:tab/>27</text:p>
          <text:p text:style-name="P70">var$:<text:tab/>27</text:p>
          <text:p text:style-name="P70">VirtualMachine<text:tab/>162</text:p>
          <text:p text:style-name="P71">X</text:p>
          <text:p text:style-name="P70">x<text:tab/>63</text:p>
          <text:p text:style-name="P70">xor<text:tab/>92</text:p>
          <text:p text:style-name="P71"><text:s/></text:p>
          <text:p text:style-name="P70"><text:s/>&lt;=&gt;<text:tab/>157</text:p>
          <text:p text:style-name="P71">^</text:p>
          <text:p text:style-name="P70">^^<text:tab/>80, 93, 125</text:p>
          <text:p text:style-name="P71">-</text:p>
          <text:p text:style-name="P70">-<text:tab/>97</text:p>
          <text:p text:style-name="P70">-&gt;<text:tab/>82</text:p>
          <text:p text:style-name="P70">-i<text:tab/>23</text:p>
          <text:p text:style-name="P70">-j<text:tab/>23</text:p>
          <text:p text:style-name="P71">;</text:p>
          <text:p text:style-name="P70">;<text:tab/>164p.</text:p>
          <text:p text:style-name="P71">:</text:p>
          <text:p text:style-name="P70">:<text:tab/>55</text:p>
          <text:p text:style-name="P71">!</text:p>
          <text:p text:style-name="P70">!<text:tab/>65</text:p>
          <text:p text:style-name="P71">?</text:p>
          <text:p text:style-name="P70">?"<text:tab/>36, 38</text:p>
          <text:p text:style-name="P71">.</text:p>
          <text:p text:style-name="P70">.<text:tab/>117, 130</text:p>
          <text:p text:style-name="P70">.-left<text:tab/>66, 148</text:p>
          <text:p text:style-name="P70">.-mid<text:tab/>67, 148</text:p>
          <text:p text:style-name="P70">.-midlr<text:tab/>67, 148</text:p>
          <text:p text:style-name="P70"><text:soft-page-break/>.-right<text:tab/>67, 149</text:p>
          <text:p text:style-name="P70">.:<text:tab/>55, 163</text:p>
          <text:p text:style-name="P70">.::<text:tab/>55, 164</text:p>
          <text:p text:style-name="P70">."<text:tab/>146</text:p>
          <text:p text:style-name="P70">.[]!<text:tab/>67, 83</text:p>
          <text:p text:style-name="P70">.[]@<text:tab/>68, 83</text:p>
          <text:p text:style-name="P70">.+left<text:tab/>65, 147</text:p>
          <text:p text:style-name="P70">.+mid<text:tab/>66, 147</text:p>
          <text:p text:style-name="P70">.+midlr<text:tab/>66, 147</text:p>
          <text:p text:style-name="P70">.+right<text:tab/>66, 148</text:p>
          <text:p text:style-name="P70">.1/x<text:tab/>97</text:p>
          <text:p text:style-name="P70">.10**<text:tab/>98</text:p>
          <text:p text:style-name="P70">.2**<text:tab/>98</text:p>
          <text:p text:style-name="P70">.abs<text:tab/>98</text:p>
          <text:p text:style-name="P70">.acos<text:tab/>99</text:p>
          <text:p text:style-name="P70">.acosh<text:tab/>99</text:p>
          <text:p text:style-name="P70">.angle<text:tab/>99</text:p>
          <text:p text:style-name="P70">.append<text:tab/>129</text:p>
          <text:p text:style-name="P70">.append{<text:tab/>129</text:p>
          <text:p text:style-name="P70">.asin<text:tab/>100</text:p>
          <text:p text:style-name="P70">.asinh<text:tab/>100</text:p>
          <text:p text:style-name="P70">.atan<text:tab/>100</text:p>
          <text:p text:style-name="P70">.atan2<text:tab/>101</text:p>
          <text:p text:style-name="P70">.atanh<text:tab/>101</text:p>
          <text:p text:style-name="P70">.c2p<text:tab/>101</text:p>
          <text:p text:style-name="P70">.call<text:tab/>134, 149</text:p>
          <text:p text:style-name="P70">.cbrt<text:tab/>77, 102</text:p>
          <text:p text:style-name="P70">.ceil<text:tab/>102</text:p>
          <text:p text:style-name="P70">.cjust<text:tab/>149</text:p>
          <text:p text:style-name="P70">.class<text:tab/>118</text:p>
          <text:p text:style-name="P70">.clear<text:tab/>136, 140</text:p>
          <text:p text:style-name="P70">.clone<text:tab/>30, 118</text:p>
          <text:p text:style-name="P70">.clone_exclude<text:tab/>32, 118</text:p>
          <text:p text:style-name="P70">.close<text:tab/>86, 131</text:p>
          <text:p text:style-name="P70">.conjugate<text:tab/>102</text:p>
          <text:p text:style-name="P70">.contains?<text:tab/>149</text:p>
          <text:p text:style-name="P70">.copy<text:tab/>30, 119</text:p>
          <text:p text:style-name="P70">.cos<text:tab/>102</text:p>
          <text:p text:style-name="P70">.cosh<text:tab/>103</text:p>
          <text:p text:style-name="P70">.cr<text:tab/>131</text:p>
          <text:p text:style-name="P70">.create<text:tab/>130</text:p>
          <text:p text:style-name="P70">.cube<text:tab/>103</text:p>
          <text:p text:style-name="P70">.current<text:tab/>159</text:p>
          <text:p text:style-name="P70">.d2r<text:tab/>103</text:p>
          <text:p text:style-name="P70">.denominator<text:tab/>103</text:p>
          <text:p text:style-name="P70">.e**<text:tab/>77, 104</text:p>
          <text:p text:style-name="P70">.emit<text:tab/>104, 131, 150</text:p>
          <text:p text:style-name="P70">.empty?<text:tab/>136, 140</text:p>
          <text:p text:style-name="P70">.eval<text:tab/>150</text:p>
          <text:p text:style-name="P70">.even?<text:tab/>89</text:p>
          <text:p text:style-name="P70">.floor<text:tab/>104</text:p>
          <text:p text:style-name="P70">.fmt<text:tab/>150</text:p>
          <text:p text:style-name="P70">.fmt"<text:tab/>150</text:p>
          <text:p text:style-name="P70">.gcd<text:tab/>89</text:p>
          <text:p text:style-name="P70">.get_all<text:tab/>85</text:p>
          <text:p text:style-name="P70">.getc<text:tab/>86</text:p>
          <text:p text:style-name="P70">.gets<text:tab/>86</text:p>
          <text:p text:style-name="P70">.hypot<text:tab/>104</text:p>
          <text:p text:style-name="P70">.imaginary<text:tab/>105</text:p>
          <text:p text:style-name="P70">.init<text:tab/>27, 119</text:p>
          <text:p text:style-name="P70">.is_class?<text:tab/>73, 119</text:p>
          <text:p text:style-name="P70">.keys<text:tab/>83</text:p>
          <text:p text:style-name="P70">.lcm<text:tab/>89</text:p>
          <text:p text:style-name="P70">.left<text:tab/>68, 151</text:p>
          <text:p text:style-name="P70">.left?<text:tab/>151</text:p>
          <text:p text:style-name="P70">.length<text:tab/>68, 136, 140, 151</text:p>
          <text:p text:style-name="P70">.lines<text:tab/>151</text:p>
          <text:p text:style-name="P70">.list<text:tab/>159</text:p>
          <text:p text:style-name="P70">.ljust<text:tab/>152</text:p>
          <text:p text:style-name="P70">.ln<text:tab/>105</text:p>
          <text:p text:style-name="P70">.load<text:tab/>152</text:p>
          <text:p text:style-name="P70">.log10<text:tab/>105</text:p>
          <text:p text:style-name="P70">.log2<text:tab/>106</text:p>
          <text:p text:style-name="P70">.lstrip<text:tab/>152</text:p>
          <text:p text:style-name="P70">.magnitude<text:tab/>106</text:p>
          <text:p text:style-name="P70">.main<text:tab/>159</text:p>
          <text:p text:style-name="P70">.max<text:tab/>69</text:p>
          <text:p text:style-name="P70">.mid<text:tab/>69, 152</text:p>
          <text:p text:style-name="P70">.mid?<text:tab/>153</text:p>
          <text:p text:style-name="P70">.midlr<text:tab/>69, 153</text:p>
          <text:p text:style-name="P70">.min<text:tab/>70</text:p>
          <text:p text:style-name="P70">.name<text:tab/>120</text:p>
          <text:p text:style-name="P70">.new<text:tab/>63, 73</text:p>
          <text:p text:style-name="P70">.new_size<text:tab/>64</text:p>
          <text:p text:style-name="P70">.new_value<text:tab/>64</text:p>
          <text:p text:style-name="P70">.new_values<text:tab/>64</text:p>
          <text:p text:style-name="P70">.new{<text:tab/>63</text:p>
          <text:p text:style-name="P70">.numerator<text:tab/>106</text:p>
          <text:p text:style-name="P70">.odd?<text:tab/>89</text:p>
          <text:p text:style-name="P70">.open<text:tab/>85</text:p>
          <text:p text:style-name="P70">.open{<text:tab/>86</text:p>
          <text:p text:style-name="P70">.p2c<text:tab/>107</text:p>
          <text:p text:style-name="P70">.parent_class<text:tab/>74</text:p>
          <text:p text:style-name="P70">.peek<text:tab/>141</text:p>
          <text:p text:style-name="P70">.pend<text:tab/>137</text:p>
          <text:p text:style-name="P70">.polar<text:tab/>107</text:p>
          <text:p text:style-name="P70">.pop<text:tab/>137, 141</text:p>
          <text:p text:style-name="P70">.posn<text:tab/>153</text:p>
          <text:p text:style-name="P70">.pp<text:tab/>70, 83</text:p>
          <text:p text:style-name="P70">.push<text:tab/>137, 141</text:p>
          <text:p text:style-name="P70">.r2d<text:tab/>107</text:p>
          <text:p text:style-name="P70">.real<text:tab/>107</text:p>
          <text:p text:style-name="P70">.reverse<text:tab/>70, 154</text:p>
          <text:p text:style-name="P70">.right<text:tab/>70, 154</text:p>
          <text:p text:style-name="P70">.right?<text:tab/>154</text:p>
          <text:p text:style-name="P70">.rjust<text:tab/>154</text:p>
          <text:p text:style-name="P70">.round<text:tab/>108</text:p>
          <text:p text:style-name="P70">.rstrip<text:tab/>155</text:p>
          <text:p text:style-name="P70">.shuffle<text:tab/>71</text:p>
          <text:p text:style-name="P70">.sin<text:tab/>108</text:p>
          <text:p text:style-name="P70">.sinh<text:tab/>108</text:p>
          <text:p text:style-name="P70">.sleep<text:tab/>109</text:p>
          <text:p text:style-name="P70">.sort<text:tab/>71</text:p>
          <text:p text:style-name="P70">.space<text:tab/>131</text:p>
          <text:p text:style-name="P70">.spaces<text:tab/>132</text:p>
          <text:p text:style-name="P70">.split<text:tab/>77, 138, 155</text:p>
          <text:p text:style-name="P70">.sqr<text:tab/>109</text:p>
          <text:p text:style-name="P70">.sqrt<text:tab/>77, 109</text:p>
          <text:p text:style-name="P70">.start<text:tab/>135</text:p>
          <text:p text:style-name="P70">.strip<text:tab/>155</text:p>
          <text:p text:style-name="P70">.strlen<text:tab/>120</text:p>
          <text:p text:style-name="P70">.strmax<text:tab/>71</text:p>
          <text:p text:style-name="P70">.strmax2<text:tab/>84</text:p>
          <text:p text:style-name="P70">.subclass:<text:tab/>74</text:p>
          <text:p text:style-name="P70">.tan<text:tab/>109</text:p>
          <text:p text:style-name="P70">.tanh<text:tab/>110</text:p>
          <text:p text:style-name="P70">.throw<text:tab/>39, 155</text:p>
          <text:p text:style-name="P70">.to_f<text:tab/>120</text:p>
          <text:p text:style-name="P70">.to_f!<text:tab/>121</text:p>
          <text:p text:style-name="P70">.to_i<text:tab/>121</text:p>
          <text:p text:style-name="P70">.to_i!<text:tab/>121</text:p>
          <text:p text:style-name="P70">.to_lower<text:tab/>156</text:p>
          <text:p text:style-name="P70">.to_n<text:tab/>122</text:p>
          <text:p text:style-name="P70">.to_n!<text:tab/>122</text:p>
          <text:p text:style-name="P70">.to_r<text:tab/>123</text:p>
          <text:p text:style-name="P70">.to_r!<text:tab/>123</text:p>
          <text:p text:style-name="P70">.to_s<text:tab/>74, 123</text:p>
          <text:p text:style-name="P70">.to_upper<text:tab/>156</text:p>
          <text:p text:style-name="P70">.to_x<text:tab/>124</text:p>
          <text:p text:style-name="P70">.to_x!<text:tab/>124</text:p>
          <text:p text:style-name="P70">.values<text:tab/>84</text:p>
          <text:p text:style-name="P70">.vm<text:tab/>160</text:p>
          <text:p text:style-name="P70">.with{<text:tab/>59</text:p>
          <text:p text:style-name="P71">)</text:p>
          <text:p text:style-name="P70">)entries<text:tab/>169</text:p>
          <text:p text:style-name="P70">)methods<text:tab/>75, 128</text:p>
          <text:p text:style-name="P70">)stubs<text:tab/>75</text:p>
          <text:p text:style-name="P71">{</text:p>
          <text:p text:style-name="P70">{<text:tab/>82</text:p>
          <text:p text:style-name="P71">}</text:p>
          <text:p text:style-name="P70">}<text:tab/>63, 82</text:p>
          <text:p text:style-name="P71">@</text:p>
          <text:p text:style-name="P70">@<text:tab/>72</text:p>
          <text:p text:style-name="P71">*</text:p>
          <text:p text:style-name="P70">*<text:tab/>96, 146</text:p>
          <text:p text:style-name="P70">**<text:tab/>96</text:p>
          <text:p text:style-name="P71">/</text:p>
          <text:p text:style-name="P70">/<text:tab/>110</text:p>
          <text:p text:style-name="P71">&amp;</text:p>
          <text:p text:style-name="P70">&amp;&amp;<text:tab/>79, 93, 117</text:p>
          <text:p text:style-name="P71">+</text:p>
          <text:p text:style-name="P70">+<text:tab/>65, 97, 146</text:p>
          <text:p text:style-name="P70">+loop<text:tab/>23</text:p>
          <text:p text:style-name="P71">&lt;</text:p>
          <text:p text:style-name="P70">&lt;<text:tab/>114, 156</text:p>
          <text:p text:style-name="P70">&lt;&lt;<text:tab/>72, 90, 157</text:p>
          <text:p text:style-name="P70">&lt;=<text:tab/>115, 157</text:p>
          <text:p text:style-name="P70">&lt;=&gt;<text:tab/>115</text:p>
          <text:p text:style-name="P70">&lt;&gt;<text:tab/>124</text:p>
          <text:p text:style-name="P71">=</text:p>
          <text:p text:style-name="P70">=<text:tab/>125</text:p>
          <text:p text:style-name="P71"><text:soft-page-break/>&gt;</text:p>
          <text:p text:style-name="P70">&gt;<text:tab/>115, 158</text:p>
          <text:p text:style-name="P70">&gt;=<text:tab/>116, 158</text:p>
          <text:p text:style-name="P70">&gt;&gt;<text:tab/>91</text:p>
          <text:p text:style-name="P71">|</text:p>
          <text:p text:style-name="P70">||<text:tab/>80, 94, 128</text:p>
          <text:p text:style-name="P71">~</text:p>
          <text:p text:style-name="P70">~<text:tab/>132</text:p>
          <text:p text:style-name="P70">~"<text:tab/>132</text:p>
          <text:p text:style-name="P70">~cr<text:tab/>132</text:p>
          <text:p text:style-name="P70">~emit<text:tab/>133</text:p>
          <text:p text:style-name="P70">~getc<text:tab/>87</text:p>
          <text:p text:style-name="P70">~gets<text:tab/>87</text:p>
          <text:p text:style-name="P70">~space<text:tab/>133</text:p>
          <text:p text:style-name="P70">~spaces<text:tab/>133</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51512496"/></text:p>
            <text:p text:style-name="Text_20_body">Routing:</text:p>
            <text:p text:style-name="P1">description</text:p>
          </table:table-cell>
          <table:covered-table-cell/>
        </table:table-row>
        <table:table-row table:style-name="Table58.1">
          <table:table-cell table:style-name="Table58.A2" office:value-type="string">
            <text:p text:style-name="P16">Code</text:p>
          </table:table-cell>
          <table:table-cell table:style-name="Table58.B2" office:value-type="string">
            <text:p text:style-name="P16">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2">
          <table:table-cell table:style-name="Table61.A2" office:value-type="string">
            <text:p text:style-name="P16">Code</text:p>
          </table:table-cell>
          <table:table-cell table:style-name="Table61.B2" office:value-type="string">
            <text:p text:style-name="P16">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6">Code</text:p>
          </table:table-cell>
          <table:table-cell table:style-name="Table102.B1" office:value-type="string">
            <text:p text:style-name="P16">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17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8DT14H21M24S</meta:editing-duration>
    <meta:editing-cycles>2356</meta:editing-cycles>
    <meta:generator>OpenOffice/4.1.1$Win32 OpenOffice.org_project/411m6$Build-9775</meta:generator>
    <dc:date>2015-05-02T11:34:00.63</dc:date>
    <dc:creator>Peter Camilleri</dc:creator>
    <meta:printed-by>Peter Camilleri</meta:printed-by>
    <meta:print-date>2015-02-10T10:49:15.76</meta:print-date>
    <meta:document-statistic meta:table-count="289" meta:image-count="0" meta:object-count="0" meta:page-count="175" meta:paragraph-count="5810" meta:word-count="32141" meta:character-count="185544"/>
    <meta:template xlink:type="simple" xlink:actuate="onRequest" xlink:title="MyDefault" xlink:href="../../../../OpenOffice.org/3/user/template/MyDefault.ott" meta:date="2014-06-26T22:09:00.24"/>
  </office:meta>
</office:document-meta>
</file>